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onsolas" svg:font-family="Consolas" style:font-pitch="variable"/>
    <style:font-face style:name="Monospace" svg:font-family="Monospace" style:font-pitch="variable"/>
    <style:font-face style:name="Segoe UI" svg:font-family="'Segoe UI'" style:font-pitch="variable"/>
    <style:font-face style:name="System-ui" svg:font-family="System-ui" style:font-pitch="variable"/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6.124cm"/>
    </style:style>
    <style:style style:name="co11" style:family="table-column">
      <style:table-column-properties fo:break-before="auto" style:column-width="2.475cm"/>
    </style:style>
    <style:style style:name="co41" style:family="table-column">
      <style:table-column-properties fo:break-before="auto" style:column-width="1.519cm"/>
    </style:style>
    <style:style style:name="co42" style:family="table-column">
      <style:table-column-properties fo:break-before="auto" style:column-width="5.44cm"/>
    </style:style>
    <style:style style:name="co43" style:family="table-column">
      <style:table-column-properties fo:break-before="auto" style:column-width="1.863cm"/>
    </style:style>
    <style:style style:name="co44" style:family="table-column">
      <style:table-column-properties fo:break-before="auto" style:column-width="1.692cm"/>
    </style:style>
    <style:style style:name="co45" style:family="table-column">
      <style:table-column-properties fo:break-before="auto" style:column-width="5.831cm"/>
    </style:style>
    <style:style style:name="co17" style:family="table-column">
      <style:table-column-properties fo:break-before="auto" style:column-width="1.789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1.543cm"/>
    </style:style>
    <style:style style:name="co48" style:family="table-column">
      <style:table-column-properties fo:break-before="auto" style:column-width="1.642cm"/>
    </style:style>
    <style:style style:name="co49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6.346cm"/>
    </style:style>
    <style:style style:name="co16" style:family="table-column">
      <style:table-column-properties fo:break-before="auto" style:column-width="7.713cm"/>
    </style:style>
    <style:style style:name="co18" style:family="table-column">
      <style:table-column-properties fo:break-before="auto" style:column-width="3.455cm"/>
    </style:style>
    <style:style style:name="co19" style:family="table-column">
      <style:table-column-properties fo:break-before="auto" style:column-width="3.896cm"/>
    </style:style>
    <style:style style:name="co20" style:family="table-column">
      <style:table-column-properties fo:break-before="auto" style:column-width="3.701cm"/>
    </style:style>
    <style:style style:name="co21" style:family="table-column">
      <style:table-column-properties fo:break-before="auto" style:column-width="5.854cm"/>
    </style:style>
    <style:style style:name="co22" style:family="table-column">
      <style:table-column-properties fo:break-before="auto" style:column-width="4.246cm"/>
    </style:style>
    <style:style style:name="co23" style:family="table-column">
      <style:table-column-properties fo:break-before="auto" style:column-width="3.136cm"/>
    </style:style>
    <style:style style:name="co24" style:family="table-column">
      <style:table-column-properties fo:break-before="auto" style:column-width="8.747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4.189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838cm"/>
    </style:style>
    <style:style style:name="co29" style:family="table-column">
      <style:table-column-properties fo:break-before="auto" style:column-width="3.773cm"/>
    </style:style>
    <style:style style:name="co30" style:family="table-column">
      <style:table-column-properties fo:break-before="auto" style:column-width="7.13cm"/>
    </style:style>
    <style:style style:name="co31" style:family="table-column">
      <style:table-column-properties fo:break-before="auto" style:column-width="2.378cm"/>
    </style:style>
    <style:style style:name="co32" style:family="table-column">
      <style:table-column-properties fo:break-before="auto" style:column-width="3.357cm"/>
    </style:style>
    <style:style style:name="co33" style:family="table-column">
      <style:table-column-properties fo:break-before="auto" style:column-width="2.058cm"/>
    </style:style>
    <style:style style:name="co34" style:family="table-column">
      <style:table-column-properties fo:break-before="auto" style:column-width="2.524cm"/>
    </style:style>
    <style:style style:name="co35" style:family="table-column">
      <style:table-column-properties fo:break-before="auto" style:column-width="1.984cm"/>
    </style:style>
    <style:style style:name="co36" style:family="table-column">
      <style:table-column-properties fo:break-before="auto" style:column-width="6.05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7.791cm"/>
    </style:style>
    <style:style style:name="co39" style:family="table-column">
      <style:table-column-properties fo:break-before="auto" style:column-width="5.611cm"/>
    </style:style>
    <style:style style:name="co50" style:family="table-column">
      <style:table-column-properties fo:break-before="auto" style:column-width="9.728cm"/>
    </style:style>
    <style:style style:name="co51" style:family="table-column">
      <style:table-column-properties fo:break-before="auto" style:column-width="4.214cm"/>
    </style:style>
    <style:style style:name="co52" style:family="table-column">
      <style:table-column-properties fo:break-before="auto" style:column-width="0.587cm"/>
    </style:style>
    <style:style style:name="co53" style:family="table-column">
      <style:table-column-properties fo:break-before="auto" style:column-width="1.937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478cm"/>
    </style:style>
    <style:style style:name="co56" style:family="table-column">
      <style:table-column-properties fo:break-before="auto" style:column-width="3.651cm"/>
    </style:style>
    <style:style style:name="co57" style:family="table-column">
      <style:table-column-properties fo:break-before="auto" style:column-width="3.748cm"/>
    </style:style>
    <style:style style:name="co58" style:family="table-column">
      <style:table-column-properties fo:break-before="auto" style:column-width="4.018cm"/>
    </style:style>
    <style:style style:name="co59" style:family="table-column">
      <style:table-column-properties fo:break-before="auto" style:column-width="2.866cm"/>
    </style:style>
    <style:style style:name="co60" style:family="table-column">
      <style:table-column-properties fo:break-before="auto" style:column-width="3.822cm"/>
    </style:style>
    <style:style style:name="co61" style:family="table-column">
      <style:table-column-properties fo:break-before="auto" style:column-width="2.819cm"/>
    </style:style>
    <style:style style:name="co62" style:family="table-column">
      <style:table-column-properties fo:break-before="auto" style:column-width="5.733cm"/>
    </style:style>
    <style:style style:name="co63" style:family="table-column">
      <style:table-column-properties fo:break-before="auto" style:column-width="5.66cm"/>
    </style:style>
    <style:style style:name="ro10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38" style:family="table-row">
      <style:table-row-properties style:row-height="1.005cm" fo:break-before="auto" style:use-optimal-row-height="false"/>
    </style:style>
    <style:style style:name="ro39" style:family="table-row">
      <style:table-row-properties style:row-height="0.529cm" fo:break-before="auto" style:use-optimal-row-height="false"/>
    </style:style>
    <style:style style:name="ro30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738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5.422cm" fo:break-before="auto" style:use-optimal-row-height="true"/>
    </style:style>
    <style:style style:name="ro18" style:family="table-row">
      <style:table-row-properties style:row-height="4.974cm" fo:break-before="auto" style:use-optimal-row-height="true"/>
    </style:style>
    <style:style style:name="ro19" style:family="table-row">
      <style:table-row-properties style:row-height="5.87cm" fo:break-before="auto" style:use-optimal-row-height="true"/>
    </style:style>
    <style:style style:name="ro20" style:family="table-row">
      <style:table-row-properties style:row-height="1.395cm" fo:break-before="auto" style:use-optimal-row-height="true"/>
    </style:style>
    <style:style style:name="ro21" style:family="table-row">
      <style:table-row-properties style:row-height="6.318cm" fo:break-before="auto" style:use-optimal-row-height="true"/>
    </style:style>
    <style:style style:name="ro22" style:family="table-row">
      <style:table-row-properties style:row-height="3.632cm" fo:break-before="auto" style:use-optimal-row-height="true"/>
    </style:style>
    <style:style style:name="ro23" style:family="table-row">
      <style:table-row-properties style:row-height="4.08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6.765cm" fo:break-before="auto" style:use-optimal-row-height="true"/>
    </style:style>
    <style:style style:name="ro26" style:family="table-row">
      <style:table-row-properties style:row-height="2.053cm" fo:break-before="auto" style:use-optimal-row-height="true"/>
    </style:style>
    <style:style style:name="ro27" style:family="table-row">
      <style:table-row-properties style:row-height="1.402cm" fo:break-before="auto" style:use-optimal-row-height="false"/>
    </style:style>
    <style:style style:name="ro28" style:family="table-row">
      <style:table-row-properties style:row-height="1.058cm" fo:break-before="auto" style:use-optimal-row-height="false"/>
    </style:style>
    <style:style style:name="ro29" style:family="table-row">
      <style:table-row-properties style:row-height="5.556cm" fo:break-before="auto" style:use-optimal-row-height="false"/>
    </style:style>
    <style:style style:name="ro31" style:family="table-row">
      <style:table-row-properties style:row-height="4.286cm" fo:break-before="auto" style:use-optimal-row-height="fals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2.381cm" fo:break-before="auto" style:use-optimal-row-height="false"/>
    </style:style>
    <style:style style:name="ro34" style:family="table-row">
      <style:table-row-properties style:row-height="4.366cm" fo:break-before="auto" style:use-optimal-row-height="false"/>
    </style:style>
    <style:style style:name="ro35" style:family="table-row">
      <style:table-row-properties style:row-height="9.451cm" fo:break-before="auto" style:use-optimal-row-height="true"/>
    </style:style>
    <style:style style:name="ro36" style:family="table-row">
      <style:table-row-properties style:row-height="8.109cm" fo:break-before="auto" style:use-optimal-row-height="true"/>
    </style:style>
    <style:style style:name="ro37" style:family="table-row">
      <style:table-row-properties style:row-height="3.422cm" fo:break-before="auto" style:use-optimal-row-height="true"/>
    </style:style>
    <style:style style:name="ro40" style:family="table-row">
      <style:table-row-properties style:row-height="0.499cm" fo:break-before="auto" style:use-optimal-row-height="true"/>
    </style:style>
    <style:style style:name="ro41" style:family="table-row">
      <style:table-row-properties style:row-height="1.552cm" fo:break-before="auto" style:use-optimal-row-height="true"/>
    </style:style>
    <style:style style:name="ro42" style:family="table-row">
      <style:table-row-properties style:row-height="2.027cm" fo:break-before="auto" style:use-optimal-row-height="true"/>
    </style:style>
    <style:style style:name="ro43" style:family="table-row">
      <style:table-row-properties style:row-height="1.236cm" fo:break-before="auto" style:use-optimal-row-height="true"/>
    </style:style>
    <style:style style:name="ro44" style:family="table-row">
      <style:table-row-properties style:row-height="2.817cm" fo:break-before="auto" style:use-optimal-row-height="tru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3.21cm" fo:break-before="auto" style:use-optimal-row-height="true"/>
    </style:style>
    <style:style style:name="ta5" style:family="table" style:master-page-name="PageStyle_5f_shap_5f_summary_5f_exact">
      <style:table-properties table:display="true" style:writing-mode="lr-tb"/>
    </style:style>
    <style:style style:name="ta6" style:family="table" style:master-page-name="PageStyle_5f_shap_5f_summary_5f_approximate">
      <style:table-properties table:display="true" style:writing-mode="lr-tb"/>
    </style:style>
    <style:style style:name="ta7" style:family="table" style:master-page-name="PageStyle_5f_OLD_5f_shap_20_summary">
      <style:table-properties table:display="true" style:writing-mode="lr-tb" tableooo:tab-color="#999999"/>
    </style:style>
    <style:style style:name="ta4" style:family="table" style:master-page-name="PageStyle_5f_template">
      <style:table-properties table:display="true" style:writing-mode="lr-tb"/>
    </style:style>
    <style:style style:name="ta8" style:family="table" style:master-page-name="PageStyle_5f_variables">
      <style:table-properties table:display="true" style:writing-mode="lr-tb" tableooo:tab-color="#ffff00"/>
    </style:style>
    <style:style style:name="ta9" style:family="table" style:master-page-name="PageStyle_5f_concat_5f_var">
      <style:table-properties table:display="true" style:writing-mode="lr-tb"/>
    </style:style>
    <style:style style:name="ta10" style:family="table" style:master-page-name="PageStyle_5f_reduced">
      <style:table-properties table:display="true" style:writing-mode="lr-tb"/>
    </style:style>
    <number:number-style style:name="N8003" number:language="de" number:country="DE">
      <number:number number:decimal-places="0" number:min-integer-digits="1" number:grouping="true"/>
    </number:number-style>
    <number:percentage-style style:name="N8011" number:language="de" number:country="DE">
      <number:number number:decimal-places="2" number:min-integer-digits="1"/>
      <number:text>%</number:text>
    </number:percentage-style>
    <style:style style:name="ce18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191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1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193" style:family="table-cell" style:parent-style-name="Excel_20_Built-in_20_Normal"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194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19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197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8" style:family="table-cell" style:parent-style-name="Excel_20_Built-in_20_Normal"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  <style:map style:condition="cell-content()=&quot;low&quot;" style:apply-style-name="ConditionalStyle_5f_5" style:base-cell-address="template.A1"/>
    </style:style>
    <style:style style:name="ce199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  <style:map style:condition="cell-content()=&quot;low&quot;" style:apply-style-name="ConditionalStyle_5f_5" style:base-cell-address="template.A1"/>
    </style:style>
    <style:style style:name="ce20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  <style:map style:condition="cell-content()=&quot;low&quot;" style:apply-style-name="ConditionalStyle_5f_5" style:base-cell-address="template.A1"/>
    </style:style>
    <style:style style:name="ce201" style:family="table-cell" style:parent-style-name="Excel_20_Built-in_20_Normal"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  <style:map style:condition="cell-content()=&quot;low&quot;" style:apply-style-name="ConditionalStyle_5f_5" style:base-cell-address="template.A1"/>
    </style:style>
    <style:style style:name="ce202" style:family="table-cell" style:parent-style-name="Excel_20_Built-in_20_Normal"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0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0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0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08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0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8" style:family="table-cell" style:parent-style-name="Excel_20_Built-in_20_Normal">
      <style:map style:condition="cell-content()=&quot;low&quot;" style:apply-style-name="ConditionalStyle_5f_3" style:base-cell-address="template.A1"/>
      <style:map style:condition="cell-content()=&quot;high&quot;" style:apply-style-name="ConditionalStyle_5f_1" style:base-cell-address="template.A1"/>
      <style:map style:condition="cell-content()=&quot;medium&quot;" style:apply-style-name="ConditionalStyle_5f_4" style:base-cell-address="template.A1"/>
    </style:style>
    <style:style style:name="ce2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low&quot;" style:apply-style-name="ConditionalStyle_5f_3" style:base-cell-address="template.A1"/>
      <style:map style:condition="cell-content()=&quot;medium&quot;" style:apply-style-name="ConditionalStyle_5f_2" style:base-cell-address="template.A1"/>
    </style:style>
    <style:style style:name="ce2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low&quot;" style:apply-style-name="ConditionalStyle_5f_3" style:base-cell-address="template.A1"/>
      <style:map style:condition="cell-content()=&quot;medium&quot;" style:apply-style-name="ConditionalStyle_5f_2" style:base-cell-address="template.A1"/>
    </style:style>
    <style:style style:name="ce2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low&quot;" style:apply-style-name="ConditionalStyle_5f_3" style:base-cell-address="template.A1"/>
      <style:map style:condition="cell-content()=&quot;medium&quot;" style:apply-style-name="ConditionalStyle_5f_2" style:base-cell-address="template.A1"/>
    </style:style>
    <style:style style:name="ce22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low&quot;" style:apply-style-name="ConditionalStyle_5f_3" style:base-cell-address="template.A1"/>
      <style:map style:condition="cell-content()=&quot;medium&quot;" style:apply-style-name="ConditionalStyle_5f_2" style:base-cell-address="template.A1"/>
    </style:style>
    <style:style style:name="ce2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low&quot;" style:apply-style-name="ConditionalStyle_5f_3" style:base-cell-address="template.A1"/>
      <style:map style:condition="cell-content()=&quot;medium&quot;" style:apply-style-name="ConditionalStyle_5f_2" style:base-cell-address="template.A1"/>
    </style:style>
    <style:style style:name="ce2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y&quot;" style:apply-style-name="ConditionalStyle_5f_1" style:base-cell-address="template.A1"/>
      <style:map style:condition="cell-content()=&quot;n&quot;" style:apply-style-name="ConditionalStyle_5f_3" style:base-cell-address="template.A1"/>
    </style:style>
    <style:style style:name="ce238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39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2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241" style:family="table-cell" style:parent-style-name="Excel_20_Built-in_20_Normal">
      <style:map style:condition="cell-content()=&quot;high&quot;" style:apply-style-name="ConditionalStyle_5f_1" style:base-cell-address="template.A1"/>
      <style:map style:condition="cell-content()=&quot;medium&quot;" style:apply-style-name="ConditionalStyle_5f_2" style:base-cell-address="template.A1"/>
      <style:map style:condition="cell-content()=&quot;low&quot;" style:apply-style-name="ConditionalStyle_5f_3" style:base-cell-address="template.A1"/>
    </style:style>
    <style:style style:name="ce242" style:family="table-cell" style:parent-style-name="Excel_20_Built-in_20_Normal">
      <style:table-cell-properties fo:border-bottom="0.035cm solid #bdbdb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System-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3" style:family="table-cell" style:parent-style-name="Excel_20_Built-in_20_Normal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0" style:family="table-cell" style:parent-style-name="Excel_20_Built-in_20_Normal">
      <style:text-properties style:font-name="Arial" fo:font-size="11pt" fo:language="de" fo:country="DE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71" style:family="table-cell" style:parent-style-name="Excel_20_Built-in_20_Normal">
      <style:table-cell-properties style:diagonal-bl-tr="none" style:diagonal-tl-br="none" fo:border="0.035cm solid #000000" style:rotation-align="none"/>
      <style:text-properties style:font-name="Arial" fo:font-size="11pt" style:font-size-asian="11pt" style:font-size-complex="11pt"/>
    </style:style>
    <style:style style:name="ce72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73" style:family="table-cell" style:parent-style-name="Excel_20_Built-in_20_Normal">
      <style:text-properties style:font-name="Arial" fo:font-size="11pt" fo:language="none" fo:country="none" style:text-underline-mode="continuous" style:text-overline-mode="continuous" style:text-line-through-mode="continuous" style:font-name-asian="Segoe UI" style:font-size-asian="11pt" style:language-asian="none" style:country-asian="none" style:font-name-complex="Segoe UI" style:font-size-complex="11pt" style:language-complex="none" style:country-complex="none" style:text-emphasize="none" style:font-relief="none" style:text-overline-style="none" style:text-overline-color="font-color"/>
    </style:style>
    <style:style style:name="ce74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6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language="de" fo:country="DE" fo:font-style="normal" fo:text-shadow="none" style:text-underline-style="none" fo:font-weight="normal" style:font-name-asian="Microsoft YaHei" style:font-size-asian="11pt" style:language-asian="zh" style:country-asian="CN" style:font-style-asian="normal" style:font-weight-asian="normal" style:font-name-complex="Monospace" style:font-size-complex="11pt" style:language-complex="hi" style:country-complex="IN" style:font-style-complex="normal" style:font-weight-complex="normal"/>
    </style:style>
    <style:style style:name="ce7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Excel_20_Built-in_20_Normal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Excel_20_Built-in_20_Normal">
      <style:table-cell-properties fo:background-color="#a5f6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2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solid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wrap" fo:border-left="0.035cm solid #000000" style:direction="ttb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01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02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03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155cc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07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solid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11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3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solid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7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Excel_20_Built-in_20_Normal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1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23" style:family="table-cell" style:parent-style-name="Excel_20_Built-in_20_Normal" style:data-style-name="N8003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Excel_20_Built-in_20_Normal" style:data-style-name="N8003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Excel_20_Built-in_20_Normal" style:data-style-name="N8003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Excel_20_Built-in_20_Normal" style:data-style-name="N8003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28" style:family="table-cell" style:parent-style-name="Excel_20_Built-in_20_Normal" style:data-style-name="N8003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29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Excel_20_Built-in_20_Normal" style:data-style-name="N8003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31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2" style:family="table-cell" style:parent-style-name="Excel_20_Built-in_20_Normal" style:data-style-name="N8003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solid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Excel_20_Built-in_20_Normal" style:data-style-name="N8003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Excel_20_Built-in_20_Normal" style:data-style-name="N8003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Excel_20_Built-in_20_Normal" style:data-style-name="N8003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136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37" style:family="table-cell" style:parent-style-name="Excel_20_Built-in_20_Normal" style:data-style-name="N8003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38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39" style:family="table-cell" style:parent-style-name="Excel_20_Built-in_20_Normal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Excel_20_Built-in_20_Normal" style:data-style-name="N8011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Excel_20_Built-in_20_Normal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Excel_20_Built-in_20_Normal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45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46" style:family="table-cell" style:parent-style-name="Excel_20_Built-in_20_Normal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47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8" style:family="table-cell" style:parent-style-name="Excel_20_Built-in_20_Normal" style:data-style-name="N8011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150" style:family="table-cell" style:parent-style-name="Excel_20_Built-in_20_Normal" style:data-style-name="N8011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52" style:family="table-cell" style:parent-style-name="Excel_20_Built-in_20_Normal" style:data-style-name="N108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Excel_20_Built-in_20_Normal" style:data-style-name="N108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Excel_20_Built-in_20_Normal" style:data-style-name="N108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Excel_20_Built-in_20_Normal" style:data-style-name="N108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57" style:family="table-cell" style:parent-style-name="Excel_20_Built-in_20_Normal" style:data-style-name="N8011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58" style:family="table-cell" style:parent-style-name="Excel_20_Built-in_20_Normal" style:data-style-name="N8011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59" style:family="table-cell" style:parent-style-name="Excel_20_Built-in_20_Normal" style:data-style-name="N8011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1" style:family="table-cell" style:parent-style-name="Excel_20_Built-in_20_Normal" style:data-style-name="N8011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2" style:family="table-cell" style:parent-style-name="Excel_20_Built-in_20_Normal" style:data-style-name="N8011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63" style:family="table-cell" style:parent-style-name="Excel_20_Built-in_20_Normal" style:data-style-name="N8011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164" style:family="table-cell" style:parent-style-name="Excel_20_Built-in_20_Normal" style:data-style-name="N8011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65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6" style:family="table-cell" style:parent-style-name="Excel_20_Built-in_20_Normal" style:data-style-name="N8011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7" style:family="table-cell" style:parent-style-name="Excel_20_Built-in_20_Normal" style:data-style-name="N8011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7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Excel_20_Built-in_20_Normal" style:data-style-name="N8011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74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75" style:family="table-cell" style:parent-style-name="Excel_20_Built-in_20_Normal" style:data-style-name="N8011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76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77" style:family="table-cell" style:parent-style-name="Excel_20_Built-in_20_Normal" style:data-style-name="N8011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78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155cc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79" style:family="table-cell" style:parent-style-name="Excel_20_Built-in_20_Normal" style:data-style-name="N8011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181" style:family="table-cell" style:parent-style-name="Excel_20_Built-in_20_Normal">
      <style:table-cell-properties fo:border-bottom="0.035cm solid #000000" fo:background-color="#a5f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1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83" style:family="table-cell" style:parent-style-name="Excel_20_Built-in_20_Normal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8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Excel_20_Built-in_20_Normal" style:data-style-name="N8003">
      <style:table-cell-properties fo:background-color="#a5f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44" style:family="table-cell" style:parent-style-name="Excel_20_Built-in_20_Normal" style:data-style-name="N8003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45" style:family="table-cell" style:parent-style-name="Excel_20_Built-in_20_Normal" style:data-style-name="N8003">
      <style:table-cell-properties fo:background-color="#a5f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Excel_20_Built-in_20_Normal" style:data-style-name="N8003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Excel_20_Built-in_20_Normal" style:data-style-name="N8003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Excel_20_Built-in_20_Normal" style:data-style-name="N8003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49" style:family="table-cell" style:parent-style-name="Excel_20_Built-in_20_Normal" style:data-style-name="N8003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5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Excel_20_Built-in_20_Normal">
      <style:table-cell-properties fo:border-bottom="none" fo:background-color="#efefe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4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5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56" style:family="table-cell" style:parent-style-name="Excel_20_Built-in_20_Normal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58" style:family="table-cell" style:parent-style-name="Excel_20_Built-in_20_Normal">
      <style:table-cell-properties fo:border-bottom="none" fo:background-color="#f3f3f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9" style:family="table-cell" style:parent-style-name="Excel_20_Built-in_20_Normal" style:data-style-name="N8011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6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62" style:family="table-cell" style:parent-style-name="Excel_20_Built-in_20_Normal">
      <style:table-cell-properties fo:border-bottom="none" fo:background-color="#f3f3f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Excel_20_Built-in_20_Normal">
      <style:table-cell-properties fo:border-bottom="none" fo:background-color="#efefe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67" style:family="table-cell" style:parent-style-name="Excel_20_Built-in_20_Normal">
      <style:table-cell-properties fo:border-bottom="none" fo:background-color="#a5f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268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69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0" style:family="table-cell" style:parent-style-name="Excel_20_Built-in_20_Normal">
      <style:table-cell-properties fo:border-bottom="0.035cm solid #000000" fo:background-color="#efefe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1" style:family="table-cell" style:parent-style-name="Excel_20_Built-in_20_Normal">
      <style:table-cell-properties fo:background-color="#efefe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Excel_20_Built-in_20_Normal" style:data-style-name="N8011">
      <style:table-cell-properties fo:border-bottom="0.035cm solid #000000" fo:background-color="#a5f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27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6" style:family="table-cell" style:parent-style-name="Excel_20_Built-in_20_Normal" style:data-style-name="N8011">
      <style:table-cell-properties fo:border-bottom="none" fo:background-color="#a5f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77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78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79" style:family="table-cell" style:parent-style-name="Excel_20_Built-in_20_Normal" style:data-style-name="N8011">
      <style:table-cell-properties fo:border-bottom="none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1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2" style:family="table-cell" style:parent-style-name="Excel_20_Built-in_20_Normal">
      <style:table-cell-properties fo:border-bottom="none" fo:background-color="#f3f3f3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8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84" style:family="table-cell" style:parent-style-name="Excel_20_Built-in_20_Normal">
      <style:table-cell-properties fo:border-bottom="none" fo:background-color="#a5f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285" style:family="table-cell" style:parent-style-name="Excel_20_Built-in_20_Normal">
      <style:table-cell-properties fo:border-bottom="none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86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7" style:family="table-cell" style:parent-style-name="Excel_20_Built-in_20_Normal">
      <style:table-cell-properties fo:border-bottom="none" fo:background-color="#f3f3f3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8" style:family="table-cell" style:parent-style-name="Excel_20_Built-in_20_Normal">
      <style:table-cell-properties fo:border-bottom="0.035cm solid #000000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9" style:family="table-cell" style:parent-style-name="Excel_20_Built-in_20_Normal">
      <style:table-cell-properties fo:background-color="#a5f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0" style:family="table-cell" style:parent-style-name="Excel_20_Built-in_20_Normal" style:data-style-name="N8011">
      <style:table-cell-properties fo:background-color="#a5f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291" style:family="table-cell" style:parent-style-name="Excel_20_Built-in_20_Normal" style:data-style-name="N8011">
      <style:table-cell-properties fo:border-bottom="0.035cm solid #000000" fo:background-color="#efefe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92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293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155cc" style:text-outline="false" style:text-line-through-styl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94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29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6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Excel_20_Built-in_20_Normal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Aptos Narrow" style:font-name-complex="Lucida Sans"/>
    </style:style>
    <style:style style:name="T4" style:family="text">
      <style:text-properties style:font-name="Arial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T5" style:family="text">
      <style:text-properties style:font-name="Monospace" fo:language="de" fo:country="DE" style:font-name-asian="Microsoft YaHei" style:language-asian="zh" style:country-asian="CN" style:font-name-complex="Monospace" style:language-complex="hi" style:country-complex="IN"/>
    </style:style>
    <style:style style:name="T6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Quantitative&quot;;&quot;Categorical - Binary&quot;;&quot;Categorical - 3 to 5 categories&quot;;&quot;Categorical - 6 to 10 categories&quot;;&quot;Categorical - more than 10 categories&quot;;&quot;Unique Value&quot;)" table:allow-empty-cell="true" table:display-list="unsorted" table:base-cell-address="template.F4"/>
        <table:content-validation table:name="val2" table:condition="of:cell-content-is-in-list(&quot;Quantitative&quot;;&quot;Categorical - Binary&quot;;&quot;Categorical - 3 to 5 categories&quot;;&quot;Categorical - 6 to 10 categories&quot;;&quot;Categorical - more than 10 categories&quot;;&quot;Unique Value&quot;)" table:allow-empty-cell="true" table:display-list="unsorted" table:base-cell-address="variables.H5"/>
        <table:content-validation table:name="val3" table:condition="of:cell-content-is-in-list(&quot;Quantitative&quot;;&quot;Categorical - Binary&quot;;&quot;Categorical - 3 to 5 categories&quot;;&quot;Categorical - 6 to 10 categories&quot;;&quot;Categorical - more than 10 categories&quot;;&quot;Unique Value&quot;;&quot;Text&quot;)" table:allow-empty-cell="true" table:display-list="unsorted" table:base-cell-address="variables.H16"/>
        <table:content-validation table:name="val4" table:condition="of:cell-content-is-in-list(&quot;Quantitative&quot;;&quot;Categorical - Binary&quot;;&quot;Categorical - 3 to 5 categories&quot;;&quot;Categorical - 6 to 10 categories&quot;;&quot;Categorical - more than 10 categories&quot;;&quot;Unique Value&quot;;&quot;Datetime&quot;)" table:allow-empty-cell="true" table:display-list="unsorted" table:base-cell-address="variables.H20"/>
        <table:content-validation table:name="val5" table:condition="of:cell-content-is-in-list(&quot;ordinal&quot;;&quot;nominal&quot;)" table:allow-empty-cell="true" table:display-list="unsorted" table:base-cell-address="variables.I42">
          <table:error-message table:message-type="stop" table:display="true"/>
        </table:content-validation>
        <table:content-validation table:name="val6" table:condition="of:cell-content-is-in-list(&quot;non-null&quot;;&quot;n-null&quot;)" table:allow-empty-cell="true" table:display-list="unsorted" table:base-cell-address="concat_var.D2">
          <table:error-message table:message-type="stop" table:display="true"/>
        </table:content-validation>
        <table:content-validation table:name="val7" table:condition="of:cell-content-is-in-list(&quot;int64&quot;;&quot;object&quot;;&quot;Int64&quot;;&quot;datetime64[ns]&quot;;&quot;float64&quot;)" table:allow-empty-cell="true" table:display-list="unsorted" table:base-cell-address="concat_var.E2">
          <table:error-message table:message-type="stop" table:display="true"/>
        </table:content-validation>
        <table:content-validation table:name="val8" table:condition="of:cell-content-is-in-list(&quot;no&quot;;&quot;yes&quot;)" table:allow-empty-cell="true" table:display-list="unsorted" table:base-cell-address="concat_var.G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concat_var.H2">
          <table:error-message table:message-type="stop" table:display="true"/>
        </table:content-validation>
        <table:content-validation table:name="val10" table:condition="of:cell-content-is-in-list(&quot;no&quot;;&quot;yes&quot;)" table:allow-empty-cell="true" table:display-list="unsorted" table:base-cell-address="concat_var.I2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concat_var.J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reduced.B3">
          <table:error-message table:message-type="stop" table:display="true"/>
        </table:content-validation>
        <table:content-validation table:name="val13" table:condition="of:cell-content-is-in-list(&quot;yes&quot;)" table:allow-empty-cell="true" table:display-list="unsorted" table:base-cell-address="reduced.C8">
          <table:error-message table:message-type="stop" table:display="true"/>
        </table:content-validation>
      </table:content-validations>
      <table:table table:name="template" table:style-name="ta4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4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1" table:number-columns-repeated="1009" table:default-cell-style-name="Excel_20_Built-in_20_Normal"/>
        <table:table-row table:style-name="ro8">
          <table:table-cell/>
          <table:table-cell table:style-name="ce61" office:value-type="string">
            <text:p><text:span text:style-name="T1">Number of lines in </text:span><text:span text:style-name="T1">the table : </text:span><text:span text:style-name="T2">1000</text:span></text:p>
          </table:table-cell>
          <table:table-cell table:style-name="ce59" table:number-columns-repeated="5"/>
          <table:table-cell table:style-name="ce77" table:number-columns-repeated="3"/>
          <table:table-cell table:style-name="ce80" table:number-columns-repeated="3"/>
          <table:table-cell table:style-name="ce59" table:number-columns-repeated="2"/>
          <table:table-cell table:number-columns-repeated="1009"/>
        </table:table-row>
        <table:table-row table:style-name="ro8">
          <table:table-cell table:style-name="ce59" office:value-type="string">
            <text:p># Column </text:p>
          </table:table-cell>
          <table:table-cell table:style-name="ce59" office:value-type="string">
            <text:p>Name of the Column</text:p>
          </table:table-cell>
          <table:table-cell table:style-name="ce59" office:value-type="string">
            <text:p>Description</text:p>
          </table:table-cell>
          <table:table-cell table:style-name="ce59" office:value-type="string">
            <text:p>Variable's type</text:p>
          </table:table-cell>
          <table:table-cell table:style-name="ce59" office:value-type="string">
            <text:p>Percentage of missing values</text:p>
          </table:table-cell>
          <table:table-cell table:style-name="ce59" office:value-type="string">
            <text:p>Categorical / Quantitative </text:p>
          </table:table-cell>
          <table:table-cell table:style-name="ce59" office:value-type="string">
            <text:p>Distribution</text:p>
          </table:table-cell>
          <table:table-cell table:style-name="ce59" office:value-type="string">
            <text:p>Comments</text:p>
          </table:table-cell>
          <table:table-cell/>
          <table:table-cell table:style-name="ce59" table:number-columns-repeated="3"/>
          <table:table-cell table:number-columns-repeated="1012"/>
        </table:table-row>
        <table:table-row table:style-name="ro11">
          <table:table-cell table:style-name="ce60"/>
          <table:table-cell table:style-name="ce62"/>
          <table:table-cell table:style-name="ce67" office:value-type="string">
            <text:p>What does this variable represent (from a business perspective ?)</text:p>
          </table:table-cell>
          <table:table-cell table:style-name="ce67" office:value-type="string">
            <text:p>int64, float etc...</text:p>
            <text:p/>
            <text:p>If "object", develop.</text:p>
          </table:table-cell>
          <table:table-cell table:style-name="ce75" office:value-type="string">
            <text:p>in %</text:p>
          </table:table-cell>
          <table:table-cell table:style-name="ce67"/>
          <table:table-cell table:style-name="ce67" office:value-type="string">
            <text:p>For categorical variables with less than 10 categories, list all categories.</text:p>
            <text:p/>
            <text:p>For quantitative variables, detail the distribution (basic descriptive statistics)</text:p>
          </table:table-cell>
          <table:table-cell table:style-name="ce67" office:value-type="string">
            <text:p>Free text</text:p>
          </table:table-cell>
          <table:table-cell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60" office:value-type="float" office:value="1">
            <text:p>1</text:p>
          </table:table-cell>
          <table:table-cell table:style-name="ce63" office:value-type="string">
            <text:p>Country </text:p>
          </table:table-cell>
          <table:table-cell table:style-name="ce68"/>
          <table:table-cell table:style-name="ce68" office:value-type="string">
            <text:p>str</text:p>
          </table:table-cell>
          <table:table-cell table:style-name="ce76" office:value-type="percentage" office:value="0">
            <text:p>0,00%</text:p>
          </table:table-cell>
          <table:table-cell table:style-name="ce68" table:content-validation-name="val1" office:value-type="string">
            <text:p>categorical</text:p>
          </table:table-cell>
          <table:table-cell table:style-name="ce66" office:value-type="string">
            <text:p>29 Categories</text:p>
          </table:table-cell>
          <table:table-cell table:style-name="ce66" table:number-columns-repeated="8"/>
          <table:table-cell table:number-columns-repeated="1009"/>
        </table:table-row>
        <table:table-row table:style-name="ro12">
          <table:table-cell table:style-name="ce60" office:value-type="float" office:value="2">
            <text:p>2</text:p>
          </table:table-cell>
          <table:table-cell table:style-name="ce63" office:value-type="string">
            <text:p>VFN </text:p>
          </table:table-cell>
          <table:table-cell table:style-name="ce69" office:value-type="string">
            <text:p>Vehicle family identification number. Eg: Clio 1.0 65ch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3.46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7746 Categories <text:s/><text:s text:c="6"/>+ 'nan'</text:p>
          </table:table-cell>
          <table:table-cell table:style-name="ce66" table:number-columns-repeated="8"/>
          <table:table-cell table:number-columns-repeated="1009"/>
        </table:table-row>
        <table:table-row table:style-name="ro3">
          <table:table-cell table:style-name="ce60" office:value-type="float" office:value="3">
            <text:p>3</text:p>
          </table:table-cell>
          <table:table-cell table:style-name="ce63" office:value-type="string">
            <text:p>Mp </text:p>
          </table:table-cell>
          <table:table-cell table:style-name="ce69" office:value-type="string">
            <text:p>Manufacturer pooling or ( pooling CO₂).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6.37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12Categories</text:p>
          </table:table-cell>
          <table:table-cell table:style-name="ce66" table:number-columns-repeated="8"/>
          <table:table-cell table:number-columns-repeated="1009"/>
        </table:table-row>
        <table:table-row table:style-name="ro12">
          <table:table-cell table:style-name="ce60" table:formula="of:=[.A6]+1" office:value-type="float" office:value="4">
            <text:p>4</text:p>
          </table:table-cell>
          <table:table-cell table:style-name="ce63" office:value-type="string">
            <text:p>Mh </text:p>
          </table:table-cell>
          <table:table-cell table:style-name="ce69" office:value-type="string">
            <text:p>Manufacturer name EU standard denomination . Eg: Peugeot, Volkswagen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8" table:content-validation-name="val1" office:value-type="string">
            <text:p>categorical</text:p>
          </table:table-cell>
          <table:table-cell table:style-name="ce66" office:value-type="string">
            <text:p>116 Categories</text:p>
          </table:table-cell>
          <table:table-cell table:style-name="ce66" table:number-columns-repeated="8"/>
          <table:table-cell table:number-columns-repeated="1009"/>
        </table:table-row>
        <table:table-row table:style-name="ro13">
          <table:table-cell table:style-name="ce60" table:formula="of:=[.A7]+1" office:value-type="float" office:value="5">
            <text:p>5</text:p>
          </table:table-cell>
          <table:table-cell table:style-name="ce63" office:value-type="string">
            <text:p>Man </text:p>
          </table:table-cell>
          <table:table-cell table:style-name="ce69" office:value-type="string">
            <text:p>Manufacturer Name – OEM Declaration:give technical or regulatory information like - the type approval of the vehicle - the CO₂ emissions declaration - the compliance documentation submitted to the EU Commission - the liability for meeting CO₂ targets 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115 Categories</text:p>
          </table:table-cell>
          <table:table-cell table:style-name="ce66" table:number-columns-repeated="8"/>
          <table:table-cell table:number-columns-repeated="1009"/>
        </table:table-row>
        <table:table-row table:style-name="ro14">
          <table:table-cell table:style-name="ce60" table:formula="of:=[.A8]+1" office:value-type="float" office:value="6">
            <text:p>6</text:p>
          </table:table-cell>
          <table:table-cell table:style-name="ce63" office:value-type="string">
            <text:p>MMS </text:p>
          </table:table-cell>
          <table:table-cell table:style-name="ce69" office:value-type="string">
            <text:p>Manufacturer Member State. indicates the EU country where the manufacturer is officially registered for regulatory purposes.</text:p>
            <text:p>Eg: OEM(Renault SAS) --&gt;MMS(France), OEM(Volkswagen AG) → MMS(Germany)</text:p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7"/>
          <table:table-cell table:number-columns-repeated="1009"/>
        </table:table-row>
        <table:table-row table:style-name="ro12">
          <table:table-cell table:style-name="ce60" table:formula="of:=[.A9]+1" office:value-type="float" office:value="7">
            <text:p>7</text:p>
          </table:table-cell>
          <table:table-cell table:style-name="ce63" office:value-type="string">
            <text:p>Tan </text:p>
          </table:table-cell>
          <table:table-cell table:style-name="ce70" office:value-type="string">
            <text:p>Type Approval Number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0.01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7253 Categories <text:s/><text:s text:c="5"/>+ 'nan'</text:p>
          </table:table-cell>
          <table:table-cell table:style-name="ce66" table:number-columns-repeated="8"/>
          <table:table-cell table:number-columns-repeated="1009"/>
        </table:table-row>
        <table:table-row table:style-name="ro12">
          <table:table-cell table:style-name="ce60" table:formula="of:=[.A10]+1" office:value-type="float" office:value="8">
            <text:p>8</text:p>
          </table:table-cell>
          <table:table-cell table:style-name="ce64" office:value-type="string">
            <text:p>T</text:p>
          </table:table-cell>
          <table:table-cell table:style-name="ce69" office:value-type="string">
            <text:p>vehicle Type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0.08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2048 Categories</text:p>
          </table:table-cell>
          <table:table-cell table:style-name="ce66" table:number-columns-repeated="8"/>
          <table:table-cell table:number-columns-repeated="1009"/>
        </table:table-row>
        <table:table-row table:style-name="ro14">
          <table:table-cell table:style-name="ce60" table:formula="of:=[.A11]+1" office:value-type="float" office:value="9">
            <text:p>9</text:p>
          </table:table-cell>
          <table:table-cell table:style-name="ce64" office:value-type="string">
            <text:p>Va</text:p>
          </table:table-cell>
          <table:table-cell table:style-name="ce71" office:value-type="string">
            <text:p>Variant: includes vehicles that share:</text:p>
            <text:p>- the same engine architecture</text:p>
            <text:p>- the same transmission</text:p>
            <text:p>- the same bodywork</text:p>
            <text:p>- the same kerb weight</text:p>
            <text:p>- similar technical specifications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0.28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5037 Categories <text:s/><text:s text:c="5"/>+ 'nan'</text:p>
          </table:table-cell>
          <table:table-cell table:style-name="ce66" table:number-columns-repeated="8"/>
          <table:table-cell table:number-columns-repeated="1009"/>
        </table:table-row>
        <table:table-row table:style-name="ro13">
          <table:table-cell table:style-name="ce60" table:formula="of:=[.A12]+1" office:value-type="float" office:value="10">
            <text:p>10</text:p>
          </table:table-cell>
          <table:table-cell table:style-name="ce64" office:value-type="string">
            <text:p>Ve</text:p>
          </table:table-cell>
          <table:table-cell table:style-name="ce71" office:value-type="string">
            <text:p>Version: includes vehicles that share exactly:</text:p>
            <text:p>- the same specific engine</text:p>
            <text:p>- the same gearbox</text:p>
            <text:p>- the same kerb weight</text:p>
            <text:p>- the same body style</text:p>
            <text:p>- the same emission-related equipment</text:p>
            <text:p>- the same declared WLTP figures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0.61%</text:p>
          </table:table-cell>
          <table:table-cell table:style-name="ce69" table:content-validation-name="val1" office:value-type="string">
            <text:p>categorical</text:p>
          </table:table-cell>
          <table:table-cell table:style-name="ce63" office:value-type="string">
            <text:p>24191 Categories + 'nan'</text:p>
          </table:table-cell>
          <table:table-cell table:style-name="ce66" table:number-columns-repeated="8"/>
          <table:table-cell table:number-columns-repeated="1009"/>
        </table:table-row>
        <table:table-row table:style-name="ro15">
          <table:table-cell table:style-name="ce60" table:formula="of:=[.A13]+1" office:value-type="float" office:value="11">
            <text:p>11</text:p>
          </table:table-cell>
          <table:table-cell table:style-name="ce64" office:value-type="string">
            <text:p>Mk</text:p>
          </table:table-cell>
          <table:table-cell table:style-name="ce71" office:value-type="string">
            <text:p>Make (Manufacturer / Brand). e.g.:</text:p>
            <text:p>- Cupra</text:p>
            <text:p>- Kia Ceed</text:p>
            <text:p>- Tiguan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498 Categories</text:p>
          </table:table-cell>
          <table:table-cell table:style-name="ce66" table:number-columns-repeated="8"/>
          <table:table-cell table:number-columns-repeated="1009"/>
        </table:table-row>
        <table:table-row table:style-name="ro15">
          <table:table-cell table:style-name="ce60" table:formula="of:=[.A14]+1" office:value-type="float" office:value="12">
            <text:p>12</text:p>
          </table:table-cell>
          <table:table-cell table:style-name="ce64" office:value-type="string">
            <text:p>Cn</text:p>
          </table:table-cell>
          <table:table-cell table:style-name="ce69" office:value-type="string">
            <text:p>Country (of origin / of registration / of approval). e.g.:</text:p>
            <text:p>- FR --&gt; France</text:p>
            <text:p>- DE --&gt; Germany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7391 Categories</text:p>
          </table:table-cell>
          <table:table-cell table:style-name="ce66" table:number-columns-repeated="8"/>
          <table:table-cell table:number-columns-repeated="1009"/>
        </table:table-row>
        <table:table-row table:style-name="ro16">
          <table:table-cell table:style-name="ce60" table:formula="of:=[.A15]+1" office:value-type="float" office:value="13">
            <text:p>13</text:p>
          </table:table-cell>
          <table:table-cell table:style-name="ce64" office:value-type="string">
            <text:p>Ct</text:p>
          </table:table-cell>
          <table:table-cell table:style-name="ce69" office:value-type="string">
            <text:p>Body style / Car type. e.g.:</text:p>
            <text:p>- BER</text:p>
            <text:p>- SUV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0.09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8 Categories 'M1', 'N1', 'M1G', 'N2', 'N1G', 'm1', 'n1', 'n2' <text:s text:c="6"/><text:s text:c="11"/>+ 'nan'</text:p>
          </table:table-cell>
          <table:table-cell table:style-name="ce66" table:number-columns-repeated="8"/>
          <table:table-cell table:number-columns-repeated="1009"/>
        </table:table-row>
        <table:table-row table:style-name="ro15">
          <table:table-cell table:style-name="ce60" table:formula="of:=[.A16]+1" office:value-type="float" office:value="14">
            <text:p>14</text:p>
          </table:table-cell>
          <table:table-cell table:style-name="ce64" office:value-type="string">
            <text:p>Cr</text:p>
          </table:table-cell>
          <table:table-cell table:style-name="ce69" office:value-type="string">
            <text:p>Body type (Bodywork / Body Style Code). e.g.:</text:p>
            <text:p>- BER --&gt; Saloon</text:p>
            <text:p>- SUV --&gt; Sport Utility Vehicle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2 Categories 'M1', 'M1G'</text:p>
          </table:table-cell>
          <table:table-cell table:style-name="ce66" table:number-columns-repeated="8"/>
          <table:table-cell table:number-columns-repeated="1009"/>
        </table:table-row>
        <table:table-row table:style-name="ro14">
          <table:table-cell table:style-name="ce60" table:formula="of:=[.A17]+1" office:value-type="float" office:value="15">
            <text:p>15</text:p>
          </table:table-cell>
          <table:table-cell table:style-name="ce64" office:value-type="string">
            <text:p>r</text:p>
          </table:table-cell>
          <table:table-cell table:style-name="ce69" office:value-type="string">
            <text:p>Revision / Release / Update Number (most common). This indicates:</text:p>
            <text:p>- an update to WLTP values</text:p>
            <text:p>- a new release of type- <text:s/>approval data</text:p>
            <text:p>- a corrected declaration</text:p>
            <text:p>- an extension of the type-approval</text:p>
          </table:table-cell>
          <table:table-cell table:style-name="ce70" office:value-type="string">
            <text:p>float64 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???</text:p>
          </table:table-cell>
          <table:table-cell table:style-name="ce66" table:number-columns-repeated="8"/>
          <table:table-cell table:number-columns-repeated="1009"/>
        </table:table-row>
        <table:table-row table:style-name="ro17">
          <table:table-cell table:style-name="ce60" table:formula="of:=[.A18]+1" office:value-type="float" office:value="16">
            <text:p>16</text:p>
          </table:table-cell>
          <table:table-cell table:style-name="ce63" office:value-type="string">
            <text:p>m (kg) </text:p>
          </table:table-cell>
          <table:table-cell table:style-name="ce72" office:value-type="string">
            <text:p><text:span text:style-name="T3">Mass of the vehicle</text:span></text:p>
          </table:table-cell>
          <table:table-cell table:style-name="ce70" office:value-type="string">
            <text:p>float64 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152177</text:p>
            <text:p>- mean = 1560.13</text:p>
            <text:p>- std = 365.64</text:p>
            <text:p>- min = 513.00</text:p>
            <text:p>- Q1(25%) = 1280.00</text:p>
            <text:p>- Q2(50%) = 1484.00</text:p>
            <text:p>- Q3(75%) = 1773.00</text:p>
            <text:p>- max = 4800.00</text:p>
            <text:p>- Lower bound: 540.50</text:p>
            <text:p>- Upper bound: 2512.50</text:p>
          </table:table-cell>
          <table:table-cell table:style-name="ce66" office:value-type="string">
            <text:p>There are 152177 outliers(also a lot of extrem outliers) and the distribution is Right‑skewed. <text:s/><text:s text:c="17"/>For this reason, maybewe can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18">
          <table:table-cell table:style-name="ce60" table:formula="of:=[.A19]+1" office:value-type="float" office:value="17">
            <text:p>17</text:p>
          </table:table-cell>
          <table:table-cell table:style-name="ce64" office:value-type="string">
            <text:p>Mt</text:p>
          </table:table-cell>
          <table:table-cell table:style-name="ce69" office:value-type="string">
            <text:p>Mass in Running Order (Mass of the Test Vehicle) is the mass of the vehicle ready to drive, including:</text:p>
            <text:p>- the vehicle with all standard equipment</text:p>
            <text:p>- 90% fuel</text:p>
            <text:p>- all necessary fluids</text:p>
            <text:p>- the driver mass (75 kg) depending on regulation version</text:p>
            <text:p>- optional equipment (depending on WLTP calculation rules)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2.93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171421</text:p>
            <text:p>- mean = 1668.00</text:p>
            <text:p>- std = 379.59</text:p>
            <text:p>- min = 317.00</text:p>
            <text:p>- Q1(25%) = 1381.00</text:p>
            <text:p>- Q2(50%) = 1590.00</text:p>
            <text:p>- Q3(75%) = 1892.00</text:p>
            <text:p>- max = 4574.00</text:p>
            <text:p>- Lower bound: 614.50</text:p>
            <text:p>- Upper bound: 2658.50 </text:p>
          </table:table-cell>
          <table:table-cell table:style-name="ce66" office:value-type="string">
            <text:p>There are 171421 outliers and the distribution is Right‑skewed. <text:s text:c="4"/><text:s text:c="14"/>For this reason, maybewe can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16">
          <table:table-cell table:style-name="ce60" table:formula="of:=[.A20]+1" office:value-type="float" office:value="18">
            <text:p>18</text:p>
          </table:table-cell>
          <table:table-cell table:style-name="ce63" office:value-type="string">
            <text:p>Enedc (g/km) </text:p>
          </table:table-cell>
          <table:table-cell table:style-name="ce69" office:value-type="string">
            <text:p>CO₂ emissions measured under NEDC: It represents the NEDC CO₂ value of the vehicle, expressed in grams of CO₂ per kilometer.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19">
          <table:table-cell table:style-name="ce60" table:formula="of:=[.A21]+1" office:value-type="float" office:value="19">
            <text:p>19</text:p>
          </table:table-cell>
          <table:table-cell table:style-name="ce63" office:value-type="string">
            <text:p>Ewltp (g/km) </text:p>
          </table:table-cell>
          <table:table-cell table:style-name="ce69" office:value-type="string">
            <text:p>the CO₂ emissions measured under the WLTP test cycle, expressed in grams of CO₂ per kilometer.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0.2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2678996</text:p>
            <text:p>- mean = 106.88</text:p>
            <text:p>- std = 57.94</text:p>
            <text:p>- min = 0.00</text:p>
            <text:p>- Q1(25%) = 101.00</text:p>
            <text:p>- Q2(50%) = 123.00</text:p>
            <text:p>- Q(75%) = 137.00</text:p>
            <text:p>- max = 543.00 <text:s text:c="2"/><text:s text:c="6"/>- Lower bound: -0.44</text:p>
            <text:p>- Upper bound: 3.40</text:p>
          </table:table-cell>
          <table:table-cell table:style-name="ce66" office:value-type="string">
            <text:p>There are 171421 outliers and the distribution is Right-skewed. There are several peaks instead of one. <text:s/><text:s text:c="14"/>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20">
          <table:table-cell table:style-name="ce60" table:formula="of:=[.A22]+1" office:value-type="float" office:value="20">
            <text:p>20</text:p>
          </table:table-cell>
          <table:table-cell table:style-name="ce63" office:value-type="string">
            <text:p>W (mm) </text:p>
          </table:table-cell>
          <table:table-cell table:style-name="ce69" office:value-type="string">
            <text:p>Track width (voie) : distance between the centers of the left and right wheels on the same axle</text:p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16">
          <table:table-cell table:style-name="ce60" table:formula="of:=[.A23]+1" office:value-type="float" office:value="21">
            <text:p>21</text:p>
          </table:table-cell>
          <table:table-cell table:style-name="ce63" office:value-type="string">
            <text:p>At1 (mm) </text:p>
          </table:table-cell>
          <table:table-cell table:style-name="ce69" office:value-type="string">
            <text:p>Front axle track width (Voie avant): Measured in millimeters, between the centers of the left and right wheels on the front axle.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16">
          <table:table-cell table:style-name="ce60" table:formula="of:=[.A24]+1" office:value-type="float" office:value="22">
            <text:p>22</text:p>
          </table:table-cell>
          <table:table-cell table:style-name="ce63" office:value-type="string">
            <text:p>At2 (mm) </text:p>
          </table:table-cell>
          <table:table-cell table:style-name="ce69" office:value-type="string">
            <text:p>Rear axle track width (Voie arrière): Measured in millimeters, between the centers of the left and right wheels on the rear axle.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21">
          <table:table-cell table:style-name="ce60" table:formula="of:=[.A25]+1" office:value-type="float" office:value="23">
            <text:p>23</text:p>
          </table:table-cell>
          <table:table-cell table:style-name="ce64" office:value-type="string">
            <text:p>Ft</text:p>
          </table:table-cell>
          <table:table-cell table:style-name="ce69" office:value-type="string">
            <text:p>Fuel Type (Type de carburant): Conventional fuels</text:p>
            <text:p>- P → Petrol (Essence)</text:p>
            <text:p>- D → Diesel</text:p>
            <text:p>- LPG → Liquefied Petroleum Gas</text:p>
            <text:p>- CNG → Compressed Natural Gas</text:p>
            <text:p>- HEV → Hybrid Electric Vehicle</text:p>
            <text:p>- PHEV → Plug‑in Hybrid Electric Vehicle</text:p>
            <text:p>- BEV → Battery Electric Vehicle</text:p>
            <text:p>- EREV → Extended‑Range Electric Vehicle</text:p>
            <text:p>- E85 → Ethanol</text:p>
            <text:p>- H2 → Hydrogen (Fuel Cell)</text:p>
            <text:p/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9 Categories 'e85', 'petrol', <text:s/>'electric', 'petrol/electric', 'lpg', <text:s/>'diesel', 'diesel/electric', <text:s/>'ng',</text:p>
            <text:p>'hydrogen', <text:s text:c="5"/><text:s text:c="2"/>+ 'unknown' <text:s text:c="2"/></text:p>
          </table:table-cell>
          <table:table-cell table:style-name="ce66" table:number-columns-repeated="8"/>
          <table:table-cell table:number-columns-repeated="1009"/>
        </table:table-row>
        <table:table-row table:style-name="ro22">
          <table:table-cell table:style-name="ce60" table:formula="of:=[.A26]+1" office:value-type="float" office:value="24">
            <text:p>24</text:p>
          </table:table-cell>
          <table:table-cell table:style-name="ce64" office:value-type="string">
            <text:p>Fm</text:p>
          </table:table-cell>
          <table:table-cell table:style-name="ce69" office:value-type="string">
            <text:p>Mass of fuel used in WLTP calculation) Examples:</text:p>
            <text:p>- Petrol car with 50 L tank → FM ≈ 33–35 kg</text:p>
            <text:p>- Diesel car with 50 L tank → FM ≈ 38–42 kg</text:p>
            <text:p>- SUV with 70 L tank → FM ≈ 50–55 kg</text:p>
            <text:p/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table:number-columns-repeated="9"/>
          <table:table-cell table:number-columns-repeated="1009"/>
        </table:table-row>
        <table:table-row table:style-name="ro19">
          <table:table-cell table:style-name="ce60" table:formula="of:=[.A27]+1" office:value-type="float" office:value="25">
            <text:p>25</text:p>
          </table:table-cell>
          <table:table-cell table:style-name="ce63" office:value-type="string">
            <text:p>ec (cm3) </text:p>
          </table:table-cell>
          <table:table-cell table:style-name="ce69" office:value-type="string">
            <text:p>total engine displacement, expressed in cubic centimeters (cm³). It represents the total swept volume of all cylinders in the combustion engine. {Engine Capacity=Cylinder <text:s/>Volume * Number <text:s/>of <text:s/>Cylinders} <text:s/></text:p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14.56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77416</text:p>
            <text:p>- mean = 1546.41</text:p>
            <text:p>- std = 525.67</text:p>
            <text:p>- min = 658.00</text:p>
            <text:p>- Q1(25%) = 1199.00</text:p>
            <text:p>- Q2(50%) = 1498.00</text:p>
            <text:p>- Q(75%) = 1968.00</text:p>
            <text:p>- max = 7750.00 <text:s/><text:s text:c="6"/>- Lower bound: 45.50 <text:s/>- Upper bound: 3121.50</text:p>
          </table:table-cell>
          <table:table-cell table:style-name="ce66" office:value-type="string">
            <text:p>There are 77416 outliers and the distribution is strongly right‑skewed with multimodal distribution. <text:s text:c="3"/><text:s text:c="14"/>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18">
          <table:table-cell table:style-name="ce60" table:formula="of:=[.A28]+1" office:value-type="float" office:value="26">
            <text:p>26</text:p>
          </table:table-cell>
          <table:table-cell table:style-name="ce63" office:value-type="string">
            <text:p>ep (KW)</text:p>
          </table:table-cell>
          <table:table-cell table:style-name="ce69" office:value-type="string">
            <text:p>Engine Power (Puissance du moteur en kilowatts) 1 kW = 1.35962 hp(chevaux). Examples:</text:p>
            <text:p>- 74 kW ≈ 100 hp</text:p>
            <text:p>- 96 kW ≈ 130 hp</text:p>
            <text:p>- 110 kW ≈ 150 hp</text:p>
            <text:p>- 147 kW ≈ 200 hp</text:p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0.22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800587</text:p>
            <text:p>- mean = 116.62</text:p>
            <text:p>- std = 64.35</text:p>
            <text:p>- min = 8.00</text:p>
            <text:p>- Q1(25%) = 74.00</text:p>
            <text:p>- Q2(50%) = 100.00</text:p>
            <text:p>- Q(75%) = 131.00</text:p>
            <text:p>- max = 1352.00 <text:s/><text:s text:c="5"/>- Lower bound: -11.50</text:p>
            <text:p>- Upper bound: 216.50</text:p>
          </table:table-cell>
          <table:table-cell table:style-name="ce66" office:value-type="string">
            <text:p>There are 800587 outliers and the distribution is Extremely right‑skewed. <text:s text:c="4"/><text:s text:c="15"/>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23">
          <table:table-cell table:style-name="ce60" table:formula="of:=[.A29]+1" office:value-type="float" office:value="27">
            <text:p>27</text:p>
          </table:table-cell>
          <table:table-cell table:style-name="ce63" office:value-type="string">
            <text:p>z (Wh/km) </text:p>
          </table:table-cell>
          <table:table-cell table:style-name="ce69" office:value-type="string">
            <text:p>electric energy consumption per kilometer. It represents how much electrical energy the vehicle uses to drive 1 km under the WLTP test cycle in Wh/km(watt‑hours per kilometer</text:p>
            <text:p>)</text:p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78.97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197117</text:p>
            <text:p>- mean = 174.22</text:p>
            <text:p>- std = 32.04</text:p>
            <text:p>- min = 11.00</text:p>
            <text:p>- Q1(25%) = 156.00</text:p>
            <text:p>- Q2(50%) = 169.00</text:p>
            <text:p>- Q(75%) = 181.00</text:p>
            <text:p>- max = 594.00</text:p>
          </table:table-cell>
          <table:table-cell table:style-name="ce66" office:value-type="string">
            <text:p>There are 197117 outliers and the distribution is highly skewed. 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12">
          <table:table-cell table:style-name="ce60" table:formula="of:=[.A30]+1" office:value-type="float" office:value="28">
            <text:p>28</text:p>
          </table:table-cell>
          <table:table-cell table:style-name="ce63" office:value-type="string">
            <text:p>IT </text:p>
          </table:table-cell>
          <table:table-cell table:style-name="ce69" office:value-type="string">
            <text:p>Innovative technology or group of innovative technologies.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50.11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159 Categories <text:s/>+ 'nan'</text:p>
          </table:table-cell>
          <table:table-cell table:style-name="ce66" table:number-columns-repeated="8"/>
          <table:table-cell table:number-columns-repeated="1009"/>
        </table:table-row>
        <table:table-row table:style-name="ro20">
          <table:table-cell table:style-name="ce60" table:formula="of:=[.A31]+1" office:value-type="float" office:value="29">
            <text:p>29</text:p>
          </table:table-cell>
          <table:table-cell table:style-name="ce63" office:value-type="string">
            <text:p>Ernedc (g/km) </text:p>
          </table:table-cell>
          <table:table-cell table:style-name="ce69" office:value-type="string">
            <text:p>CO₂ emissions measured under NEDC when the vehicle starts with a charged battery</text:p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11">
          <table:table-cell table:style-name="ce60" table:formula="of:=[.A32]+1" office:value-type="float" office:value="30">
            <text:p>30</text:p>
          </table:table-cell>
          <table:table-cell table:style-name="ce63" office:value-type="string">
            <text:p>Erwltp (g/km) </text:p>
          </table:table-cell>
          <table:table-cell table:style-name="ce73" office:value-type="string">
            <text:p><text:span text:style-name="T4">CO₂ emissions </text:span><text:span text:style-name="T4">measured under </text:span><text:span text:style-name="T4">WLTP when a PHEV </text:span><text:span text:style-name="T4">starts with a fully </text:span><text:span text:style-name="T4">charged battery</text:span></text:p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50.43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2711</text:p>
            <text:p>- mean = 1.49</text:p>
            <text:p>- std = 0.53</text:p>
            <text:p>- min = 0.50</text:p>
            <text:p>- Q1(25%) = 1.00</text:p>
            <text:p>- Q2(50%) = 1.70</text:p>
            <text:p>- Q(75%) = 1.96</text:p>
            <text:p>- max = 3.60 <text:s text:c="4"/><text:s text:c="5"/>- Lower bound: -0.44</text:p>
            <text:p>- Upper bound: 3.40</text:p>
          </table:table-cell>
          <table:table-cell table:style-name="ce66" office:value-type="string">
            <text:p>There are 2711 outliers and the distribution is highly skewed. 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20">
          <table:table-cell table:style-name="ce60" table:formula="of:=[.A33]+1" office:value-type="float" office:value="31">
            <text:p>31</text:p>
          </table:table-cell>
          <table:table-cell table:style-name="ce65" office:value-type="string">
            <text:p>De</text:p>
          </table:table-cell>
          <table:table-cell table:style-name="ce69" office:value-type="string">
            <text:p>WLTP combined electric range declared by the manufacturer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all values are missing</text:p>
          </table:table-cell>
          <table:table-cell table:style-name="ce66" table:number-columns-repeated="8"/>
          <table:table-cell table:number-columns-repeated="1009"/>
        </table:table-row>
        <table:table-row table:style-name="ro24">
          <table:table-cell table:style-name="ce60" table:formula="of:=[.A34]+1" office:value-type="float" office:value="32">
            <text:p>32</text:p>
          </table:table-cell>
          <table:table-cell table:style-name="ce65" office:value-type="string">
            <text:p>vf</text:p>
          </table:table-cell>
          <table:table-cell table:style-name="ce74" office:value-type="string">
            <text:p><text:span text:style-name="T3">Deviation factor.</text:span></text:p>
          </table:table-cell>
          <table:table-cell table:style-name="ce69"/>
          <table:table-cell table:style-name="ce66" office:value-type="percentage" office:value="1">
            <text:p>100,00%</text:p>
          </table:table-cell>
          <table:table-cell table:style-name="ce69" table:content-validation-name="val1" office:value-type="string">
            <text:p>???</text:p>
          </table:table-cell>
          <table:table-cell table:style-name="ce66" table:number-columns-repeated="9"/>
          <table:table-cell table:number-columns-repeated="1009"/>
        </table:table-row>
        <table:table-row table:style-name="ro13">
          <table:table-cell table:style-name="ce60" table:formula="of:=[.A35]+1" office:value-type="float" office:value="33">
            <text:p>33</text:p>
          </table:table-cell>
          <table:table-cell table:style-name="ce63" office:value-type="string">
            <text:p>Status </text:p>
          </table:table-cell>
          <table:table-cell table:style-name="ce69" office:value-type="string">
            <text:p><text:s/>indicates whether the vehicle entry is:</text:p>
            <text:p>- Approved</text:p>
            <text:p>- Pending</text:p>
            <text:p>- Rejected</text:p>
            <text:p>- Corrected</text:p>
            <text:p>- Updated</text:p>
            <text:p/>
          </table:table-cell>
          <table:table-cell table:style-name="ce70" office:value-type="string">
            <text:p>float64 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table:number-columns-repeated="9"/>
          <table:table-cell table:number-columns-repeated="1009"/>
        </table:table-row>
        <table:table-row table:style-name="ro18">
          <table:table-cell table:style-name="ce60" table:formula="of:=[.A36]+1" office:value-type="float" office:value="34">
            <text:p>34</text:p>
          </table:table-cell>
          <table:table-cell table:style-name="ce63" office:value-type="string">
            <text:p>year </text:p>
          </table:table-cell>
          <table:table-cell table:style-name="ce69" office:value-type="string">
            <text:p>Year of First Registration or Year of Monitoring. It used to:</text:p>
            <text:p>• <text:tab/>assign the vehicle to the correct CO₂ target year</text:p>
            <text:p>• <text:tab/>determine which regulatory rules apply (NEDC vs WLTP)</text:p>
            <text:p>• <text:tab/>track fleet evolution over time</text:p>
            <text:p>• <text:tab/>validate OEM declarations</text:p>
            <text:p>• <text:tab/>filter vehicles for compliance calculations</text:p>
            <text:p/>
          </table:table-cell>
          <table:table-cell table:style-name="ce70" office:value-type="string">
            <text:p>Initialy <text:s/>float64 but we convert in string 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]+1" office:value-type="float" office:value="35">
            <text:p>35</text:p>
          </table:table-cell>
          <table:table-cell table:style-name="ce63" office:value-type="string">
            <text:p>Date of registration </text:p>
          </table:table-cell>
          <table:table-cell table:style-name="ce69" office:value-type="string">
            <text:p>First Registration Date of the Vehicle</text:p>
          </table:table-cell>
          <table:table-cell table:style-name="ce69" office:value-type="string">
            <text:p>str</text:p>
          </table:table-cell>
          <table:table-cell table:style-name="ce66" office:value-type="percentage" office:value="0">
            <text:p>0,00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366 Categories</text:p>
          </table:table-cell>
          <table:table-cell table:style-name="ce66" table:number-columns-repeated="8"/>
          <table:table-cell table:number-columns-repeated="1009"/>
        </table:table-row>
        <table:table-row table:style-name="ro25">
          <table:table-cell table:style-name="ce60" table:formula="of:=[.A38]+1" office:value-type="float" office:value="36">
            <text:p>36</text:p>
          </table:table-cell>
          <table:table-cell table:style-name="ce63" office:value-type="string">
            <text:p>Fuel consumption </text:p>
          </table:table-cell>
          <table:table-cell table:style-name="ce73" office:value-type="string">
            <text:p><text:span text:style-name="T4">the amount of fuel a </text:span><text:span text:style-name="T4">vehicle uses to drive </text:span><text:span text:style-name="T4">100 km(L/100 km)</text:span></text:p>
          </table:table-cell>
          <table:table-cell table:style-name="ce70" office:value-type="string">
            <text:p>float64 </text:p>
          </table:table-cell>
          <table:table-cell table:style-name="ce66" office:value-type="string">
            <text:p>17.27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1095809</text:p>
            <text:p>- mean = 5.44</text:p>
            <text:p>- std = 1.71</text:p>
            <text:p>- min = 0.10</text:p>
            <text:p>- Q1(25%) = 4.90</text:p>
            <text:p>- Q2(50%) = 5.50</text:p>
            <text:p>- Q(75%) = 6.10</text:p>
            <text:p>- max = 27.00 <text:s text:c="3"/><text:s text:c="5"/>- Lower bound: 3.10</text:p>
            <text:p>- Upper bound: 7.90</text:p>
          </table:table-cell>
          <table:table-cell table:style-name="ce66" office:value-type="string">
            <text:p>There are 1095809 outliers and the distribution is Strongly right‑skewed and is <text:s/>Dominated by one main peak around 5. <text:s text:c="7"/><text:s/></text:p>
            <text:p>For this reason, we will replace the missing values with the median.</text:p>
          </table:table-cell>
          <table:table-cell table:style-name="ce66" table:number-columns-repeated="7"/>
          <table:table-cell table:number-columns-repeated="1009"/>
        </table:table-row>
        <table:table-row table:style-name="ro20">
          <table:table-cell table:style-name="ce60" table:formula="of:=[.A39]+1" office:value-type="float" office:value="37">
            <text:p>37</text:p>
          </table:table-cell>
          <table:table-cell table:style-name="ce63" office:value-type="string">
            <text:p>ech </text:p>
          </table:table-cell>
          <table:table-cell table:style-name="ce69" office:value-type="string">
            <text:p>it refers to the vehicle’s exhaust system and all components related to exhaust gases.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1.92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133 Categories +'nan'</text:p>
          </table:table-cell>
          <table:table-cell table:style-name="ce66" table:number-columns-repeated="8"/>
          <table:table-cell table:number-columns-repeated="1009"/>
        </table:table-row>
        <table:table-row table:style-name="ro12">
          <table:table-cell table:style-name="ce60" table:formula="of:=[.A40]+1" office:value-type="float" office:value="38">
            <text:p>38</text:p>
          </table:table-cell>
          <table:table-cell table:style-name="ce63" office:value-type="string">
            <text:p>RLFI </text:p>
          </table:table-cell>
          <table:table-cell table:style-name="ce69" office:value-type="string">
            <text:p>Internal reference code for the vehicle’s trim line or specific configuratio</text:p>
          </table:table-cell>
          <table:table-cell table:style-name="ce69" office:value-type="string">
            <text:p>str</text:p>
          </table:table-cell>
          <table:table-cell table:style-name="ce66" office:value-type="string">
            <text:p>39.34%</text:p>
          </table:table-cell>
          <table:table-cell table:style-name="ce69" table:content-validation-name="val1" office:value-type="string">
            <text:p>categorical</text:p>
          </table:table-cell>
          <table:table-cell table:style-name="ce66" office:value-type="string">
            <text:p>4201 Categories</text:p>
          </table:table-cell>
          <table:table-cell table:style-name="ce66" table:number-columns-repeated="8"/>
          <table:table-cell table:number-columns-repeated="1009"/>
        </table:table-row>
        <table:table-row table:style-name="ro19">
          <table:table-cell table:style-name="ce60" table:formula="of:=[.A41]+1" office:value-type="float" office:value="39">
            <text:p>39</text:p>
          </table:table-cell>
          <table:table-cell table:style-name="ce63" office:value-type="string">
            <text:p>Electric range (km) </text:p>
          </table:table-cell>
          <table:table-cell table:style-name="ce69" office:value-type="string">
            <text:p>the distance a vehicle can drive using only electric power, measured in kilometers.</text:p>
          </table:table-cell>
          <table:table-cell table:style-name="ce69" office:value-type="string">
            <text:p>float64</text:p>
          </table:table-cell>
          <table:table-cell table:style-name="ce66" office:value-type="string">
            <text:p>79.22%</text:p>
          </table:table-cell>
          <table:table-cell table:style-name="ce69" table:content-validation-name="val1" office:value-type="string">
            <text:p>Quantitative </text:p>
          </table:table-cell>
          <table:table-cell table:style-name="ce66" office:value-type="string">
            <text:p>- outliers = 0</text:p>
            <text:p>- mean = 341.04</text:p>
            <text:p>- std = 201.53</text:p>
            <text:p>- min = 11.00</text:p>
            <text:p>- Q1(25%) = 91.00</text:p>
            <text:p>- Q2(50%) = 420.00</text:p>
            <text:p>- Q(75%) = 514.00</text:p>
            <text:p>- max = 883.00 <text:s text:c="2"/><text:s text:c="5"/>- Lower bound: -543.50</text:p>
            <text:p>- Upper bound: 1148.50</text:p>
          </table:table-cell>
          <table:table-cell table:style-name="ce78" office:value-type="string">
            <text:p><text:span text:style-name="T5">There are no </text:span><text:span text:style-name="T5">outliers but the </text:span><text:span text:style-name="T5">distribution is </text:span><text:span text:style-name="T5">Strongly </text:span><text:span text:style-name="T5">right‑skewed with </text:span><text:span text:style-name="T5">several distinct </text:span><text:span text:style-name="T5">peaks. <text:s text:c="10"/></text:span><text:span text:style-name="T5"><text:s text:c="3"/></text:span></text:p>
            <text:p><text:span text:style-name="T5">For this reason, </text:span><text:span text:style-name="T5">we will replace </text:span><text:span text:style-name="T5">the missing </text:span><text:span text:style-name="T5">values with the </text:span><text:span text:style-name="T5">median.</text:span></text:p>
          </table:table-cell>
          <table:table-cell table:style-name="ce66" table:number-columns-repeated="7"/>
          <table:table-cell table:number-columns-repeated="1009"/>
        </table:table-row>
        <table:table-row table:style-name="ro3">
          <table:table-cell table:style-name="ce60" table:formula="of:=[.A42]+1" office:value-type="float" office:value="40">
            <text:p>40</text:p>
          </table:table-cell>
          <table:table-cell table:style-name="ce65"/>
          <table:table-cell table:style-name="ce69" table:number-columns-repeated="2"/>
          <table:table-cell table:style-name="ce66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]+1" office:value-type="float" office:value="41">
            <text:p>41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]+1" office:value-type="float" office:value="42">
            <text:p>42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]+1" office:value-type="float" office:value="43">
            <text:p>43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]+1" office:value-type="float" office:value="44">
            <text:p>44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]+1" office:value-type="float" office:value="45">
            <text:p>45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9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]+1" office:value-type="float" office:value="46">
            <text:p>46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]+1" office:value-type="float" office:value="47">
            <text:p>47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]+1" office:value-type="float" office:value="48">
            <text:p>48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]+1" office:value-type="float" office:value="49">
            <text:p>49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]+1" office:value-type="float" office:value="50">
            <text:p>50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]+1" office:value-type="float" office:value="51">
            <text:p>51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]+1" office:value-type="float" office:value="52">
            <text:p>52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]+1" office:value-type="float" office:value="53">
            <text:p>53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]+1" office:value-type="float" office:value="54">
            <text:p>54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]+1" office:value-type="float" office:value="55">
            <text:p>55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]+1" office:value-type="float" office:value="56">
            <text:p>56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]+1" office:value-type="float" office:value="57">
            <text:p>57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]+1" office:value-type="float" office:value="58">
            <text:p>58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]+1" office:value-type="float" office:value="59">
            <text:p>59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]+1" office:value-type="float" office:value="60">
            <text:p>60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]+1" office:value-type="float" office:value="61">
            <text:p>61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]+1" office:value-type="float" office:value="62">
            <text:p>62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]+1" office:value-type="float" office:value="63">
            <text:p>63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]+1" office:value-type="float" office:value="64">
            <text:p>64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]+1" office:value-type="float" office:value="65">
            <text:p>65</text:p>
          </table:table-cell>
          <table:table-cell table:style-name="ce66"/>
          <table:table-cell table:style-name="ce69"/>
          <table:table-cell table:style-name="ce66" table:number-columns-repeated="2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]+1" office:value-type="float" office:value="66">
            <text:p>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]+1" office:value-type="float" office:value="67">
            <text:p>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]+1" office:value-type="float" office:value="68">
            <text:p>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]+1" office:value-type="float" office:value="69">
            <text:p>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]+1" office:value-type="float" office:value="70">
            <text:p>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]+1" office:value-type="float" office:value="71">
            <text:p>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]+1" office:value-type="float" office:value="72">
            <text:p>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]+1" office:value-type="float" office:value="73">
            <text:p>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]+1" office:value-type="float" office:value="74">
            <text:p>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]+1" office:value-type="float" office:value="75">
            <text:p>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]+1" office:value-type="float" office:value="76">
            <text:p>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]+1" office:value-type="float" office:value="77">
            <text:p>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]+1" office:value-type="float" office:value="78">
            <text:p>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]+1" office:value-type="float" office:value="79">
            <text:p>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]+1" office:value-type="float" office:value="80">
            <text:p>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]+1" office:value-type="float" office:value="81">
            <text:p>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]+1" office:value-type="float" office:value="82">
            <text:p>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]+1" office:value-type="float" office:value="83">
            <text:p>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]+1" office:value-type="float" office:value="84">
            <text:p>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]+1" office:value-type="float" office:value="85">
            <text:p>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]+1" office:value-type="float" office:value="86">
            <text:p>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]+1" office:value-type="float" office:value="87">
            <text:p>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]+1" office:value-type="float" office:value="88">
            <text:p>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]+1" office:value-type="float" office:value="89">
            <text:p>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]+1" office:value-type="float" office:value="90">
            <text:p>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]+1" office:value-type="float" office:value="91">
            <text:p>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]+1" office:value-type="float" office:value="92">
            <text:p>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]+1" office:value-type="float" office:value="93">
            <text:p>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]+1" office:value-type="float" office:value="94">
            <text:p>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]+1" office:value-type="float" office:value="95">
            <text:p>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]+1" office:value-type="float" office:value="96">
            <text:p>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]+1" office:value-type="float" office:value="97">
            <text:p>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0]+1" office:value-type="float" office:value="98">
            <text:p>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1]+1" office:value-type="float" office:value="99">
            <text:p>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2]+1" office:value-type="float" office:value="100">
            <text:p>1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3]+1" office:value-type="float" office:value="101">
            <text:p>1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4]+1" office:value-type="float" office:value="102">
            <text:p>1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5]+1" office:value-type="float" office:value="103">
            <text:p>1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6]+1" office:value-type="float" office:value="104">
            <text:p>1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7]+1" office:value-type="float" office:value="105">
            <text:p>1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8]+1" office:value-type="float" office:value="106">
            <text:p>1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9]+1" office:value-type="float" office:value="107">
            <text:p>1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0]+1" office:value-type="float" office:value="108">
            <text:p>1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1]+1" office:value-type="float" office:value="109">
            <text:p>1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2]+1" office:value-type="float" office:value="110">
            <text:p>1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3]+1" office:value-type="float" office:value="111">
            <text:p>1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4]+1" office:value-type="float" office:value="112">
            <text:p>1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5]+1" office:value-type="float" office:value="113">
            <text:p>1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6]+1" office:value-type="float" office:value="114">
            <text:p>1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7]+1" office:value-type="float" office:value="115">
            <text:p>1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8]+1" office:value-type="float" office:value="116">
            <text:p>1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19]+1" office:value-type="float" office:value="117">
            <text:p>1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0]+1" office:value-type="float" office:value="118">
            <text:p>1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1]+1" office:value-type="float" office:value="119">
            <text:p>1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2]+1" office:value-type="float" office:value="120">
            <text:p>1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3]+1" office:value-type="float" office:value="121">
            <text:p>1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4]+1" office:value-type="float" office:value="122">
            <text:p>1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5]+1" office:value-type="float" office:value="123">
            <text:p>1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6]+1" office:value-type="float" office:value="124">
            <text:p>1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7]+1" office:value-type="float" office:value="125">
            <text:p>1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8]+1" office:value-type="float" office:value="126">
            <text:p>1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29]+1" office:value-type="float" office:value="127">
            <text:p>1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0]+1" office:value-type="float" office:value="128">
            <text:p>1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1]+1" office:value-type="float" office:value="129">
            <text:p>1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2]+1" office:value-type="float" office:value="130">
            <text:p>1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3]+1" office:value-type="float" office:value="131">
            <text:p>1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4]+1" office:value-type="float" office:value="132">
            <text:p>1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5]+1" office:value-type="float" office:value="133">
            <text:p>1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6]+1" office:value-type="float" office:value="134">
            <text:p>1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7]+1" office:value-type="float" office:value="135">
            <text:p>1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8]+1" office:value-type="float" office:value="136">
            <text:p>1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39]+1" office:value-type="float" office:value="137">
            <text:p>1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0]+1" office:value-type="float" office:value="138">
            <text:p>1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1]+1" office:value-type="float" office:value="139">
            <text:p>1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2]+1" office:value-type="float" office:value="140">
            <text:p>1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3]+1" office:value-type="float" office:value="141">
            <text:p>1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4]+1" office:value-type="float" office:value="142">
            <text:p>1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5]+1" office:value-type="float" office:value="143">
            <text:p>1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6]+1" office:value-type="float" office:value="144">
            <text:p>1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7]+1" office:value-type="float" office:value="145">
            <text:p>1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8]+1" office:value-type="float" office:value="146">
            <text:p>1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49]+1" office:value-type="float" office:value="147">
            <text:p>1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0]+1" office:value-type="float" office:value="148">
            <text:p>1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1]+1" office:value-type="float" office:value="149">
            <text:p>1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2]+1" office:value-type="float" office:value="150">
            <text:p>1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3]+1" office:value-type="float" office:value="151">
            <text:p>1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4]+1" office:value-type="float" office:value="152">
            <text:p>1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5]+1" office:value-type="float" office:value="153">
            <text:p>1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6]+1" office:value-type="float" office:value="154">
            <text:p>1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7]+1" office:value-type="float" office:value="155">
            <text:p>1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8]+1" office:value-type="float" office:value="156">
            <text:p>1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59]+1" office:value-type="float" office:value="157">
            <text:p>1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0]+1" office:value-type="float" office:value="158">
            <text:p>1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1]+1" office:value-type="float" office:value="159">
            <text:p>1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2]+1" office:value-type="float" office:value="160">
            <text:p>1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3]+1" office:value-type="float" office:value="161">
            <text:p>1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4]+1" office:value-type="float" office:value="162">
            <text:p>1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5]+1" office:value-type="float" office:value="163">
            <text:p>1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6]+1" office:value-type="float" office:value="164">
            <text:p>1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7]+1" office:value-type="float" office:value="165">
            <text:p>1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8]+1" office:value-type="float" office:value="166">
            <text:p>1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69]+1" office:value-type="float" office:value="167">
            <text:p>1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0]+1" office:value-type="float" office:value="168">
            <text:p>1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1]+1" office:value-type="float" office:value="169">
            <text:p>1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2]+1" office:value-type="float" office:value="170">
            <text:p>1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3]+1" office:value-type="float" office:value="171">
            <text:p>1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4]+1" office:value-type="float" office:value="172">
            <text:p>1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5]+1" office:value-type="float" office:value="173">
            <text:p>1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6]+1" office:value-type="float" office:value="174">
            <text:p>1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7]+1" office:value-type="float" office:value="175">
            <text:p>1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8]+1" office:value-type="float" office:value="176">
            <text:p>1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79]+1" office:value-type="float" office:value="177">
            <text:p>1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0]+1" office:value-type="float" office:value="178">
            <text:p>1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1]+1" office:value-type="float" office:value="179">
            <text:p>1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2]+1" office:value-type="float" office:value="180">
            <text:p>1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3]+1" office:value-type="float" office:value="181">
            <text:p>1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4]+1" office:value-type="float" office:value="182">
            <text:p>1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5]+1" office:value-type="float" office:value="183">
            <text:p>1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6]+1" office:value-type="float" office:value="184">
            <text:p>1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7]+1" office:value-type="float" office:value="185">
            <text:p>1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8]+1" office:value-type="float" office:value="186">
            <text:p>1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89]+1" office:value-type="float" office:value="187">
            <text:p>1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0]+1" office:value-type="float" office:value="188">
            <text:p>1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1]+1" office:value-type="float" office:value="189">
            <text:p>1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2]+1" office:value-type="float" office:value="190">
            <text:p>1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3]+1" office:value-type="float" office:value="191">
            <text:p>1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4]+1" office:value-type="float" office:value="192">
            <text:p>1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5]+1" office:value-type="float" office:value="193">
            <text:p>1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6]+1" office:value-type="float" office:value="194">
            <text:p>1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7]+1" office:value-type="float" office:value="195">
            <text:p>1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8]+1" office:value-type="float" office:value="196">
            <text:p>1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99]+1" office:value-type="float" office:value="197">
            <text:p>1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0]+1" office:value-type="float" office:value="198">
            <text:p>1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1]+1" office:value-type="float" office:value="199">
            <text:p>1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2]+1" office:value-type="float" office:value="200">
            <text:p>2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3]+1" office:value-type="float" office:value="201">
            <text:p>2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4]+1" office:value-type="float" office:value="202">
            <text:p>2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5]+1" office:value-type="float" office:value="203">
            <text:p>2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6]+1" office:value-type="float" office:value="204">
            <text:p>2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7]+1" office:value-type="float" office:value="205">
            <text:p>2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8]+1" office:value-type="float" office:value="206">
            <text:p>2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09]+1" office:value-type="float" office:value="207">
            <text:p>2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0]+1" office:value-type="float" office:value="208">
            <text:p>2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1]+1" office:value-type="float" office:value="209">
            <text:p>2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2]+1" office:value-type="float" office:value="210">
            <text:p>2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3]+1" office:value-type="float" office:value="211">
            <text:p>2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4]+1" office:value-type="float" office:value="212">
            <text:p>2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5]+1" office:value-type="float" office:value="213">
            <text:p>2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6]+1" office:value-type="float" office:value="214">
            <text:p>2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7]+1" office:value-type="float" office:value="215">
            <text:p>2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8]+1" office:value-type="float" office:value="216">
            <text:p>2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19]+1" office:value-type="float" office:value="217">
            <text:p>2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0]+1" office:value-type="float" office:value="218">
            <text:p>2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1]+1" office:value-type="float" office:value="219">
            <text:p>2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2]+1" office:value-type="float" office:value="220">
            <text:p>2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3]+1" office:value-type="float" office:value="221">
            <text:p>2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4]+1" office:value-type="float" office:value="222">
            <text:p>2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5]+1" office:value-type="float" office:value="223">
            <text:p>2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6]+1" office:value-type="float" office:value="224">
            <text:p>2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7]+1" office:value-type="float" office:value="225">
            <text:p>2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8]+1" office:value-type="float" office:value="226">
            <text:p>2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29]+1" office:value-type="float" office:value="227">
            <text:p>2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0]+1" office:value-type="float" office:value="228">
            <text:p>2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1]+1" office:value-type="float" office:value="229">
            <text:p>2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2]+1" office:value-type="float" office:value="230">
            <text:p>2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3]+1" office:value-type="float" office:value="231">
            <text:p>2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4]+1" office:value-type="float" office:value="232">
            <text:p>2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5]+1" office:value-type="float" office:value="233">
            <text:p>2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6]+1" office:value-type="float" office:value="234">
            <text:p>2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7]+1" office:value-type="float" office:value="235">
            <text:p>2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8]+1" office:value-type="float" office:value="236">
            <text:p>2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39]+1" office:value-type="float" office:value="237">
            <text:p>2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0]+1" office:value-type="float" office:value="238">
            <text:p>2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1]+1" office:value-type="float" office:value="239">
            <text:p>2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2]+1" office:value-type="float" office:value="240">
            <text:p>2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3]+1" office:value-type="float" office:value="241">
            <text:p>2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4]+1" office:value-type="float" office:value="242">
            <text:p>2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5]+1" office:value-type="float" office:value="243">
            <text:p>2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6]+1" office:value-type="float" office:value="244">
            <text:p>2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7]+1" office:value-type="float" office:value="245">
            <text:p>2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8]+1" office:value-type="float" office:value="246">
            <text:p>2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49]+1" office:value-type="float" office:value="247">
            <text:p>2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0]+1" office:value-type="float" office:value="248">
            <text:p>2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1]+1" office:value-type="float" office:value="249">
            <text:p>2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2]+1" office:value-type="float" office:value="250">
            <text:p>2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3]+1" office:value-type="float" office:value="251">
            <text:p>2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4]+1" office:value-type="float" office:value="252">
            <text:p>2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5]+1" office:value-type="float" office:value="253">
            <text:p>2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6]+1" office:value-type="float" office:value="254">
            <text:p>2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7]+1" office:value-type="float" office:value="255">
            <text:p>2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8]+1" office:value-type="float" office:value="256">
            <text:p>2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59]+1" office:value-type="float" office:value="257">
            <text:p>2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0]+1" office:value-type="float" office:value="258">
            <text:p>2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1]+1" office:value-type="float" office:value="259">
            <text:p>2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2]+1" office:value-type="float" office:value="260">
            <text:p>2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3]+1" office:value-type="float" office:value="261">
            <text:p>2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4]+1" office:value-type="float" office:value="262">
            <text:p>2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5]+1" office:value-type="float" office:value="263">
            <text:p>2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6]+1" office:value-type="float" office:value="264">
            <text:p>2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7]+1" office:value-type="float" office:value="265">
            <text:p>2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8]+1" office:value-type="float" office:value="266">
            <text:p>2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69]+1" office:value-type="float" office:value="267">
            <text:p>2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0]+1" office:value-type="float" office:value="268">
            <text:p>2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1]+1" office:value-type="float" office:value="269">
            <text:p>2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2]+1" office:value-type="float" office:value="270">
            <text:p>2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3]+1" office:value-type="float" office:value="271">
            <text:p>2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4]+1" office:value-type="float" office:value="272">
            <text:p>2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5]+1" office:value-type="float" office:value="273">
            <text:p>2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6]+1" office:value-type="float" office:value="274">
            <text:p>2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7]+1" office:value-type="float" office:value="275">
            <text:p>2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8]+1" office:value-type="float" office:value="276">
            <text:p>2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79]+1" office:value-type="float" office:value="277">
            <text:p>2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0]+1" office:value-type="float" office:value="278">
            <text:p>2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1]+1" office:value-type="float" office:value="279">
            <text:p>2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2]+1" office:value-type="float" office:value="280">
            <text:p>2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3]+1" office:value-type="float" office:value="281">
            <text:p>2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4]+1" office:value-type="float" office:value="282">
            <text:p>2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5]+1" office:value-type="float" office:value="283">
            <text:p>2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6]+1" office:value-type="float" office:value="284">
            <text:p>2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7]+1" office:value-type="float" office:value="285">
            <text:p>2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8]+1" office:value-type="float" office:value="286">
            <text:p>2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89]+1" office:value-type="float" office:value="287">
            <text:p>2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0]+1" office:value-type="float" office:value="288">
            <text:p>2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1]+1" office:value-type="float" office:value="289">
            <text:p>2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2]+1" office:value-type="float" office:value="290">
            <text:p>2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3]+1" office:value-type="float" office:value="291">
            <text:p>2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4]+1" office:value-type="float" office:value="292">
            <text:p>2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5]+1" office:value-type="float" office:value="293">
            <text:p>2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6]+1" office:value-type="float" office:value="294">
            <text:p>2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7]+1" office:value-type="float" office:value="295">
            <text:p>2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8]+1" office:value-type="float" office:value="296">
            <text:p>2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299]+1" office:value-type="float" office:value="297">
            <text:p>2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0]+1" office:value-type="float" office:value="298">
            <text:p>2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1]+1" office:value-type="float" office:value="299">
            <text:p>2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2]+1" office:value-type="float" office:value="300">
            <text:p>3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3]+1" office:value-type="float" office:value="301">
            <text:p>3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4]+1" office:value-type="float" office:value="302">
            <text:p>3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5]+1" office:value-type="float" office:value="303">
            <text:p>3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6]+1" office:value-type="float" office:value="304">
            <text:p>3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7]+1" office:value-type="float" office:value="305">
            <text:p>3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8]+1" office:value-type="float" office:value="306">
            <text:p>3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09]+1" office:value-type="float" office:value="307">
            <text:p>3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0]+1" office:value-type="float" office:value="308">
            <text:p>3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1]+1" office:value-type="float" office:value="309">
            <text:p>3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2]+1" office:value-type="float" office:value="310">
            <text:p>3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3]+1" office:value-type="float" office:value="311">
            <text:p>3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4]+1" office:value-type="float" office:value="312">
            <text:p>3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5]+1" office:value-type="float" office:value="313">
            <text:p>3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6]+1" office:value-type="float" office:value="314">
            <text:p>3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7]+1" office:value-type="float" office:value="315">
            <text:p>3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8]+1" office:value-type="float" office:value="316">
            <text:p>3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19]+1" office:value-type="float" office:value="317">
            <text:p>3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0]+1" office:value-type="float" office:value="318">
            <text:p>3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1]+1" office:value-type="float" office:value="319">
            <text:p>3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2]+1" office:value-type="float" office:value="320">
            <text:p>3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3]+1" office:value-type="float" office:value="321">
            <text:p>3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4]+1" office:value-type="float" office:value="322">
            <text:p>3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5]+1" office:value-type="float" office:value="323">
            <text:p>3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6]+1" office:value-type="float" office:value="324">
            <text:p>3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7]+1" office:value-type="float" office:value="325">
            <text:p>3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8]+1" office:value-type="float" office:value="326">
            <text:p>3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29]+1" office:value-type="float" office:value="327">
            <text:p>3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0]+1" office:value-type="float" office:value="328">
            <text:p>3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1]+1" office:value-type="float" office:value="329">
            <text:p>3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2]+1" office:value-type="float" office:value="330">
            <text:p>3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3]+1" office:value-type="float" office:value="331">
            <text:p>3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4]+1" office:value-type="float" office:value="332">
            <text:p>3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5]+1" office:value-type="float" office:value="333">
            <text:p>3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6]+1" office:value-type="float" office:value="334">
            <text:p>3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7]+1" office:value-type="float" office:value="335">
            <text:p>3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8]+1" office:value-type="float" office:value="336">
            <text:p>3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39]+1" office:value-type="float" office:value="337">
            <text:p>3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0]+1" office:value-type="float" office:value="338">
            <text:p>3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1]+1" office:value-type="float" office:value="339">
            <text:p>3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2]+1" office:value-type="float" office:value="340">
            <text:p>3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3]+1" office:value-type="float" office:value="341">
            <text:p>3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4]+1" office:value-type="float" office:value="342">
            <text:p>3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5]+1" office:value-type="float" office:value="343">
            <text:p>3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6]+1" office:value-type="float" office:value="344">
            <text:p>3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7]+1" office:value-type="float" office:value="345">
            <text:p>3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8]+1" office:value-type="float" office:value="346">
            <text:p>3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49]+1" office:value-type="float" office:value="347">
            <text:p>3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0]+1" office:value-type="float" office:value="348">
            <text:p>3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1]+1" office:value-type="float" office:value="349">
            <text:p>3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2]+1" office:value-type="float" office:value="350">
            <text:p>3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3]+1" office:value-type="float" office:value="351">
            <text:p>3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4]+1" office:value-type="float" office:value="352">
            <text:p>3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5]+1" office:value-type="float" office:value="353">
            <text:p>3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6]+1" office:value-type="float" office:value="354">
            <text:p>3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7]+1" office:value-type="float" office:value="355">
            <text:p>3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8]+1" office:value-type="float" office:value="356">
            <text:p>3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59]+1" office:value-type="float" office:value="357">
            <text:p>3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0]+1" office:value-type="float" office:value="358">
            <text:p>3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1]+1" office:value-type="float" office:value="359">
            <text:p>3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2]+1" office:value-type="float" office:value="360">
            <text:p>3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3]+1" office:value-type="float" office:value="361">
            <text:p>3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4]+1" office:value-type="float" office:value="362">
            <text:p>3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5]+1" office:value-type="float" office:value="363">
            <text:p>3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6]+1" office:value-type="float" office:value="364">
            <text:p>3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7]+1" office:value-type="float" office:value="365">
            <text:p>3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8]+1" office:value-type="float" office:value="366">
            <text:p>3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69]+1" office:value-type="float" office:value="367">
            <text:p>3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0]+1" office:value-type="float" office:value="368">
            <text:p>3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1]+1" office:value-type="float" office:value="369">
            <text:p>3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2]+1" office:value-type="float" office:value="370">
            <text:p>3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3]+1" office:value-type="float" office:value="371">
            <text:p>3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4]+1" office:value-type="float" office:value="372">
            <text:p>3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5]+1" office:value-type="float" office:value="373">
            <text:p>3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6]+1" office:value-type="float" office:value="374">
            <text:p>3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7]+1" office:value-type="float" office:value="375">
            <text:p>3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8]+1" office:value-type="float" office:value="376">
            <text:p>3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79]+1" office:value-type="float" office:value="377">
            <text:p>3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0]+1" office:value-type="float" office:value="378">
            <text:p>3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1]+1" office:value-type="float" office:value="379">
            <text:p>3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2]+1" office:value-type="float" office:value="380">
            <text:p>3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3]+1" office:value-type="float" office:value="381">
            <text:p>3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4]+1" office:value-type="float" office:value="382">
            <text:p>3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5]+1" office:value-type="float" office:value="383">
            <text:p>3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6]+1" office:value-type="float" office:value="384">
            <text:p>3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7]+1" office:value-type="float" office:value="385">
            <text:p>3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8]+1" office:value-type="float" office:value="386">
            <text:p>3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89]+1" office:value-type="float" office:value="387">
            <text:p>3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0]+1" office:value-type="float" office:value="388">
            <text:p>3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1]+1" office:value-type="float" office:value="389">
            <text:p>3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2]+1" office:value-type="float" office:value="390">
            <text:p>3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3]+1" office:value-type="float" office:value="391">
            <text:p>3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4]+1" office:value-type="float" office:value="392">
            <text:p>3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5]+1" office:value-type="float" office:value="393">
            <text:p>3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6]+1" office:value-type="float" office:value="394">
            <text:p>3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7]+1" office:value-type="float" office:value="395">
            <text:p>3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8]+1" office:value-type="float" office:value="396">
            <text:p>3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399]+1" office:value-type="float" office:value="397">
            <text:p>3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0]+1" office:value-type="float" office:value="398">
            <text:p>3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1]+1" office:value-type="float" office:value="399">
            <text:p>3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2]+1" office:value-type="float" office:value="400">
            <text:p>4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3]+1" office:value-type="float" office:value="401">
            <text:p>4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4]+1" office:value-type="float" office:value="402">
            <text:p>4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5]+1" office:value-type="float" office:value="403">
            <text:p>4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6]+1" office:value-type="float" office:value="404">
            <text:p>4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7]+1" office:value-type="float" office:value="405">
            <text:p>4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8]+1" office:value-type="float" office:value="406">
            <text:p>4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09]+1" office:value-type="float" office:value="407">
            <text:p>4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0]+1" office:value-type="float" office:value="408">
            <text:p>4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1]+1" office:value-type="float" office:value="409">
            <text:p>4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2]+1" office:value-type="float" office:value="410">
            <text:p>4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3]+1" office:value-type="float" office:value="411">
            <text:p>4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4]+1" office:value-type="float" office:value="412">
            <text:p>4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5]+1" office:value-type="float" office:value="413">
            <text:p>4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6]+1" office:value-type="float" office:value="414">
            <text:p>4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7]+1" office:value-type="float" office:value="415">
            <text:p>4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8]+1" office:value-type="float" office:value="416">
            <text:p>4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19]+1" office:value-type="float" office:value="417">
            <text:p>4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0]+1" office:value-type="float" office:value="418">
            <text:p>4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1]+1" office:value-type="float" office:value="419">
            <text:p>4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2]+1" office:value-type="float" office:value="420">
            <text:p>4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3]+1" office:value-type="float" office:value="421">
            <text:p>4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4]+1" office:value-type="float" office:value="422">
            <text:p>4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5]+1" office:value-type="float" office:value="423">
            <text:p>4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6]+1" office:value-type="float" office:value="424">
            <text:p>4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7]+1" office:value-type="float" office:value="425">
            <text:p>4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8]+1" office:value-type="float" office:value="426">
            <text:p>4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29]+1" office:value-type="float" office:value="427">
            <text:p>4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0]+1" office:value-type="float" office:value="428">
            <text:p>4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1]+1" office:value-type="float" office:value="429">
            <text:p>4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2]+1" office:value-type="float" office:value="430">
            <text:p>4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3]+1" office:value-type="float" office:value="431">
            <text:p>4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4]+1" office:value-type="float" office:value="432">
            <text:p>4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5]+1" office:value-type="float" office:value="433">
            <text:p>4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6]+1" office:value-type="float" office:value="434">
            <text:p>4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7]+1" office:value-type="float" office:value="435">
            <text:p>4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8]+1" office:value-type="float" office:value="436">
            <text:p>4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39]+1" office:value-type="float" office:value="437">
            <text:p>4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0]+1" office:value-type="float" office:value="438">
            <text:p>4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1]+1" office:value-type="float" office:value="439">
            <text:p>4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2]+1" office:value-type="float" office:value="440">
            <text:p>4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3]+1" office:value-type="float" office:value="441">
            <text:p>4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4]+1" office:value-type="float" office:value="442">
            <text:p>4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5]+1" office:value-type="float" office:value="443">
            <text:p>4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6]+1" office:value-type="float" office:value="444">
            <text:p>4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7]+1" office:value-type="float" office:value="445">
            <text:p>4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8]+1" office:value-type="float" office:value="446">
            <text:p>4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49]+1" office:value-type="float" office:value="447">
            <text:p>4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0]+1" office:value-type="float" office:value="448">
            <text:p>4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1]+1" office:value-type="float" office:value="449">
            <text:p>4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2]+1" office:value-type="float" office:value="450">
            <text:p>4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3]+1" office:value-type="float" office:value="451">
            <text:p>4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4]+1" office:value-type="float" office:value="452">
            <text:p>4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5]+1" office:value-type="float" office:value="453">
            <text:p>4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6]+1" office:value-type="float" office:value="454">
            <text:p>4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7]+1" office:value-type="float" office:value="455">
            <text:p>4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8]+1" office:value-type="float" office:value="456">
            <text:p>4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59]+1" office:value-type="float" office:value="457">
            <text:p>4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0]+1" office:value-type="float" office:value="458">
            <text:p>4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1]+1" office:value-type="float" office:value="459">
            <text:p>4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2]+1" office:value-type="float" office:value="460">
            <text:p>4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3]+1" office:value-type="float" office:value="461">
            <text:p>4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4]+1" office:value-type="float" office:value="462">
            <text:p>4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5]+1" office:value-type="float" office:value="463">
            <text:p>4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6]+1" office:value-type="float" office:value="464">
            <text:p>4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7]+1" office:value-type="float" office:value="465">
            <text:p>4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8]+1" office:value-type="float" office:value="466">
            <text:p>4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69]+1" office:value-type="float" office:value="467">
            <text:p>4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0]+1" office:value-type="float" office:value="468">
            <text:p>4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1]+1" office:value-type="float" office:value="469">
            <text:p>4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2]+1" office:value-type="float" office:value="470">
            <text:p>4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3]+1" office:value-type="float" office:value="471">
            <text:p>4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4]+1" office:value-type="float" office:value="472">
            <text:p>4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5]+1" office:value-type="float" office:value="473">
            <text:p>4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6]+1" office:value-type="float" office:value="474">
            <text:p>4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7]+1" office:value-type="float" office:value="475">
            <text:p>4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8]+1" office:value-type="float" office:value="476">
            <text:p>4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79]+1" office:value-type="float" office:value="477">
            <text:p>4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0]+1" office:value-type="float" office:value="478">
            <text:p>4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1]+1" office:value-type="float" office:value="479">
            <text:p>4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2]+1" office:value-type="float" office:value="480">
            <text:p>4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3]+1" office:value-type="float" office:value="481">
            <text:p>4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4]+1" office:value-type="float" office:value="482">
            <text:p>4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5]+1" office:value-type="float" office:value="483">
            <text:p>4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6]+1" office:value-type="float" office:value="484">
            <text:p>4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7]+1" office:value-type="float" office:value="485">
            <text:p>4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8]+1" office:value-type="float" office:value="486">
            <text:p>4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89]+1" office:value-type="float" office:value="487">
            <text:p>4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0]+1" office:value-type="float" office:value="488">
            <text:p>4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1]+1" office:value-type="float" office:value="489">
            <text:p>4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2]+1" office:value-type="float" office:value="490">
            <text:p>4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3]+1" office:value-type="float" office:value="491">
            <text:p>4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4]+1" office:value-type="float" office:value="492">
            <text:p>4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5]+1" office:value-type="float" office:value="493">
            <text:p>4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6]+1" office:value-type="float" office:value="494">
            <text:p>4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7]+1" office:value-type="float" office:value="495">
            <text:p>4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8]+1" office:value-type="float" office:value="496">
            <text:p>4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499]+1" office:value-type="float" office:value="497">
            <text:p>4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0]+1" office:value-type="float" office:value="498">
            <text:p>4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1]+1" office:value-type="float" office:value="499">
            <text:p>4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2]+1" office:value-type="float" office:value="500">
            <text:p>5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3]+1" office:value-type="float" office:value="501">
            <text:p>5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4]+1" office:value-type="float" office:value="502">
            <text:p>5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5]+1" office:value-type="float" office:value="503">
            <text:p>5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6]+1" office:value-type="float" office:value="504">
            <text:p>5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7]+1" office:value-type="float" office:value="505">
            <text:p>5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8]+1" office:value-type="float" office:value="506">
            <text:p>5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09]+1" office:value-type="float" office:value="507">
            <text:p>5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0]+1" office:value-type="float" office:value="508">
            <text:p>5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1]+1" office:value-type="float" office:value="509">
            <text:p>5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2]+1" office:value-type="float" office:value="510">
            <text:p>5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3]+1" office:value-type="float" office:value="511">
            <text:p>5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4]+1" office:value-type="float" office:value="512">
            <text:p>5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5]+1" office:value-type="float" office:value="513">
            <text:p>5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6]+1" office:value-type="float" office:value="514">
            <text:p>5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7]+1" office:value-type="float" office:value="515">
            <text:p>5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8]+1" office:value-type="float" office:value="516">
            <text:p>5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19]+1" office:value-type="float" office:value="517">
            <text:p>5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0]+1" office:value-type="float" office:value="518">
            <text:p>5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1]+1" office:value-type="float" office:value="519">
            <text:p>5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2]+1" office:value-type="float" office:value="520">
            <text:p>5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3]+1" office:value-type="float" office:value="521">
            <text:p>5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4]+1" office:value-type="float" office:value="522">
            <text:p>5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5]+1" office:value-type="float" office:value="523">
            <text:p>5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6]+1" office:value-type="float" office:value="524">
            <text:p>5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7]+1" office:value-type="float" office:value="525">
            <text:p>5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8]+1" office:value-type="float" office:value="526">
            <text:p>5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29]+1" office:value-type="float" office:value="527">
            <text:p>5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0]+1" office:value-type="float" office:value="528">
            <text:p>5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1]+1" office:value-type="float" office:value="529">
            <text:p>5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2]+1" office:value-type="float" office:value="530">
            <text:p>5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3]+1" office:value-type="float" office:value="531">
            <text:p>5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4]+1" office:value-type="float" office:value="532">
            <text:p>5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5]+1" office:value-type="float" office:value="533">
            <text:p>5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6]+1" office:value-type="float" office:value="534">
            <text:p>5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7]+1" office:value-type="float" office:value="535">
            <text:p>5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8]+1" office:value-type="float" office:value="536">
            <text:p>5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39]+1" office:value-type="float" office:value="537">
            <text:p>5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0]+1" office:value-type="float" office:value="538">
            <text:p>5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1]+1" office:value-type="float" office:value="539">
            <text:p>5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2]+1" office:value-type="float" office:value="540">
            <text:p>5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3]+1" office:value-type="float" office:value="541">
            <text:p>5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4]+1" office:value-type="float" office:value="542">
            <text:p>5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5]+1" office:value-type="float" office:value="543">
            <text:p>5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6]+1" office:value-type="float" office:value="544">
            <text:p>5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7]+1" office:value-type="float" office:value="545">
            <text:p>5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8]+1" office:value-type="float" office:value="546">
            <text:p>5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49]+1" office:value-type="float" office:value="547">
            <text:p>5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0]+1" office:value-type="float" office:value="548">
            <text:p>5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1]+1" office:value-type="float" office:value="549">
            <text:p>5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2]+1" office:value-type="float" office:value="550">
            <text:p>5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3]+1" office:value-type="float" office:value="551">
            <text:p>5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4]+1" office:value-type="float" office:value="552">
            <text:p>5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5]+1" office:value-type="float" office:value="553">
            <text:p>5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6]+1" office:value-type="float" office:value="554">
            <text:p>5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7]+1" office:value-type="float" office:value="555">
            <text:p>5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8]+1" office:value-type="float" office:value="556">
            <text:p>5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59]+1" office:value-type="float" office:value="557">
            <text:p>5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0]+1" office:value-type="float" office:value="558">
            <text:p>5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1]+1" office:value-type="float" office:value="559">
            <text:p>5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2]+1" office:value-type="float" office:value="560">
            <text:p>5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3]+1" office:value-type="float" office:value="561">
            <text:p>5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4]+1" office:value-type="float" office:value="562">
            <text:p>5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5]+1" office:value-type="float" office:value="563">
            <text:p>5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6]+1" office:value-type="float" office:value="564">
            <text:p>5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7]+1" office:value-type="float" office:value="565">
            <text:p>5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8]+1" office:value-type="float" office:value="566">
            <text:p>5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69]+1" office:value-type="float" office:value="567">
            <text:p>5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0]+1" office:value-type="float" office:value="568">
            <text:p>5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1]+1" office:value-type="float" office:value="569">
            <text:p>5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2]+1" office:value-type="float" office:value="570">
            <text:p>5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3]+1" office:value-type="float" office:value="571">
            <text:p>5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4]+1" office:value-type="float" office:value="572">
            <text:p>5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5]+1" office:value-type="float" office:value="573">
            <text:p>5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6]+1" office:value-type="float" office:value="574">
            <text:p>5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7]+1" office:value-type="float" office:value="575">
            <text:p>5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8]+1" office:value-type="float" office:value="576">
            <text:p>5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79]+1" office:value-type="float" office:value="577">
            <text:p>5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0]+1" office:value-type="float" office:value="578">
            <text:p>5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1]+1" office:value-type="float" office:value="579">
            <text:p>5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2]+1" office:value-type="float" office:value="580">
            <text:p>5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3]+1" office:value-type="float" office:value="581">
            <text:p>5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4]+1" office:value-type="float" office:value="582">
            <text:p>5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5]+1" office:value-type="float" office:value="583">
            <text:p>5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6]+1" office:value-type="float" office:value="584">
            <text:p>5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7]+1" office:value-type="float" office:value="585">
            <text:p>5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8]+1" office:value-type="float" office:value="586">
            <text:p>5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89]+1" office:value-type="float" office:value="587">
            <text:p>5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0]+1" office:value-type="float" office:value="588">
            <text:p>5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1]+1" office:value-type="float" office:value="589">
            <text:p>5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2]+1" office:value-type="float" office:value="590">
            <text:p>5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3]+1" office:value-type="float" office:value="591">
            <text:p>5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4]+1" office:value-type="float" office:value="592">
            <text:p>5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5]+1" office:value-type="float" office:value="593">
            <text:p>5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6]+1" office:value-type="float" office:value="594">
            <text:p>5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7]+1" office:value-type="float" office:value="595">
            <text:p>5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8]+1" office:value-type="float" office:value="596">
            <text:p>5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599]+1" office:value-type="float" office:value="597">
            <text:p>5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0]+1" office:value-type="float" office:value="598">
            <text:p>5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1]+1" office:value-type="float" office:value="599">
            <text:p>5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2]+1" office:value-type="float" office:value="600">
            <text:p>6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3]+1" office:value-type="float" office:value="601">
            <text:p>6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4]+1" office:value-type="float" office:value="602">
            <text:p>6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5]+1" office:value-type="float" office:value="603">
            <text:p>6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6]+1" office:value-type="float" office:value="604">
            <text:p>6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7]+1" office:value-type="float" office:value="605">
            <text:p>6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8]+1" office:value-type="float" office:value="606">
            <text:p>6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09]+1" office:value-type="float" office:value="607">
            <text:p>6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0]+1" office:value-type="float" office:value="608">
            <text:p>6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1]+1" office:value-type="float" office:value="609">
            <text:p>6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2]+1" office:value-type="float" office:value="610">
            <text:p>6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3]+1" office:value-type="float" office:value="611">
            <text:p>6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4]+1" office:value-type="float" office:value="612">
            <text:p>6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5]+1" office:value-type="float" office:value="613">
            <text:p>6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6]+1" office:value-type="float" office:value="614">
            <text:p>6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7]+1" office:value-type="float" office:value="615">
            <text:p>6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8]+1" office:value-type="float" office:value="616">
            <text:p>6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19]+1" office:value-type="float" office:value="617">
            <text:p>6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0]+1" office:value-type="float" office:value="618">
            <text:p>6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1]+1" office:value-type="float" office:value="619">
            <text:p>6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2]+1" office:value-type="float" office:value="620">
            <text:p>6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3]+1" office:value-type="float" office:value="621">
            <text:p>6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4]+1" office:value-type="float" office:value="622">
            <text:p>6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5]+1" office:value-type="float" office:value="623">
            <text:p>6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6]+1" office:value-type="float" office:value="624">
            <text:p>6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7]+1" office:value-type="float" office:value="625">
            <text:p>6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8]+1" office:value-type="float" office:value="626">
            <text:p>6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29]+1" office:value-type="float" office:value="627">
            <text:p>6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0]+1" office:value-type="float" office:value="628">
            <text:p>6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1]+1" office:value-type="float" office:value="629">
            <text:p>6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2]+1" office:value-type="float" office:value="630">
            <text:p>6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3]+1" office:value-type="float" office:value="631">
            <text:p>6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4]+1" office:value-type="float" office:value="632">
            <text:p>6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5]+1" office:value-type="float" office:value="633">
            <text:p>6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6]+1" office:value-type="float" office:value="634">
            <text:p>6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7]+1" office:value-type="float" office:value="635">
            <text:p>6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8]+1" office:value-type="float" office:value="636">
            <text:p>6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39]+1" office:value-type="float" office:value="637">
            <text:p>6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0]+1" office:value-type="float" office:value="638">
            <text:p>6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1]+1" office:value-type="float" office:value="639">
            <text:p>6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2]+1" office:value-type="float" office:value="640">
            <text:p>6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3]+1" office:value-type="float" office:value="641">
            <text:p>6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4]+1" office:value-type="float" office:value="642">
            <text:p>6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5]+1" office:value-type="float" office:value="643">
            <text:p>6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6]+1" office:value-type="float" office:value="644">
            <text:p>6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7]+1" office:value-type="float" office:value="645">
            <text:p>6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8]+1" office:value-type="float" office:value="646">
            <text:p>6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49]+1" office:value-type="float" office:value="647">
            <text:p>6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0]+1" office:value-type="float" office:value="648">
            <text:p>6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1]+1" office:value-type="float" office:value="649">
            <text:p>6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2]+1" office:value-type="float" office:value="650">
            <text:p>6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3]+1" office:value-type="float" office:value="651">
            <text:p>6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4]+1" office:value-type="float" office:value="652">
            <text:p>6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5]+1" office:value-type="float" office:value="653">
            <text:p>6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6]+1" office:value-type="float" office:value="654">
            <text:p>6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7]+1" office:value-type="float" office:value="655">
            <text:p>6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8]+1" office:value-type="float" office:value="656">
            <text:p>6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59]+1" office:value-type="float" office:value="657">
            <text:p>6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0]+1" office:value-type="float" office:value="658">
            <text:p>6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1]+1" office:value-type="float" office:value="659">
            <text:p>6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2]+1" office:value-type="float" office:value="660">
            <text:p>6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3]+1" office:value-type="float" office:value="661">
            <text:p>6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4]+1" office:value-type="float" office:value="662">
            <text:p>6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5]+1" office:value-type="float" office:value="663">
            <text:p>6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6]+1" office:value-type="float" office:value="664">
            <text:p>6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7]+1" office:value-type="float" office:value="665">
            <text:p>6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8]+1" office:value-type="float" office:value="666">
            <text:p>6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69]+1" office:value-type="float" office:value="667">
            <text:p>6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0]+1" office:value-type="float" office:value="668">
            <text:p>6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1]+1" office:value-type="float" office:value="669">
            <text:p>6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2]+1" office:value-type="float" office:value="670">
            <text:p>6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3]+1" office:value-type="float" office:value="671">
            <text:p>6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4]+1" office:value-type="float" office:value="672">
            <text:p>6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5]+1" office:value-type="float" office:value="673">
            <text:p>6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6]+1" office:value-type="float" office:value="674">
            <text:p>6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7]+1" office:value-type="float" office:value="675">
            <text:p>6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8]+1" office:value-type="float" office:value="676">
            <text:p>6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79]+1" office:value-type="float" office:value="677">
            <text:p>6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0]+1" office:value-type="float" office:value="678">
            <text:p>6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1]+1" office:value-type="float" office:value="679">
            <text:p>6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2]+1" office:value-type="float" office:value="680">
            <text:p>6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3]+1" office:value-type="float" office:value="681">
            <text:p>6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4]+1" office:value-type="float" office:value="682">
            <text:p>6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5]+1" office:value-type="float" office:value="683">
            <text:p>6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6]+1" office:value-type="float" office:value="684">
            <text:p>6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7]+1" office:value-type="float" office:value="685">
            <text:p>6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8]+1" office:value-type="float" office:value="686">
            <text:p>6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89]+1" office:value-type="float" office:value="687">
            <text:p>6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0]+1" office:value-type="float" office:value="688">
            <text:p>6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1]+1" office:value-type="float" office:value="689">
            <text:p>6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2]+1" office:value-type="float" office:value="690">
            <text:p>6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3]+1" office:value-type="float" office:value="691">
            <text:p>6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4]+1" office:value-type="float" office:value="692">
            <text:p>6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5]+1" office:value-type="float" office:value="693">
            <text:p>6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6]+1" office:value-type="float" office:value="694">
            <text:p>6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7]+1" office:value-type="float" office:value="695">
            <text:p>6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8]+1" office:value-type="float" office:value="696">
            <text:p>6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699]+1" office:value-type="float" office:value="697">
            <text:p>6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0]+1" office:value-type="float" office:value="698">
            <text:p>6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1]+1" office:value-type="float" office:value="699">
            <text:p>6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2]+1" office:value-type="float" office:value="700">
            <text:p>7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3]+1" office:value-type="float" office:value="701">
            <text:p>7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4]+1" office:value-type="float" office:value="702">
            <text:p>7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5]+1" office:value-type="float" office:value="703">
            <text:p>7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6]+1" office:value-type="float" office:value="704">
            <text:p>7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7]+1" office:value-type="float" office:value="705">
            <text:p>7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8]+1" office:value-type="float" office:value="706">
            <text:p>7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09]+1" office:value-type="float" office:value="707">
            <text:p>7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0]+1" office:value-type="float" office:value="708">
            <text:p>7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1]+1" office:value-type="float" office:value="709">
            <text:p>7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2]+1" office:value-type="float" office:value="710">
            <text:p>7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3]+1" office:value-type="float" office:value="711">
            <text:p>7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4]+1" office:value-type="float" office:value="712">
            <text:p>7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5]+1" office:value-type="float" office:value="713">
            <text:p>7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6]+1" office:value-type="float" office:value="714">
            <text:p>7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7]+1" office:value-type="float" office:value="715">
            <text:p>7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8]+1" office:value-type="float" office:value="716">
            <text:p>7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19]+1" office:value-type="float" office:value="717">
            <text:p>7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0]+1" office:value-type="float" office:value="718">
            <text:p>7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1]+1" office:value-type="float" office:value="719">
            <text:p>7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2]+1" office:value-type="float" office:value="720">
            <text:p>7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3]+1" office:value-type="float" office:value="721">
            <text:p>7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4]+1" office:value-type="float" office:value="722">
            <text:p>7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5]+1" office:value-type="float" office:value="723">
            <text:p>7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6]+1" office:value-type="float" office:value="724">
            <text:p>7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7]+1" office:value-type="float" office:value="725">
            <text:p>7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8]+1" office:value-type="float" office:value="726">
            <text:p>7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29]+1" office:value-type="float" office:value="727">
            <text:p>7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0]+1" office:value-type="float" office:value="728">
            <text:p>7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1]+1" office:value-type="float" office:value="729">
            <text:p>7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2]+1" office:value-type="float" office:value="730">
            <text:p>7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3]+1" office:value-type="float" office:value="731">
            <text:p>7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4]+1" office:value-type="float" office:value="732">
            <text:p>7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5]+1" office:value-type="float" office:value="733">
            <text:p>7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6]+1" office:value-type="float" office:value="734">
            <text:p>7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7]+1" office:value-type="float" office:value="735">
            <text:p>7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8]+1" office:value-type="float" office:value="736">
            <text:p>7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39]+1" office:value-type="float" office:value="737">
            <text:p>7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0]+1" office:value-type="float" office:value="738">
            <text:p>7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1]+1" office:value-type="float" office:value="739">
            <text:p>7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2]+1" office:value-type="float" office:value="740">
            <text:p>7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3]+1" office:value-type="float" office:value="741">
            <text:p>7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4]+1" office:value-type="float" office:value="742">
            <text:p>7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5]+1" office:value-type="float" office:value="743">
            <text:p>7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6]+1" office:value-type="float" office:value="744">
            <text:p>7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7]+1" office:value-type="float" office:value="745">
            <text:p>7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8]+1" office:value-type="float" office:value="746">
            <text:p>7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49]+1" office:value-type="float" office:value="747">
            <text:p>7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0]+1" office:value-type="float" office:value="748">
            <text:p>7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1]+1" office:value-type="float" office:value="749">
            <text:p>7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2]+1" office:value-type="float" office:value="750">
            <text:p>7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3]+1" office:value-type="float" office:value="751">
            <text:p>7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4]+1" office:value-type="float" office:value="752">
            <text:p>7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5]+1" office:value-type="float" office:value="753">
            <text:p>7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6]+1" office:value-type="float" office:value="754">
            <text:p>7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7]+1" office:value-type="float" office:value="755">
            <text:p>7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8]+1" office:value-type="float" office:value="756">
            <text:p>7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59]+1" office:value-type="float" office:value="757">
            <text:p>7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0]+1" office:value-type="float" office:value="758">
            <text:p>7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1]+1" office:value-type="float" office:value="759">
            <text:p>7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2]+1" office:value-type="float" office:value="760">
            <text:p>7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3]+1" office:value-type="float" office:value="761">
            <text:p>7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4]+1" office:value-type="float" office:value="762">
            <text:p>7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5]+1" office:value-type="float" office:value="763">
            <text:p>7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6]+1" office:value-type="float" office:value="764">
            <text:p>7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7]+1" office:value-type="float" office:value="765">
            <text:p>7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8]+1" office:value-type="float" office:value="766">
            <text:p>7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69]+1" office:value-type="float" office:value="767">
            <text:p>7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0]+1" office:value-type="float" office:value="768">
            <text:p>7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1]+1" office:value-type="float" office:value="769">
            <text:p>7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2]+1" office:value-type="float" office:value="770">
            <text:p>7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3]+1" office:value-type="float" office:value="771">
            <text:p>7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4]+1" office:value-type="float" office:value="772">
            <text:p>7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5]+1" office:value-type="float" office:value="773">
            <text:p>7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6]+1" office:value-type="float" office:value="774">
            <text:p>7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7]+1" office:value-type="float" office:value="775">
            <text:p>7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8]+1" office:value-type="float" office:value="776">
            <text:p>7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79]+1" office:value-type="float" office:value="777">
            <text:p>7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0]+1" office:value-type="float" office:value="778">
            <text:p>7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1]+1" office:value-type="float" office:value="779">
            <text:p>7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2]+1" office:value-type="float" office:value="780">
            <text:p>7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3]+1" office:value-type="float" office:value="781">
            <text:p>7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4]+1" office:value-type="float" office:value="782">
            <text:p>7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5]+1" office:value-type="float" office:value="783">
            <text:p>7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6]+1" office:value-type="float" office:value="784">
            <text:p>7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7]+1" office:value-type="float" office:value="785">
            <text:p>7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8]+1" office:value-type="float" office:value="786">
            <text:p>7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89]+1" office:value-type="float" office:value="787">
            <text:p>7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0]+1" office:value-type="float" office:value="788">
            <text:p>7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1]+1" office:value-type="float" office:value="789">
            <text:p>7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2]+1" office:value-type="float" office:value="790">
            <text:p>7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3]+1" office:value-type="float" office:value="791">
            <text:p>7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4]+1" office:value-type="float" office:value="792">
            <text:p>7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5]+1" office:value-type="float" office:value="793">
            <text:p>7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6]+1" office:value-type="float" office:value="794">
            <text:p>7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7]+1" office:value-type="float" office:value="795">
            <text:p>7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8]+1" office:value-type="float" office:value="796">
            <text:p>7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799]+1" office:value-type="float" office:value="797">
            <text:p>7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0]+1" office:value-type="float" office:value="798">
            <text:p>7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1]+1" office:value-type="float" office:value="799">
            <text:p>7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2]+1" office:value-type="float" office:value="800">
            <text:p>8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3]+1" office:value-type="float" office:value="801">
            <text:p>8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4]+1" office:value-type="float" office:value="802">
            <text:p>8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5]+1" office:value-type="float" office:value="803">
            <text:p>8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6]+1" office:value-type="float" office:value="804">
            <text:p>8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7]+1" office:value-type="float" office:value="805">
            <text:p>8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8]+1" office:value-type="float" office:value="806">
            <text:p>8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09]+1" office:value-type="float" office:value="807">
            <text:p>8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0]+1" office:value-type="float" office:value="808">
            <text:p>8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1]+1" office:value-type="float" office:value="809">
            <text:p>8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2]+1" office:value-type="float" office:value="810">
            <text:p>8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3]+1" office:value-type="float" office:value="811">
            <text:p>8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4]+1" office:value-type="float" office:value="812">
            <text:p>8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5]+1" office:value-type="float" office:value="813">
            <text:p>8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6]+1" office:value-type="float" office:value="814">
            <text:p>8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7]+1" office:value-type="float" office:value="815">
            <text:p>8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8]+1" office:value-type="float" office:value="816">
            <text:p>8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19]+1" office:value-type="float" office:value="817">
            <text:p>8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0]+1" office:value-type="float" office:value="818">
            <text:p>8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1]+1" office:value-type="float" office:value="819">
            <text:p>8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2]+1" office:value-type="float" office:value="820">
            <text:p>8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3]+1" office:value-type="float" office:value="821">
            <text:p>8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4]+1" office:value-type="float" office:value="822">
            <text:p>8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5]+1" office:value-type="float" office:value="823">
            <text:p>8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6]+1" office:value-type="float" office:value="824">
            <text:p>8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7]+1" office:value-type="float" office:value="825">
            <text:p>8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8]+1" office:value-type="float" office:value="826">
            <text:p>8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29]+1" office:value-type="float" office:value="827">
            <text:p>8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0]+1" office:value-type="float" office:value="828">
            <text:p>8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1]+1" office:value-type="float" office:value="829">
            <text:p>8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2]+1" office:value-type="float" office:value="830">
            <text:p>8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3]+1" office:value-type="float" office:value="831">
            <text:p>8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4]+1" office:value-type="float" office:value="832">
            <text:p>8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5]+1" office:value-type="float" office:value="833">
            <text:p>8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6]+1" office:value-type="float" office:value="834">
            <text:p>8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7]+1" office:value-type="float" office:value="835">
            <text:p>8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8]+1" office:value-type="float" office:value="836">
            <text:p>8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39]+1" office:value-type="float" office:value="837">
            <text:p>8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0]+1" office:value-type="float" office:value="838">
            <text:p>8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1]+1" office:value-type="float" office:value="839">
            <text:p>8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2]+1" office:value-type="float" office:value="840">
            <text:p>8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3]+1" office:value-type="float" office:value="841">
            <text:p>8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4]+1" office:value-type="float" office:value="842">
            <text:p>8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5]+1" office:value-type="float" office:value="843">
            <text:p>8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6]+1" office:value-type="float" office:value="844">
            <text:p>8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7]+1" office:value-type="float" office:value="845">
            <text:p>8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8]+1" office:value-type="float" office:value="846">
            <text:p>8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49]+1" office:value-type="float" office:value="847">
            <text:p>8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0]+1" office:value-type="float" office:value="848">
            <text:p>8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1]+1" office:value-type="float" office:value="849">
            <text:p>8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2]+1" office:value-type="float" office:value="850">
            <text:p>8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3]+1" office:value-type="float" office:value="851">
            <text:p>8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4]+1" office:value-type="float" office:value="852">
            <text:p>8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5]+1" office:value-type="float" office:value="853">
            <text:p>8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6]+1" office:value-type="float" office:value="854">
            <text:p>8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7]+1" office:value-type="float" office:value="855">
            <text:p>8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8]+1" office:value-type="float" office:value="856">
            <text:p>8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59]+1" office:value-type="float" office:value="857">
            <text:p>8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0]+1" office:value-type="float" office:value="858">
            <text:p>8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1]+1" office:value-type="float" office:value="859">
            <text:p>8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2]+1" office:value-type="float" office:value="860">
            <text:p>8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3]+1" office:value-type="float" office:value="861">
            <text:p>8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4]+1" office:value-type="float" office:value="862">
            <text:p>8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5]+1" office:value-type="float" office:value="863">
            <text:p>8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6]+1" office:value-type="float" office:value="864">
            <text:p>8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7]+1" office:value-type="float" office:value="865">
            <text:p>8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8]+1" office:value-type="float" office:value="866">
            <text:p>8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69]+1" office:value-type="float" office:value="867">
            <text:p>8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0]+1" office:value-type="float" office:value="868">
            <text:p>8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1]+1" office:value-type="float" office:value="869">
            <text:p>8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2]+1" office:value-type="float" office:value="870">
            <text:p>8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3]+1" office:value-type="float" office:value="871">
            <text:p>8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4]+1" office:value-type="float" office:value="872">
            <text:p>8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5]+1" office:value-type="float" office:value="873">
            <text:p>8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6]+1" office:value-type="float" office:value="874">
            <text:p>8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7]+1" office:value-type="float" office:value="875">
            <text:p>8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8]+1" office:value-type="float" office:value="876">
            <text:p>8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79]+1" office:value-type="float" office:value="877">
            <text:p>8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0]+1" office:value-type="float" office:value="878">
            <text:p>8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1]+1" office:value-type="float" office:value="879">
            <text:p>8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2]+1" office:value-type="float" office:value="880">
            <text:p>8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3]+1" office:value-type="float" office:value="881">
            <text:p>8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4]+1" office:value-type="float" office:value="882">
            <text:p>8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5]+1" office:value-type="float" office:value="883">
            <text:p>8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6]+1" office:value-type="float" office:value="884">
            <text:p>8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7]+1" office:value-type="float" office:value="885">
            <text:p>8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8]+1" office:value-type="float" office:value="886">
            <text:p>8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89]+1" office:value-type="float" office:value="887">
            <text:p>8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0]+1" office:value-type="float" office:value="888">
            <text:p>8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1]+1" office:value-type="float" office:value="889">
            <text:p>8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2]+1" office:value-type="float" office:value="890">
            <text:p>8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3]+1" office:value-type="float" office:value="891">
            <text:p>8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4]+1" office:value-type="float" office:value="892">
            <text:p>8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5]+1" office:value-type="float" office:value="893">
            <text:p>8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6]+1" office:value-type="float" office:value="894">
            <text:p>8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7]+1" office:value-type="float" office:value="895">
            <text:p>8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8]+1" office:value-type="float" office:value="896">
            <text:p>8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899]+1" office:value-type="float" office:value="897">
            <text:p>8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0]+1" office:value-type="float" office:value="898">
            <text:p>8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1]+1" office:value-type="float" office:value="899">
            <text:p>8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2]+1" office:value-type="float" office:value="900">
            <text:p>90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3]+1" office:value-type="float" office:value="901">
            <text:p>90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4]+1" office:value-type="float" office:value="902">
            <text:p>90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5]+1" office:value-type="float" office:value="903">
            <text:p>90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6]+1" office:value-type="float" office:value="904">
            <text:p>90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7]+1" office:value-type="float" office:value="905">
            <text:p>90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8]+1" office:value-type="float" office:value="906">
            <text:p>90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09]+1" office:value-type="float" office:value="907">
            <text:p>90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0]+1" office:value-type="float" office:value="908">
            <text:p>90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1]+1" office:value-type="float" office:value="909">
            <text:p>90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2]+1" office:value-type="float" office:value="910">
            <text:p>91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3]+1" office:value-type="float" office:value="911">
            <text:p>91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4]+1" office:value-type="float" office:value="912">
            <text:p>91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5]+1" office:value-type="float" office:value="913">
            <text:p>91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6]+1" office:value-type="float" office:value="914">
            <text:p>91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7]+1" office:value-type="float" office:value="915">
            <text:p>91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8]+1" office:value-type="float" office:value="916">
            <text:p>91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19]+1" office:value-type="float" office:value="917">
            <text:p>91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0]+1" office:value-type="float" office:value="918">
            <text:p>91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1]+1" office:value-type="float" office:value="919">
            <text:p>91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2]+1" office:value-type="float" office:value="920">
            <text:p>92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3]+1" office:value-type="float" office:value="921">
            <text:p>92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4]+1" office:value-type="float" office:value="922">
            <text:p>92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5]+1" office:value-type="float" office:value="923">
            <text:p>92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6]+1" office:value-type="float" office:value="924">
            <text:p>92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7]+1" office:value-type="float" office:value="925">
            <text:p>92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8]+1" office:value-type="float" office:value="926">
            <text:p>92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29]+1" office:value-type="float" office:value="927">
            <text:p>92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0]+1" office:value-type="float" office:value="928">
            <text:p>92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1]+1" office:value-type="float" office:value="929">
            <text:p>92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2]+1" office:value-type="float" office:value="930">
            <text:p>93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3]+1" office:value-type="float" office:value="931">
            <text:p>93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4]+1" office:value-type="float" office:value="932">
            <text:p>93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5]+1" office:value-type="float" office:value="933">
            <text:p>93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6]+1" office:value-type="float" office:value="934">
            <text:p>93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7]+1" office:value-type="float" office:value="935">
            <text:p>93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8]+1" office:value-type="float" office:value="936">
            <text:p>93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39]+1" office:value-type="float" office:value="937">
            <text:p>93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0]+1" office:value-type="float" office:value="938">
            <text:p>93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1]+1" office:value-type="float" office:value="939">
            <text:p>93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2]+1" office:value-type="float" office:value="940">
            <text:p>94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3]+1" office:value-type="float" office:value="941">
            <text:p>94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4]+1" office:value-type="float" office:value="942">
            <text:p>94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5]+1" office:value-type="float" office:value="943">
            <text:p>94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6]+1" office:value-type="float" office:value="944">
            <text:p>94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7]+1" office:value-type="float" office:value="945">
            <text:p>94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8]+1" office:value-type="float" office:value="946">
            <text:p>94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49]+1" office:value-type="float" office:value="947">
            <text:p>94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0]+1" office:value-type="float" office:value="948">
            <text:p>94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1]+1" office:value-type="float" office:value="949">
            <text:p>94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2]+1" office:value-type="float" office:value="950">
            <text:p>95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3]+1" office:value-type="float" office:value="951">
            <text:p>95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4]+1" office:value-type="float" office:value="952">
            <text:p>95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5]+1" office:value-type="float" office:value="953">
            <text:p>95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6]+1" office:value-type="float" office:value="954">
            <text:p>95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7]+1" office:value-type="float" office:value="955">
            <text:p>95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8]+1" office:value-type="float" office:value="956">
            <text:p>95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59]+1" office:value-type="float" office:value="957">
            <text:p>95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0]+1" office:value-type="float" office:value="958">
            <text:p>95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1]+1" office:value-type="float" office:value="959">
            <text:p>95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2]+1" office:value-type="float" office:value="960">
            <text:p>96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3]+1" office:value-type="float" office:value="961">
            <text:p>96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4]+1" office:value-type="float" office:value="962">
            <text:p>96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5]+1" office:value-type="float" office:value="963">
            <text:p>96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6]+1" office:value-type="float" office:value="964">
            <text:p>96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7]+1" office:value-type="float" office:value="965">
            <text:p>96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8]+1" office:value-type="float" office:value="966">
            <text:p>96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69]+1" office:value-type="float" office:value="967">
            <text:p>96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0]+1" office:value-type="float" office:value="968">
            <text:p>96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1]+1" office:value-type="float" office:value="969">
            <text:p>96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2]+1" office:value-type="float" office:value="970">
            <text:p>97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3]+1" office:value-type="float" office:value="971">
            <text:p>97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4]+1" office:value-type="float" office:value="972">
            <text:p>97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5]+1" office:value-type="float" office:value="973">
            <text:p>97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6]+1" office:value-type="float" office:value="974">
            <text:p>97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7]+1" office:value-type="float" office:value="975">
            <text:p>97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8]+1" office:value-type="float" office:value="976">
            <text:p>97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79]+1" office:value-type="float" office:value="977">
            <text:p>97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0]+1" office:value-type="float" office:value="978">
            <text:p>97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1]+1" office:value-type="float" office:value="979">
            <text:p>97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2]+1" office:value-type="float" office:value="980">
            <text:p>98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3]+1" office:value-type="float" office:value="981">
            <text:p>98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4]+1" office:value-type="float" office:value="982">
            <text:p>98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5]+1" office:value-type="float" office:value="983">
            <text:p>98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6]+1" office:value-type="float" office:value="984">
            <text:p>98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7]+1" office:value-type="float" office:value="985">
            <text:p>98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8]+1" office:value-type="float" office:value="986">
            <text:p>98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89]+1" office:value-type="float" office:value="987">
            <text:p>98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0]+1" office:value-type="float" office:value="988">
            <text:p>98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1]+1" office:value-type="float" office:value="989">
            <text:p>98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2]+1" office:value-type="float" office:value="990">
            <text:p>990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3]+1" office:value-type="float" office:value="991">
            <text:p>991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4]+1" office:value-type="float" office:value="992">
            <text:p>992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5]+1" office:value-type="float" office:value="993">
            <text:p>993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6]+1" office:value-type="float" office:value="994">
            <text:p>994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7]+1" office:value-type="float" office:value="995">
            <text:p>995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8]+1" office:value-type="float" office:value="996">
            <text:p>996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999]+1" office:value-type="float" office:value="997">
            <text:p>997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00]+1" office:value-type="float" office:value="998">
            <text:p>998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3">
          <table:table-cell table:style-name="ce60" table:formula="of:=[.A1001]+1" office:value-type="float" office:value="999">
            <text:p>999</text:p>
          </table:table-cell>
          <table:table-cell table:style-name="ce66" table:number-columns-repeated="4"/>
          <table:table-cell table:style-name="ce66" table:content-validation-name="val1"/>
          <table:table-cell table:style-name="ce66" table:number-columns-repeated="9"/>
          <table:table-cell table:number-columns-repeated="1009"/>
        </table:table-row>
        <table:table-row table:style-name="ro9" table:number-rows-repeated="1047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riables" table:style-name="ta8" table:print="false"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7" table:number-columns-repeated="2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8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23" table:number-columns-repeated="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1" table:number-columns-repeated="999" table:default-cell-style-name="Excel_20_Built-in_20_Normal"/>
        <table:table-row table:style-name="ro10">
          <table:table-cell table:style-name="ce81"/>
          <table:table-cell table:style-name="ce61" table:number-columns-repeated="2"/>
          <table:table-cell table:style-name="ce59" table:number-columns-repeated="7"/>
          <table:table-cell table:style-name="ce169"/>
          <table:table-cell table:style-name="ce171"/>
          <table:table-cell table:style-name="ce59"/>
          <table:table-cell table:style-name="ce184" table:number-columns-repeated="2"/>
          <table:table-cell table:style-name="ce171" table:number-columns-repeated="4"/>
          <table:table-cell table:number-columns-repeated="2"/>
          <table:table-cell table:style-name="ce295" table:number-columns-repeated="2"/>
          <table:table-cell table:style-name="ce59" table:number-columns-repeated="2"/>
          <table:table-cell table:style-name="ce173" table:number-columns-repeated="19"/>
          <table:table-cell table:number-columns-repeated="980"/>
        </table:table-row>
        <table:table-row table:style-name="ro26">
          <table:table-cell table:style-name="ce82" office:value-type="string">
            <text:p># Column </text:p>
          </table:table-cell>
          <table:table-cell table:style-name="ce96" office:value-type="string">
            <text:p>Name Source Column</text:p>
          </table:table-cell>
          <table:table-cell table:style-name="ce96" office:value-type="string">
            <text:p>Name Updated Column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Data Type</text:p>
          </table:table-cell>
          <table:table-cell table:style-name="ce96" office:value-type="string">
            <text:p># Missing</text:p>
          </table:table-cell>
          <table:table-cell table:style-name="ce96" office:value-type="string">
            <text:p>% Missing</text:p>
          </table:table-cell>
          <table:table-cell table:style-name="ce96" office:value-type="string">
            <text:p>Categorical / Quantitative </text:p>
          </table:table-cell>
          <table:table-cell table:style-name="ce96" office:value-type="string">
            <text:p>Category Type</text:p>
          </table:table-cell>
          <table:table-cell table:style-name="ce96" office:value-type="string">
            <text:p>Distribution</text:p>
          </table:table-cell>
          <table:table-cell table:style-name="ce96" office:value-type="string">
            <text:p>Deleting?</text:p>
          </table:table-cell>
          <table:table-cell table:style-name="ce96" office:value-type="string">
            <text:p>Why Deleting?</text:p>
          </table:table-cell>
          <table:table-cell table:style-name="ce96" office:value-type="string">
            <text:p>Comment</text:p>
          </table:table-cell>
          <table:table-cell table:style-name="ce185" office:value-type="string">
            <text:p>Number Original Modalities</text:p>
          </table:table-cell>
          <table:table-cell table:style-name="ce185" office:value-type="string">
            <text:p>Number Updated Modalities</text:p>
          </table:table-cell>
          <table:table-cell table:style-name="ce96" office:value-type="string">
            <text:p>Original Modalities</text:p>
          </table:table-cell>
          <table:table-cell table:style-name="ce96" office:value-type="string">
            <text:p>Updated Modalities</text:p>
          </table:table-cell>
          <table:table-cell table:style-name="ce96" office:value-type="string">
            <text:p>modality examples</text:p>
          </table:table-cell>
          <table:table-cell table:style-name="ce274" office:value-type="string">
            <text:p>Comments regarding data 2005-2018 vs 2019-2024</text:p>
          </table:table-cell>
          <table:table-cell/>
          <table:table-cell table:style-name="ce59" table:number-columns-repeated="2"/>
          <table:table-cell table:style-name="ce173" table:number-columns-repeated="22"/>
          <table:table-cell table:number-columns-repeated="980"/>
        </table:table-row>
        <table:table-row table:style-name="ro27">
          <table:table-cell table:style-name="ce83"/>
          <table:table-cell table:style-name="ce97" table:number-columns-repeated="2"/>
          <table:table-cell table:style-name="ce116" office:value-type="string">
            <text:p>What does this variable represent (from a business perspective ?)</text:p>
          </table:table-cell>
          <table:table-cell table:style-name="ce116"/>
          <table:table-cell table:style-name="ce122"/>
          <table:table-cell table:style-name="ce122" office:value-type="string">
            <text:p>in %</text:p>
          </table:table-cell>
          <table:table-cell table:style-name="ce116"/>
          <table:table-cell table:style-name="ce160" office:value-type="string">
            <text:p>nominal / ordinal</text:p>
          </table:table-cell>
          <table:table-cell table:style-name="ce160"/>
          <table:table-cell table:style-name="ce160" office:value-type="string">
            <text:p>yes / no</text:p>
          </table:table-cell>
          <table:table-cell table:style-name="ce116" table:number-columns-repeated="2"/>
          <table:table-cell table:style-name="ce186" table:number-columns-repeated="2"/>
          <table:table-cell table:style-name="ce250" table:number-columns-repeated="2"/>
          <table:table-cell table:style-name="ce116"/>
          <table:table-cell table:style-name="ce275" office:value-type="string">
            <text:p>Free text</text:p>
          </table:table-cell>
          <table:table-cell table:style-name="ce79" table:number-columns-repeated="25"/>
          <table:table-cell table:number-columns-repeated="980"/>
        </table:table-row>
        <table:table-row table:style-name="ro28">
          <table:table-cell table:style-name="ce84" office:value-type="string" table:number-columns-spanned="3" table:number-rows-spanned="1">
            <text:p>characteristics</text:p>
          </table:table-cell>
          <table:covered-table-cell table:number-columns-repeated="2"/>
          <table:table-cell table:style-name="ce117" office:value-type="string">
            <text:p>327.628 rows | 17 columns in total</text:p>
          </table:table-cell>
          <table:table-cell table:style-name="ce119"/>
          <table:table-cell table:style-name="ce123"/>
          <table:table-cell table:style-name="ce139" table:number-columns-repeated="2"/>
          <table:table-cell table:style-name="ce161" table:number-columns-repeated="3"/>
          <table:table-cell table:style-name="ce172" table:number-columns-repeated="2"/>
          <table:table-cell table:style-name="ce243" table:number-columns-repeated="2"/>
          <table:table-cell table:style-name="ce172" table:number-columns-repeated="3"/>
          <table:table-cell table:style-name="ce276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5" office:value-type="float" office:value="1">
            <text:p>1</text:p>
          </table:table-cell>
          <table:table-cell table:style-name="ce98" office:value-type="string">
            <text:p>Num_Acc</text:p>
          </table:table-cell>
          <table:table-cell table:style-name="ce98" office:value-type="string">
            <text:p>acc_num</text:p>
          </table:table-cell>
          <table:table-cell table:style-name="ce105" office:value-type="string">
            <text:p>Accident ID</text:p>
          </table:table-cell>
          <table:table-cell table:style-name="ce105" office:value-type="string">
            <text:p>int</text:p>
          </table:table-cell>
          <table:table-cell table:style-name="ce124"/>
          <table:table-cell table:style-name="ce140" office:value-type="percentage" office:value="0">
            <text:p>0,00%</text:p>
          </table:table-cell>
          <table:table-cell table:style-name="ce105" table:content-validation-name="val2" office:value-type="string">
            <text:p>Unique Value</text:p>
          </table:table-cell>
          <table:table-cell table:style-name="ce85" office:value-type="string">
            <text:p>nominal</text:p>
          </table:table-cell>
          <table:table-cell table:style-name="ce85"/>
          <table:table-cell table:style-name="ce165"/>
          <table:table-cell table:style-name="ce174" table:number-columns-repeated="2"/>
          <table:table-cell table:style-name="ce244" table:number-columns-repeated="2"/>
          <table:table-cell table:style-name="ce174" table:number-columns-repeated="2"/>
          <table:table-cell table:style-name="ce261"/>
          <table:table-cell table:style-name="ce277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office:value-type="float" office:value="2">
            <text:p>2</text:p>
          </table:table-cell>
          <table:table-cell table:style-name="ce99" office:value-type="string">
            <text:p>an</text:p>
          </table:table-cell>
          <table:table-cell table:style-name="ce99" office:value-type="string">
            <text:p>acc_year</text:p>
          </table:table-cell>
          <table:table-cell table:style-name="ce100" office:value-type="string">
            <text:p>Year of the accident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1" office:value-type="percentage" office:value="0">
            <text:p>0,00%</text:p>
          </table:table-cell>
          <table:table-cell table:style-name="ce99" table:content-validation-name="val2" office:value-type="string">
            <text:p>Quantitative</text:p>
          </table:table-cell>
          <table:table-cell table:style-name="ce88" office:value-type="string">
            <text:p>interval</text:p>
          </table:table-cell>
          <table:table-cell table:style-name="ce88"/>
          <table:table-cell table:style-name="ce138"/>
          <table:table-cell table:style-name="ce66" table:number-columns-repeated="2"/>
          <table:table-cell table:style-name="ce136" table:number-columns-repeated="2"/>
          <table:table-cell table:style-name="ce66" table:number-columns-repeated="2"/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office:value-type="float" office:value="3">
            <text:p>3</text:p>
          </table:table-cell>
          <table:table-cell table:style-name="ce100" office:value-type="string">
            <text:p>mois</text:p>
          </table:table-cell>
          <table:table-cell table:style-name="ce100" office:value-type="string">
            <text:p>acc_month</text:p>
          </table:table-cell>
          <table:table-cell table:style-name="ce100" office:value-type="string">
            <text:p>Month of the accident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1" office:value-type="percentage" office:value="0">
            <text:p>0,00%</text:p>
          </table:table-cell>
          <table:table-cell table:style-name="ce99" table:content-validation-name="val2" office:value-type="string">
            <text:p>Quantitative</text:p>
          </table:table-cell>
          <table:table-cell table:style-name="ce88" office:value-type="string">
            <text:p>interval</text:p>
          </table:table-cell>
          <table:table-cell table:style-name="ce138" table:number-columns-repeated="2"/>
          <table:table-cell table:style-name="ce66" table:number-columns-repeated="2"/>
          <table:table-cell table:style-name="ce136" table:number-columns-repeated="2"/>
          <table:table-cell table:style-name="ce66" table:number-columns-repeated="2"/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7]+1" office:value-type="float" office:value="4">
            <text:p>4</text:p>
          </table:table-cell>
          <table:table-cell table:style-name="ce101" office:value-type="string">
            <text:p>jour</text:p>
          </table:table-cell>
          <table:table-cell table:style-name="ce101" office:value-type="string">
            <text:p>acc_day</text:p>
          </table:table-cell>
          <table:table-cell table:style-name="ce101" office:value-type="string">
            <text:p>Day of the accident</text:p>
          </table:table-cell>
          <table:table-cell table:style-name="ce111" office:value-type="string">
            <text:p>int</text:p>
          </table:table-cell>
          <table:table-cell table:style-name="ce126"/>
          <table:table-cell table:style-name="ce142"/>
          <table:table-cell table:style-name="ce111" table:content-validation-name="val2" office:value-type="string">
            <text:p>Quantitative</text:p>
          </table:table-cell>
          <table:table-cell table:style-name="ce87" office:value-type="string">
            <text:p>interv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new acc_date field created</text:p>
          </table:table-cell>
          <table:table-cell table:style-name="ce158"/>
          <table:table-cell table:style-name="ce127" table:number-columns-repeated="2"/>
          <table:table-cell table:style-name="ce158" table:number-columns-repeated="2"/>
          <table:table-cell table:style-name="ce255"/>
          <table:table-cell table:style-name="ce279"/>
          <table:table-cell table:style-name="ce158" table:number-columns-repeated="6"/>
          <table:table-cell table:style-name="ce296" table:number-columns-repeated="19"/>
          <table:table-cell table:number-columns-repeated="980"/>
        </table:table-row>
        <table:table-row table:style-name="ro28">
          <table:table-cell table:style-name="ce88" table:formula="of:=[.A8]+1" office:value-type="float" office:value="5">
            <text:p>5</text:p>
          </table:table-cell>
          <table:table-cell table:style-name="ce100" office:value-type="string">
            <text:p>hrmn</text:p>
          </table:table-cell>
          <table:table-cell table:style-name="ce100" office:value-type="string">
            <text:p>acc_hour</text:p>
          </table:table-cell>
          <table:table-cell table:style-name="ce100" office:value-type="string">
            <text:p>Time of the accident in hour and minutes (hhmm)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1" office:value-type="percentage" office:value="0">
            <text:p>0,00%</text:p>
          </table:table-cell>
          <table:table-cell table:style-name="ce99" table:content-validation-name="val2" office:value-type="string">
            <text:p>Quantitative</text:p>
          </table:table-cell>
          <table:table-cell table:style-name="ce88" office:value-type="string">
            <text:p>interval</text:p>
          </table:table-cell>
          <table:table-cell table:style-name="ce138" table:number-columns-repeated="2"/>
          <table:table-cell table:style-name="ce66"/>
          <table:table-cell table:style-name="ce99" office:value-type="string">
            <text:p>minutes removed from original field; type changed to int</text:p>
          </table:table-cell>
          <table:table-cell table:style-name="ce136" table:number-columns-repeated="2"/>
          <table:table-cell table:style-name="ce66" table:number-columns-repeated="2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9">
          <table:table-cell table:style-name="ce88" table:formula="of:=[.A9]+1" office:value-type="float" office:value="6">
            <text:p>6</text:p>
          </table:table-cell>
          <table:table-cell table:style-name="ce100" office:value-type="string">
            <text:p>lum</text:p>
          </table:table-cell>
          <table:table-cell table:style-name="ce99" office:value-type="string">
            <text:p>acc_ambient_lightning</text:p>
          </table:table-cell>
          <table:table-cell table:style-name="ce99" office:value-type="string">
            <text:p>lighting conditions at accident time</text:p>
          </table:table-cell>
          <table:table-cell table:style-name="ce99" office:value-type="string">
            <text:p>int</text:p>
          </table:table-cell>
          <table:table-cell table:style-name="ce125" office:value-type="float" office:value="10">
            <text:p>10</text:p>
          </table:table-cell>
          <table:table-cell table:style-name="ce141"/>
          <table:table-cell table:style-name="ce99" table:content-validation-name="val2" office:value-type="string">
            <text:p>Categorical - 3 to 5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 table:number-columns-repeated="2"/>
          <table:table-cell table:style-name="ce125" office:value-type="float" office:value="5">
            <text:p>5</text:p>
          </table:table-cell>
          <table:table-cell table:style-name="ce125"/>
          <table:table-cell table:style-name="ce99" office:value-type="string">
            <text:p>1 - daylight, </text:p>
            <text:p>2 - twilight, </text:p>
            <text:p>3 - night, no street lightning, </text:p>
            <text:p>4 - night, street light off, </text:p>
            <text:p>5 - night, street light on</text:p>
          </table:table-cell>
          <table:table-cell table:style-name="ce99" office:value-type="string">
            <text:p>(0) unknown</text:p>
            <text:p>(1) daylight</text:p>
            <text:p>(2) twilight</text:p>
            <text:p>(3) night, no street lightning</text:p>
            <text:p>(4) night, street light off</text:p>
            <text:p>(5) night, street light on</text:p>
          </table:table-cell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1">
          <table:table-cell table:style-name="ce88" table:formula="of:=[.A10]+1" office:value-type="float" office:value="7">
            <text:p>7</text:p>
          </table:table-cell>
          <table:table-cell table:style-name="ce100" office:value-type="string">
            <text:p>agg</text:p>
          </table:table-cell>
          <table:table-cell table:style-name="ce99" office:value-type="string">
            <text:p>acc_urbanization_level</text:p>
          </table:table-cell>
          <table:table-cell table:style-name="ce100" office:value-type="string">
            <text:p>Localisation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1" office:value-type="percentage" office:value="0">
            <text:p>0,00%</text:p>
          </table:table-cell>
          <table:table-cell table:style-name="ce99" table:content-validation-name="val2" office:value-type="string">
            <text:p>Categorical - 3 to 5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 table:number-columns-repeated="2"/>
          <table:table-cell table:style-name="ce125" office:value-type="float" office:value="2">
            <text:p>2</text:p>
          </table:table-cell>
          <table:table-cell table:style-name="ce125"/>
          <table:table-cell table:style-name="ce99" office:value-type="string">
            <text:p>1 - outside urban area, </text:p>
            <text:p>2 - inside urban area</text:p>
          </table:table-cell>
          <table:table-cell table:style-name="ce99" office:value-type="string">
            <text:p>(0) unknown</text:p>
            <text:p>(1) outside urban area</text:p>
            <text:p>(2) inside urban area</text:p>
          </table:table-cell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9">
          <table:table-cell table:style-name="ce88" table:formula="of:=[.A11]+1" office:value-type="float" office:value="8">
            <text:p>8</text:p>
          </table:table-cell>
          <table:table-cell table:style-name="ce100" office:value-type="string">
            <text:p>int</text:p>
          </table:table-cell>
          <table:table-cell table:style-name="ce100" office:value-type="string">
            <text:p>acc_intersection</text:p>
          </table:table-cell>
          <table:table-cell table:style-name="ce100" office:value-type="string">
            <text:p>Type of Intersection </text:p>
          </table:table-cell>
          <table:table-cell table:style-name="ce99" office:value-type="string">
            <text:p>int</text:p>
          </table:table-cell>
          <table:table-cell table:style-name="ce125" office:value-type="float" office:value="29">
            <text:p>29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 table:number-columns-repeated="2"/>
          <table:table-cell table:style-name="ce125" office:value-type="float" office:value="9">
            <text:p>9</text:p>
          </table:table-cell>
          <table:table-cell table:style-name="ce125"/>
          <table:table-cell table:style-name="ce99" office:value-type="string">
            <text:p>1 - not at intersection, </text:p>
            <text:p>2 - 4-way intersection (x, +), </text:p>
            <text:p>3 - 3-way intersection (t-junction), </text:p>
            <text:p>4 - 3-way intersection (y-junction), </text:p>
            <text:p>5 - intersection having &gt;4 branches, </text:p>
            <text:p>6 - roundabout, </text:p>
            <text:p>7 - public square/plaza, </text:p>
            <text:p>8 - level crossing (road/rail intersection), </text:p>
            <text:p>9 - other intersection</text:p>
          </table:table-cell>
          <table:table-cell table:style-name="ce99" office:value-type="string">
            <text:p>(0) unknown</text:p>
            <text:p>(1) no intersection</text:p>
            <text:p>(2) 4-way intersection (x, +)</text:p>
            <text:p>(3) 3-way intersection (t-junction)</text:p>
            <text:p>(4) 3-way intersection (y-junction)</text:p>
            <text:p>(5) intersection &gt; 4 branches</text:p>
            <text:p>(6) roundabout</text:p>
            <text:p>(7) public square / plaza</text:p>
            <text:p>(8) level crossing (road / rail intersec.)</text:p>
            <text:p>(9) other intersection</text:p>
          </table:table-cell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1">
          <table:table-cell table:style-name="ce88" table:formula="of:=[.A12]+1" office:value-type="float" office:value="9">
            <text:p>9</text:p>
          </table:table-cell>
          <table:table-cell table:style-name="ce100" office:value-type="string">
            <text:p>atm</text:p>
          </table:table-cell>
          <table:table-cell table:style-name="ce100" office:value-type="string">
            <text:p>acc_atmosphere</text:p>
          </table:table-cell>
          <table:table-cell table:style-name="ce99" office:value-type="string">
            <text:p>Meteorological factors</text:p>
          </table:table-cell>
          <table:table-cell table:style-name="ce99" office:value-type="string">
            <text:p>int</text:p>
          </table:table-cell>
          <table:table-cell table:style-name="ce125" office:value-type="float" office:value="36">
            <text:p>36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9">
            <text:p>9</text:p>
          </table:table-cell>
          <table:table-cell table:style-name="ce136"/>
          <table:table-cell table:style-name="ce99" office:value-type="string">
            <text:p>1 - Normal, </text:p>
            <text:p>2 - Light rain, </text:p>
            <text:p>3 - Heavy rain, </text:p>
            <text:p>4 - Snow - hail, </text:p>
            <text:p>5 - Fog - smoke, </text:p>
            <text:p>6 - Strong wind - storm, </text:p>
            <text:p>7 - Dazzling weather, </text:p>
            <text:p>8 - Cloudy weather, </text:p>
            <text:p>9 - Other</text:p>
          </table:table-cell>
          <table:table-cell table:style-name="ce99" office:value-type="string">
            <text:p>(0) unknown,</text:p>
            <text:p>(1) normal / clear</text:p>
            <text:p>(2) light rain,</text:p>
            <text:p>(3) heavy rain,</text:p>
            <text:p>(4) snow / hail</text:p>
            <text:p>(5) fog / smoke</text:p>
            <text:p>(6) strong wind / storm</text:p>
            <text:p>(7) dazzling weather</text:p>
            <text:p>(8) cloudy weather</text:p>
            <text:p>(9) other</text:p>
          </table:table-cell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3">
          <table:table-cell table:style-name="ce88" table:formula="of:=[.A13]+1" office:value-type="float" office:value="10">
            <text:p>10</text:p>
          </table:table-cell>
          <table:table-cell table:style-name="ce100" office:value-type="string">
            <text:p>col</text:p>
          </table:table-cell>
          <table:table-cell table:style-name="ce99" office:value-type="string">
            <text:p>acc_collision_type</text:p>
          </table:table-cell>
          <table:table-cell table:style-name="ce100" office:value-type="string">
            <text:p>Type of collision</text:p>
          </table:table-cell>
          <table:table-cell table:style-name="ce99" office:value-type="string">
            <text:p>int</text:p>
          </table:table-cell>
          <table:table-cell table:style-name="ce125" office:value-type="float" office:value="1619">
            <text:p>1.619</text:p>
          </table:table-cell>
          <table:table-cell table:style-name="ce143" office:value-type="percentage" office:value="0.005">
            <text:p>0,5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7">
            <text:p>7</text:p>
          </table:table-cell>
          <table:table-cell table:style-name="ce136"/>
          <table:table-cell table:style-name="ce99" office:value-type="string">
            <text:p>1 - Two vehicles - frontal, </text:p>
            <text:p>2 - Two vehicles - from the rear, </text:p>
            <text:p>3 - Two vehicles - by the side, </text:p>
            <text:p>4 - Three vehicles and more - in chain, </text:p>
            <text:p>5 - Three or more vehicles - multiple collisions, </text:p>
            <text:p>6 - Other collision, </text:p>
            <text:p>7 - Without collision</text:p>
          </table:table-cell>
          <table:table-cell table:style-name="ce99" office:value-type="string">
            <text:p>(0) unknown</text:p>
            <text:p>(1) 2 vehicles - frontal</text:p>
            <text:p>(2) 2 vehicles - rear</text:p>
            <text:p>(3) 2 vehicles - side</text:p>
            <text:p>(4) &gt;= 3 vehicles - in chain</text:p>
            <text:p>(5) &gt;= 3 vehicles - multiple collisions</text:p>
            <text:p>(6) other collision</text:p>
            <text:p>(7) no collision</text:p>
          </table:table-cell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14]+1" office:value-type="float" office:value="11">
            <text:p>11</text:p>
          </table:table-cell>
          <table:table-cell table:style-name="ce101" office:value-type="string">
            <text:p>com</text:p>
          </table:table-cell>
          <table:table-cell table:style-name="ce101" office:value-type="string">
            <text:p>acc_municipality</text:p>
          </table:table-cell>
          <table:table-cell table:style-name="ce111" office:value-type="string">
            <text:p>Municipality; INSEE code given by INSEE</text:p>
          </table:table-cell>
          <table:table-cell table:style-name="ce111" office:value-type="string">
            <text:p>object</text:p>
          </table:table-cell>
          <table:table-cell table:style-name="ce127"/>
          <table:table-cell table:style-name="ce87"/>
          <table:table-cell table:style-name="ce111" table:content-validation-name="val2" office:value-type="string">
            <text:p>Categorical - more than 10 categories</text:p>
          </table:table-cell>
          <table:table-cell table:style-name="ce87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df contains long/lat fields</text:p>
          </table:table-cell>
          <table:table-cell table:style-name="ce111"/>
          <table:table-cell table:style-name="ce127" table:number-columns-repeated="2"/>
          <table:table-cell table:style-name="ce158" table:number-columns-repeated="2"/>
          <table:table-cell table:style-name="ce254"/>
          <table:table-cell table:style-name="ce281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15]+1" office:value-type="float" office:value="12">
            <text:p>12</text:p>
          </table:table-cell>
          <table:table-cell table:style-name="ce101" office:value-type="string">
            <text:p>adr</text:p>
          </table:table-cell>
          <table:table-cell table:style-name="ce101" office:value-type="string">
            <text:p>acc_adress</text:p>
          </table:table-cell>
          <table:table-cell table:style-name="ce101" office:value-type="string">
            <text:p>Postal address: variable filled in for accidents occurring in built-up areas</text:p>
          </table:table-cell>
          <table:table-cell table:style-name="ce111" office:value-type="string">
            <text:p>object</text:p>
          </table:table-cell>
          <table:table-cell table:style-name="ce127"/>
          <table:table-cell table:style-name="ce144"/>
          <table:table-cell table:style-name="ce111" table:content-validation-name="val3" office:value-type="string">
            <text:p>Text</text:p>
          </table:table-cell>
          <table:table-cell table:style-name="ce87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df contains long/lat fields</text:p>
          </table:table-cell>
          <table:table-cell table:style-name="ce158"/>
          <table:table-cell table:style-name="ce127" table:number-columns-repeated="2"/>
          <table:table-cell table:style-name="ce158" table:number-columns-repeated="2"/>
          <table:table-cell table:style-name="ce255"/>
          <table:table-cell table:style-name="ce279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8" table:formula="of:=[.A16]+1" office:value-type="float" office:value="13">
            <text:p>13</text:p>
          </table:table-cell>
          <table:table-cell table:style-name="ce100" office:value-type="string">
            <text:p>lat</text:p>
          </table:table-cell>
          <table:table-cell table:style-name="ce100" office:value-type="string">
            <text:p>acc_lat</text:p>
          </table:table-cell>
          <table:table-cell table:style-name="ce100" office:value-type="string">
            <text:p>Latitude</text:p>
          </table:table-cell>
          <table:table-cell table:style-name="ce99" office:value-type="string">
            <text:p>float</text:p>
          </table:table-cell>
          <table:table-cell table:style-name="ce125" office:value-type="float" office:value="0">
            <text:p>0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Quantitative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 office:value-type="string">
            <text:p>type changed to float</text:p>
          </table:table-cell>
          <table:table-cell table:style-name="ce136" table:number-columns-repeated="2"/>
          <table:table-cell table:style-name="ce66" table:number-columns-repeated="2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8" table:formula="of:=[.A17]+1" office:value-type="float" office:value="14">
            <text:p>14</text:p>
          </table:table-cell>
          <table:table-cell table:style-name="ce100" office:value-type="string">
            <text:p>long</text:p>
          </table:table-cell>
          <table:table-cell table:style-name="ce100" office:value-type="string">
            <text:p>acc_long</text:p>
          </table:table-cell>
          <table:table-cell table:style-name="ce100" office:value-type="string">
            <text:p>Longitude</text:p>
          </table:table-cell>
          <table:table-cell table:style-name="ce99" office:value-type="string">
            <text:p>float</text:p>
          </table:table-cell>
          <table:table-cell table:style-name="ce125" office:value-type="float" office:value="0">
            <text:p>0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Quantitative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 office:value-type="string">
            <text:p>type changed to float</text:p>
          </table:table-cell>
          <table:table-cell table:style-name="ce136" table:number-columns-repeated="2"/>
          <table:table-cell table:style-name="ce66" table:number-columns-repeated="2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9" office:value-type="float" office:value="15">
            <text:p>15</text:p>
          </table:table-cell>
          <table:table-cell table:style-name="ce102" office:value-type="string">
            <text:p>dep</text:p>
          </table:table-cell>
          <table:table-cell table:style-name="ce103" office:value-type="string">
            <text:p>acc_department</text:p>
          </table:table-cell>
          <table:table-cell table:style-name="ce103" office:value-type="string">
            <text:p>INSEE code of the department followed by a 0</text:p>
          </table:table-cell>
          <table:table-cell table:style-name="ce103" office:value-type="string">
            <text:p>object</text:p>
          </table:table-cell>
          <table:table-cell table:style-name="ce128"/>
          <table:table-cell table:style-name="ce145"/>
          <table:table-cell table:style-name="ce103" table:content-validation-name="val2" office:value-type="string">
            <text:p>Categorical - more than 10 categories</text:p>
          </table:table-cell>
          <table:table-cell table:style-name="ce89" office:value-type="string">
            <text:p>nominal</text:p>
          </table:table-cell>
          <table:table-cell table:style-name="ce167" table:number-columns-repeated="2"/>
          <table:table-cell table:style-name="ce175"/>
          <table:table-cell table:style-name="ce103" office:value-type="string">
            <text:p>zfill, eg change '1' to '01'</text:p>
          </table:table-cell>
          <table:table-cell table:style-name="ce128" table:number-columns-repeated="2"/>
          <table:table-cell table:style-name="ce175" table:number-columns-repeated="2"/>
          <table:table-cell table:style-name="ce102"/>
          <table:table-cell table:style-name="ce282" office:value-type="string">
            <text:p>dtype change from 2019 on </text:p>
          </table:table-cell>
          <table:table-cell table:style-name="ce175" table:number-columns-repeated="6"/>
          <table:table-cell table:style-name="ce297" table:number-columns-repeated="19"/>
          <table:table-cell table:number-columns-repeated="980"/>
        </table:table-row>
        <table:table-row table:style-name="ro28">
          <table:table-cell table:style-name="ce89" office:value-type="float" office:value="16">
            <text:p>16</text:p>
          </table:table-cell>
          <table:table-cell table:style-name="ce103" office:value-type="string">
            <text:p>(new)</text:p>
          </table:table-cell>
          <table:table-cell table:style-name="ce103" office:value-type="string">
            <text:p>acc_date</text:p>
          </table:table-cell>
          <table:table-cell table:style-name="ce103" office:value-type="string">
            <text:p>created from year-month-day</text:p>
          </table:table-cell>
          <table:table-cell table:style-name="ce103" office:value-type="string">
            <text:p>datetime</text:p>
          </table:table-cell>
          <table:table-cell table:style-name="ce128"/>
          <table:table-cell table:style-name="ce145"/>
          <table:table-cell table:style-name="ce103" table:content-validation-name="val4" office:value-type="string">
            <text:p>Datetime</text:p>
          </table:table-cell>
          <table:table-cell table:style-name="ce89" office:value-type="string">
            <text:p>interval</text:p>
          </table:table-cell>
          <table:table-cell table:style-name="ce167" table:number-columns-repeated="2"/>
          <table:table-cell table:style-name="ce175"/>
          <table:table-cell table:style-name="ce102"/>
          <table:table-cell table:style-name="ce128" table:number-columns-repeated="2"/>
          <table:table-cell table:style-name="ce175" table:number-columns-repeated="2"/>
          <table:table-cell table:style-name="ce102"/>
          <table:table-cell table:style-name="ce282"/>
          <table:table-cell table:style-name="ce175" table:number-columns-repeated="6"/>
          <table:table-cell table:style-name="ce297" table:number-columns-repeated="19"/>
          <table:table-cell table:number-columns-repeated="980"/>
        </table:table-row>
        <table:table-row table:style-name="ro28">
          <table:table-cell table:style-name="ce90" office:value-type="float" office:value="17">
            <text:p>17</text:p>
          </table:table-cell>
          <table:table-cell table:style-name="ce104" office:value-type="string">
            <text:p>(new)</text:p>
          </table:table-cell>
          <table:table-cell table:style-name="ce104" office:value-type="string">
            <text:p>acc_metro</text:p>
          </table:table-cell>
          <table:table-cell table:style-name="ce104" office:value-type="string">
            <text:p>created from department</text:p>
          </table:table-cell>
          <table:table-cell table:style-name="ce104" office:value-type="string">
            <text:p>int</text:p>
          </table:table-cell>
          <table:table-cell table:style-name="ce129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104" table:content-validation-name="val2" office:value-type="string">
            <text:p>Categorical - Binary</text:p>
          </table:table-cell>
          <table:table-cell table:style-name="ce90" office:value-type="string">
            <text:p>nominal</text:p>
          </table:table-cell>
          <table:table-cell table:style-name="ce168" table:number-columns-repeated="2"/>
          <table:table-cell table:style-name="ce176"/>
          <table:table-cell table:style-name="ce182"/>
          <table:table-cell table:style-name="ce129" office:value-type="float" office:value="2">
            <text:p>2</text:p>
          </table:table-cell>
          <table:table-cell table:style-name="ce249"/>
          <table:table-cell table:style-name="ce104" office:value-type="string">
            <text:p>0 - overseas, </text:p>
            <text:p>1 - mainland</text:p>
          </table:table-cell>
          <table:table-cell table:style-name="ce176"/>
          <table:table-cell table:style-name="ce266"/>
          <table:table-cell table:style-name="ce283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4" office:value-type="string" table:number-columns-spanned="3" table:number-rows-spanned="1">
            <text:p>users</text:p>
          </table:table-cell>
          <table:covered-table-cell table:number-columns-repeated="2"/>
          <table:table-cell table:style-name="ce117" office:value-type="string">
            <text:p>745.158 rows | 12 columns in total</text:p>
          </table:table-cell>
          <table:table-cell table:style-name="ce120"/>
          <table:table-cell table:style-name="ce130"/>
          <table:table-cell table:style-name="ce146" table:number-columns-repeated="2"/>
          <table:table-cell table:style-name="ce162" table:number-columns-repeated="3"/>
          <table:table-cell table:style-name="ce177"/>
          <table:table-cell table:style-name="ce183"/>
          <table:table-cell table:style-name="ce245" table:number-columns-repeated="4"/>
          <table:table-cell table:style-name="ce267"/>
          <table:table-cell table:style-name="ce284"/>
          <table:table-cell table:style-name="ce292" table:number-columns-repeated="6"/>
          <table:table-cell table:style-name="ce298" table:number-columns-repeated="19"/>
          <table:table-cell table:number-columns-repeated="980"/>
        </table:table-row>
        <table:table-row table:style-name="ro28">
          <table:table-cell table:style-name="ce85" office:value-type="float" office:value="1">
            <text:p>1</text:p>
          </table:table-cell>
          <table:table-cell table:style-name="ce105" office:value-type="string">
            <text:p>Num_Acc</text:p>
          </table:table-cell>
          <table:table-cell table:style-name="ce110" office:value-type="string">
            <text:p>acc_num</text:p>
          </table:table-cell>
          <table:table-cell table:style-name="ce105" office:value-type="string">
            <text:p>Accident ID</text:p>
          </table:table-cell>
          <table:table-cell table:style-name="ce105" office:value-type="string">
            <text:p>int</text:p>
          </table:table-cell>
          <table:table-cell table:style-name="ce124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105" table:content-validation-name="val2" office:value-type="string">
            <text:p>Unique Value</text:p>
          </table:table-cell>
          <table:table-cell table:style-name="ce85" office:value-type="string">
            <text:p>nominal</text:p>
          </table:table-cell>
          <table:table-cell table:style-name="ce165" table:number-columns-repeated="2"/>
          <table:table-cell table:style-name="ce174"/>
          <table:table-cell table:style-name="ce110"/>
          <table:table-cell table:style-name="ce246" office:value-type="float" office:value="327628">
            <text:p>327.628</text:p>
          </table:table-cell>
          <table:table-cell table:style-name="ce246"/>
          <table:table-cell table:style-name="ce251"/>
          <table:table-cell table:style-name="ce263"/>
          <table:table-cell table:style-name="ce268"/>
          <table:table-cell table:style-name="ce285" office:value-type="string">
            <text:p>link to dataset "characteristics"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8" office:value-type="float" office:value="2">
            <text:p>2</text:p>
          </table:table-cell>
          <table:table-cell table:style-name="ce100" office:value-type="string">
            <text:p>place</text:p>
          </table:table-cell>
          <table:table-cell table:style-name="ce99" office:value-type="string">
            <text:p>ind_place</text:p>
          </table:table-cell>
          <table:table-cell table:style-name="ce100" office:value-type="string">
            <text:p>Allows to locate the place occupied in the vehicle by the user at the time of the accident</text:p>
          </table:table-cell>
          <table:table-cell table:style-name="ce99" office:value-type="string">
            <text:p>float / int</text:p>
          </table:table-cell>
          <table:table-cell table:style-name="ce125" office:value-type="float" office:value="30">
            <text:p>30</text:p>
          </table:table-cell>
          <table:table-cell table:style-name="ce88" office:value-type="float" office:value="0">
            <text:p>0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11">
            <text:p>11</text:p>
          </table:table-cell>
          <table:table-cell table:style-name="ce125"/>
          <table:table-cell table:style-name="ce252" office:value-type="string">
            <text:p>values from -1 to 10</text:p>
          </table:table-cell>
          <table:table-cell table:style-name="ce99"/>
          <table:table-cell table:style-name="ce252"/>
          <table:table-cell table:style-name="ce280" office:value-type="string">
            <text:p>no description for modalities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8" table:formula="of:=[.A24]+1" office:value-type="float" office:value="3">
            <text:p>3</text:p>
          </table:table-cell>
          <table:table-cell table:style-name="ce100" office:value-type="string">
            <text:p>catu</text:p>
          </table:table-cell>
          <table:table-cell table:style-name="ce99" office:value-type="string">
            <text:p>ind_cat</text:p>
          </table:table-cell>
          <table:table-cell table:style-name="ce99" office:value-type="string">
            <text:p>type of individual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99" table:content-validation-name="val2" office:value-type="string">
            <text:p>Categorical - 3 to 5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 table:number-columns-repeated="2"/>
          <table:table-cell table:style-name="ce125" office:value-type="float" office:value="3">
            <text:p>3</text:p>
          </table:table-cell>
          <table:table-cell table:style-name="ce136"/>
          <table:table-cell table:style-name="ce252" office:value-type="string">
            <text:p>1 - Driver, </text:p>
            <text:p>2 - Passenger, </text:p>
            <text:p>3 - Pedestrian, </text:p>
            <text:p>4 - Pedestrian in rollerblade or scooter</text:p>
          </table:table-cell>
          <table:table-cell table:style-name="ce100"/>
          <table:table-cell table:style-name="ce265"/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2">
          <table:table-cell table:style-name="ce91" table:formula="of:=[.A25]+1" office:value-type="float" office:value="4">
            <text:p>4</text:p>
          </table:table-cell>
          <table:table-cell table:style-name="ce106" office:value-type="string">
            <text:p>grav</text:p>
          </table:table-cell>
          <table:table-cell table:style-name="ce112" office:value-type="string">
            <text:p>ind_severity</text:p>
          </table:table-cell>
          <table:table-cell table:style-name="ce112" office:value-type="string">
            <text:p>accident severity</text:p>
          </table:table-cell>
          <table:table-cell table:style-name="ce112" office:value-type="string">
            <text:p>int</text:p>
          </table:table-cell>
          <table:table-cell table:style-name="ce131" office:value-type="float" office:value="419">
            <text:p>419</text:p>
          </table:table-cell>
          <table:table-cell table:style-name="ce147" office:value-type="percentage" office:value="0.0006">
            <text:p>0,06%</text:p>
          </table:table-cell>
          <table:table-cell table:style-name="ce112" table:content-validation-name="val2" office:value-type="string">
            <text:p>Categorical - 3 to 5 categories</text:p>
          </table:table-cell>
          <table:table-cell table:style-name="ce91" office:value-type="string">
            <text:p>ordinal</text:p>
          </table:table-cell>
          <table:table-cell table:style-name="ce91" office:value-type="string">
            <text:p>unbalanced</text:p>
          </table:table-cell>
          <table:table-cell table:style-name="ce91" office:value-type="string">
            <text:p>no</text:p>
          </table:table-cell>
          <table:table-cell table:style-name="ce178"/>
          <table:table-cell table:style-name="ce112" office:value-type="string">
            <text:p>indi_severity converted: 4-&gt; 2; 2-&gt; 4;but kept grav for security. </text:p>
          </table:table-cell>
          <table:table-cell table:style-name="ce131" office:value-type="float" office:value="5">
            <text:p>5</text:p>
          </table:table-cell>
          <table:table-cell table:style-name="ce131"/>
          <table:table-cell table:style-name="ce253" office:value-type="string">
            <text:p>1 - Unscathed, </text:p>
            <text:p>2 - Killed, </text:p>
            <text:p>3 - Hospitalized wounded, </text:p>
            <text:p>4 - Light injury</text:p>
          </table:table-cell>
          <table:table-cell table:style-name="ce253" office:value-type="string">
            <text:p>1 - Unscathed, </text:p>
            <text:p>2 - Light Injured</text:p>
            <text:p>3 - Hospitalized wounded, </text:p>
            <text:p>4 - Killed</text:p>
          </table:table-cell>
          <table:table-cell table:style-name="ce269"/>
          <table:table-cell table:style-name="ce286"/>
          <table:table-cell table:style-name="ce293" table:number-columns-repeated="6"/>
          <table:table-cell table:style-name="ce299" table:number-columns-repeated="19"/>
          <table:table-cell table:number-columns-repeated="980"/>
        </table:table-row>
        <table:table-row table:style-name="ro28">
          <table:table-cell table:style-name="ce87" table:formula="of:=[.A26]+1" office:value-type="float" office:value="5">
            <text:p>5</text:p>
          </table:table-cell>
          <table:table-cell table:style-name="ce101" office:value-type="string">
            <text:p>sexe</text:p>
          </table:table-cell>
          <table:table-cell table:style-name="ce111" office:value-type="string">
            <text:p>ind_sex</text:p>
          </table:table-cell>
          <table:table-cell table:style-name="ce111" office:value-type="string">
            <text:p>sex of individual</text:p>
          </table:table-cell>
          <table:table-cell table:style-name="ce111" office:value-type="string">
            <text:p>int</text:p>
          </table:table-cell>
          <table:table-cell table:style-name="ce126" office:value-type="float" office:value="10632">
            <text:p>10.632</text:p>
          </table:table-cell>
          <table:table-cell table:style-name="ce142" office:value-type="percentage" office:value="0.0143">
            <text:p>1,43%</text:p>
          </table:table-cell>
          <table:table-cell table:style-name="ce111" table:content-validation-name="val2" office:value-type="string">
            <text:p>Categorical - Binary</text:p>
          </table:table-cell>
          <table:table-cell table:style-name="ce87" office:value-type="string">
            <text:p>nominal</text:p>
          </table:table-cell>
          <table:table-cell table:style-name="ce150" table:number-columns-repeated="2"/>
          <table:table-cell table:style-name="ce158" table:number-columns-repeated="2"/>
          <table:table-cell table:style-name="ce126" office:value-type="float" office:value="3">
            <text:p>3</text:p>
          </table:table-cell>
          <table:table-cell table:style-name="ce127"/>
          <table:table-cell table:style-name="ce254" office:value-type="string">
            <text:p>1 - Male, </text:p>
            <text:p>2 - Female</text:p>
          </table:table-cell>
          <table:table-cell table:style-name="ce101"/>
          <table:table-cell table:style-name="ce255"/>
          <table:table-cell table:style-name="ce279"/>
          <table:table-cell table:style-name="ce158" table:number-columns-repeated="6"/>
          <table:table-cell table:style-name="ce296" table:number-columns-repeated="19"/>
          <table:table-cell table:number-columns-repeated="980"/>
        </table:table-row>
        <table:table-row table:style-name="ro14">
          <table:table-cell table:style-name="ce88" table:formula="of:=[.A27]+1" office:value-type="float" office:value="6">
            <text:p>6</text:p>
          </table:table-cell>
          <table:table-cell table:style-name="ce100" office:value-type="string">
            <text:p>trajet</text:p>
          </table:table-cell>
          <table:table-cell table:style-name="ce99" office:value-type="string">
            <text:p>ind_trip</text:p>
          </table:table-cell>
          <table:table-cell table:style-name="ce100" office:value-type="string">
            <text:p>Reason for traveling at the time of the accident</text:p>
          </table:table-cell>
          <table:table-cell table:style-name="ce99" office:value-type="string">
            <text:p>int</text:p>
          </table:table-cell>
          <table:table-cell table:style-name="ce125" office:value-type="float" office:value="12025">
            <text:p>12.025</text:p>
          </table:table-cell>
          <table:table-cell table:style-name="ce141" office:value-type="percentage" office:value="0.0161">
            <text:p>1,61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8">
            <text:p>8</text:p>
          </table:table-cell>
          <table:table-cell table:style-name="ce136"/>
          <table:table-cell table:style-name="ce252" office:value-type="string">
            <text:p>1 - Home - work, </text:p>
            <text:p>2 - Home - school, </text:p>
            <text:p>3 - Shopping - Shopping, </text:p>
            <text:p>4 - Professional use, </text:p>
            <text:p>5 - Promenade - leisure, </text:p>
            <text:p>9 - Other</text:p>
          </table:table-cell>
          <table:table-cell table:style-name="ce100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4">
          <table:table-cell table:style-name="ce92" table:formula="of:=[.A28]+1" office:value-type="float" office:value="7">
            <text:p>7</text:p>
          </table:table-cell>
          <table:table-cell table:style-name="ce107" office:value-type="string">
            <text:p>secu</text:p>
          </table:table-cell>
          <table:table-cell table:style-name="ce113" office:value-type="string">
            <text:p>ind_safety</text:p>
          </table:table-cell>
          <table:table-cell table:style-name="ce113" office:value-type="string">
            <text:p>on 2 characters: 1st char: what safety equipment exists?; 2nd char: what safety equipment was used?</text:p>
          </table:table-cell>
          <table:table-cell table:style-name="ce113" office:value-type="string">
            <text:p>float</text:p>
          </table:table-cell>
          <table:table-cell table:style-name="ce132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113" table:content-validation-name="val2" office:value-type="string">
            <text:p>Categorical - 6 to 10 categories</text:p>
          </table:table-cell>
          <table:table-cell table:style-name="ce92" office:value-type="string">
            <text:p>nominal</text:p>
          </table:table-cell>
          <table:table-cell table:style-name="ce150" table:number-columns-repeated="2"/>
          <table:table-cell table:style-name="ce158"/>
          <table:table-cell table:style-name="ce111" office:value-type="string">
            <text:p>not existent. in 2019-2024</text:p>
          </table:table-cell>
          <table:table-cell table:style-name="ce127" table:number-columns-repeated="2"/>
          <table:table-cell table:style-name="ce254" office:value-type="string">
            <text:p>1 - Belt, </text:p>
            <text:p>2 - Helmet, </text:p>
            <text:p>3 - Children's device, </text:p>
            <text:p>4 - Reflective equipment, </text:p>
            <text:p>9 - Other | 1 - Yes, 2 - No, 3 - Not determinable</text:p>
          </table:table-cell>
          <table:table-cell table:style-name="ce101"/>
          <table:table-cell table:style-name="ce254"/>
          <table:table-cell table:style-name="ce281" office:value-type="string">
            <text:p>only data until 2018 then split on separate columns secu1, 2,3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8">
          <table:table-cell table:style-name="ce88" table:formula="of:=[.A29]+1" office:value-type="float" office:value="8">
            <text:p>8</text:p>
          </table:table-cell>
          <table:table-cell table:style-name="ce100" office:value-type="string">
            <text:p>locp</text:p>
          </table:table-cell>
          <table:table-cell table:style-name="ce99" office:value-type="string">
            <text:p>ind_location</text:p>
          </table:table-cell>
          <table:table-cell table:style-name="ce100" office:value-type="string">
            <text:p>Location of the pedestrian (on pavement / on pedestian crossing / various)</text:p>
          </table:table-cell>
          <table:table-cell table:style-name="ce99" office:value-type="string">
            <text:p>float / int</text:p>
          </table:table-cell>
          <table:table-cell table:style-name="ce125" office:value-type="float" office:value="341854">
            <text:p>341.854</text:p>
          </table:table-cell>
          <table:table-cell table:style-name="ce88" office:value-type="float" office:value="0">
            <text:p>0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11">
            <text:p>11</text:p>
          </table:table-cell>
          <table:table-cell table:style-name="ce136"/>
          <table:table-cell table:style-name="ce252" office:value-type="string">
            <text:p>1 - Acc + 50 m from the pedestrian crossing, </text:p>
            <text:p>2 - Acc - 50 m from the pedestrian crossing, </text:p>
            <text:p>3 - Without light signaling, </text:p>
            <text:p>4 - With light signaling, </text:p>
            <text:p>5 - On the sidewalk, </text:p>
            <text:p>6 - On the verge, </text:p>
            <text:p>7 - On refuge or BAU, </text:p>
            <text:p>8 - On against aisle</text:p>
          </table:table-cell>
          <table:table-cell table:style-name="ce99" office:value-type="string">
            <text:p>(0) unknown</text:p>
            <text:p>(1) accident 50m before pedest. cross</text:p>
            <text:p>(2) accident 50m after pedest. cross</text:p>
            <text:p>(3) no light signaling</text:p>
            <text:p>(4) light signaling</text:p>
            <text:p>(5) on sidewalk</text:p>
            <text:p>(6) on verge</text:p>
            <text:p>(7) on refuge / BAU</text:p>
            <text:p>(8) on aisle vis-à-vis</text:p>
          </table:table-cell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8">
          <table:table-cell table:style-name="ce88" table:formula="of:=[.A30]+1" office:value-type="float" office:value="9">
            <text:p>9</text:p>
          </table:table-cell>
          <table:table-cell table:style-name="ce100" office:value-type="string">
            <text:p>actp</text:p>
          </table:table-cell>
          <table:table-cell table:style-name="ce99" office:value-type="string">
            <text:p>ind_action</text:p>
          </table:table-cell>
          <table:table-cell table:style-name="ce99" office:value-type="string">
            <text:p>pedestrian action</text:p>
          </table:table-cell>
          <table:table-cell table:style-name="ce99" office:value-type="string">
            <text:p>float / object</text:p>
          </table:table-cell>
          <table:table-cell table:style-name="ce125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 office:value-type="string">
            <text:p>convert A- to '10' and B- to '11' for convert type to int</text:p>
          </table:table-cell>
          <table:table-cell table:style-name="ce125" office:value-type="float" office:value="13">
            <text:p>13</text:p>
          </table:table-cell>
          <table:table-cell table:style-name="ce136"/>
          <table:table-cell table:style-name="ce252" office:value-type="string">
            <text:p>0 - not specified or not applicable, </text:p>
            <text:p>1 - Meaning bumping vehicle, </text:p>
            <text:p>2 - Opposite direction of the vehicle, </text:p>
            <text:p>3 - Crossing, </text:p>
            <text:p>4 - Masked, </text:p>
            <text:p>5 - Playing - running, </text:p>
            <text:p>6 - With animal, </text:p>
            <text:p>9 - Other;</text:p>
            <text:p>A – Gets in/out of the vehicle</text:p>
            <text:p>B – Unknown</text:p>
            <text:p/>
          </table:table-cell>
          <table:table-cell table:style-name="ce100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7" table:formula="of:=[.A31]+1" office:value-type="float" office:value="10">
            <text:p>10</text:p>
          </table:table-cell>
          <table:table-cell table:style-name="ce101" office:value-type="string">
            <text:p>etatp</text:p>
          </table:table-cell>
          <table:table-cell table:style-name="ce111" office:value-type="string">
            <text:p>ind_companionship</text:p>
          </table:table-cell>
          <table:table-cell table:style-name="ce111" office:value-type="string">
            <text:p>was pedestrian alone or accompanied?</text:p>
          </table:table-cell>
          <table:table-cell table:style-name="ce111" office:value-type="string">
            <text:p>float / int</text:p>
          </table:table-cell>
          <table:table-cell table:style-name="ce126" office:value-type="float" office:value="686868">
            <text:p>686.868</text:p>
          </table:table-cell>
          <table:table-cell table:style-name="ce142" office:value-type="percentage" office:value="0.9218">
            <text:p>92,18%</text:p>
          </table:table-cell>
          <table:table-cell table:style-name="ce111" table:content-validation-name="val2" office:value-type="string">
            <text:p>Categorical - 3 to 5 categories</text:p>
          </table:table-cell>
          <table:table-cell table:style-name="ce150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too many missing values and not an important information</text:p>
          </table:table-cell>
          <table:table-cell table:style-name="ce111"/>
          <table:table-cell table:style-name="ce125" office:value-type="float" office:value="4">
            <text:p>4</text:p>
          </table:table-cell>
          <table:table-cell table:style-name="ce136"/>
          <table:table-cell table:style-name="ce252" office:value-type="string">
            <text:p>1 - Only, </text:p>
            <text:p>2 - Accompanied, </text:p>
            <text:p>3 - In a group</text:p>
          </table:table-cell>
          <table:table-cell table:style-name="ce100"/>
          <table:table-cell table:style-name="ce252"/>
          <table:table-cell table:style-name="ce280" office:value-type="string">
            <text:p>dtype change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32]+1" office:value-type="float" office:value="11">
            <text:p>11</text:p>
          </table:table-cell>
          <table:table-cell table:style-name="ce101" office:value-type="string">
            <text:p>an_nais</text:p>
          </table:table-cell>
          <table:table-cell table:style-name="ce111" office:value-type="string">
            <text:p>ind_birthyear</text:p>
          </table:table-cell>
          <table:table-cell table:style-name="ce111" office:value-type="string">
            <text:p>Year of birth of individual</text:p>
          </table:table-cell>
          <table:table-cell table:style-name="ce111" office:value-type="string">
            <text:p>float / int</text:p>
          </table:table-cell>
          <table:table-cell table:style-name="ce126" office:value-type="float" office:value="11118">
            <text:p>11.118</text:p>
          </table:table-cell>
          <table:table-cell table:style-name="ce142" office:value-type="percentage" office:value="0.0149">
            <text:p>1,49%</text:p>
          </table:table-cell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11" office:value-type="string">
            <text:p>created "Age" instead year-birthyear</text:p>
          </table:table-cell>
          <table:table-cell table:style-name="ce111" office:value-type="string">
            <text:p>convertet to "Age" column. (year of data- birthyear) and then age_group</text:p>
          </table:table-cell>
          <table:table-cell table:style-name="ce126" office:value-type="float" office:value="115">
            <text:p>115</text:p>
          </table:table-cell>
          <table:table-cell table:style-name="ce126" office:value-type="float" office:value="5">
            <text:p>5</text:p>
          </table:table-cell>
          <table:table-cell table:style-name="ce255"/>
          <table:table-cell table:style-name="ce111" office:value-type="string">
            <text:p>"age_group": [0-17|18-24|25-44|45-64|65+]</text:p>
          </table:table-cell>
          <table:table-cell table:style-name="ce254"/>
          <table:table-cell table:style-name="ce281" office:value-type="string">
            <text:p>different dtype in 2019 and 2020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33]+1" office:value-type="float" office:value="12">
            <text:p>12</text:p>
          </table:table-cell>
          <table:table-cell table:style-name="ce101" office:value-type="string">
            <text:p>num_veh</text:p>
          </table:table-cell>
          <table:table-cell table:style-name="ce111" office:value-type="string">
            <text:p>veh_num</text:p>
          </table:table-cell>
          <table:table-cell table:style-name="ce111" office:value-type="string">
            <text:p>ID number assigned to each vehicle involved in accident</text:p>
          </table:table-cell>
          <table:table-cell table:style-name="ce111" office:value-type="string">
            <text:p>object</text:p>
          </table:table-cell>
          <table:table-cell table:style-name="ce126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11" table:content-validation-name="val2" office:value-type="string">
            <text:p>Categorical - more than 10 categories</text:p>
          </table:table-cell>
          <table:table-cell table:style-name="ce87" office:value-type="string">
            <text:p>nominal</text:p>
          </table:table-cell>
          <table:table-cell table:style-name="ce150" table:number-columns-repeated="2"/>
          <table:table-cell table:style-name="ce158"/>
          <table:table-cell table:style-name="ce101"/>
          <table:table-cell table:style-name="ce247" office:value-type="float" office:value="86">
            <text:p>86</text:p>
          </table:table-cell>
          <table:table-cell table:style-name="ce247"/>
          <table:table-cell table:style-name="ce256" office:value-type="string">
            <text:p>B01 - ,A01 up to ZZ01</text:p>
          </table:table-cell>
          <table:table-cell table:style-name="ce264"/>
          <table:table-cell table:style-name="ce254" office:value-type="string">
            <text:p>example: Num_Acc =1001 &gt; Car 1 = A01, Car 2 =B01 and so on. alphanumerical code for each vehicle which participated </text:p>
          </table:table-cell>
          <table:table-cell table:style-name="ce281" office:value-type="string">
            <text:p>link to dataset "vehicles", user is connected to exactly one vehicle which was participant of the accident. within an accident continous.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3">
          <table:table-cell table:style-name="ce87" table:formula="of:=[.A34]+1" office:value-type="float" office:value="13">
            <text:p>13</text:p>
          </table:table-cell>
          <table:table-cell table:style-name="ce101" office:value-type="string">
            <text:p>id_vehicule</text:p>
          </table:table-cell>
          <table:table-cell table:style-name="ce111" office:value-type="string">
            <text:p>ind_vehID</text:p>
          </table:table-cell>
          <table:table-cell table:style-name="ce111" office:value-type="string">
            <text:p>Unique vehicle identifier (numeric); repeated for each user occupying the same vehicle (pedestrians attached to the vehicle are included)</text:p>
          </table:table-cell>
          <table:table-cell table:style-name="ce111" office:value-type="string">
            <text:p>object</text:p>
          </table:table-cell>
          <table:table-cell table:style-name="ce126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11" table:content-validation-name="val2" office:value-type="string">
            <text:p>Unique Value</text:p>
          </table:table-cell>
          <table:table-cell table:style-name="ce87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merge on num_veh and not important towards classification</text:p>
          </table:table-cell>
          <table:table-cell table:style-name="ce111"/>
          <table:table-cell table:style-name="ce126" office:value-type="float" office:value="555838">
            <text:p>555.838</text:p>
          </table:table-cell>
          <table:table-cell table:style-name="ce127"/>
          <table:table-cell table:style-name="ce257"/>
          <table:table-cell table:style-name="ce101"/>
          <table:table-cell table:style-name="ce254"/>
          <table:table-cell table:style-name="ce281" office:value-type="string">
            <text:p>only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8">
          <table:table-cell table:style-name="ce88" table:formula="of:=[.A35]+1" office:value-type="float" office:value="14">
            <text:p>14</text:p>
          </table:table-cell>
          <table:table-cell table:style-name="ce100" office:value-type="string">
            <text:p>secu1</text:p>
          </table:table-cell>
          <table:table-cell table:style-name="ce99" office:value-type="string">
            <text:p>ind_secu1</text:p>
          </table:table-cell>
          <table:table-cell table:style-name="ce99" office:value-type="string">
            <text:p>Primary safety equipment used by the user (coded).</text:p>
          </table:table-cell>
          <table:table-cell table:style-name="ce99" office:value-type="string">
            <text:p>int</text:p>
          </table:table-cell>
          <table:table-cell table:style-name="ce125" office:value-type="float" office:value="9986">
            <text:p>9.986</text:p>
          </table:table-cell>
          <table:table-cell table:style-name="ce141" office:value-type="percentage" office:value="0.0134">
            <text:p>1,34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/>
          <table:table-cell table:style-name="ce125" office:value-type="float" office:value="11">
            <text:p>11</text:p>
          </table:table-cell>
          <table:table-cell table:style-name="ce125" office:value-type="float" office:value="8">
            <text:p>8</text:p>
          </table:table-cell>
          <table:table-cell table:style-name="ce252" office:value-type="string">
            <text:p>-1: Not reported; </text:p>
            <text:p>0: No equipment; </text:p>
            <text:p>1: Seatbelt; </text:p>
            <text:p>2: Helmet; </text:p>
            <text:p>3: Child restraint; </text:p>
            <text:p>4: Reflective vest; </text:p>
            <text:p>5: Airbag (multi‑wheel vehicles); </text:p>
            <text:p>6: Gloves (motorcycles); </text:p>
            <text:p>7: Gloves + Airbag (motorcycles); </text:p>
            <text:p>8: Unknown; </text:p>
            <text:p>9: Other.</text:p>
          </table:table-cell>
          <table:table-cell table:style-name="ce99" office:value-type="string">
            <text:p>[5,6,7] = 9</text:p>
          </table:table-cell>
          <table:table-cell table:style-name="ce252"/>
          <table:table-cell table:style-name="ce280" office:value-type="string">
            <text:p>only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8" table:formula="of:=[.A36]+1" office:value-type="float" office:value="15">
            <text:p>15</text:p>
          </table:table-cell>
          <table:table-cell table:style-name="ce100" office:value-type="string">
            <text:p>secu2</text:p>
          </table:table-cell>
          <table:table-cell table:style-name="ce99" office:value-type="string">
            <text:p>ind_secu2</text:p>
          </table:table-cell>
          <table:table-cell table:style-name="ce99" office:value-type="string">
            <text:p>Secondary safety equipment used by the user (coded).</text:p>
            <text:p/>
          </table:table-cell>
          <table:table-cell table:style-name="ce99" office:value-type="string">
            <text:p>int</text:p>
          </table:table-cell>
          <table:table-cell table:style-name="ce125" office:value-type="float" office:value="302741">
            <text:p>302.741</text:p>
          </table:table-cell>
          <table:table-cell table:style-name="ce141" office:value-type="percentage" office:value="0.4063">
            <text:p>40,63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138" table:number-columns-repeated="2"/>
          <table:table-cell table:style-name="ce66"/>
          <table:table-cell table:style-name="ce99" office:value-type="string">
            <text:p>missing values are are logical. there are many accidents where just one modality was set in secu1</text:p>
          </table:table-cell>
          <table:table-cell table:style-name="ce125" office:value-type="float" office:value="11">
            <text:p>11</text:p>
          </table:table-cell>
          <table:table-cell table:style-name="ce125" office:value-type="float" office:value="8">
            <text:p>8</text:p>
          </table:table-cell>
          <table:table-cell table:style-name="ce252"/>
          <table:table-cell table:style-name="ce99" office:value-type="string">
            <text:p>[5,6,7] = 9</text:p>
          </table:table-cell>
          <table:table-cell table:style-name="ce252"/>
          <table:table-cell table:style-name="ce280" office:value-type="string">
            <text:p>only from 2019 on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9" table:formula="of:=[.A37]+1" office:value-type="float" office:value="16">
            <text:p>16</text:p>
          </table:table-cell>
          <table:table-cell table:style-name="ce102" office:value-type="string">
            <text:p>secu3</text:p>
          </table:table-cell>
          <table:table-cell table:style-name="ce103" office:value-type="string">
            <text:p>ind_secu3</text:p>
          </table:table-cell>
          <table:table-cell table:style-name="ce103" office:value-type="string">
            <text:p>Tertiary safety equipment used by the user (coded).</text:p>
          </table:table-cell>
          <table:table-cell table:style-name="ce103" office:value-type="string">
            <text:p>int</text:p>
          </table:table-cell>
          <table:table-cell table:style-name="ce133" office:value-type="float" office:value="725113">
            <text:p>725.113</text:p>
          </table:table-cell>
          <table:table-cell table:style-name="ce148" office:value-type="percentage" office:value="0.9731">
            <text:p>97,31%</text:p>
          </table:table-cell>
          <table:table-cell table:style-name="ce103" table:content-validation-name="val2" office:value-type="string">
            <text:p>Categorical - 6 to 10 categories</text:p>
          </table:table-cell>
          <table:table-cell table:style-name="ce89" office:value-type="string">
            <text:p>nominal</text:p>
          </table:table-cell>
          <table:table-cell table:style-name="ce167"/>
          <table:table-cell table:style-name="ce89" office:value-type="string">
            <text:p>yes</text:p>
          </table:table-cell>
          <table:table-cell table:style-name="ce103" office:value-type="string">
            <text:p>missing values &gt;97%</text:p>
          </table:table-cell>
          <table:table-cell table:style-name="ce103" office:value-type="string">
            <text:p>missing values are are logical. there are many accidents where just one modality was set in secu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8">
            <text:p>8</text:p>
          </table:table-cell>
          <table:table-cell table:style-name="ce258"/>
          <table:table-cell table:style-name="ce103" office:value-type="string">
            <text:p>[5,6,7] = 9</text:p>
          </table:table-cell>
          <table:table-cell table:style-name="ce258"/>
          <table:table-cell table:style-name="ce287" office:value-type="string">
            <text:p>only from 2019 on </text:p>
          </table:table-cell>
          <table:table-cell table:style-name="ce175" table:number-columns-repeated="6"/>
          <table:table-cell table:style-name="ce297" table:number-columns-repeated="19"/>
          <table:table-cell table:number-columns-repeated="980"/>
        </table:table-row>
        <table:table-row table:style-name="ro28">
          <table:table-cell table:style-name="ce93" table:formula="of:=[.A38]+1" office:value-type="float" office:value="17">
            <text:p>17</text:p>
          </table:table-cell>
          <table:table-cell table:style-name="ce108" office:value-type="string">
            <text:p>id_usager</text:p>
          </table:table-cell>
          <table:table-cell table:style-name="ce114" office:value-type="string">
            <text:p>indi_id</text:p>
          </table:table-cell>
          <table:table-cell table:style-name="ce108" office:value-type="string">
            <text:p>identifier for user</text:p>
          </table:table-cell>
          <table:table-cell table:style-name="ce114" office:value-type="string">
            <text:p>object</text:p>
          </table:table-cell>
          <table:table-cell table:style-name="ce134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114" table:content-validation-name="val2" office:value-type="string">
            <text:p>Unique Value</text:p>
          </table:table-cell>
          <table:table-cell table:style-name="ce93" office:value-type="string">
            <text:p>nominal</text:p>
          </table:table-cell>
          <table:table-cell table:style-name="ce166"/>
          <table:table-cell table:style-name="ce93" office:value-type="string">
            <text:p>yes</text:p>
          </table:table-cell>
          <table:table-cell table:style-name="ce114" office:value-type="string">
            <text:p>for modeling- phase unnecessary.</text:p>
          </table:table-cell>
          <table:table-cell table:style-name="ce114" office:value-type="string">
            <text:p>before 2021 identification num_acc + num_veh</text:p>
          </table:table-cell>
          <table:table-cell table:style-name="ce134" office:value-type="float" office:value="506886">
            <text:p>506.886</text:p>
          </table:table-cell>
          <table:table-cell table:style-name="ce248"/>
          <table:table-cell table:style-name="ce259"/>
          <table:table-cell table:style-name="ce159"/>
          <table:table-cell table:style-name="ce270"/>
          <table:table-cell table:style-name="ce288" office:value-type="string">
            <text:p>only from 2021 on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94" office:value-type="string" table:number-columns-spanned="3" table:number-rows-spanned="1">
            <text:p>places</text:p>
          </table:table-cell>
          <table:covered-table-cell table:number-columns-repeated="2" table:style-name="ce109"/>
          <table:table-cell table:style-name="ce118" office:value-type="string">
            <text:p>shape( 359512, 18 )</text:p>
          </table:table-cell>
          <table:table-cell table:style-name="ce121"/>
          <table:table-cell table:style-name="ce135"/>
          <table:table-cell table:style-name="ce149" table:number-columns-repeated="2"/>
          <table:table-cell table:style-name="ce163" table:number-columns-repeated="3"/>
          <table:table-cell table:style-name="ce179"/>
          <table:table-cell table:style-name="ce121"/>
          <table:table-cell table:style-name="ce135" table:number-columns-repeated="2"/>
          <table:table-cell table:style-name="ce179" table:number-columns-repeated="2"/>
          <table:table-cell table:style-name="ce121"/>
          <table:table-cell table:style-name="ce289"/>
          <table:table-cell table:style-name="ce292" table:number-columns-repeated="6"/>
          <table:table-cell table:style-name="ce298" table:number-columns-repeated="19"/>
          <table:table-cell table:number-columns-repeated="980"/>
        </table:table-row>
        <table:table-row table:style-name="ro28">
          <table:table-cell table:style-name="ce87" office:value-type="float" office:value="1">
            <text:p>1</text:p>
          </table:table-cell>
          <table:table-cell table:style-name="ce101" office:value-type="string">
            <text:p>Num_Acc</text:p>
          </table:table-cell>
          <table:table-cell table:style-name="ce101" office:value-type="string">
            <text:p>acc_num</text:p>
          </table:table-cell>
          <table:table-cell table:style-name="ce101" office:value-type="string">
            <text:p>Accident ID</text:p>
          </table:table-cell>
          <table:table-cell table:style-name="ce111" office:value-type="string">
            <text:p>int</text:p>
          </table:table-cell>
          <table:table-cell table:style-name="ce127"/>
          <table:table-cell table:style-name="ce150"/>
          <table:table-cell table:style-name="ce111" table:content-validation-name="val2" office:value-type="string">
            <text:p>Quantitative</text:p>
          </table:table-cell>
          <table:table-cell table:style-name="ce142"/>
          <table:table-cell table:style-name="ce150" table:number-columns-repeated="2"/>
          <table:table-cell table:style-name="ce158"/>
          <table:table-cell table:style-name="ce111"/>
          <table:table-cell table:style-name="ce127" table:number-columns-repeated="2"/>
          <table:table-cell table:style-name="ce158" table:number-columns-repeated="2"/>
          <table:table-cell table:style-name="ce111" office:value-type="string">
            <text:p>[ 201900000001, ... ]</text:p>
          </table:table-cell>
          <table:table-cell table:style-name="ce281" office:value-type="string">
            <text:p>link to dataset "characteristics"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2">
          <table:table-cell table:style-name="ce88" table:formula="of:=[.A41]+1" office:value-type="float" office:value="2">
            <text:p>2</text:p>
          </table:table-cell>
          <table:table-cell table:style-name="ce100" office:value-type="string">
            <text:p>catr</text:p>
          </table:table-cell>
          <table:table-cell table:style-name="ce115" office:value-type="string">
            <text:p>loca_road_cat</text:p>
          </table:table-cell>
          <table:table-cell table:style-name="ce100" office:value-type="string">
            <text:p>Category of road</text:p>
          </table:table-cell>
          <table:table-cell table:style-name="ce99" office:value-type="string">
            <text:p>int</text:p>
          </table:table-cell>
          <table:table-cell table:style-name="ce136"/>
          <table:table-cell table:style-name="ce138"/>
          <table:table-cell table:style-name="ce99" table:content-validation-name="val2" office:value-type="string">
            <text:p>Categorical - 6 to 10 categories</text:p>
          </table:table-cell>
          <table:table-cell table:style-name="ce88" table:content-validation-name="val5" office:value-type="string">
            <text:p>ord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ranked hierarchy; </text:p>
            <text:p>re-ordering road classification system from most important/accessible to less accessible/unknown</text:p>
          </table:table-cell>
          <table:table-cell table:number-columns-repeated="2" table:style-name="ce125" office:value-type="float" office:value="8">
            <text:p>8</text:p>
          </table:table-cell>
          <table:table-cell table:style-name="ce99" office:value-type="string">
            <text:p><text:span text:style-name="T6">(1) :highway, </text:span></text:p>
            <text:p><text:span text:style-name="T6">(2) :national_road, </text:span></text:p>
            <text:p><text:span text:style-name="T6">(3) :county_road, </text:span></text:p>
            <text:p><text:span text:style-name="T6">(4) :communal_road, </text:span></text:p>
            <text:p><text:span text:style-name="T6">(5) </text:span><text:span text:style-name="T6">:private_restricted_roa</text:span><text:span text:style-name="T6">d, </text:span></text:p>
            <text:p><text:span text:style-name="T6">(6) :public_parking_lot, </text:span></text:p>
            <text:p><text:span text:style-name="T7">(7) </text:span><text:span text:style-name="T7">:urban_metropolitan_r</text:span><text:span text:style-name="T7">oad -&gt; mv 3</text:span><text:span text:style-name="T6">, </text:span></text:p>
            <text:p><text:span text:style-name="T7">(9) :others</text:span></text:p>
          </table:table-cell>
          <table:table-cell table:style-name="ce99" office:value-type="string">
            <text:p>(1) highway</text:p>
            <text:p>(2) national_road</text:p>
            <text:p>(3) urban_metropolitan_road</text:p>
            <text:p>(4) county_road</text:p>
            <text:p>(5) communal_road</text:p>
            <text:p>(6) private_restricted_road</text:p>
            <text:p>(7) public_parking_lot</text:p>
            <text:p>(8) others</text:p>
          </table:table-cell>
          <table:table-cell table:style-name="ce99" office:value-type="string">
            <text:p>[ 1, 4, 3, 7, 2, 6, 5, 9 ]</text:p>
          </table:table-cell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3">
          <table:table-cell table:style-name="ce87" table:formula="of:=[.A42]+1" office:value-type="float" office:value="3">
            <text:p>3</text:p>
          </table:table-cell>
          <table:table-cell table:style-name="ce101" office:value-type="string">
            <text:p>voie</text:p>
          </table:table-cell>
          <table:table-cell table:style-name="ce111" office:value-type="string">
            <text:p>loca_road_id</text:p>
          </table:table-cell>
          <table:table-cell table:style-name="ce101" office:value-type="string">
            <text:p>Road number</text:p>
          </table:table-cell>
          <table:table-cell table:style-name="ce111" office:value-type="string">
            <text:p>object</text:p>
          </table:table-cell>
          <table:table-cell table:style-name="ce126" office:value-type="float" office:value="49152">
            <text:p>49.152</text:p>
          </table:table-cell>
          <table:table-cell table:style-name="ce87" office:value-type="string">
            <text:p>13.67%</text:p>
          </table:table-cell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NOT ID; </text:p>
            <text:p>numeric = 121529 = ['3', '1', '86', '4', '86 ']; </text:p>
            <text:p>alphabetic = 237983 = ['FOCH (RUE DU MARECHAL)', 'BEAUJOLAIS (avenue du)', 'VICTOR HUGO(RUE)'; ...]; </text:p>
          </table:table-cell>
          <table:table-cell table:style-name="ce126" office:value-type="float" office:value="51376">
            <text:p>51.376</text:p>
          </table:table-cell>
          <table:table-cell table:style-name="ce126"/>
          <table:table-cell table:style-name="ce158" table:number-columns-repeated="2"/>
          <table:table-cell table:style-name="ce111" office:value-type="string">
            <text:p>[ '3', 'SANCOURT (RUE DE)', ... ]</text:p>
          </table:table-cell>
          <table:table-cell table:style-name="ce279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43]+1" office:value-type="float" office:value="4">
            <text:p>4</text:p>
          </table:table-cell>
          <table:table-cell table:style-name="ce101" office:value-type="string">
            <text:p>v1</text:p>
          </table:table-cell>
          <table:table-cell table:style-name="ce111" office:value-type="string">
            <text:p>loca_road_idx1</text:p>
          </table:table-cell>
          <table:table-cell table:style-name="ce101" office:value-type="string">
            <text:p>Numeric index of the route number (example: 2 bis, 3 ter etc.)</text:p>
          </table:table-cell>
          <table:table-cell table:style-name="ce111" office:value-type="string">
            <text:p>float</text:p>
          </table:table-cell>
          <table:table-cell table:style-name="ce127" office:value-type="float" office:value="196242">
            <text:p>196.242</text:p>
          </table:table-cell>
          <table:table-cell table:style-name="ce87" office:value-type="string">
            <text:p>54.59%</text:p>
          </table:table-cell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convert to int</text:p>
          </table:table-cell>
          <table:table-cell table:style-name="ce126" office:value-type="float" office:value="4">
            <text:p>4</text:p>
          </table:table-cell>
          <table:table-cell table:style-name="ce126"/>
          <table:table-cell table:style-name="ce158" table:number-columns-repeated="2"/>
          <table:table-cell table:style-name="ce111" office:value-type="string">
            <text:p>[ 0., nan, 3., 2., -1. ]</text:p>
          </table:table-cell>
          <table:table-cell table:style-name="ce281" office:value-type="string">
            <text:p>dtype change 2020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44]+1" office:value-type="float" office:value="5">
            <text:p>5</text:p>
          </table:table-cell>
          <table:table-cell table:style-name="ce101" office:value-type="string">
            <text:p>v2</text:p>
          </table:table-cell>
          <table:table-cell table:style-name="ce111" office:value-type="string">
            <text:p>loca_road_idx2</text:p>
          </table:table-cell>
          <table:table-cell table:style-name="ce101" office:value-type="string">
            <text:p>Letter alphanumeric index of the road</text:p>
          </table:table-cell>
          <table:table-cell table:style-name="ce111" office:value-type="string">
            <text:p>object</text:p>
          </table:table-cell>
          <table:table-cell table:style-name="ce127" office:value-type="float" office:value="330434">
            <text:p>330.434</text:p>
          </table:table-cell>
          <table:table-cell table:style-name="ce87" office:value-type="string">
            <text:p>91.91%</text:p>
          </table:table-cell>
          <table:table-cell table:style-name="ce111" table:content-validation-name="val2" office:value-type="string">
            <text:p>Categorical - more than 10 categories</text:p>
          </table:table-cell>
          <table:table-cell table:style-name="ce87" table:content-validation-name="val5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58" table:number-columns-repeated="2"/>
          <table:table-cell table:style-name="ce126" office:value-type="float" office:value="45">
            <text:p>45</text:p>
          </table:table-cell>
          <table:table-cell table:style-name="ce126"/>
          <table:table-cell table:style-name="ce158" table:number-columns-repeated="2"/>
          <table:table-cell table:style-name="ce111" office:value-type="string">
            <text:p>[ 'INT', 'B', '-', '1A', '.', '34', 'AEROPORT', ... ]</text:p>
          </table:table-cell>
          <table:table-cell table:style-name="ce279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3">
          <table:table-cell table:style-name="ce88" table:formula="of:=[.A45]+1" office:value-type="float" office:value="6">
            <text:p>6</text:p>
          </table:table-cell>
          <table:table-cell table:style-name="ce100" office:value-type="string">
            <text:p>circ</text:p>
          </table:table-cell>
          <table:table-cell table:style-name="ce115" office:value-type="string">
            <text:p>loca_traffic_circul</text:p>
          </table:table-cell>
          <table:table-cell table:style-name="ce99" office:value-type="string">
            <text:p>traffic circulation</text:p>
          </table:table-cell>
          <table:table-cell table:style-name="ce99" office:value-type="string">
            <text:p>int</text:p>
          </table:table-cell>
          <table:table-cell table:style-name="ce136"/>
          <table:table-cell table:style-name="ce138"/>
          <table:table-cell table:style-name="ce99" table:content-validation-name="val2" office:value-type="string">
            <text:p>Categorical - 3 to 5 categories</text:p>
          </table:table-cell>
          <table:table-cell table:style-name="ce88" table:content-validation-name="val5" office:value-type="string">
            <text:p>nom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create new category (0) :unknown;</text:p>
            <text:p>replace -1 with (0) :unknown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99" office:value-type="string">
            <text:p><text:span text:style-name="T7">(-1) :&lt;missing&gt;</text:span><text:span text:style-name="T6">, </text:span></text:p>
            <text:p><text:span text:style-name="T6">(1) :one_way, </text:span></text:p>
            <text:p><text:span text:style-name="T6">(2) :two_way, </text:span></text:p>
            <text:p><text:span text:style-name="T6">(3) :separate_lanes, </text:span></text:p>
            <text:p><text:span text:style-name="T6">(4) </text:span><text:span text:style-name="T6">:variable_assignment_</text:span><text:span text:style-name="T6">channels</text:span></text:p>
          </table:table-cell>
          <table:table-cell table:style-name="ce99" office:value-type="string">
            <text:p>(0) :unknown, </text:p>
            <text:p>(1) :one_way, </text:p>
            <text:p>(2) :two_way, </text:p>
            <text:p>(3) :separate_lanes, </text:p>
            <text:p>(4) :variable_assignment_channels</text:p>
          </table:table-cell>
          <table:table-cell table:style-name="ce99" office:value-type="string">
            <text:p>[ 3, 1, 2, -1, 4 ]</text:p>
          </table:table-cell>
          <table:table-cell table:style-name="ce280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5">
          <table:table-cell table:style-name="ce88" table:formula="of:=[.A46]+1" office:value-type="float" office:value="7">
            <text:p>7</text:p>
          </table:table-cell>
          <table:table-cell table:style-name="ce100" office:value-type="string">
            <text:p>nbv</text:p>
          </table:table-cell>
          <table:table-cell table:style-name="ce115" office:value-type="string">
            <text:p>loca_road_lanes</text:p>
          </table:table-cell>
          <table:table-cell table:style-name="ce100" office:value-type="string">
            <text:p>Total number of traffic lanes</text:p>
          </table:table-cell>
          <table:table-cell table:style-name="ce99" office:value-type="string">
            <text:p>object</text:p>
          </table:table-cell>
          <table:table-cell table:style-name="ce136" office:value-type="float" office:value="10664">
            <text:p>10.664</text:p>
          </table:table-cell>
          <table:table-cell table:style-name="ce88" office:value-type="string">
            <text:p>2.97%</text:p>
          </table:table-cell>
          <table:table-cell table:style-name="ce99" table:content-validation-name="val2" office:value-type="string">
            <text:p>Quantitative</text:p>
          </table:table-cell>
          <table:table-cell table:style-name="ce138" table:number-columns-repeated="2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convert to int; </text:p>
            <text:p>replace -1 with NaNs;</text:p>
            <text:p>replace NaNs with :mode</text:p>
          </table:table-cell>
          <table:table-cell table:style-name="ce125" office:value-type="float" office:value="14">
            <text:p>14</text:p>
          </table:table-cell>
          <table:table-cell table:style-name="ce125" office:value-type="float" office:value="13">
            <text:p>13</text:p>
          </table:table-cell>
          <table:table-cell table:style-name="ce260" office:value-type="string">
            <text:p>[ nan, -1, 0, 1, 2, 3, 4, 5, 6, 7, 8, 9, 10, 11, 12 ]</text:p>
          </table:table-cell>
          <table:table-cell table:style-name="ce260" office:value-type="string">
            <text:p>[ 0, 1, 2, 3, 4, 5, 6, 7, 8, 9, 10, 11, 12 ]</text:p>
          </table:table-cell>
          <table:table-cell table:style-name="ce99" office:value-type="string">
            <text:p>[ -1, 3, 6, '2', '-1', '#ERREUR', '#VALEURMULTI', ... ]</text:p>
          </table:table-cell>
          <table:table-cell table:style-name="ce280" office:value-type="string">
            <text:p>dtype change 2019 and 2022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47]+1" office:value-type="float" office:value="8">
            <text:p>8</text:p>
          </table:table-cell>
          <table:table-cell table:style-name="ce101" office:value-type="string">
            <text:p>pr</text:p>
          </table:table-cell>
          <table:table-cell table:style-name="ce111" office:value-type="string">
            <text:p>loca_ref_point</text:p>
          </table:table-cell>
          <table:table-cell table:style-name="ce111" office:value-type="string">
            <text:p>PR (point of reference) upstream terminal for location; unique ID</text:p>
          </table:table-cell>
          <table:table-cell table:style-name="ce111" office:value-type="string">
            <text:p>object</text:p>
          </table:table-cell>
          <table:table-cell table:style-name="ce126"/>
          <table:table-cell table:style-name="ce150"/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convert to int</text:p>
          </table:table-cell>
          <table:table-cell table:style-name="ce127" table:number-columns-repeated="2"/>
          <table:table-cell table:style-name="ce111" table:number-columns-repeated="2"/>
          <table:table-cell table:style-name="ce111" office:value-type="string">
            <text:p>[ '6', '3', '(1)', ...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48]+1" office:value-type="float" office:value="9">
            <text:p>9</text:p>
          </table:table-cell>
          <table:table-cell table:style-name="ce101" office:value-type="string">
            <text:p>pr1</text:p>
          </table:table-cell>
          <table:table-cell table:style-name="ce111" office:value-type="string">
            <text:p>loca_ref_point_dist</text:p>
          </table:table-cell>
          <table:table-cell table:style-name="ce101" office:value-type="string">
            <text:p>Distance in meters to the PR (relative to the upstream terminal)</text:p>
          </table:table-cell>
          <table:table-cell table:style-name="ce111" office:value-type="string">
            <text:p>object</text:p>
          </table:table-cell>
          <table:table-cell table:style-name="ce127"/>
          <table:table-cell table:style-name="ce150"/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convert to int</text:p>
          </table:table-cell>
          <table:table-cell table:style-name="ce127" table:number-columns-repeated="2"/>
          <table:table-cell table:style-name="ce158" table:number-columns-repeated="2"/>
          <table:table-cell table:style-name="ce271" office:value-type="string">
            <text:p>[ '900', '845', '500', '1\xa0391', ...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6">
          <table:table-cell table:style-name="ce87" table:formula="of:=[.A49]+1" office:value-type="float" office:value="10">
            <text:p>10</text:p>
          </table:table-cell>
          <table:table-cell table:style-name="ce101" office:value-type="string">
            <text:p>vosp</text:p>
          </table:table-cell>
          <table:table-cell table:style-name="ce111" office:value-type="string">
            <text:p>loca_reserved_lane</text:p>
          </table:table-cell>
          <table:table-cell table:style-name="ce111" office:value-type="string">
            <text:p>Indicates the existence of a reserved lane, regardless of whether or not the accident occurs on that lane</text:p>
          </table:table-cell>
          <table:table-cell table:style-name="ce111" office:value-type="string">
            <text:p>int</text:p>
          </table:table-cell>
          <table:table-cell table:style-name="ce127" office:value-type="float" office:value="9106">
            <text:p>9.106</text:p>
          </table:table-cell>
          <table:table-cell table:style-name="ce87" office:value-type="string">
            <text:p>2.53%</text:p>
          </table:table-cell>
          <table:table-cell table:style-name="ce111" table:content-validation-name="val2" office:value-type="string">
            <text:p>Categorical - 3 to 5 categories</text:p>
          </table:table-cell>
          <table:table-cell table:style-name="ce87" table:content-validation-name="val5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replace -1 with NaNs;</text:p>
            <text:p>replace NaNs with (1) :na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4">
            <text:p>4</text:p>
          </table:table-cell>
          <table:table-cell table:style-name="ce111" office:value-type="string">
            <text:p><text:span text:style-name="T7">(-1) :missing</text:span><text:span text:style-name="T6">, </text:span></text:p>
            <text:p><text:span text:style-name="T6">(0) :not_applicable, </text:span></text:p>
            <text:p><text:span text:style-name="T6">(1) :cycle_path, </text:span></text:p>
            <text:p><text:span text:style-name="T6">(2) :cycle_lane, </text:span></text:p>
            <text:p><text:span text:style-name="T6">(3) :reserved_lane</text:span></text:p>
          </table:table-cell>
          <table:table-cell table:style-name="ce111" office:value-type="string">
            <text:p>(0) :not_applicable, </text:p>
            <text:p>(1) :cycle_path, </text:p>
            <text:p>(2) :cycle_lane, </text:p>
            <text:p>(3) :reserved_channel</text:p>
          </table:table-cell>
          <table:table-cell table:style-name="ce111" office:value-type="string">
            <text:p>[ 0, 1, 3, 2, -1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6">
          <table:table-cell table:style-name="ce88" table:formula="of:=[.A50]+1" office:value-type="float" office:value="11">
            <text:p>11</text:p>
          </table:table-cell>
          <table:table-cell table:style-name="ce100" office:value-type="string">
            <text:p>prof</text:p>
          </table:table-cell>
          <table:table-cell table:style-name="ce115" office:value-type="string">
            <text:p>loca_road_gradient</text:p>
          </table:table-cell>
          <table:table-cell table:style-name="ce99" office:value-type="string">
            <text:p>road gradient</text:p>
          </table:table-cell>
          <table:table-cell table:style-name="ce99" office:value-type="string">
            <text:p>int</text:p>
          </table:table-cell>
          <table:table-cell table:style-name="ce136"/>
          <table:table-cell table:style-name="ce138"/>
          <table:table-cell table:style-name="ce99" table:content-validation-name="val2" office:value-type="string">
            <text:p>Categorical - 3 to 5 categories</text:p>
          </table:table-cell>
          <table:table-cell table:style-name="ce88" table:content-validation-name="val5" office:value-type="string">
            <text:p>nom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/>
          <table:table-cell table:number-columns-repeated="2" table:style-name="ce125" office:value-type="float" office:value="5">
            <text:p>5</text:p>
          </table:table-cell>
          <table:table-cell table:style-name="ce99" office:value-type="string">
            <text:p><text:span text:style-name="T7">(-1) :&lt;missing&gt;</text:span><text:span text:style-name="T6">, </text:span></text:p>
            <text:p><text:span text:style-name="T6">(1) :level, </text:span></text:p>
            <text:p><text:span text:style-name="T6">(2) :slope, </text:span></text:p>
            <text:p><text:span text:style-name="T6">(3) :hill_top, </text:span></text:p>
            <text:p><text:span text:style-name="T6">(4) :bottom</text:span></text:p>
          </table:table-cell>
          <table:table-cell table:style-name="ce99" office:value-type="string">
            <text:p>(0) :unknown, </text:p>
            <text:p>(1) :level, </text:p>
            <text:p>(2) :slope, </text:p>
            <text:p>(3) :top, </text:p>
            <text:p>(4) :bottom</text:p>
          </table:table-cell>
          <table:table-cell table:style-name="ce99" office:value-type="string">
            <text:p>[ 1, 4, 2, 3, -1 ]</text:p>
          </table:table-cell>
          <table:table-cell table:style-name="ce280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6">
          <table:table-cell table:style-name="ce88" table:formula="of:=[.A51]+1" office:value-type="float" office:value="12">
            <text:p>12</text:p>
          </table:table-cell>
          <table:table-cell table:style-name="ce100" office:value-type="string">
            <text:p>plan</text:p>
          </table:table-cell>
          <table:table-cell table:style-name="ce115" office:value-type="string">
            <text:p>loca_road_view</text:p>
          </table:table-cell>
          <table:table-cell table:style-name="ce99" office:value-type="string">
            <text:p>plan view, e.g. curve or straight</text:p>
          </table:table-cell>
          <table:table-cell table:style-name="ce99" office:value-type="string">
            <text:p>int</text:p>
          </table:table-cell>
          <table:table-cell table:style-name="ce136" office:value-type="float" office:value="238">
            <text:p>238</text:p>
          </table:table-cell>
          <table:table-cell table:style-name="ce88" office:value-type="string">
            <text:p>0.07%</text:p>
          </table:table-cell>
          <table:table-cell table:style-name="ce99" table:content-validation-name="val2" office:value-type="string">
            <text:p>Categorical - 3 to 5 categories</text:p>
          </table:table-cell>
          <table:table-cell table:style-name="ce88" table:content-validation-name="val5" office:value-type="string">
            <text:p>nom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replace -1 with NaNs;</text:p>
            <text:p>replace NaNs with :mode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99" office:value-type="string">
            <text:p><text:span text:style-name="T7">(-1) :&lt;missing&gt;</text:span><text:span text:style-name="T6">, </text:span></text:p>
            <text:p><text:span text:style-name="T6">(1) :straight_section, </text:span></text:p>
            <text:p><text:span text:style-name="T6">(2) :curved_left, </text:span></text:p>
            <text:p><text:span text:style-name="T6">(3) :cuvred_right, </text:span></text:p>
            <text:p><text:span text:style-name="T6">(4) :s_shaped</text:span></text:p>
          </table:table-cell>
          <table:table-cell table:style-name="ce99" office:value-type="string">
            <text:p>(0) :unknown,</text:p>
            <text:p>(1) :straight_section, </text:p>
            <text:p>(2) :curved_left, </text:p>
            <text:p>(3) :cuvred_right, </text:p>
            <text:p>(4) :s_shaped</text:p>
          </table:table-cell>
          <table:table-cell table:style-name="ce272" office:value-type="string">
            <text:p>[ 2, 3, 1, 4, -1 ]</text:p>
          </table:table-cell>
          <table:table-cell table:style-name="ce280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0">
          <table:table-cell table:style-name="ce87" table:formula="of:=[.A52]+1" office:value-type="float" office:value="13">
            <text:p>13</text:p>
          </table:table-cell>
          <table:table-cell table:style-name="ce101" office:value-type="string">
            <text:p>lartpc</text:p>
          </table:table-cell>
          <table:table-cell table:style-name="ce111" office:value-type="string">
            <text:p>loca_land_strip</text:p>
          </table:table-cell>
          <table:table-cell table:style-name="ce111" office:value-type="string">
            <text:p>land strip that runs along the center of a roadway; TPC = total physical corridor</text:p>
          </table:table-cell>
          <table:table-cell table:style-name="ce111" office:value-type="string">
            <text:p>object</text:p>
          </table:table-cell>
          <table:table-cell table:style-name="ce127" office:value-type="float" office:value="359161">
            <text:p>359.161</text:p>
          </table:table-cell>
          <table:table-cell table:style-name="ce87" office:value-type="string">
            <text:p>99.9%</text:p>
          </table:table-cell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convert to float</text:p>
          </table:table-cell>
          <table:table-cell table:style-name="ce127" table:number-columns-repeated="2"/>
          <table:table-cell table:style-name="ce158" table:number-columns-repeated="2"/>
          <table:table-cell table:style-name="ce111" office:value-type="string">
            <text:p>[ 0.0, 50.0, 2.59999, 3.7999, '0', '3,2' '42' ...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6">
          <table:table-cell table:style-name="ce87" table:formula="of:=[.A53]+1" office:value-type="float" office:value="14">
            <text:p>14</text:p>
          </table:table-cell>
          <table:table-cell table:style-name="ce101" office:value-type="string">
            <text:p>larrout</text:p>
          </table:table-cell>
          <table:table-cell table:style-name="ce111" office:value-type="string">
            <text:p>loca_road_width</text:p>
          </table:table-cell>
          <table:table-cell table:style-name="ce111" office:value-type="string">
            <text:p>width of the roadway assigned to vehicle traffic; <text:s/>excluded = { emergency_stop_strips, </text:p>
            <text:p>central_protection_railings (CPR), parking_spaces }</text:p>
          </table:table-cell>
          <table:table-cell table:style-name="ce111" office:value-type="string">
            <text:p>object</text:p>
          </table:table-cell>
          <table:table-cell table:style-name="ce126" office:value-type="float" office:value="58840">
            <text:p>58.840</text:p>
          </table:table-cell>
          <table:table-cell table:style-name="ce87" office:value-type="string">
            <text:p>16.37%</text:p>
          </table:table-cell>
          <table:table-cell table:style-name="ce111" table:content-validation-name="val2" office:value-type="string">
            <text:p>Quantitative</text:p>
          </table:table-cell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convert to float</text:p>
          </table:table-cell>
          <table:table-cell table:style-name="ce127" table:number-columns-repeated="2"/>
          <table:table-cell table:style-name="ce158" table:number-columns-repeated="2"/>
          <table:table-cell table:style-name="ce111" office:value-type="string">
            <text:p>[ 65.0, 7.0, 2.8, 6.3, '-1', '5', '3,5', ...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1">
          <table:table-cell table:style-name="ce88" table:formula="of:=[.A54]+1" office:value-type="float" office:value="15">
            <text:p>15</text:p>
          </table:table-cell>
          <table:table-cell table:style-name="ce100" office:value-type="string">
            <text:p>surf</text:p>
          </table:table-cell>
          <table:table-cell table:style-name="ce115" office:value-type="string">
            <text:p>loca_road_surface_cond</text:p>
          </table:table-cell>
          <table:table-cell table:style-name="ce99" office:value-type="string">
            <text:p>condition of road during accident from safest to potentially more hazardous conditions</text:p>
          </table:table-cell>
          <table:table-cell table:style-name="ce99" office:value-type="string">
            <text:p>int</text:p>
          </table:table-cell>
          <table:table-cell table:style-name="ce136" office:value-type="float" office:value="310">
            <text:p>310</text:p>
          </table:table-cell>
          <table:table-cell table:style-name="ce88" office:value-type="string">
            <text:p>0.09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table:content-validation-name="val5" office:value-type="string">
            <text:p>ord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ordinal ranking from safest to potentially more hazardous conditions;</text:p>
            <text:p>replace -1 with NaNs; </text:p>
            <text:p>replace NaNs with :mode</text:p>
          </table:table-cell>
          <table:table-cell table:number-columns-repeated="2" table:style-name="ce125" office:value-type="float" office:value="10">
            <text:p>10</text:p>
          </table:table-cell>
          <table:table-cell table:style-name="ce99" office:value-type="string">
            <text:p><text:span text:style-name="T7">(-1) :&lt;missing&gt;</text:span><text:span text:style-name="T6">, </text:span></text:p>
            <text:p><text:span text:style-name="T6">(1) :normal, </text:span></text:p>
            <text:p><text:span text:style-name="T6">(2) :wet, </text:span></text:p>
            <text:p><text:span text:style-name="T6">(3) :puddles, </text:span></text:p>
            <text:p><text:span text:style-name="T6">(4) :flooded, </text:span></text:p>
            <text:p><text:span text:style-name="T6">(5) :snow, </text:span></text:p>
            <text:p><text:span text:style-name="T6">(6) :mud, </text:span></text:p>
            <text:p><text:span text:style-name="T6">(7) :icy, </text:span></text:p>
            <text:p><text:span text:style-name="T6">(8) :greasy_oily, </text:span></text:p>
            <text:p><text:span text:style-name="T6">(9) :other</text:span></text:p>
          </table:table-cell>
          <table:table-cell table:style-name="ce99" office:value-type="string">
            <text:p>(0) :unknown,</text:p>
            <text:p>(1) :normal, </text:p>
            <text:p>(2) :wet, </text:p>
            <text:p>(3) :puddles, </text:p>
            <text:p>(4) :flooded, </text:p>
            <text:p>(5) :snow, </text:p>
            <text:p>(6) :mud, </text:p>
            <text:p>(7) :icy, </text:p>
            <text:p>(8) :greasy_oily, </text:p>
            <text:p>(9) :other</text:p>
          </table:table-cell>
          <table:table-cell table:style-name="ce99" office:value-type="string">
            <text:p>[ 1, 2, 7, 9, 3, 8, 6, -1, 5, 4 ]</text:p>
          </table:table-cell>
          <table:table-cell table:style-name="ce280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8" table:visibility="collapse">
          <table:table-cell table:style-name="ce87" table:formula="of:=[.A55]+1" office:value-type="float" office:value="16">
            <text:p>16</text:p>
          </table:table-cell>
          <table:table-cell table:style-name="ce101" office:value-type="string">
            <text:p>infra</text:p>
          </table:table-cell>
          <table:table-cell table:style-name="ce111" office:value-type="string">
            <text:p>loca_infrastruc</text:p>
          </table:table-cell>
          <table:table-cell table:style-name="ce111" office:value-type="string">
            <text:p>infrastructure</text:p>
          </table:table-cell>
          <table:table-cell table:style-name="ce111" office:value-type="string">
            <text:p>int</text:p>
          </table:table-cell>
          <table:table-cell table:style-name="ce127" office:value-type="float" office:value="3971">
            <text:p>3.971</text:p>
          </table:table-cell>
          <table:table-cell table:style-name="ce87" office:value-type="string">
            <text:p>1.1%</text:p>
          </table:table-cell>
          <table:table-cell table:style-name="ce111" table:content-validation-name="val2" office:value-type="string">
            <text:p>Categorical - 6 to 10 categories</text:p>
          </table:table-cell>
          <table:table-cell table:style-name="ce87" table:content-validation-name="val5" office:value-type="string">
            <text:p>nominal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58"/>
          <table:table-cell table:style-name="ce111" office:value-type="string">
            <text:p>replace -1 with NaNs;</text:p>
            <text:p>replace NaNs with 0</text:p>
          </table:table-cell>
          <table:table-cell table:style-name="ce126" office:value-type="float" office:value="11">
            <text:p>11</text:p>
          </table:table-cell>
          <table:table-cell table:style-name="ce126" office:value-type="float" office:value="8">
            <text:p>8</text:p>
          </table:table-cell>
          <table:table-cell table:style-name="ce111" office:value-type="string">
            <text:p><text:span text:style-name="T7">(-1) :missing</text:span><text:span text:style-name="T6">, </text:span></text:p>
            <text:p><text:span text:style-name="T6">(0) :none, </text:span></text:p>
            <text:p><text:span text:style-name="T6">(1) </text:span><text:span text:style-name="T6">:underground_tunnel, </text:span></text:p>
            <text:p><text:span text:style-name="T6">(2) :bridge, </text:span></text:p>
            <text:p><text:span text:style-name="T6">(3) :exchanger, </text:span></text:p>
            <text:p><text:span text:style-name="T6">(4) :railway, </text:span></text:p>
            <text:p><text:span text:style-name="T6">(5) :intersection, </text:span></text:p>
            <text:p><text:span text:style-name="T6">(6) :pedestrian_area, </text:span></text:p>
            <text:p><text:span text:style-name="T6">(7) :toll_zone, </text:span></text:p>
            <text:p><text:span text:style-name="T6">(8) :construction_side, </text:span></text:p>
            <text:p><text:span text:style-name="T6">(9) :other</text:span></text:p>
          </table:table-cell>
          <table:table-cell table:style-name="ce111" office:value-type="string">
            <text:p>(0) :none, </text:p>
            <text:p>(1) :underground_tunnel, </text:p>
            <text:p>(2) :bridge, </text:p>
            <text:p>(3) :exchanger, </text:p>
            <text:p>(4) :railway, </text:p>
            <text:p>(5) :intersection, </text:p>
            <text:p>(6) :pedestrian_area, </text:p>
            <text:p>(7) :toll_zone, </text:p>
            <text:p>(8) :construction_side, </text:p>
            <text:p>(9) :other</text:p>
          </table:table-cell>
          <table:table-cell table:style-name="ce111" office:value-type="string">
            <text:p>[ 2, 0, 9, 1, 5, 4, 6, 3, 8, -1, 7 ]</text:p>
          </table:table-cell>
          <table:table-cell table:style-name="ce281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3">
          <table:table-cell table:style-name="ce88" table:formula="of:=[.A56]+1" office:value-type="float" office:value="17">
            <text:p>17</text:p>
          </table:table-cell>
          <table:table-cell table:style-name="ce100" office:value-type="string">
            <text:p>situ</text:p>
          </table:table-cell>
          <table:table-cell table:style-name="ce99" office:value-type="string">
            <text:p>loca_accident</text:p>
          </table:table-cell>
          <table:table-cell table:style-name="ce99" office:value-type="string">
            <text:p>accident situation</text:p>
          </table:table-cell>
          <table:table-cell table:style-name="ce99" office:value-type="string">
            <text:p>int</text:p>
          </table:table-cell>
          <table:table-cell table:style-name="ce136"/>
          <table:table-cell table:style-name="ce138"/>
          <table:table-cell table:style-name="ce99" table:content-validation-name="val2" office:value-type="string">
            <text:p>Categorical - 3 to 5 categories</text:p>
          </table:table-cell>
          <table:table-cell table:style-name="ce88" table:content-validation-name="val5" office:value-type="string">
            <text:p>nominal</text:p>
          </table:table-cell>
          <table:table-cell table:style-name="ce138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replace -1 with NaNs;</text:p>
            <text:p>replace NaNs with 0;</text:p>
            <text:p>move modality 8 to 7</text:p>
          </table:table-cell>
          <table:table-cell table:style-name="ce125" office:value-type="float" office:value="8">
            <text:p>8</text:p>
          </table:table-cell>
          <table:table-cell table:style-name="ce125" office:value-type="float" office:value="6">
            <text:p>6</text:p>
          </table:table-cell>
          <table:table-cell table:style-name="ce99" office:value-type="string">
            <text:p><text:span text:style-name="T7">(-1) :&lt;missing&gt;</text:span><text:span text:style-name="T6">, </text:span></text:p>
            <text:p><text:span text:style-name="T6">(0) :none,</text:span></text:p>
            <text:p><text:span text:style-name="T6">(1) :on_road, </text:span></text:p>
            <text:p><text:span text:style-name="T6">(2) </text:span><text:span text:style-name="T6">:on_emergency_lane, </text:span></text:p>
            <text:p><text:span text:style-name="T6">(3) :on_verge, </text:span></text:p>
            <text:p><text:span text:style-name="T6">(4) :on_sidewalk, </text:span></text:p>
            <text:p><text:span text:style-name="T6">(5) :on_cycle_path, </text:span></text:p>
            <text:p><text:span text:style-name="T6">(6) </text:span><text:span text:style-name="T6">:on_other_special_lan</text:span><text:span text:style-name="T6">e, </text:span></text:p>
            <text:p><text:span text:style-name="T7">(8) :other</text:span></text:p>
          </table:table-cell>
          <table:table-cell table:style-name="ce99" office:value-type="string">
            <text:p>(0) :none,</text:p>
            <text:p>(1) :on_road, </text:p>
            <text:p>(2) :on_emergency_lane, </text:p>
            <text:p>(3) :on_verge, </text:p>
            <text:p>(4) :on_sidewalk, </text:p>
            <text:p>(5) :on_cycle_path, </text:p>
            <text:p>(6) :on_other_special_lane, </text:p>
            <text:p>(7) :other</text:p>
          </table:table-cell>
          <table:table-cell table:style-name="ce99" office:value-type="string">
            <text:p>[ 1, 2, 4, 6, 8, 3, 5, -1 ]</text:p>
          </table:table-cell>
          <table:table-cell table:style-name="ce280" office:value-type="string">
            <text:p>dtype change 2019 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0">
          <table:table-cell table:style-name="ce88" office:value-type="float" office:value="19">
            <text:p>19</text:p>
          </table:table-cell>
          <table:table-cell table:style-name="ce100" office:value-type="string">
            <text:p>vma</text:p>
          </table:table-cell>
          <table:table-cell table:style-name="ce115" office:value-type="string">
            <text:p>loca_max_speed</text:p>
          </table:table-cell>
          <table:table-cell table:style-name="ce99" office:value-type="string">
            <text:p>maximum authorized speed (speed limit) at the location + time of accident</text:p>
          </table:table-cell>
          <table:table-cell table:style-name="ce99" office:value-type="string">
            <text:p>int</text:p>
          </table:table-cell>
          <table:table-cell table:style-name="ce136" office:value-type="float" office:value="11599">
            <text:p>11.599</text:p>
          </table:table-cell>
          <table:table-cell table:style-name="ce88" office:value-type="string">
            <text:p>3.23%</text:p>
          </table:table-cell>
          <table:table-cell table:style-name="ce99" table:content-validation-name="val2" office:value-type="string">
            <text:p>Quantitative</text:p>
          </table:table-cell>
          <table:table-cell table:style-name="ce138" table:number-columns-repeated="2"/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key variable; </text:p>
            <text:p>replace -1 with NaNs;</text:p>
            <text:p>use min + diff</text:p>
          </table:table-cell>
          <table:table-cell table:style-name="ce125" office:value-type="float" office:value="53">
            <text:p>53</text:p>
          </table:table-cell>
          <table:table-cell table:style-name="ce125"/>
          <table:table-cell table:style-name="ce66" table:number-columns-repeated="2"/>
          <table:table-cell table:style-name="ce99" office:value-type="string">
            <text:p>[ 70, 90, 0, 3, 1, -1, 700, 800, 901, 9, 8 ... ]</text:p>
          </table:table-cell>
          <table:table-cell table:style-name="ce280" office:value-type="string">
            <text:p>data from 2019 on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95" office:value-type="string" table:number-columns-spanned="3" table:number-rows-spanned="1">
            <text:p>vehicles</text:p>
          </table:table-cell>
          <table:covered-table-cell table:number-columns-repeated="2" table:style-name="ce109"/>
          <table:table-cell table:style-name="ce117" office:value-type="string">
            <text:p>559.847 rows | 11 columns in total</text:p>
          </table:table-cell>
          <table:table-cell table:style-name="ce117"/>
          <table:table-cell table:style-name="ce137"/>
          <table:table-cell table:style-name="ce151"/>
          <table:table-cell table:style-name="ce157"/>
          <table:table-cell table:style-name="ce164" table:number-columns-repeated="2"/>
          <table:table-cell table:style-name="ce151"/>
          <table:table-cell table:style-name="ce181"/>
          <table:table-cell table:style-name="ce157"/>
          <table:table-cell table:style-name="ce137" table:number-columns-repeated="2"/>
          <table:table-cell table:style-name="ce157" table:number-columns-repeated="2"/>
          <table:table-cell table:style-name="ce273"/>
          <table:table-cell table:style-name="ce290"/>
          <table:table-cell table:style-name="ce294" table:number-columns-repeated="6"/>
          <table:table-cell table:style-name="ce300" table:number-columns-repeated="19"/>
          <table:table-cell table:number-columns-repeated="980"/>
        </table:table-row>
        <table:table-row table:style-name="ro28">
          <table:table-cell table:style-name="ce85" office:value-type="float" office:value="1">
            <text:p>1</text:p>
          </table:table-cell>
          <table:table-cell table:style-name="ce110" office:value-type="string">
            <text:p>Num_Acc</text:p>
          </table:table-cell>
          <table:table-cell table:style-name="ce110" office:value-type="string">
            <text:p>acc_num</text:p>
          </table:table-cell>
          <table:table-cell table:style-name="ce110" office:value-type="string">
            <text:p>Accident ID</text:p>
          </table:table-cell>
          <table:table-cell table:style-name="ce105" office:value-type="string">
            <text:p>int</text:p>
          </table:table-cell>
          <table:table-cell table:style-name="ce124" office:value-type="float" office:value="0">
            <text:p>0</text:p>
          </table:table-cell>
          <table:table-cell table:style-name="ce152" office:value-type="percentage" office:value="0">
            <text:p>0,0%</text:p>
          </table:table-cell>
          <table:table-cell table:style-name="ce105" table:content-validation-name="val2"/>
          <table:table-cell table:style-name="ce165" table:number-columns-repeated="2"/>
          <table:table-cell table:style-name="ce170"/>
          <table:table-cell table:style-name="ce105" office:value-type="string">
            <text:p>id variable, only needed for initial merge</text:p>
          </table:table-cell>
          <table:table-cell table:style-name="ce174"/>
          <table:table-cell table:style-name="ce244" table:number-columns-repeated="2"/>
          <table:table-cell table:style-name="ce261"/>
          <table:table-cell table:style-name="ce174"/>
          <table:table-cell table:style-name="ce261"/>
          <table:table-cell table:style-name="ce277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6">
          <table:table-cell table:style-name="ce87" table:formula="of:=[.A60]+1" office:value-type="float" office:value="2">
            <text:p>2</text:p>
          </table:table-cell>
          <table:table-cell table:style-name="ce111" office:value-type="string">
            <text:p>senc</text:p>
          </table:table-cell>
          <table:table-cell table:style-name="ce111" office:value-type="string">
            <text:p>veh_traffic_direction</text:p>
          </table:table-cell>
          <table:table-cell table:style-name="ce101" office:value-type="string">
            <text:p>Direction of traffic</text:p>
          </table:table-cell>
          <table:table-cell table:style-name="ce111" office:value-type="string">
            <text:p>int</text:p>
          </table:table-cell>
          <table:table-cell table:style-name="ce126" office:value-type="float" office:value="35795">
            <text:p>35.795</text:p>
          </table:table-cell>
          <table:table-cell table:style-name="ce153" office:value-type="percentage" office:value="0.064">
            <text:p>6,4%</text:p>
          </table:table-cell>
          <table:table-cell table:style-name="ce111" table:content-validation-name="val2" office:value-type="string">
            <text:p>Categorical - 3 to 5 categories</text:p>
          </table:table-cell>
          <table:table-cell table:style-name="ce87"/>
          <table:table-cell table:style-name="ce87" office:value-type="string">
            <text:p>balanced</text:p>
          </table:table-cell>
          <table:table-cell table:style-name="ce87" office:value-type="string">
            <text:p>yes</text:p>
          </table:table-cell>
          <table:table-cell table:style-name="ce111" office:value-type="string">
            <text:p>definition do not tend to be relevant for accident severity; very small Cramer´s V</text:p>
          </table:table-cell>
          <table:table-cell table:style-name="ce111"/>
          <table:table-cell table:style-name="ce126" table:number-columns-repeated="2"/>
          <table:table-cell table:style-name="ce254" office:value-type="string">
            <text:p>-1 – Not specified, </text:p>
            <text:p>-0 – Unknown, </text:p>
            <text:p>1 – PK or PR or increasing postal address number, </text:p>
            <text:p>2 – PK or PR or postal address number</text:p>
          </table:table-cell>
          <table:table-cell table:style-name="ce111"/>
          <table:table-cell table:style-name="ce254" office:value-type="string">
            <text:p>integers</text:p>
          </table:table-cell>
          <table:table-cell table:style-name="ce281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4">
          <table:table-cell table:style-name="ce88" table:formula="of:=[.A61]+1" office:value-type="float" office:value="3">
            <text:p>3</text:p>
          </table:table-cell>
          <table:table-cell table:style-name="ce100" office:value-type="string">
            <text:p>catv</text:p>
          </table:table-cell>
          <table:table-cell table:style-name="ce99" office:value-type="string">
            <text:p>veh_cat</text:p>
          </table:table-cell>
          <table:table-cell table:style-name="ce100" office:value-type="string">
            <text:p>Category of vehicle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Categorical - more than 10 categories</text:p>
          </table:table-cell>
          <table:table-cell table:style-name="ce88" office:value-type="string">
            <text:p>nominal</text:p>
          </table:table-cell>
          <table:table-cell table:style-name="ce88" office:value-type="string">
            <text:p>unbalanced</text:p>
          </table:table-cell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too many classes to keep them all; new higher-tier groups of classes based on vehicle logic</text:p>
          </table:table-cell>
          <table:table-cell table:style-name="ce125" office:value-type="float" office:value="31">
            <text:p>31</text:p>
          </table:table-cell>
          <table:table-cell table:style-name="ce125" office:value-type="float" office:value="10">
            <text:p>10</text:p>
          </table:table-cell>
          <table:table-cell table:style-name="ce252" office:value-type="string">
            <text:p>00 – Undeterminable </text:p>
            <text:p>01 – Bicycle </text:p>
            <text:p>02 – Moped &lt;50cc </text:p>
            <text:p>03 – Small car (quadricycle with bodied motor) (formerly "small car or motor tricycle") </text:p>
            <text:p>04 – Reference unused since 2006 (registered scooter) </text:p>
            <text:p>05 – Reference unused since 2006 (motorcycle) </text:p>
            <text:p>06 – Reference unused since 2006 (sidecar) </text:p>
            <text:p>07 – Light vehicle only </text:p>
            <text:p>08 – Reference unused since 2006 (light vehicle + caravan) </text:p>
            <text:p>09 – Reference unused since 2006 (light vehicle + trailer) </text:p>
            <text:p>10 – Light vehicle only 1.5T &lt;= GVWR &lt;= 3.5T with or without trailer (formerly Light vehicle only 1.5T &lt;= GVWR &lt;= 3.5T)</text:p>
            <text:p>11 – Reference unused since 2006 (Light vehicle (10) + caravan) </text:p>
            <text:p>12 – Reference unused since 2006 (LCV (10) + trailer) </text:p>
            <text:p>13 – HGV only 3.5T &lt;GVW &lt;= 7.5T </text:p>
            <text:p>14 – HGV only &gt; 7.5T </text:p>
            <text:p>15 – HGV &gt; 3.5T + trailer </text:p>
            <text:p>16 – Road tractor only </text:p>
            <text:p>17 – Road tractor + semi-trailer </text:p>
            <text:p>18 – Reference unused since 2006 (public transport) </text:p>
            <text:p>19 – Reference unused since 2006 (tram) </text:p>
            <text:p>20 – Special engine vehicle </text:p>
            <text:p>21 – Agricultural tractor </text:p>
            <text:p>30 – Scooter &lt; 50 cc </text:p>
            <text:p>31 – Motorcycle &gt; 50 cc and &lt;= 125 cc </text:p>
            <text:p>32 – Scooter &gt; 50 cc and &lt;= 125 cc </text:p>
            <text:p>33 – Motorcycle &gt; 125 cc </text:p>
            <text:p>34 – Scooter &gt; 125 cc </text:p>
            <text:p>35 – Light quad &lt;= 50 cc (Quadricycle with unbodied engine) </text:p>
            <text:p>36 – Heavy quad &gt; 50 cc (Quadricycle with unbodied engine) </text:p>
            <text:p>37 – Bus </text:p>
            <text:p>38 – Coach </text:p>
            <text:p>39 – Train </text:p>
            <text:p>40 – Tram </text:p>
            <text:p>41 – 3WD &lt;= 50 cc </text:p>
            <text:p>42 – 3WD &gt; 50 cc &lt;= 125 cc </text:p>
            <text:p>43 – 3WD &gt; 125 cc 50 – EDP with engine </text:p>
            <text:p>50 – EDP with engine </text:p>
            <text:p>60 – EDP without engine </text:p>
            <text:p>80 – E-bike </text:p>
            <text:p>99 – Other vehicle</text:p>
            <text:p/>
          </table:table-cell>
          <table:table-cell table:style-name="ce99" office:value-type="string">
            <text:p>0 - Undeterminable</text:p>
            <text:p>1 - Bicycle / E-Bike</text:p>
            <text:p>7 - Light vehicle</text:p>
            <text:p>14 - Heavy goods vehicle</text:p>
            <text:p>17 - Tractor</text:p>
            <text:p>30 - Scooter / 3WD / Quad</text:p>
            <text:p>33 - Motorcycle / Moped</text:p>
            <text:p>37 - Public Transport</text:p>
            <text:p>50 - EDP</text:p>
            <text:p>99 - Other vehicle</text:p>
          </table:table-cell>
          <table:table-cell table:style-name="ce252" office:value-type="string">
            <text:p>integers</text:p>
          </table:table-cell>
          <table:table-cell table:style-name="ce278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62]+1" office:value-type="float" office:value="4">
            <text:p>4</text:p>
          </table:table-cell>
          <table:table-cell table:style-name="ce101" office:value-type="string">
            <text:p>occutc</text:p>
          </table:table-cell>
          <table:table-cell table:style-name="ce111" office:value-type="string">
            <text:p>veh_public_occupants</text:p>
          </table:table-cell>
          <table:table-cell table:style-name="ce111" office:value-type="string">
            <text:p>Number of occupants in public transport</text:p>
          </table:table-cell>
          <table:table-cell table:style-name="ce111" office:value-type="string">
            <text:p>float</text:p>
          </table:table-cell>
          <table:table-cell table:style-name="ce126" office:value-type="float" office:value="554986">
            <text:p>554.986</text:p>
          </table:table-cell>
          <table:table-cell table:style-name="ce153" office:value-type="percentage" office:value="0.9913">
            <text:p>99,1%</text:p>
          </table:table-cell>
          <table:table-cell table:style-name="ce111" table:content-validation-name="val2" office:value-type="string">
            <text:p>Quantitative</text:p>
          </table:table-cell>
          <table:table-cell table:style-name="ce87" office:value-type="string">
            <text:p>discrete</text:p>
          </table:table-cell>
          <table:table-cell table:style-name="ce150"/>
          <table:table-cell table:style-name="ce87" office:value-type="string">
            <text:p>yes</text:p>
          </table:table-cell>
          <table:table-cell table:style-name="ce111" office:value-type="string">
            <text:p>containts almost only of missing values</text:p>
          </table:table-cell>
          <table:table-cell table:style-name="ce111"/>
          <table:table-cell table:style-name="ce127" table:number-columns-repeated="2"/>
          <table:table-cell table:style-name="ce255"/>
          <table:table-cell table:style-name="ce158"/>
          <table:table-cell table:style-name="ce254"/>
          <table:table-cell table:style-name="ce281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5">
          <table:table-cell table:style-name="ce88" table:formula="of:=[.A63]+1" office:value-type="float" office:value="5">
            <text:p>5</text:p>
          </table:table-cell>
          <table:table-cell table:style-name="ce100" office:value-type="string">
            <text:p>obs</text:p>
          </table:table-cell>
          <table:table-cell table:style-name="ce99" office:value-type="string">
            <text:p>veh_fixed_obstacle</text:p>
          </table:table-cell>
          <table:table-cell table:style-name="ce100" office:value-type="string">
            <text:p>Collision with a fixed obstacle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Categorical - more than 10 categories</text:p>
          </table:table-cell>
          <table:table-cell table:style-name="ce88" office:value-type="string">
            <text:p>nominal</text:p>
          </table:table-cell>
          <table:table-cell table:style-name="ce88" office:value-type="string">
            <text:p>unbalanced</text:p>
          </table:table-cell>
          <table:table-cell table:style-name="ce88" office:value-type="string">
            <text:p>no</text:p>
          </table:table-cell>
          <table:table-cell table:style-name="ce99"/>
          <table:table-cell table:style-name="ce99" office:value-type="string">
            <text:p>-1 as 0; new higher-tier groups of classes based on vehicle logic; all very low frequent categories put to 5 - Other barrier</text:p>
          </table:table-cell>
          <table:table-cell table:style-name="ce125" office:value-type="float" office:value="18">
            <text:p>18</text:p>
          </table:table-cell>
          <table:table-cell table:style-name="ce125" office:value-type="float" office:value="9">
            <text:p>9</text:p>
          </table:table-cell>
          <table:table-cell table:style-name="ce252" office:value-type="string">
            <text:p>-1 – Not specified, </text:p>
            <text:p>0 – Not applicable, </text:p>
            <text:p>1 – Parked vehicle, </text:p>
            <text:p>2 – Tree, </text:p>
            <text:p>3 – Metal guardrail, </text:p>
            <text:p>4 – Concrete guardrail, 9, </text:p>
            <text:p>5 – Other guardrail, </text:p>
            <text:p>6 – Building, wall, bridge pier, </text:p>
            <text:p>7 – Vertical signage support or emergency call post, </text:p>
            <text:p>8 – Pole, </text:p>
            <text:p>9 – Street furniture, </text:p>
            <text:p>10 – Parapet, </text:p>
            <text:p>11 – Island, refuge, high bollard, </text:p>
            <text:p>12 – Curb, </text:p>
            <text:p>13 – Ditch, embankment, rock face, </text:p>
            <text:p>14 – Other fixed obstacle on roadway, </text:p>
            <text:p>15 – Other fixed obstacle on sidewalk or shoulder, </text:p>
            <text:p>16 – Road departure without obstacle, </text:p>
            <text:p>17 – Culvert head</text:p>
          </table:table-cell>
          <table:table-cell table:style-name="ce252" office:value-type="string">
            <text:p>0 – Not applicable,</text:p>
            <text:p>1 – Parked vehicle </text:p>
            <text:p>2 – Tree, </text:p>
            <text:p>4 – Concrete / Metal barrier</text:p>
            <text:p>5 – Other barrier</text:p>
            <text:p>6 – Building, wall, bridge pier, </text:p>
            <text:p>8 – Pole </text:p>
            <text:p>13 – Ditch, embankment, rock face </text:p>
            <text:p>17 – Culvert head</text:p>
          </table:table-cell>
          <table:table-cell table:style-name="ce252" office:value-type="string">
            <text:p>integers</text:p>
          </table:table-cell>
          <table:table-cell table:style-name="ce280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2">
          <table:table-cell table:style-name="ce88" table:formula="of:=[.A64]+1" office:value-type="float" office:value="6">
            <text:p>6</text:p>
          </table:table-cell>
          <table:table-cell table:style-name="ce100" office:value-type="string">
            <text:p>obsm</text:p>
          </table:table-cell>
          <table:table-cell table:style-name="ce99" office:value-type="string">
            <text:p>veh_moving_obstacle</text:p>
          </table:table-cell>
          <table:table-cell table:style-name="ce100" office:value-type="string">
            <text:p>Collision with a moving obstacle</text:p>
          </table:table-cell>
          <table:table-cell table:style-name="ce99" office:value-type="string">
            <text:p>int</text:p>
          </table:table-cell>
          <table:table-cell table:style-name="ce125" office:value-type="float" office:value="0">
            <text:p>0</text:p>
          </table:table-cell>
          <table:table-cell table:style-name="ce143" office:value-type="percentage" office:value="0">
            <text:p>0,0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88" office:value-type="string">
            <text:p>unbalanced</text:p>
          </table:table-cell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-1 as 0; new higher-tier groups of classes based on vehicle logic; all very low frequent categories put to 5 - Other barrier</text:p>
          </table:table-cell>
          <table:table-cell table:style-name="ce125" office:value-type="float" office:value="7">
            <text:p>7</text:p>
          </table:table-cell>
          <table:table-cell table:style-name="ce125" office:value-type="float" office:value="4">
            <text:p>4</text:p>
          </table:table-cell>
          <table:table-cell table:style-name="ce252" office:value-type="string">
            <text:p>-1 – Not specified, </text:p>
            <text:p>0 – None, </text:p>
            <text:p>1 – Pedestrian, </text:p>
            <text:p>2 – Vehicle, </text:p>
            <text:p>4 – Rail vehicle, </text:p>
            <text:p>5 – Domestic animal, </text:p>
            <text:p>6 – Wild animal, </text:p>
            <text:p>9 – Other</text:p>
          </table:table-cell>
          <table:table-cell table:style-name="ce99" office:value-type="string">
            <text:p>0 – None, </text:p>
            <text:p>1 – Pedestrian, </text:p>
            <text:p>2 – Vehicle, </text:p>
            <text:p>9 – Other</text:p>
          </table:table-cell>
          <table:table-cell table:style-name="ce252" office:value-type="string">
            <text:p>integers</text:p>
          </table:table-cell>
          <table:table-cell table:style-name="ce280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8">
          <table:table-cell table:style-name="ce88" table:formula="of:=[.A65]+1" office:value-type="float" office:value="7">
            <text:p>7</text:p>
          </table:table-cell>
          <table:table-cell table:style-name="ce100" office:value-type="string">
            <text:p>choc</text:p>
          </table:table-cell>
          <table:table-cell table:style-name="ce99" office:value-type="string">
            <text:p>veh_impact</text:p>
          </table:table-cell>
          <table:table-cell table:style-name="ce99" office:value-type="string">
            <text:p>Initial point of impact</text:p>
          </table:table-cell>
          <table:table-cell table:style-name="ce99" office:value-type="string">
            <text:p>int</text:p>
          </table:table-cell>
          <table:table-cell table:style-name="ce125" office:value-type="float" office:value="299">
            <text:p>299</text:p>
          </table:table-cell>
          <table:table-cell table:style-name="ce143" office:value-type="percentage" office:value="0.0004">
            <text:p>0,0%</text:p>
          </table:table-cell>
          <table:table-cell table:style-name="ce99" table:content-validation-name="val2" office:value-type="string">
            <text:p>Categorical - 6 to 10 categories</text:p>
          </table:table-cell>
          <table:table-cell table:style-name="ce88" office:value-type="string">
            <text:p>nominal</text:p>
          </table:table-cell>
          <table:table-cell table:style-name="ce88" office:value-type="string">
            <text:p>balanced</text:p>
          </table:table-cell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-1 as 0; pretty balanced =&gt; all original modalities kept</text:p>
          </table:table-cell>
          <table:table-cell table:style-name="ce125" office:value-type="float" office:value="11">
            <text:p>11</text:p>
          </table:table-cell>
          <table:table-cell table:style-name="ce125" office:value-type="float" office:value="10">
            <text:p>10</text:p>
          </table:table-cell>
          <table:table-cell table:style-name="ce252" office:value-type="string">
            <text:p>-1 – Not specified, </text:p>
            <text:p>0 – None, </text:p>
            <text:p>1 – Front, </text:p>
            <text:p>2 – Front right, </text:p>
            <text:p>3 – Front left, </text:p>
            <text:p>4 – Rear, </text:p>
            <text:p>5 – Rear right, </text:p>
            <text:p>6 – Rear left, </text:p>
            <text:p>7 – Right side, </text:p>
            <text:p>8 – Left side, </text:p>
            <text:p>9 – Multiple impacts (rollovers)</text:p>
          </table:table-cell>
          <table:table-cell table:style-name="ce99" office:value-type="string">
            <text:p>0 – None, </text:p>
            <text:p>1 – Front, </text:p>
            <text:p>2 – Front right, </text:p>
            <text:p>3 – Front left, </text:p>
            <text:p>4 – Rear, </text:p>
            <text:p>5 – Rear right, </text:p>
            <text:p>6 – Rear left, </text:p>
            <text:p>7 – Right side, </text:p>
            <text:p>8 – Left side, </text:p>
            <text:p>9 – Multiple impacts (rollovers)</text:p>
          </table:table-cell>
          <table:table-cell table:style-name="ce252" office:value-type="string">
            <text:p>integers</text:p>
          </table:table-cell>
          <table:table-cell table:style-name="ce280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6">
          <table:table-cell table:style-name="ce88" table:formula="of:=[.A66]+1" office:value-type="float" office:value="8">
            <text:p>8</text:p>
          </table:table-cell>
          <table:table-cell table:style-name="ce100" office:value-type="string">
            <text:p>manv</text:p>
          </table:table-cell>
          <table:table-cell table:style-name="ce99" office:value-type="string">
            <text:p>veh_maneuver</text:p>
          </table:table-cell>
          <table:table-cell table:style-name="ce99" office:value-type="string">
            <text:p>Main maneuver before the accident</text:p>
          </table:table-cell>
          <table:table-cell table:style-name="ce99" office:value-type="string">
            <text:p>int</text:p>
          </table:table-cell>
          <table:table-cell table:style-name="ce125" office:value-type="float" office:value="35808">
            <text:p>35.808</text:p>
          </table:table-cell>
          <table:table-cell table:style-name="ce143" office:value-type="percentage" office:value="0.006">
            <text:p>0,6%</text:p>
          </table:table-cell>
          <table:table-cell table:style-name="ce99" table:content-validation-name="val2" office:value-type="string">
            <text:p>Categorical - more than 10 categories</text:p>
          </table:table-cell>
          <table:table-cell table:style-name="ce88" office:value-type="string">
            <text:p>nominal</text:p>
          </table:table-cell>
          <table:table-cell table:style-name="ce88" office:value-type="string">
            <text:p>unbalanced</text:p>
          </table:table-cell>
          <table:table-cell table:style-name="ce88" office:value-type="string">
            <text:p>no</text:p>
          </table:table-cell>
          <table:table-cell table:style-name="ce66"/>
          <table:table-cell table:style-name="ce99" office:value-type="string">
            <text:p>-1 as nan(); new higher-tier groups of classes based on vehicle logic; all very low frequent categories put to 98/99 Other less / high severe</text:p>
          </table:table-cell>
          <table:table-cell table:style-name="ce125" office:value-type="float" office:value="26">
            <text:p>26</text:p>
          </table:table-cell>
          <table:table-cell table:style-name="ce125" office:value-type="float" office:value="13">
            <text:p>13</text:p>
          </table:table-cell>
          <table:table-cell table:style-name="ce252" office:value-type="string">
            <text:p>-1 – Not specified, </text:p>
            <text:p>0 – Unknown, </text:p>
            <text:p>1 – No change in direction, </text:p>
            <text:p>2 – Same direction, same lane, </text:p>
            <text:p>3 – Between two lanes, </text:p>
            <text:p>4 – Reversing, </text:p>
            <text:p>5 – Wrong-way driving, </text:p>
            <text:p>6 – Crossing the central median, </text:p>
            <text:p>7 – In the bus lane, same direction, </text:p>
            <text:p>8 – In the bus lane, opposite direction, </text:p>
            <text:p>9 – Merging, </text:p>
            <text:p>10 – U-turn on the roadway</text:p>
          </table:table-cell>
          <table:table-cell table:style-name="ce99" office:value-type="string">
            <text:p>0 - <text:s/>Unknown </text:p>
            <text:p>1 - <text:s/>Without changing direction </text:p>
            <text:p>11 - Changing lanes left/right</text:p>
            <text:p>13 - Offset left/right</text:p>
            <text:p>15 - Turning left/right</text:p>
            <text:p>17 - Overtaking left/right</text:p>
            <text:p>19 - Crossing the road </text:p>
            <text:p>2 - <text:s/>Same direction, same lane </text:p>
            <text:p>23 - <text:s/>Stopped (not parking) </text:p>
            <text:p>5 - <text:s/>Going against the flow of traffic </text:p>
            <text:p>9 - <text:s/>Merging </text:p>
            <text:p>26 - <text:s/>Other maneuvers </text:p>
            <text:p>98 - Others low</text:p>
            <text:p>99 - Others high</text:p>
            <text:p/>
          </table:table-cell>
          <table:table-cell table:style-name="ce252" office:value-type="string">
            <text:p>integers</text:p>
          </table:table-cell>
          <table:table-cell table:style-name="ce280" office:value-type="string">
            <text:p>dtype change 2019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7" table:formula="of:=[.A67]+1" office:value-type="float" office:value="9">
            <text:p>9</text:p>
          </table:table-cell>
          <table:table-cell table:style-name="ce101" office:value-type="string">
            <text:p>num_veh</text:p>
          </table:table-cell>
          <table:table-cell table:style-name="ce111" office:value-type="string">
            <text:p>veh_num</text:p>
          </table:table-cell>
          <table:table-cell table:style-name="ce111" office:value-type="string">
            <text:p>ID number assigned to each vehicle involved in accident</text:p>
          </table:table-cell>
          <table:table-cell table:style-name="ce111" office:value-type="string">
            <text:p>object</text:p>
          </table:table-cell>
          <table:table-cell table:style-name="ce126" office:value-type="float" office:value="0">
            <text:p>0</text:p>
          </table:table-cell>
          <table:table-cell table:style-name="ce153" office:value-type="percentage" office:value="0">
            <text:p>0,0%</text:p>
          </table:table-cell>
          <table:table-cell table:style-name="ce158" table:content-validation-name="val2"/>
          <table:table-cell table:style-name="ce150" table:number-columns-repeated="2"/>
          <table:table-cell table:style-name="ce87" office:value-type="string">
            <text:p>yes</text:p>
          </table:table-cell>
          <table:table-cell table:style-name="ce111" office:value-type="string">
            <text:p>id variable, represents the same as veh_id</text:p>
          </table:table-cell>
          <table:table-cell table:style-name="ce158"/>
          <table:table-cell table:style-name="ce127" table:number-columns-repeated="2"/>
          <table:table-cell table:style-name="ce255"/>
          <table:table-cell table:style-name="ce158"/>
          <table:table-cell table:style-name="ce255"/>
          <table:table-cell table:style-name="ce279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37">
          <table:table-cell table:style-name="ce89" table:formula="of:=[.A68]+1" office:value-type="float" office:value="10">
            <text:p>10</text:p>
          </table:table-cell>
          <table:table-cell table:style-name="ce102" office:value-type="string">
            <text:p>motor</text:p>
          </table:table-cell>
          <table:table-cell table:style-name="ce103" office:value-type="string">
            <text:p>veh_motor</text:p>
          </table:table-cell>
          <table:table-cell table:style-name="ce102" office:value-type="string">
            <text:p>Type of motor of vehicle</text:p>
          </table:table-cell>
          <table:table-cell table:style-name="ce103" office:value-type="string">
            <text:p>int</text:p>
          </table:table-cell>
          <table:table-cell table:style-name="ce133" office:value-type="float" office:value="0">
            <text:p>0</text:p>
          </table:table-cell>
          <table:table-cell table:style-name="ce154" office:value-type="percentage" office:value="0">
            <text:p>0,0%</text:p>
          </table:table-cell>
          <table:table-cell table:style-name="ce103" table:content-validation-name="val2" office:value-type="string">
            <text:p>Categorical - 6 to 10 categories</text:p>
          </table:table-cell>
          <table:table-cell table:style-name="ce89" office:value-type="string">
            <text:p>nominal</text:p>
          </table:table-cell>
          <table:table-cell table:style-name="ce89" office:value-type="string">
            <text:p>unbalanced</text:p>
          </table:table-cell>
          <table:table-cell table:style-name="ce89" office:value-type="string">
            <text:p>no</text:p>
          </table:table-cell>
          <table:table-cell table:style-name="ce103" office:value-type="string">
            <text:p>definition sounds irrelevant; texture of veh represented by veh_cat; missing values; very small CramersV</text:p>
          </table:table-cell>
          <table:table-cell table:style-name="ce103"/>
          <table:table-cell table:style-name="ce133" office:value-type="float" office:value="7">
            <text:p>7</text:p>
          </table:table-cell>
          <table:table-cell table:style-name="ce133"/>
          <table:table-cell table:style-name="ce262" office:value-type="string">
            <text:p>-1 – Not specified, </text:p>
            <text:p>0 – Unknown, </text:p>
            <text:p>1 – Hydrocarbons, </text:p>
            <text:p>2 – Hybrid electric, </text:p>
            <text:p>3 – Electric, </text:p>
            <text:p>4 – Hydrogen, </text:p>
            <text:p>5 – Human-powered, </text:p>
            <text:p>6 – Other</text:p>
          </table:table-cell>
          <table:table-cell table:style-name="ce102"/>
          <table:table-cell table:style-name="ce258" office:value-type="string">
            <text:p>integers</text:p>
          </table:table-cell>
          <table:table-cell table:style-name="ce287" office:value-type="string">
            <text:p>only data from 2019 on</text:p>
          </table:table-cell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14">
          <table:table-cell table:style-name="ce93" table:formula="of:=[.A69]+1" office:value-type="float" office:value="11">
            <text:p>11</text:p>
          </table:table-cell>
          <table:table-cell table:style-name="ce108" office:value-type="string">
            <text:p>id_vehicule</text:p>
          </table:table-cell>
          <table:table-cell table:style-name="ce114" office:value-type="string">
            <text:p>veh_id</text:p>
          </table:table-cell>
          <table:table-cell table:style-name="ce108" office:value-type="string">
            <text:p>Unique vehicle identifier assigned to each user occupying the vehicle (including pedestrians linked to the vehicles that struck them)</text:p>
          </table:table-cell>
          <table:table-cell table:style-name="ce114" office:value-type="string">
            <text:p>object</text:p>
          </table:table-cell>
          <table:table-cell table:style-name="ce134" office:value-type="float" office:value="0">
            <text:p>0</text:p>
          </table:table-cell>
          <table:table-cell table:style-name="ce155" office:value-type="percentage" office:value="0">
            <text:p>0,0%</text:p>
          </table:table-cell>
          <table:table-cell table:style-name="ce159" table:content-validation-name="val2"/>
          <table:table-cell table:style-name="ce166" table:number-columns-repeated="2"/>
          <table:table-cell table:style-name="ce93"/>
          <table:table-cell table:style-name="ce108" office:value-type="string">
            <text:p>id variable, only needed for initial merge</text:p>
          </table:table-cell>
          <table:table-cell table:style-name="ce159"/>
          <table:table-cell table:style-name="ce248" table:number-columns-repeated="2"/>
          <table:table-cell table:style-name="ce259"/>
          <table:table-cell table:style-name="ce159"/>
          <table:table-cell table:style-name="ce259"/>
          <table:table-cell table:style-name="ce291"/>
          <table:table-cell table:style-name="ce66" table:number-columns-repeated="6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0]+1" office:value-type="float" office:value="12">
            <text:p>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1]+1" office:value-type="float" office:value="13">
            <text:p>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2]+1" office:value-type="float" office:value="14">
            <text:p>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3]+1" office:value-type="float" office:value="15">
            <text:p>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4]+1" office:value-type="float" office:value="16">
            <text:p>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5]+1" office:value-type="float" office:value="17">
            <text:p>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6]+1" office:value-type="float" office:value="18">
            <text:p>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7]+1" office:value-type="float" office:value="19">
            <text:p>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8]+1" office:value-type="float" office:value="20">
            <text:p>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79]+1" office:value-type="float" office:value="21">
            <text:p>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0]+1" office:value-type="float" office:value="22">
            <text:p>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1]+1" office:value-type="float" office:value="23">
            <text:p>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2]+1" office:value-type="float" office:value="24">
            <text:p>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3]+1" office:value-type="float" office:value="25">
            <text:p>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4]+1" office:value-type="float" office:value="26">
            <text:p>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5]+1" office:value-type="float" office:value="27">
            <text:p>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6]+1" office:value-type="float" office:value="28">
            <text:p>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7]+1" office:value-type="float" office:value="29">
            <text:p>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8]+1" office:value-type="float" office:value="30">
            <text:p>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89]+1" office:value-type="float" office:value="31">
            <text:p>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0]+1" office:value-type="float" office:value="32">
            <text:p>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1]+1" office:value-type="float" office:value="33">
            <text:p>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2]+1" office:value-type="float" office:value="34">
            <text:p>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3]+1" office:value-type="float" office:value="35">
            <text:p>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4]+1" office:value-type="float" office:value="36">
            <text:p>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5]+1" office:value-type="float" office:value="37">
            <text:p>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6]+1" office:value-type="float" office:value="38">
            <text:p>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7]+1" office:value-type="float" office:value="39">
            <text:p>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8]+1" office:value-type="float" office:value="40">
            <text:p>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99]+1" office:value-type="float" office:value="41">
            <text:p>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0]+1" office:value-type="float" office:value="42">
            <text:p>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1]+1" office:value-type="float" office:value="43">
            <text:p>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2]+1" office:value-type="float" office:value="44">
            <text:p>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3]+1" office:value-type="float" office:value="45">
            <text:p>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4]+1" office:value-type="float" office:value="46">
            <text:p>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5]+1" office:value-type="float" office:value="47">
            <text:p>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6]+1" office:value-type="float" office:value="48">
            <text:p>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7]+1" office:value-type="float" office:value="49">
            <text:p>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8]+1" office:value-type="float" office:value="50">
            <text:p>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09]+1" office:value-type="float" office:value="51">
            <text:p>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0]+1" office:value-type="float" office:value="52">
            <text:p>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1]+1" office:value-type="float" office:value="53">
            <text:p>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2]+1" office:value-type="float" office:value="54">
            <text:p>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3]+1" office:value-type="float" office:value="55">
            <text:p>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4]+1" office:value-type="float" office:value="56">
            <text:p>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5]+1" office:value-type="float" office:value="57">
            <text:p>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6]+1" office:value-type="float" office:value="58">
            <text:p>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7]+1" office:value-type="float" office:value="59">
            <text:p>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8]+1" office:value-type="float" office:value="60">
            <text:p>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19]+1" office:value-type="float" office:value="61">
            <text:p>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0]+1" office:value-type="float" office:value="62">
            <text:p>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1]+1" office:value-type="float" office:value="63">
            <text:p>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2]+1" office:value-type="float" office:value="64">
            <text:p>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3]+1" office:value-type="float" office:value="65">
            <text:p>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4]+1" office:value-type="float" office:value="66">
            <text:p>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5]+1" office:value-type="float" office:value="67">
            <text:p>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6]+1" office:value-type="float" office:value="68">
            <text:p>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7]+1" office:value-type="float" office:value="69">
            <text:p>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8]+1" office:value-type="float" office:value="70">
            <text:p>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29]+1" office:value-type="float" office:value="71">
            <text:p>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30]+1" office:value-type="float" office:value="72">
            <text:p>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31]+1" office:value-type="float" office:value="73">
            <text:p>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32]+1" office:value-type="float" office:value="74">
            <text:p>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28">
          <table:table-cell table:style-name="ce86" table:formula="of:=[.A133]+1" office:value-type="float" office:value="75">
            <text:p>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4]+1" office:value-type="float" office:value="76">
            <text:p>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5]+1" office:value-type="float" office:value="77">
            <text:p>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6]+1" office:value-type="float" office:value="78">
            <text:p>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7]+1" office:value-type="float" office:value="79">
            <text:p>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8]+1" office:value-type="float" office:value="80">
            <text:p>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39]+1" office:value-type="float" office:value="81">
            <text:p>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0]+1" office:value-type="float" office:value="82">
            <text:p>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1]+1" office:value-type="float" office:value="83">
            <text:p>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2]+1" office:value-type="float" office:value="84">
            <text:p>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3]+1" office:value-type="float" office:value="85">
            <text:p>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4]+1" office:value-type="float" office:value="86">
            <text:p>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5]+1" office:value-type="float" office:value="87">
            <text:p>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6]+1" office:value-type="float" office:value="88">
            <text:p>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7]+1" office:value-type="float" office:value="89">
            <text:p>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8]+1" office:value-type="float" office:value="90">
            <text:p>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49]+1" office:value-type="float" office:value="91">
            <text:p>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0]+1" office:value-type="float" office:value="92">
            <text:p>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1]+1" office:value-type="float" office:value="93">
            <text:p>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2]+1" office:value-type="float" office:value="94">
            <text:p>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3]+1" office:value-type="float" office:value="95">
            <text:p>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4]+1" office:value-type="float" office:value="96">
            <text:p>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5]+1" office:value-type="float" office:value="97">
            <text:p>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6]+1" office:value-type="float" office:value="98">
            <text:p>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7]+1" office:value-type="float" office:value="99">
            <text:p>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8]+1" office:value-type="float" office:value="100">
            <text:p>1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59]+1" office:value-type="float" office:value="101">
            <text:p>1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0]+1" office:value-type="float" office:value="102">
            <text:p>1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1]+1" office:value-type="float" office:value="103">
            <text:p>1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2]+1" office:value-type="float" office:value="104">
            <text:p>1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3]+1" office:value-type="float" office:value="105">
            <text:p>1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4]+1" office:value-type="float" office:value="106">
            <text:p>1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5]+1" office:value-type="float" office:value="107">
            <text:p>1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6]+1" office:value-type="float" office:value="108">
            <text:p>1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7]+1" office:value-type="float" office:value="109">
            <text:p>1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8]+1" office:value-type="float" office:value="110">
            <text:p>1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69]+1" office:value-type="float" office:value="111">
            <text:p>1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0]+1" office:value-type="float" office:value="112">
            <text:p>1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1]+1" office:value-type="float" office:value="113">
            <text:p>1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2]+1" office:value-type="float" office:value="114">
            <text:p>1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3]+1" office:value-type="float" office:value="115">
            <text:p>1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4]+1" office:value-type="float" office:value="116">
            <text:p>1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5]+1" office:value-type="float" office:value="117">
            <text:p>1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6]+1" office:value-type="float" office:value="118">
            <text:p>1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7]+1" office:value-type="float" office:value="119">
            <text:p>1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8]+1" office:value-type="float" office:value="120">
            <text:p>1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79]+1" office:value-type="float" office:value="121">
            <text:p>1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0]+1" office:value-type="float" office:value="122">
            <text:p>1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1]+1" office:value-type="float" office:value="123">
            <text:p>1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2]+1" office:value-type="float" office:value="124">
            <text:p>1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3]+1" office:value-type="float" office:value="125">
            <text:p>1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4]+1" office:value-type="float" office:value="126">
            <text:p>1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5]+1" office:value-type="float" office:value="127">
            <text:p>1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6]+1" office:value-type="float" office:value="128">
            <text:p>1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7]+1" office:value-type="float" office:value="129">
            <text:p>1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8]+1" office:value-type="float" office:value="130">
            <text:p>1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89]+1" office:value-type="float" office:value="131">
            <text:p>1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0]+1" office:value-type="float" office:value="132">
            <text:p>1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1]+1" office:value-type="float" office:value="133">
            <text:p>1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2]+1" office:value-type="float" office:value="134">
            <text:p>1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3]+1" office:value-type="float" office:value="135">
            <text:p>1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4]+1" office:value-type="float" office:value="136">
            <text:p>1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5]+1" office:value-type="float" office:value="137">
            <text:p>1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6]+1" office:value-type="float" office:value="138">
            <text:p>1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7]+1" office:value-type="float" office:value="139">
            <text:p>1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8]+1" office:value-type="float" office:value="140">
            <text:p>1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99]+1" office:value-type="float" office:value="141">
            <text:p>1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0]+1" office:value-type="float" office:value="142">
            <text:p>1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1]+1" office:value-type="float" office:value="143">
            <text:p>1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2]+1" office:value-type="float" office:value="144">
            <text:p>1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3]+1" office:value-type="float" office:value="145">
            <text:p>1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4]+1" office:value-type="float" office:value="146">
            <text:p>1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5]+1" office:value-type="float" office:value="147">
            <text:p>1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6]+1" office:value-type="float" office:value="148">
            <text:p>1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7]+1" office:value-type="float" office:value="149">
            <text:p>1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8]+1" office:value-type="float" office:value="150">
            <text:p>1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09]+1" office:value-type="float" office:value="151">
            <text:p>1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0]+1" office:value-type="float" office:value="152">
            <text:p>1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1]+1" office:value-type="float" office:value="153">
            <text:p>1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2]+1" office:value-type="float" office:value="154">
            <text:p>1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3]+1" office:value-type="float" office:value="155">
            <text:p>1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4]+1" office:value-type="float" office:value="156">
            <text:p>1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5]+1" office:value-type="float" office:value="157">
            <text:p>1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6]+1" office:value-type="float" office:value="158">
            <text:p>1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7]+1" office:value-type="float" office:value="159">
            <text:p>1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8]+1" office:value-type="float" office:value="160">
            <text:p>1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19]+1" office:value-type="float" office:value="161">
            <text:p>1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0]+1" office:value-type="float" office:value="162">
            <text:p>1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1]+1" office:value-type="float" office:value="163">
            <text:p>1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2]+1" office:value-type="float" office:value="164">
            <text:p>1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3]+1" office:value-type="float" office:value="165">
            <text:p>1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4]+1" office:value-type="float" office:value="166">
            <text:p>1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5]+1" office:value-type="float" office:value="167">
            <text:p>1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6]+1" office:value-type="float" office:value="168">
            <text:p>1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7]+1" office:value-type="float" office:value="169">
            <text:p>1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8]+1" office:value-type="float" office:value="170">
            <text:p>1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29]+1" office:value-type="float" office:value="171">
            <text:p>1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0]+1" office:value-type="float" office:value="172">
            <text:p>1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1]+1" office:value-type="float" office:value="173">
            <text:p>1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2]+1" office:value-type="float" office:value="174">
            <text:p>1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3]+1" office:value-type="float" office:value="175">
            <text:p>1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4]+1" office:value-type="float" office:value="176">
            <text:p>1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5]+1" office:value-type="float" office:value="177">
            <text:p>1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6]+1" office:value-type="float" office:value="178">
            <text:p>1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7]+1" office:value-type="float" office:value="179">
            <text:p>1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8]+1" office:value-type="float" office:value="180">
            <text:p>1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39]+1" office:value-type="float" office:value="181">
            <text:p>1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0]+1" office:value-type="float" office:value="182">
            <text:p>1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1]+1" office:value-type="float" office:value="183">
            <text:p>1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2]+1" office:value-type="float" office:value="184">
            <text:p>1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3]+1" office:value-type="float" office:value="185">
            <text:p>1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4]+1" office:value-type="float" office:value="186">
            <text:p>1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5]+1" office:value-type="float" office:value="187">
            <text:p>1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6]+1" office:value-type="float" office:value="188">
            <text:p>1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7]+1" office:value-type="float" office:value="189">
            <text:p>1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8]+1" office:value-type="float" office:value="190">
            <text:p>1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49]+1" office:value-type="float" office:value="191">
            <text:p>1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0]+1" office:value-type="float" office:value="192">
            <text:p>1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1]+1" office:value-type="float" office:value="193">
            <text:p>1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2]+1" office:value-type="float" office:value="194">
            <text:p>1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3]+1" office:value-type="float" office:value="195">
            <text:p>1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4]+1" office:value-type="float" office:value="196">
            <text:p>1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5]+1" office:value-type="float" office:value="197">
            <text:p>1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6]+1" office:value-type="float" office:value="198">
            <text:p>1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7]+1" office:value-type="float" office:value="199">
            <text:p>1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8]+1" office:value-type="float" office:value="200">
            <text:p>2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59]+1" office:value-type="float" office:value="201">
            <text:p>2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0]+1" office:value-type="float" office:value="202">
            <text:p>2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1]+1" office:value-type="float" office:value="203">
            <text:p>2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2]+1" office:value-type="float" office:value="204">
            <text:p>2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3]+1" office:value-type="float" office:value="205">
            <text:p>2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4]+1" office:value-type="float" office:value="206">
            <text:p>2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5]+1" office:value-type="float" office:value="207">
            <text:p>2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6]+1" office:value-type="float" office:value="208">
            <text:p>2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7]+1" office:value-type="float" office:value="209">
            <text:p>2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8]+1" office:value-type="float" office:value="210">
            <text:p>2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69]+1" office:value-type="float" office:value="211">
            <text:p>2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0]+1" office:value-type="float" office:value="212">
            <text:p>2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1]+1" office:value-type="float" office:value="213">
            <text:p>2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2]+1" office:value-type="float" office:value="214">
            <text:p>2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3]+1" office:value-type="float" office:value="215">
            <text:p>2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4]+1" office:value-type="float" office:value="216">
            <text:p>2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5]+1" office:value-type="float" office:value="217">
            <text:p>2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6]+1" office:value-type="float" office:value="218">
            <text:p>2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7]+1" office:value-type="float" office:value="219">
            <text:p>2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8]+1" office:value-type="float" office:value="220">
            <text:p>2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79]+1" office:value-type="float" office:value="221">
            <text:p>2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0]+1" office:value-type="float" office:value="222">
            <text:p>2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1]+1" office:value-type="float" office:value="223">
            <text:p>2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2]+1" office:value-type="float" office:value="224">
            <text:p>2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3]+1" office:value-type="float" office:value="225">
            <text:p>2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4]+1" office:value-type="float" office:value="226">
            <text:p>2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5]+1" office:value-type="float" office:value="227">
            <text:p>2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6]+1" office:value-type="float" office:value="228">
            <text:p>2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7]+1" office:value-type="float" office:value="229">
            <text:p>2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8]+1" office:value-type="float" office:value="230">
            <text:p>2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89]+1" office:value-type="float" office:value="231">
            <text:p>2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0]+1" office:value-type="float" office:value="232">
            <text:p>2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1]+1" office:value-type="float" office:value="233">
            <text:p>2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2]+1" office:value-type="float" office:value="234">
            <text:p>2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3]+1" office:value-type="float" office:value="235">
            <text:p>2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4]+1" office:value-type="float" office:value="236">
            <text:p>2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5]+1" office:value-type="float" office:value="237">
            <text:p>2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6]+1" office:value-type="float" office:value="238">
            <text:p>2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7]+1" office:value-type="float" office:value="239">
            <text:p>2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8]+1" office:value-type="float" office:value="240">
            <text:p>2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299]+1" office:value-type="float" office:value="241">
            <text:p>2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0]+1" office:value-type="float" office:value="242">
            <text:p>2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1]+1" office:value-type="float" office:value="243">
            <text:p>2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2]+1" office:value-type="float" office:value="244">
            <text:p>2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3]+1" office:value-type="float" office:value="245">
            <text:p>2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4]+1" office:value-type="float" office:value="246">
            <text:p>2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5]+1" office:value-type="float" office:value="247">
            <text:p>2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6]+1" office:value-type="float" office:value="248">
            <text:p>2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7]+1" office:value-type="float" office:value="249">
            <text:p>2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8]+1" office:value-type="float" office:value="250">
            <text:p>2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09]+1" office:value-type="float" office:value="251">
            <text:p>2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0]+1" office:value-type="float" office:value="252">
            <text:p>2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1]+1" office:value-type="float" office:value="253">
            <text:p>2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2]+1" office:value-type="float" office:value="254">
            <text:p>2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3]+1" office:value-type="float" office:value="255">
            <text:p>2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4]+1" office:value-type="float" office:value="256">
            <text:p>2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5]+1" office:value-type="float" office:value="257">
            <text:p>2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6]+1" office:value-type="float" office:value="258">
            <text:p>2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7]+1" office:value-type="float" office:value="259">
            <text:p>2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8]+1" office:value-type="float" office:value="260">
            <text:p>2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19]+1" office:value-type="float" office:value="261">
            <text:p>2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0]+1" office:value-type="float" office:value="262">
            <text:p>2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1]+1" office:value-type="float" office:value="263">
            <text:p>2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2]+1" office:value-type="float" office:value="264">
            <text:p>2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3]+1" office:value-type="float" office:value="265">
            <text:p>2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4]+1" office:value-type="float" office:value="266">
            <text:p>2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5]+1" office:value-type="float" office:value="267">
            <text:p>2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6]+1" office:value-type="float" office:value="268">
            <text:p>2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7]+1" office:value-type="float" office:value="269">
            <text:p>2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8]+1" office:value-type="float" office:value="270">
            <text:p>2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29]+1" office:value-type="float" office:value="271">
            <text:p>2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0]+1" office:value-type="float" office:value="272">
            <text:p>2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1]+1" office:value-type="float" office:value="273">
            <text:p>2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2]+1" office:value-type="float" office:value="274">
            <text:p>2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3]+1" office:value-type="float" office:value="275">
            <text:p>2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4]+1" office:value-type="float" office:value="276">
            <text:p>2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5]+1" office:value-type="float" office:value="277">
            <text:p>2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6]+1" office:value-type="float" office:value="278">
            <text:p>2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7]+1" office:value-type="float" office:value="279">
            <text:p>2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8]+1" office:value-type="float" office:value="280">
            <text:p>2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39]+1" office:value-type="float" office:value="281">
            <text:p>2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0]+1" office:value-type="float" office:value="282">
            <text:p>2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1]+1" office:value-type="float" office:value="283">
            <text:p>2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2]+1" office:value-type="float" office:value="284">
            <text:p>2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3]+1" office:value-type="float" office:value="285">
            <text:p>2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4]+1" office:value-type="float" office:value="286">
            <text:p>2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5]+1" office:value-type="float" office:value="287">
            <text:p>2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6]+1" office:value-type="float" office:value="288">
            <text:p>2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7]+1" office:value-type="float" office:value="289">
            <text:p>2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8]+1" office:value-type="float" office:value="290">
            <text:p>2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49]+1" office:value-type="float" office:value="291">
            <text:p>2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0]+1" office:value-type="float" office:value="292">
            <text:p>2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1]+1" office:value-type="float" office:value="293">
            <text:p>2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2]+1" office:value-type="float" office:value="294">
            <text:p>2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3]+1" office:value-type="float" office:value="295">
            <text:p>2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4]+1" office:value-type="float" office:value="296">
            <text:p>2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5]+1" office:value-type="float" office:value="297">
            <text:p>2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6]+1" office:value-type="float" office:value="298">
            <text:p>2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7]+1" office:value-type="float" office:value="299">
            <text:p>2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8]+1" office:value-type="float" office:value="300">
            <text:p>3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59]+1" office:value-type="float" office:value="301">
            <text:p>3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0]+1" office:value-type="float" office:value="302">
            <text:p>3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1]+1" office:value-type="float" office:value="303">
            <text:p>3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2]+1" office:value-type="float" office:value="304">
            <text:p>3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3]+1" office:value-type="float" office:value="305">
            <text:p>3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4]+1" office:value-type="float" office:value="306">
            <text:p>3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5]+1" office:value-type="float" office:value="307">
            <text:p>3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6]+1" office:value-type="float" office:value="308">
            <text:p>3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7]+1" office:value-type="float" office:value="309">
            <text:p>3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8]+1" office:value-type="float" office:value="310">
            <text:p>3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69]+1" office:value-type="float" office:value="311">
            <text:p>3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0]+1" office:value-type="float" office:value="312">
            <text:p>3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1]+1" office:value-type="float" office:value="313">
            <text:p>3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2]+1" office:value-type="float" office:value="314">
            <text:p>3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3]+1" office:value-type="float" office:value="315">
            <text:p>3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4]+1" office:value-type="float" office:value="316">
            <text:p>3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5]+1" office:value-type="float" office:value="317">
            <text:p>3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6]+1" office:value-type="float" office:value="318">
            <text:p>3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7]+1" office:value-type="float" office:value="319">
            <text:p>3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8]+1" office:value-type="float" office:value="320">
            <text:p>3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79]+1" office:value-type="float" office:value="321">
            <text:p>3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0]+1" office:value-type="float" office:value="322">
            <text:p>3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1]+1" office:value-type="float" office:value="323">
            <text:p>3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2]+1" office:value-type="float" office:value="324">
            <text:p>3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3]+1" office:value-type="float" office:value="325">
            <text:p>3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4]+1" office:value-type="float" office:value="326">
            <text:p>3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5]+1" office:value-type="float" office:value="327">
            <text:p>3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6]+1" office:value-type="float" office:value="328">
            <text:p>3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7]+1" office:value-type="float" office:value="329">
            <text:p>3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8]+1" office:value-type="float" office:value="330">
            <text:p>3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89]+1" office:value-type="float" office:value="331">
            <text:p>3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0]+1" office:value-type="float" office:value="332">
            <text:p>3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1]+1" office:value-type="float" office:value="333">
            <text:p>3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2]+1" office:value-type="float" office:value="334">
            <text:p>3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3]+1" office:value-type="float" office:value="335">
            <text:p>3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4]+1" office:value-type="float" office:value="336">
            <text:p>3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5]+1" office:value-type="float" office:value="337">
            <text:p>3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6]+1" office:value-type="float" office:value="338">
            <text:p>3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7]+1" office:value-type="float" office:value="339">
            <text:p>3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8]+1" office:value-type="float" office:value="340">
            <text:p>3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399]+1" office:value-type="float" office:value="341">
            <text:p>3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0]+1" office:value-type="float" office:value="342">
            <text:p>3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1]+1" office:value-type="float" office:value="343">
            <text:p>3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2]+1" office:value-type="float" office:value="344">
            <text:p>3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3]+1" office:value-type="float" office:value="345">
            <text:p>3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4]+1" office:value-type="float" office:value="346">
            <text:p>3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5]+1" office:value-type="float" office:value="347">
            <text:p>3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6]+1" office:value-type="float" office:value="348">
            <text:p>3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7]+1" office:value-type="float" office:value="349">
            <text:p>3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8]+1" office:value-type="float" office:value="350">
            <text:p>3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09]+1" office:value-type="float" office:value="351">
            <text:p>3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0]+1" office:value-type="float" office:value="352">
            <text:p>3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1]+1" office:value-type="float" office:value="353">
            <text:p>3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2]+1" office:value-type="float" office:value="354">
            <text:p>3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3]+1" office:value-type="float" office:value="355">
            <text:p>3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4]+1" office:value-type="float" office:value="356">
            <text:p>3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5]+1" office:value-type="float" office:value="357">
            <text:p>3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6]+1" office:value-type="float" office:value="358">
            <text:p>3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7]+1" office:value-type="float" office:value="359">
            <text:p>3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8]+1" office:value-type="float" office:value="360">
            <text:p>3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19]+1" office:value-type="float" office:value="361">
            <text:p>3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0]+1" office:value-type="float" office:value="362">
            <text:p>3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1]+1" office:value-type="float" office:value="363">
            <text:p>3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2]+1" office:value-type="float" office:value="364">
            <text:p>3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3]+1" office:value-type="float" office:value="365">
            <text:p>3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4]+1" office:value-type="float" office:value="366">
            <text:p>3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5]+1" office:value-type="float" office:value="367">
            <text:p>3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6]+1" office:value-type="float" office:value="368">
            <text:p>3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7]+1" office:value-type="float" office:value="369">
            <text:p>3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8]+1" office:value-type="float" office:value="370">
            <text:p>3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29]+1" office:value-type="float" office:value="371">
            <text:p>3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0]+1" office:value-type="float" office:value="372">
            <text:p>3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1]+1" office:value-type="float" office:value="373">
            <text:p>3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2]+1" office:value-type="float" office:value="374">
            <text:p>3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3]+1" office:value-type="float" office:value="375">
            <text:p>3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4]+1" office:value-type="float" office:value="376">
            <text:p>3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5]+1" office:value-type="float" office:value="377">
            <text:p>3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6]+1" office:value-type="float" office:value="378">
            <text:p>3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7]+1" office:value-type="float" office:value="379">
            <text:p>3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8]+1" office:value-type="float" office:value="380">
            <text:p>3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39]+1" office:value-type="float" office:value="381">
            <text:p>3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0]+1" office:value-type="float" office:value="382">
            <text:p>3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1]+1" office:value-type="float" office:value="383">
            <text:p>3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2]+1" office:value-type="float" office:value="384">
            <text:p>3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3]+1" office:value-type="float" office:value="385">
            <text:p>3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4]+1" office:value-type="float" office:value="386">
            <text:p>3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5]+1" office:value-type="float" office:value="387">
            <text:p>3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6]+1" office:value-type="float" office:value="388">
            <text:p>3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7]+1" office:value-type="float" office:value="389">
            <text:p>3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8]+1" office:value-type="float" office:value="390">
            <text:p>3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49]+1" office:value-type="float" office:value="391">
            <text:p>3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0]+1" office:value-type="float" office:value="392">
            <text:p>3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1]+1" office:value-type="float" office:value="393">
            <text:p>3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2]+1" office:value-type="float" office:value="394">
            <text:p>3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3]+1" office:value-type="float" office:value="395">
            <text:p>3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4]+1" office:value-type="float" office:value="396">
            <text:p>3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5]+1" office:value-type="float" office:value="397">
            <text:p>3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6]+1" office:value-type="float" office:value="398">
            <text:p>3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7]+1" office:value-type="float" office:value="399">
            <text:p>3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8]+1" office:value-type="float" office:value="400">
            <text:p>4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59]+1" office:value-type="float" office:value="401">
            <text:p>4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0]+1" office:value-type="float" office:value="402">
            <text:p>4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1]+1" office:value-type="float" office:value="403">
            <text:p>4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2]+1" office:value-type="float" office:value="404">
            <text:p>4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3]+1" office:value-type="float" office:value="405">
            <text:p>4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4]+1" office:value-type="float" office:value="406">
            <text:p>4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5]+1" office:value-type="float" office:value="407">
            <text:p>4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6]+1" office:value-type="float" office:value="408">
            <text:p>4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7]+1" office:value-type="float" office:value="409">
            <text:p>4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8]+1" office:value-type="float" office:value="410">
            <text:p>4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69]+1" office:value-type="float" office:value="411">
            <text:p>4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0]+1" office:value-type="float" office:value="412">
            <text:p>4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1]+1" office:value-type="float" office:value="413">
            <text:p>4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2]+1" office:value-type="float" office:value="414">
            <text:p>4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3]+1" office:value-type="float" office:value="415">
            <text:p>4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4]+1" office:value-type="float" office:value="416">
            <text:p>4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5]+1" office:value-type="float" office:value="417">
            <text:p>4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6]+1" office:value-type="float" office:value="418">
            <text:p>4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7]+1" office:value-type="float" office:value="419">
            <text:p>4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8]+1" office:value-type="float" office:value="420">
            <text:p>4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79]+1" office:value-type="float" office:value="421">
            <text:p>4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0]+1" office:value-type="float" office:value="422">
            <text:p>4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1]+1" office:value-type="float" office:value="423">
            <text:p>4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2]+1" office:value-type="float" office:value="424">
            <text:p>4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3]+1" office:value-type="float" office:value="425">
            <text:p>4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4]+1" office:value-type="float" office:value="426">
            <text:p>4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5]+1" office:value-type="float" office:value="427">
            <text:p>4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6]+1" office:value-type="float" office:value="428">
            <text:p>4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7]+1" office:value-type="float" office:value="429">
            <text:p>4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8]+1" office:value-type="float" office:value="430">
            <text:p>4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89]+1" office:value-type="float" office:value="431">
            <text:p>4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0]+1" office:value-type="float" office:value="432">
            <text:p>4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1]+1" office:value-type="float" office:value="433">
            <text:p>4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2]+1" office:value-type="float" office:value="434">
            <text:p>4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3]+1" office:value-type="float" office:value="435">
            <text:p>4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4]+1" office:value-type="float" office:value="436">
            <text:p>4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5]+1" office:value-type="float" office:value="437">
            <text:p>4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6]+1" office:value-type="float" office:value="438">
            <text:p>4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7]+1" office:value-type="float" office:value="439">
            <text:p>4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8]+1" office:value-type="float" office:value="440">
            <text:p>4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499]+1" office:value-type="float" office:value="441">
            <text:p>4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0]+1" office:value-type="float" office:value="442">
            <text:p>4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1]+1" office:value-type="float" office:value="443">
            <text:p>4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2]+1" office:value-type="float" office:value="444">
            <text:p>4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3]+1" office:value-type="float" office:value="445">
            <text:p>4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4]+1" office:value-type="float" office:value="446">
            <text:p>4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5]+1" office:value-type="float" office:value="447">
            <text:p>4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6]+1" office:value-type="float" office:value="448">
            <text:p>4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7]+1" office:value-type="float" office:value="449">
            <text:p>4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8]+1" office:value-type="float" office:value="450">
            <text:p>4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09]+1" office:value-type="float" office:value="451">
            <text:p>4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0]+1" office:value-type="float" office:value="452">
            <text:p>4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1]+1" office:value-type="float" office:value="453">
            <text:p>4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2]+1" office:value-type="float" office:value="454">
            <text:p>4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3]+1" office:value-type="float" office:value="455">
            <text:p>4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4]+1" office:value-type="float" office:value="456">
            <text:p>4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5]+1" office:value-type="float" office:value="457">
            <text:p>4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6]+1" office:value-type="float" office:value="458">
            <text:p>4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7]+1" office:value-type="float" office:value="459">
            <text:p>4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8]+1" office:value-type="float" office:value="460">
            <text:p>4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19]+1" office:value-type="float" office:value="461">
            <text:p>4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0]+1" office:value-type="float" office:value="462">
            <text:p>4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1]+1" office:value-type="float" office:value="463">
            <text:p>4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2]+1" office:value-type="float" office:value="464">
            <text:p>4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3]+1" office:value-type="float" office:value="465">
            <text:p>4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4]+1" office:value-type="float" office:value="466">
            <text:p>4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5]+1" office:value-type="float" office:value="467">
            <text:p>4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6]+1" office:value-type="float" office:value="468">
            <text:p>4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7]+1" office:value-type="float" office:value="469">
            <text:p>4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8]+1" office:value-type="float" office:value="470">
            <text:p>4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29]+1" office:value-type="float" office:value="471">
            <text:p>4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0]+1" office:value-type="float" office:value="472">
            <text:p>4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1]+1" office:value-type="float" office:value="473">
            <text:p>4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2]+1" office:value-type="float" office:value="474">
            <text:p>4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3]+1" office:value-type="float" office:value="475">
            <text:p>4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4]+1" office:value-type="float" office:value="476">
            <text:p>4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5]+1" office:value-type="float" office:value="477">
            <text:p>4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6]+1" office:value-type="float" office:value="478">
            <text:p>4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7]+1" office:value-type="float" office:value="479">
            <text:p>4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8]+1" office:value-type="float" office:value="480">
            <text:p>4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39]+1" office:value-type="float" office:value="481">
            <text:p>4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0]+1" office:value-type="float" office:value="482">
            <text:p>4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1]+1" office:value-type="float" office:value="483">
            <text:p>4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2]+1" office:value-type="float" office:value="484">
            <text:p>4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3]+1" office:value-type="float" office:value="485">
            <text:p>4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4]+1" office:value-type="float" office:value="486">
            <text:p>4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5]+1" office:value-type="float" office:value="487">
            <text:p>4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6]+1" office:value-type="float" office:value="488">
            <text:p>4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7]+1" office:value-type="float" office:value="489">
            <text:p>4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8]+1" office:value-type="float" office:value="490">
            <text:p>4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49]+1" office:value-type="float" office:value="491">
            <text:p>4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0]+1" office:value-type="float" office:value="492">
            <text:p>4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1]+1" office:value-type="float" office:value="493">
            <text:p>4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2]+1" office:value-type="float" office:value="494">
            <text:p>4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3]+1" office:value-type="float" office:value="495">
            <text:p>4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4]+1" office:value-type="float" office:value="496">
            <text:p>4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5]+1" office:value-type="float" office:value="497">
            <text:p>4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6]+1" office:value-type="float" office:value="498">
            <text:p>4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7]+1" office:value-type="float" office:value="499">
            <text:p>4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8]+1" office:value-type="float" office:value="500">
            <text:p>5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59]+1" office:value-type="float" office:value="501">
            <text:p>5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0]+1" office:value-type="float" office:value="502">
            <text:p>5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1]+1" office:value-type="float" office:value="503">
            <text:p>5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2]+1" office:value-type="float" office:value="504">
            <text:p>5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3]+1" office:value-type="float" office:value="505">
            <text:p>5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4]+1" office:value-type="float" office:value="506">
            <text:p>5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5]+1" office:value-type="float" office:value="507">
            <text:p>5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6]+1" office:value-type="float" office:value="508">
            <text:p>5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7]+1" office:value-type="float" office:value="509">
            <text:p>5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8]+1" office:value-type="float" office:value="510">
            <text:p>5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69]+1" office:value-type="float" office:value="511">
            <text:p>5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0]+1" office:value-type="float" office:value="512">
            <text:p>5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1]+1" office:value-type="float" office:value="513">
            <text:p>5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2]+1" office:value-type="float" office:value="514">
            <text:p>5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3]+1" office:value-type="float" office:value="515">
            <text:p>5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4]+1" office:value-type="float" office:value="516">
            <text:p>5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5]+1" office:value-type="float" office:value="517">
            <text:p>5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6]+1" office:value-type="float" office:value="518">
            <text:p>5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7]+1" office:value-type="float" office:value="519">
            <text:p>5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8]+1" office:value-type="float" office:value="520">
            <text:p>5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79]+1" office:value-type="float" office:value="521">
            <text:p>5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0]+1" office:value-type="float" office:value="522">
            <text:p>5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1]+1" office:value-type="float" office:value="523">
            <text:p>5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2]+1" office:value-type="float" office:value="524">
            <text:p>5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3]+1" office:value-type="float" office:value="525">
            <text:p>5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4]+1" office:value-type="float" office:value="526">
            <text:p>5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5]+1" office:value-type="float" office:value="527">
            <text:p>5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6]+1" office:value-type="float" office:value="528">
            <text:p>5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7]+1" office:value-type="float" office:value="529">
            <text:p>5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8]+1" office:value-type="float" office:value="530">
            <text:p>5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89]+1" office:value-type="float" office:value="531">
            <text:p>5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0]+1" office:value-type="float" office:value="532">
            <text:p>5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1]+1" office:value-type="float" office:value="533">
            <text:p>5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2]+1" office:value-type="float" office:value="534">
            <text:p>5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3]+1" office:value-type="float" office:value="535">
            <text:p>5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4]+1" office:value-type="float" office:value="536">
            <text:p>5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5]+1" office:value-type="float" office:value="537">
            <text:p>5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6]+1" office:value-type="float" office:value="538">
            <text:p>5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7]+1" office:value-type="float" office:value="539">
            <text:p>5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8]+1" office:value-type="float" office:value="540">
            <text:p>5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599]+1" office:value-type="float" office:value="541">
            <text:p>5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0]+1" office:value-type="float" office:value="542">
            <text:p>5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1]+1" office:value-type="float" office:value="543">
            <text:p>5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2]+1" office:value-type="float" office:value="544">
            <text:p>5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3]+1" office:value-type="float" office:value="545">
            <text:p>5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4]+1" office:value-type="float" office:value="546">
            <text:p>5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5]+1" office:value-type="float" office:value="547">
            <text:p>5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6]+1" office:value-type="float" office:value="548">
            <text:p>5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7]+1" office:value-type="float" office:value="549">
            <text:p>5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8]+1" office:value-type="float" office:value="550">
            <text:p>5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09]+1" office:value-type="float" office:value="551">
            <text:p>5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0]+1" office:value-type="float" office:value="552">
            <text:p>5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1]+1" office:value-type="float" office:value="553">
            <text:p>5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2]+1" office:value-type="float" office:value="554">
            <text:p>5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3]+1" office:value-type="float" office:value="555">
            <text:p>5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4]+1" office:value-type="float" office:value="556">
            <text:p>5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5]+1" office:value-type="float" office:value="557">
            <text:p>5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6]+1" office:value-type="float" office:value="558">
            <text:p>5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7]+1" office:value-type="float" office:value="559">
            <text:p>5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8]+1" office:value-type="float" office:value="560">
            <text:p>5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19]+1" office:value-type="float" office:value="561">
            <text:p>5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0]+1" office:value-type="float" office:value="562">
            <text:p>5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1]+1" office:value-type="float" office:value="563">
            <text:p>5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2]+1" office:value-type="float" office:value="564">
            <text:p>5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3]+1" office:value-type="float" office:value="565">
            <text:p>5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4]+1" office:value-type="float" office:value="566">
            <text:p>5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5]+1" office:value-type="float" office:value="567">
            <text:p>5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6]+1" office:value-type="float" office:value="568">
            <text:p>5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7]+1" office:value-type="float" office:value="569">
            <text:p>5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8]+1" office:value-type="float" office:value="570">
            <text:p>5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29]+1" office:value-type="float" office:value="571">
            <text:p>5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0]+1" office:value-type="float" office:value="572">
            <text:p>5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1]+1" office:value-type="float" office:value="573">
            <text:p>5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2]+1" office:value-type="float" office:value="574">
            <text:p>5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3]+1" office:value-type="float" office:value="575">
            <text:p>5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4]+1" office:value-type="float" office:value="576">
            <text:p>5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5]+1" office:value-type="float" office:value="577">
            <text:p>5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6]+1" office:value-type="float" office:value="578">
            <text:p>5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7]+1" office:value-type="float" office:value="579">
            <text:p>5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8]+1" office:value-type="float" office:value="580">
            <text:p>5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39]+1" office:value-type="float" office:value="581">
            <text:p>5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0]+1" office:value-type="float" office:value="582">
            <text:p>5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1]+1" office:value-type="float" office:value="583">
            <text:p>5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2]+1" office:value-type="float" office:value="584">
            <text:p>5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3]+1" office:value-type="float" office:value="585">
            <text:p>5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4]+1" office:value-type="float" office:value="586">
            <text:p>5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5]+1" office:value-type="float" office:value="587">
            <text:p>5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6]+1" office:value-type="float" office:value="588">
            <text:p>5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7]+1" office:value-type="float" office:value="589">
            <text:p>5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8]+1" office:value-type="float" office:value="590">
            <text:p>5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49]+1" office:value-type="float" office:value="591">
            <text:p>5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0]+1" office:value-type="float" office:value="592">
            <text:p>5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1]+1" office:value-type="float" office:value="593">
            <text:p>5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2]+1" office:value-type="float" office:value="594">
            <text:p>5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3]+1" office:value-type="float" office:value="595">
            <text:p>5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4]+1" office:value-type="float" office:value="596">
            <text:p>5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5]+1" office:value-type="float" office:value="597">
            <text:p>5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6]+1" office:value-type="float" office:value="598">
            <text:p>5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7]+1" office:value-type="float" office:value="599">
            <text:p>5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8]+1" office:value-type="float" office:value="600">
            <text:p>6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59]+1" office:value-type="float" office:value="601">
            <text:p>6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0]+1" office:value-type="float" office:value="602">
            <text:p>6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1]+1" office:value-type="float" office:value="603">
            <text:p>6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2]+1" office:value-type="float" office:value="604">
            <text:p>6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3]+1" office:value-type="float" office:value="605">
            <text:p>6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4]+1" office:value-type="float" office:value="606">
            <text:p>6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5]+1" office:value-type="float" office:value="607">
            <text:p>6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6]+1" office:value-type="float" office:value="608">
            <text:p>6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7]+1" office:value-type="float" office:value="609">
            <text:p>6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8]+1" office:value-type="float" office:value="610">
            <text:p>6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69]+1" office:value-type="float" office:value="611">
            <text:p>6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0]+1" office:value-type="float" office:value="612">
            <text:p>6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1]+1" office:value-type="float" office:value="613">
            <text:p>6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2]+1" office:value-type="float" office:value="614">
            <text:p>6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3]+1" office:value-type="float" office:value="615">
            <text:p>6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4]+1" office:value-type="float" office:value="616">
            <text:p>6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5]+1" office:value-type="float" office:value="617">
            <text:p>6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6]+1" office:value-type="float" office:value="618">
            <text:p>6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7]+1" office:value-type="float" office:value="619">
            <text:p>6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8]+1" office:value-type="float" office:value="620">
            <text:p>6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79]+1" office:value-type="float" office:value="621">
            <text:p>6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0]+1" office:value-type="float" office:value="622">
            <text:p>6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1]+1" office:value-type="float" office:value="623">
            <text:p>6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2]+1" office:value-type="float" office:value="624">
            <text:p>6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3]+1" office:value-type="float" office:value="625">
            <text:p>6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4]+1" office:value-type="float" office:value="626">
            <text:p>6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5]+1" office:value-type="float" office:value="627">
            <text:p>6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6]+1" office:value-type="float" office:value="628">
            <text:p>6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7]+1" office:value-type="float" office:value="629">
            <text:p>6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8]+1" office:value-type="float" office:value="630">
            <text:p>6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89]+1" office:value-type="float" office:value="631">
            <text:p>6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0]+1" office:value-type="float" office:value="632">
            <text:p>6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1]+1" office:value-type="float" office:value="633">
            <text:p>6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2]+1" office:value-type="float" office:value="634">
            <text:p>6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3]+1" office:value-type="float" office:value="635">
            <text:p>6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4]+1" office:value-type="float" office:value="636">
            <text:p>6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5]+1" office:value-type="float" office:value="637">
            <text:p>6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6]+1" office:value-type="float" office:value="638">
            <text:p>6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7]+1" office:value-type="float" office:value="639">
            <text:p>6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8]+1" office:value-type="float" office:value="640">
            <text:p>6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699]+1" office:value-type="float" office:value="641">
            <text:p>6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0]+1" office:value-type="float" office:value="642">
            <text:p>6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1]+1" office:value-type="float" office:value="643">
            <text:p>6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2]+1" office:value-type="float" office:value="644">
            <text:p>6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3]+1" office:value-type="float" office:value="645">
            <text:p>6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4]+1" office:value-type="float" office:value="646">
            <text:p>6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5]+1" office:value-type="float" office:value="647">
            <text:p>6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6]+1" office:value-type="float" office:value="648">
            <text:p>6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7]+1" office:value-type="float" office:value="649">
            <text:p>6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8]+1" office:value-type="float" office:value="650">
            <text:p>6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09]+1" office:value-type="float" office:value="651">
            <text:p>6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0]+1" office:value-type="float" office:value="652">
            <text:p>6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1]+1" office:value-type="float" office:value="653">
            <text:p>6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2]+1" office:value-type="float" office:value="654">
            <text:p>6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3]+1" office:value-type="float" office:value="655">
            <text:p>6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4]+1" office:value-type="float" office:value="656">
            <text:p>6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5]+1" office:value-type="float" office:value="657">
            <text:p>6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6]+1" office:value-type="float" office:value="658">
            <text:p>6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7]+1" office:value-type="float" office:value="659">
            <text:p>6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8]+1" office:value-type="float" office:value="660">
            <text:p>6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19]+1" office:value-type="float" office:value="661">
            <text:p>6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0]+1" office:value-type="float" office:value="662">
            <text:p>6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1]+1" office:value-type="float" office:value="663">
            <text:p>6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2]+1" office:value-type="float" office:value="664">
            <text:p>6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3]+1" office:value-type="float" office:value="665">
            <text:p>6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4]+1" office:value-type="float" office:value="666">
            <text:p>6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5]+1" office:value-type="float" office:value="667">
            <text:p>6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6]+1" office:value-type="float" office:value="668">
            <text:p>6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7]+1" office:value-type="float" office:value="669">
            <text:p>6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8]+1" office:value-type="float" office:value="670">
            <text:p>6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29]+1" office:value-type="float" office:value="671">
            <text:p>6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0]+1" office:value-type="float" office:value="672">
            <text:p>6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1]+1" office:value-type="float" office:value="673">
            <text:p>6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2]+1" office:value-type="float" office:value="674">
            <text:p>6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3]+1" office:value-type="float" office:value="675">
            <text:p>6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4]+1" office:value-type="float" office:value="676">
            <text:p>6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5]+1" office:value-type="float" office:value="677">
            <text:p>6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6]+1" office:value-type="float" office:value="678">
            <text:p>6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7]+1" office:value-type="float" office:value="679">
            <text:p>6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8]+1" office:value-type="float" office:value="680">
            <text:p>6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39]+1" office:value-type="float" office:value="681">
            <text:p>6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0]+1" office:value-type="float" office:value="682">
            <text:p>6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1]+1" office:value-type="float" office:value="683">
            <text:p>6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2]+1" office:value-type="float" office:value="684">
            <text:p>6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3]+1" office:value-type="float" office:value="685">
            <text:p>6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4]+1" office:value-type="float" office:value="686">
            <text:p>6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5]+1" office:value-type="float" office:value="687">
            <text:p>6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6]+1" office:value-type="float" office:value="688">
            <text:p>6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7]+1" office:value-type="float" office:value="689">
            <text:p>6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8]+1" office:value-type="float" office:value="690">
            <text:p>6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49]+1" office:value-type="float" office:value="691">
            <text:p>6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0]+1" office:value-type="float" office:value="692">
            <text:p>6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1]+1" office:value-type="float" office:value="693">
            <text:p>6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2]+1" office:value-type="float" office:value="694">
            <text:p>6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3]+1" office:value-type="float" office:value="695">
            <text:p>6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4]+1" office:value-type="float" office:value="696">
            <text:p>6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5]+1" office:value-type="float" office:value="697">
            <text:p>6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6]+1" office:value-type="float" office:value="698">
            <text:p>6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7]+1" office:value-type="float" office:value="699">
            <text:p>6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8]+1" office:value-type="float" office:value="700">
            <text:p>7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59]+1" office:value-type="float" office:value="701">
            <text:p>7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0]+1" office:value-type="float" office:value="702">
            <text:p>7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1]+1" office:value-type="float" office:value="703">
            <text:p>7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2]+1" office:value-type="float" office:value="704">
            <text:p>7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3]+1" office:value-type="float" office:value="705">
            <text:p>7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4]+1" office:value-type="float" office:value="706">
            <text:p>7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5]+1" office:value-type="float" office:value="707">
            <text:p>7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6]+1" office:value-type="float" office:value="708">
            <text:p>7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7]+1" office:value-type="float" office:value="709">
            <text:p>7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8]+1" office:value-type="float" office:value="710">
            <text:p>7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69]+1" office:value-type="float" office:value="711">
            <text:p>7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0]+1" office:value-type="float" office:value="712">
            <text:p>7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1]+1" office:value-type="float" office:value="713">
            <text:p>7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2]+1" office:value-type="float" office:value="714">
            <text:p>7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3]+1" office:value-type="float" office:value="715">
            <text:p>7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4]+1" office:value-type="float" office:value="716">
            <text:p>7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5]+1" office:value-type="float" office:value="717">
            <text:p>7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6]+1" office:value-type="float" office:value="718">
            <text:p>7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7]+1" office:value-type="float" office:value="719">
            <text:p>7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8]+1" office:value-type="float" office:value="720">
            <text:p>7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79]+1" office:value-type="float" office:value="721">
            <text:p>7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0]+1" office:value-type="float" office:value="722">
            <text:p>7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1]+1" office:value-type="float" office:value="723">
            <text:p>7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2]+1" office:value-type="float" office:value="724">
            <text:p>7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3]+1" office:value-type="float" office:value="725">
            <text:p>7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4]+1" office:value-type="float" office:value="726">
            <text:p>7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5]+1" office:value-type="float" office:value="727">
            <text:p>7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6]+1" office:value-type="float" office:value="728">
            <text:p>7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7]+1" office:value-type="float" office:value="729">
            <text:p>7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8]+1" office:value-type="float" office:value="730">
            <text:p>7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89]+1" office:value-type="float" office:value="731">
            <text:p>7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0]+1" office:value-type="float" office:value="732">
            <text:p>7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1]+1" office:value-type="float" office:value="733">
            <text:p>7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2]+1" office:value-type="float" office:value="734">
            <text:p>7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3]+1" office:value-type="float" office:value="735">
            <text:p>7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4]+1" office:value-type="float" office:value="736">
            <text:p>7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5]+1" office:value-type="float" office:value="737">
            <text:p>7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6]+1" office:value-type="float" office:value="738">
            <text:p>7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7]+1" office:value-type="float" office:value="739">
            <text:p>7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8]+1" office:value-type="float" office:value="740">
            <text:p>7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799]+1" office:value-type="float" office:value="741">
            <text:p>7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0]+1" office:value-type="float" office:value="742">
            <text:p>7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1]+1" office:value-type="float" office:value="743">
            <text:p>7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2]+1" office:value-type="float" office:value="744">
            <text:p>7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3]+1" office:value-type="float" office:value="745">
            <text:p>7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4]+1" office:value-type="float" office:value="746">
            <text:p>7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5]+1" office:value-type="float" office:value="747">
            <text:p>7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6]+1" office:value-type="float" office:value="748">
            <text:p>7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7]+1" office:value-type="float" office:value="749">
            <text:p>7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8]+1" office:value-type="float" office:value="750">
            <text:p>7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09]+1" office:value-type="float" office:value="751">
            <text:p>7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0]+1" office:value-type="float" office:value="752">
            <text:p>7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1]+1" office:value-type="float" office:value="753">
            <text:p>7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2]+1" office:value-type="float" office:value="754">
            <text:p>7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3]+1" office:value-type="float" office:value="755">
            <text:p>7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4]+1" office:value-type="float" office:value="756">
            <text:p>7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5]+1" office:value-type="float" office:value="757">
            <text:p>7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6]+1" office:value-type="float" office:value="758">
            <text:p>7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7]+1" office:value-type="float" office:value="759">
            <text:p>7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8]+1" office:value-type="float" office:value="760">
            <text:p>7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19]+1" office:value-type="float" office:value="761">
            <text:p>7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0]+1" office:value-type="float" office:value="762">
            <text:p>7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1]+1" office:value-type="float" office:value="763">
            <text:p>7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2]+1" office:value-type="float" office:value="764">
            <text:p>7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3]+1" office:value-type="float" office:value="765">
            <text:p>7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4]+1" office:value-type="float" office:value="766">
            <text:p>7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5]+1" office:value-type="float" office:value="767">
            <text:p>7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6]+1" office:value-type="float" office:value="768">
            <text:p>7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7]+1" office:value-type="float" office:value="769">
            <text:p>7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8]+1" office:value-type="float" office:value="770">
            <text:p>7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29]+1" office:value-type="float" office:value="771">
            <text:p>7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0]+1" office:value-type="float" office:value="772">
            <text:p>7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1]+1" office:value-type="float" office:value="773">
            <text:p>7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2]+1" office:value-type="float" office:value="774">
            <text:p>7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3]+1" office:value-type="float" office:value="775">
            <text:p>7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4]+1" office:value-type="float" office:value="776">
            <text:p>7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5]+1" office:value-type="float" office:value="777">
            <text:p>7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6]+1" office:value-type="float" office:value="778">
            <text:p>7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7]+1" office:value-type="float" office:value="779">
            <text:p>7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8]+1" office:value-type="float" office:value="780">
            <text:p>7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39]+1" office:value-type="float" office:value="781">
            <text:p>7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0]+1" office:value-type="float" office:value="782">
            <text:p>7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1]+1" office:value-type="float" office:value="783">
            <text:p>7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2]+1" office:value-type="float" office:value="784">
            <text:p>7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3]+1" office:value-type="float" office:value="785">
            <text:p>7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4]+1" office:value-type="float" office:value="786">
            <text:p>7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5]+1" office:value-type="float" office:value="787">
            <text:p>7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6]+1" office:value-type="float" office:value="788">
            <text:p>7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7]+1" office:value-type="float" office:value="789">
            <text:p>7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8]+1" office:value-type="float" office:value="790">
            <text:p>7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49]+1" office:value-type="float" office:value="791">
            <text:p>7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0]+1" office:value-type="float" office:value="792">
            <text:p>7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1]+1" office:value-type="float" office:value="793">
            <text:p>7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2]+1" office:value-type="float" office:value="794">
            <text:p>7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3]+1" office:value-type="float" office:value="795">
            <text:p>7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4]+1" office:value-type="float" office:value="796">
            <text:p>7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5]+1" office:value-type="float" office:value="797">
            <text:p>7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6]+1" office:value-type="float" office:value="798">
            <text:p>7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7]+1" office:value-type="float" office:value="799">
            <text:p>7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8]+1" office:value-type="float" office:value="800">
            <text:p>8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59]+1" office:value-type="float" office:value="801">
            <text:p>8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0]+1" office:value-type="float" office:value="802">
            <text:p>8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1]+1" office:value-type="float" office:value="803">
            <text:p>8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2]+1" office:value-type="float" office:value="804">
            <text:p>8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3]+1" office:value-type="float" office:value="805">
            <text:p>8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4]+1" office:value-type="float" office:value="806">
            <text:p>8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5]+1" office:value-type="float" office:value="807">
            <text:p>8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6]+1" office:value-type="float" office:value="808">
            <text:p>8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7]+1" office:value-type="float" office:value="809">
            <text:p>8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8]+1" office:value-type="float" office:value="810">
            <text:p>8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69]+1" office:value-type="float" office:value="811">
            <text:p>8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0]+1" office:value-type="float" office:value="812">
            <text:p>8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1]+1" office:value-type="float" office:value="813">
            <text:p>8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2]+1" office:value-type="float" office:value="814">
            <text:p>8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3]+1" office:value-type="float" office:value="815">
            <text:p>8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4]+1" office:value-type="float" office:value="816">
            <text:p>8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5]+1" office:value-type="float" office:value="817">
            <text:p>8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6]+1" office:value-type="float" office:value="818">
            <text:p>8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7]+1" office:value-type="float" office:value="819">
            <text:p>8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8]+1" office:value-type="float" office:value="820">
            <text:p>8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79]+1" office:value-type="float" office:value="821">
            <text:p>8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0]+1" office:value-type="float" office:value="822">
            <text:p>8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1]+1" office:value-type="float" office:value="823">
            <text:p>8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2]+1" office:value-type="float" office:value="824">
            <text:p>8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3]+1" office:value-type="float" office:value="825">
            <text:p>8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4]+1" office:value-type="float" office:value="826">
            <text:p>8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5]+1" office:value-type="float" office:value="827">
            <text:p>8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6]+1" office:value-type="float" office:value="828">
            <text:p>8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7]+1" office:value-type="float" office:value="829">
            <text:p>8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8]+1" office:value-type="float" office:value="830">
            <text:p>8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89]+1" office:value-type="float" office:value="831">
            <text:p>8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0]+1" office:value-type="float" office:value="832">
            <text:p>8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1]+1" office:value-type="float" office:value="833">
            <text:p>8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2]+1" office:value-type="float" office:value="834">
            <text:p>8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3]+1" office:value-type="float" office:value="835">
            <text:p>8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4]+1" office:value-type="float" office:value="836">
            <text:p>8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5]+1" office:value-type="float" office:value="837">
            <text:p>8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6]+1" office:value-type="float" office:value="838">
            <text:p>8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7]+1" office:value-type="float" office:value="839">
            <text:p>8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8]+1" office:value-type="float" office:value="840">
            <text:p>8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899]+1" office:value-type="float" office:value="841">
            <text:p>8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0]+1" office:value-type="float" office:value="842">
            <text:p>8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1]+1" office:value-type="float" office:value="843">
            <text:p>8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2]+1" office:value-type="float" office:value="844">
            <text:p>8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3]+1" office:value-type="float" office:value="845">
            <text:p>8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4]+1" office:value-type="float" office:value="846">
            <text:p>8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5]+1" office:value-type="float" office:value="847">
            <text:p>8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6]+1" office:value-type="float" office:value="848">
            <text:p>84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7]+1" office:value-type="float" office:value="849">
            <text:p>84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8]+1" office:value-type="float" office:value="850">
            <text:p>85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09]+1" office:value-type="float" office:value="851">
            <text:p>85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0]+1" office:value-type="float" office:value="852">
            <text:p>85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1]+1" office:value-type="float" office:value="853">
            <text:p>85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2]+1" office:value-type="float" office:value="854">
            <text:p>85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3]+1" office:value-type="float" office:value="855">
            <text:p>85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4]+1" office:value-type="float" office:value="856">
            <text:p>85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5]+1" office:value-type="float" office:value="857">
            <text:p>85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6]+1" office:value-type="float" office:value="858">
            <text:p>85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7]+1" office:value-type="float" office:value="859">
            <text:p>85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8]+1" office:value-type="float" office:value="860">
            <text:p>86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19]+1" office:value-type="float" office:value="861">
            <text:p>86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0]+1" office:value-type="float" office:value="862">
            <text:p>86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1]+1" office:value-type="float" office:value="863">
            <text:p>86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2]+1" office:value-type="float" office:value="864">
            <text:p>86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3]+1" office:value-type="float" office:value="865">
            <text:p>86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4]+1" office:value-type="float" office:value="866">
            <text:p>86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5]+1" office:value-type="float" office:value="867">
            <text:p>86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6]+1" office:value-type="float" office:value="868">
            <text:p>86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7]+1" office:value-type="float" office:value="869">
            <text:p>86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8]+1" office:value-type="float" office:value="870">
            <text:p>87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29]+1" office:value-type="float" office:value="871">
            <text:p>87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0]+1" office:value-type="float" office:value="872">
            <text:p>87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1]+1" office:value-type="float" office:value="873">
            <text:p>87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2]+1" office:value-type="float" office:value="874">
            <text:p>87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3]+1" office:value-type="float" office:value="875">
            <text:p>87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4]+1" office:value-type="float" office:value="876">
            <text:p>87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5]+1" office:value-type="float" office:value="877">
            <text:p>87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6]+1" office:value-type="float" office:value="878">
            <text:p>87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7]+1" office:value-type="float" office:value="879">
            <text:p>87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8]+1" office:value-type="float" office:value="880">
            <text:p>88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39]+1" office:value-type="float" office:value="881">
            <text:p>88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0]+1" office:value-type="float" office:value="882">
            <text:p>88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1]+1" office:value-type="float" office:value="883">
            <text:p>88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2]+1" office:value-type="float" office:value="884">
            <text:p>88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3]+1" office:value-type="float" office:value="885">
            <text:p>88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4]+1" office:value-type="float" office:value="886">
            <text:p>88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5]+1" office:value-type="float" office:value="887">
            <text:p>88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6]+1" office:value-type="float" office:value="888">
            <text:p>88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7]+1" office:value-type="float" office:value="889">
            <text:p>88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8]+1" office:value-type="float" office:value="890">
            <text:p>89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49]+1" office:value-type="float" office:value="891">
            <text:p>89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0]+1" office:value-type="float" office:value="892">
            <text:p>89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1]+1" office:value-type="float" office:value="893">
            <text:p>89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2]+1" office:value-type="float" office:value="894">
            <text:p>89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3]+1" office:value-type="float" office:value="895">
            <text:p>89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4]+1" office:value-type="float" office:value="896">
            <text:p>89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5]+1" office:value-type="float" office:value="897">
            <text:p>89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6]+1" office:value-type="float" office:value="898">
            <text:p>89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7]+1" office:value-type="float" office:value="899">
            <text:p>89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8]+1" office:value-type="float" office:value="900">
            <text:p>90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59]+1" office:value-type="float" office:value="901">
            <text:p>90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0]+1" office:value-type="float" office:value="902">
            <text:p>90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1]+1" office:value-type="float" office:value="903">
            <text:p>90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2]+1" office:value-type="float" office:value="904">
            <text:p>90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3]+1" office:value-type="float" office:value="905">
            <text:p>90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4]+1" office:value-type="float" office:value="906">
            <text:p>90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5]+1" office:value-type="float" office:value="907">
            <text:p>90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6]+1" office:value-type="float" office:value="908">
            <text:p>90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7]+1" office:value-type="float" office:value="909">
            <text:p>90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8]+1" office:value-type="float" office:value="910">
            <text:p>91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69]+1" office:value-type="float" office:value="911">
            <text:p>91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0]+1" office:value-type="float" office:value="912">
            <text:p>91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1]+1" office:value-type="float" office:value="913">
            <text:p>91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2]+1" office:value-type="float" office:value="914">
            <text:p>91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3]+1" office:value-type="float" office:value="915">
            <text:p>91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4]+1" office:value-type="float" office:value="916">
            <text:p>91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5]+1" office:value-type="float" office:value="917">
            <text:p>91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6]+1" office:value-type="float" office:value="918">
            <text:p>91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7]+1" office:value-type="float" office:value="919">
            <text:p>91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8]+1" office:value-type="float" office:value="920">
            <text:p>92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79]+1" office:value-type="float" office:value="921">
            <text:p>92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0]+1" office:value-type="float" office:value="922">
            <text:p>92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1]+1" office:value-type="float" office:value="923">
            <text:p>92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2]+1" office:value-type="float" office:value="924">
            <text:p>92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3]+1" office:value-type="float" office:value="925">
            <text:p>92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4]+1" office:value-type="float" office:value="926">
            <text:p>92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5]+1" office:value-type="float" office:value="927">
            <text:p>92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6]+1" office:value-type="float" office:value="928">
            <text:p>92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7]+1" office:value-type="float" office:value="929">
            <text:p>92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8]+1" office:value-type="float" office:value="930">
            <text:p>93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89]+1" office:value-type="float" office:value="931">
            <text:p>93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0]+1" office:value-type="float" office:value="932">
            <text:p>93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1]+1" office:value-type="float" office:value="933">
            <text:p>93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2]+1" office:value-type="float" office:value="934">
            <text:p>93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3]+1" office:value-type="float" office:value="935">
            <text:p>93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4]+1" office:value-type="float" office:value="936">
            <text:p>93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5]+1" office:value-type="float" office:value="937">
            <text:p>93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6]+1" office:value-type="float" office:value="938">
            <text:p>938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7]+1" office:value-type="float" office:value="939">
            <text:p>939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8]+1" office:value-type="float" office:value="940">
            <text:p>940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999]+1" office:value-type="float" office:value="941">
            <text:p>941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0]+1" office:value-type="float" office:value="942">
            <text:p>942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1]+1" office:value-type="float" office:value="943">
            <text:p>943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2]+1" office:value-type="float" office:value="944">
            <text:p>944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3]+1" office:value-type="float" office:value="945">
            <text:p>945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4]+1" office:value-type="float" office:value="946">
            <text:p>946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40">
          <table:table-cell table:style-name="ce86" table:formula="of:=[.A1005]+1" office:value-type="float" office:value="947">
            <text:p>947</text:p>
          </table:table-cell>
          <table:table-cell table:style-name="ce66" table:number-columns-repeated="4"/>
          <table:table-cell table:style-name="ce138"/>
          <table:table-cell table:style-name="ce156"/>
          <table:table-cell table:style-name="ce66" table:content-validation-name="val2"/>
          <table:table-cell table:style-name="ce138" table:number-columns-repeated="3"/>
          <table:table-cell table:style-name="ce66" table:number-columns-repeated="2"/>
          <table:table-cell table:style-name="ce136" table:number-columns-repeated="2"/>
          <table:table-cell table:style-name="ce66" table:number-columns-repeated="10"/>
          <table:table-cell table:style-name="ce173" table:number-columns-repeated="19"/>
          <table:table-cell table:number-columns-repeated="980"/>
        </table:table-row>
        <table:table-row table:style-name="ro9" table:number-rows-repeated="1047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cat_var" table:style-name="ta9" table:print="false">
        <table:table-column table:style-name="co52" table:default-cell-style-name="Excel_20_Built-in_20_Normal"/>
        <table:table-column table:style-name="co20" table:default-cell-style-name="Excel_20_Built-in_20_Normal"/>
        <table:table-column table:style-name="co53" table:default-cell-style-name="Excel_20_Built-in_20_Normal"/>
        <table:table-column table:style-name="co11" table:number-columns-repeated="2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11" table:number-columns-repeated="1013" table:default-cell-style-name="Excel_20_Built-in_20_Normal"/>
        <table:table-row table:style-name="ro30">
          <table:table-cell table:style-name="ce301" office:value-type="string">
            <text:p>#</text:p>
          </table:table-cell>
          <table:table-cell table:style-name="ce301" office:value-type="string">
            <text:p>Column</text:p>
          </table:table-cell>
          <table:table-cell table:style-name="ce301" office:value-type="string">
            <text:p>Non-Null</text:p>
          </table:table-cell>
          <table:table-cell table:style-name="ce301" office:value-type="string">
            <text:p>Count</text:p>
          </table:table-cell>
          <table:table-cell table:style-name="ce301" office:value-type="string">
            <text:p>Dtype</text:p>
          </table:table-cell>
          <table:table-cell table:style-name="ce301" office:value-type="string">
            <text:p>imported variable type</text:p>
          </table:table-cell>
          <table:table-cell table:style-name="ce301" office:value-type="string">
            <text:p>is ordinal categorical</text:p>
          </table:table-cell>
          <table:table-cell table:style-name="ce301" office:value-type="string">
            <text:p>is nominal categorical</text:p>
          </table:table-cell>
          <table:table-cell table:style-name="ce301" office:value-type="string">
            <text:p>is discrete quantitative</text:p>
          </table:table-cell>
          <table:table-cell table:style-name="ce301" office:value-type="string">
            <text:p>is continous quantitative</text:p>
          </table:table-cell>
          <table:table-cell table:style-name="ce272" office:value-type="string">
            <text:p>Encoder</text:p>
          </table:table-cell>
          <table:table-cell table:number-columns-repeated="1013"/>
        </table:table-row>
        <table:table-row table:style-name="ro30">
          <table:table-cell table:style-name="ce180" office:value-type="float" office:value="0">
            <text:p>0</text:p>
          </table:table-cell>
          <table:table-cell table:style-name="ce301" office:value-type="string">
            <text:p>acc_num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Unique Valu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1">
            <text:p>1</text:p>
          </table:table-cell>
          <table:table-cell table:style-name="ce301" office:value-type="string">
            <text:p>ind_vehID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Unique Valu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2">
            <text:p>2</text:p>
          </table:table-cell>
          <table:table-cell table:style-name="ce301" office:value-type="string">
            <text:p>veh_num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3">
            <text:p>3</text:p>
          </table:table-cell>
          <table:table-cell table:style-name="ce301" office:value-type="string">
            <text:p>ind_place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">
            <text:p>4</text:p>
          </table:table-cell>
          <table:table-cell table:style-name="ce301" office:value-type="string">
            <text:p>ind_ca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5">
            <text:p>5</text:p>
          </table:table-cell>
          <table:table-cell table:style-name="ce301" office:value-type="string">
            <text:p>ind_severity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yes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6">
            <text:p>6</text:p>
          </table:table-cell>
          <table:table-cell table:style-name="ce301" office:value-type="string">
            <text:p>ind_sex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Binary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7">
            <text:p>7</text:p>
          </table:table-cell>
          <table:table-cell table:style-name="ce301" office:value-type="string">
            <text:p>ind_trip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8">
            <text:p>8</text:p>
          </table:table-cell>
          <table:table-cell table:style-name="ce301" office:value-type="string">
            <text:p>ind_secu1</text:p>
          </table:table-cell>
          <table:table-cell table:style-name="ce180" office:value-type="float" office:value="1532650">
            <text:p>1532650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9">
            <text:p>9</text:p>
          </table:table-cell>
          <table:table-cell table:style-name="ce301" office:value-type="string">
            <text:p>ind_secu2</text:p>
          </table:table-cell>
          <table:table-cell table:style-name="ce180" office:value-type="float" office:value="958245">
            <text:p>9582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10">
            <text:p>10</text:p>
          </table:table-cell>
          <table:table-cell table:style-name="ce301" office:value-type="string">
            <text:p>ind_location</text:p>
          </table:table-cell>
          <table:table-cell table:style-name="ce180" office:value-type="float" office:value="776129">
            <text:p>776129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11">
            <text:p>11</text:p>
          </table:table-cell>
          <table:table-cell table:style-name="ce301" office:value-type="string">
            <text:p>ind_action</text:p>
          </table:table-cell>
          <table:table-cell table:style-name="ce180" office:value-type="float" office:value="841685">
            <text:p>84168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12">
            <text:p>12</text:p>
          </table:table-cell>
          <table:table-cell table:style-name="ce301" office:value-type="string">
            <text:p>ind_year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13">
            <text:p>13</text:p>
          </table:table-cell>
          <table:table-cell table:style-name="ce301" office:value-type="string">
            <text:p>ind_age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14">
            <text:p>14</text:p>
          </table:table-cell>
          <table:table-cell table:style-name="ce301" office:value-type="string">
            <text:p>ind_age_group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yes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15">
            <text:p>15</text:p>
          </table:table-cell>
          <table:table-cell table:style-name="ce301" office:value-type="string">
            <text:p>acc_date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datetime64[ns]</text:p>
          </table:table-cell>
          <table:table-cell table:style-name="ce301" office:value-type="string">
            <text:p>Datetim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16">
            <text:p>16</text:p>
          </table:table-cell>
          <table:table-cell table:style-name="ce301" office:value-type="string">
            <text:p>acc_year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17">
            <text:p>17</text:p>
          </table:table-cell>
          <table:table-cell table:style-name="ce301" office:value-type="string">
            <text:p>acc_month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SplineTransformer</text:p>
          </table:table-cell>
          <table:table-cell table:number-columns-repeated="1013"/>
        </table:table-row>
        <table:table-row table:style-name="ro30">
          <table:table-cell table:style-name="ce180" office:value-type="float" office:value="18">
            <text:p>18</text:p>
          </table:table-cell>
          <table:table-cell table:style-name="ce301" office:value-type="string">
            <text:p>acc_hour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SplineTransformer</text:p>
          </table:table-cell>
          <table:table-cell table:number-columns-repeated="1013"/>
        </table:table-row>
        <table:table-row table:style-name="ro30">
          <table:table-cell table:style-name="ce180" office:value-type="float" office:value="19">
            <text:p>19</text:p>
          </table:table-cell>
          <table:table-cell table:style-name="ce301" office:value-type="string">
            <text:p>acc_departmen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0">
            <text:p>20</text:p>
          </table:table-cell>
          <table:table-cell table:style-name="ce301" office:value-type="string">
            <text:p>acc_municipality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CatBoost</text:p>
          </table:table-cell>
          <table:table-cell table:number-columns-repeated="1013"/>
        </table:table-row>
        <table:table-row table:style-name="ro30">
          <table:table-cell table:style-name="ce180" office:value-type="float" office:value="21">
            <text:p>21</text:p>
          </table:table-cell>
          <table:table-cell table:style-name="ce301" office:value-type="string">
            <text:p>acc_metro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Binary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2">
            <text:p>22</text:p>
          </table:table-cell>
          <table:table-cell table:style-name="ce301" office:value-type="string">
            <text:p>acc_long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number-columns-repeated="1014"/>
        </table:table-row>
        <table:table-row table:style-name="ro30">
          <table:table-cell table:style-name="ce180" office:value-type="float" office:value="23">
            <text:p>23</text:p>
          </table:table-cell>
          <table:table-cell table:style-name="ce301" office:value-type="string">
            <text:p>acc_la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number-columns-repeated="1014"/>
        </table:table-row>
        <table:table-row table:style-name="ro30">
          <table:table-cell table:style-name="ce180" office:value-type="float" office:value="24">
            <text:p>24</text:p>
          </table:table-cell>
          <table:table-cell table:style-name="ce301" office:value-type="string">
            <text:p>acc_ambient_lightning</text:p>
          </table:table-cell>
          <table:table-cell table:style-name="ce180" office:value-type="float" office:value="1534529">
            <text:p>1534529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5">
            <text:p>25</text:p>
          </table:table-cell>
          <table:table-cell table:style-name="ce301" office:value-type="string">
            <text:p>acc_atmosphere</text:p>
          </table:table-cell>
          <table:table-cell table:style-name="ce180" office:value-type="float" office:value="1534496">
            <text:p>1534496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6">
            <text:p>26</text:p>
          </table:table-cell>
          <table:table-cell table:style-name="ce301" office:value-type="string">
            <text:p>acc_urbanization_level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7">
            <text:p>27</text:p>
          </table:table-cell>
          <table:table-cell table:style-name="ce301" office:value-type="string">
            <text:p>acc_intersection</text:p>
          </table:table-cell>
          <table:table-cell table:style-name="ce180" office:value-type="float" office:value="1534493">
            <text:p>1534493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8">
            <text:p>28</text:p>
          </table:table-cell>
          <table:table-cell table:style-name="ce301" office:value-type="string">
            <text:p>acc_collision_type</text:p>
          </table:table-cell>
          <table:table-cell table:style-name="ce180" office:value-type="float" office:value="1525856">
            <text:p>1525856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29">
            <text:p>29</text:p>
          </table:table-cell>
          <table:table-cell table:style-name="ce301" office:value-type="string">
            <text:p>veh_traffic_direction</text:p>
          </table:table-cell>
          <table:table-cell table:style-name="ce180" office:value-type="float" office:value="1445635">
            <text:p>144563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0">
            <text:p>30</text:p>
          </table:table-cell>
          <table:table-cell table:style-name="ce301" office:value-type="string">
            <text:p>veh_cat</text:p>
          </table:table-cell>
          <table:table-cell table:style-name="ce180" office:value-type="float" office:value="1534514">
            <text:p>1534514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1">
            <text:p>31</text:p>
          </table:table-cell>
          <table:table-cell table:style-name="ce301" office:value-type="string">
            <text:p>veh_fixed_obstacle</text:p>
          </table:table-cell>
          <table:table-cell table:style-name="ce180" office:value-type="float" office:value="1534008">
            <text:p>1534008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2">
            <text:p>32</text:p>
          </table:table-cell>
          <table:table-cell table:style-name="ce301" office:value-type="string">
            <text:p>veh_moving_obstacle</text:p>
          </table:table-cell>
          <table:table-cell table:style-name="ce180" office:value-type="float" office:value="1533898">
            <text:p>1533898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3">
            <text:p>33</text:p>
          </table:table-cell>
          <table:table-cell table:style-name="ce301" office:value-type="string">
            <text:p>veh_impact</text:p>
          </table:table-cell>
          <table:table-cell table:style-name="ce180" office:value-type="float" office:value="1533860">
            <text:p>1533860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4">
            <text:p>34</text:p>
          </table:table-cell>
          <table:table-cell table:style-name="ce301" office:value-type="string">
            <text:p>veh_maneuver</text:p>
          </table:table-cell>
          <table:table-cell table:style-name="ce180" office:value-type="float" office:value="1445416">
            <text:p>1445416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5">
            <text:p>35</text:p>
          </table:table-cell>
          <table:table-cell table:style-name="ce301" office:value-type="string">
            <text:p>veh_motor</text:p>
          </table:table-cell>
          <table:table-cell table:style-name="ce180" office:value-type="float" office:value="1434642">
            <text:p>1434642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6">
            <text:p>36</text:p>
          </table:table-cell>
          <table:table-cell table:style-name="ce301" office:value-type="string">
            <text:p>veh_id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Unique Valu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none</text:p>
          </table:table-cell>
          <table:table-cell table:number-columns-repeated="1013"/>
        </table:table-row>
        <table:table-row table:style-name="ro30">
          <table:table-cell table:style-name="ce180" office:value-type="float" office:value="37">
            <text:p>37</text:p>
          </table:table-cell>
          <table:table-cell table:style-name="ce301" office:value-type="string">
            <text:p>loca_road_ca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yes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8">
            <text:p>38</text:p>
          </table:table-cell>
          <table:table-cell table:style-name="ce301" office:value-type="string">
            <text:p>loca_road_id</text:p>
          </table:table-cell>
          <table:table-cell table:style-name="ce180" office:value-type="float" office:value="1354111">
            <text:p>1354111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39">
            <text:p>39</text:p>
          </table:table-cell>
          <table:table-cell table:style-name="ce301" office:value-type="string">
            <text:p>loca_road_idx1</text:p>
          </table:table-cell>
          <table:table-cell table:style-name="ce180" office:value-type="float" office:value="1489662">
            <text:p>1489662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0">
            <text:p>40</text:p>
          </table:table-cell>
          <table:table-cell table:style-name="ce301" office:value-type="string">
            <text:p>loca_road_idx2</text:p>
          </table:table-cell>
          <table:table-cell table:style-name="ce180" office:value-type="float" office:value="126778">
            <text:p>126778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1" office:value-type="string">
            <text:p>Categorical - more than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1">
            <text:p>41</text:p>
          </table:table-cell>
          <table:table-cell table:style-name="ce301" office:value-type="string">
            <text:p>loca_traffic_circul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2">
            <text:p>42</text:p>
          </table:table-cell>
          <table:table-cell table:style-name="ce301" office:value-type="string">
            <text:p>loca_road_lanes</text:p>
          </table:table-cell>
          <table:table-cell table:style-name="ce180" office:value-type="float" office:value="1494694">
            <text:p>1494694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43">
            <text:p>43</text:p>
          </table:table-cell>
          <table:table-cell table:style-name="ce301" office:value-type="string">
            <text:p>loca_reserved_lane</text:p>
          </table:table-cell>
          <table:table-cell table:style-name="ce180" office:value-type="float" office:value="1497740">
            <text:p>1497740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4">
            <text:p>44</text:p>
          </table:table-cell>
          <table:table-cell table:style-name="ce301" office:value-type="string">
            <text:p>loca_road_gradien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5">
            <text:p>45</text:p>
          </table:table-cell>
          <table:table-cell table:style-name="ce301" office:value-type="string">
            <text:p>loca_ref_poin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46">
            <text:p>46</text:p>
          </table:table-cell>
          <table:table-cell table:style-name="ce301" office:value-type="string">
            <text:p>loca_ref_point_dis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number-columns-repeated="1014"/>
        </table:table-row>
        <table:table-row table:style-name="ro30">
          <table:table-cell table:style-name="ce180" office:value-type="float" office:value="47">
            <text:p>47</text:p>
          </table:table-cell>
          <table:table-cell table:style-name="ce301" office:value-type="string">
            <text:p>loca_road_view</text:p>
          </table:table-cell>
          <table:table-cell table:style-name="ce180" office:value-type="float" office:value="1533540">
            <text:p>1533540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48">
            <text:p>48</text:p>
          </table:table-cell>
          <table:table-cell table:style-name="ce301" office:value-type="string">
            <text:p>loca_land_strip</text:p>
          </table:table-cell>
          <table:table-cell table:style-name="ce301" office:value-type="string">
            <text:p>1550 no</text:p>
          </table:table-cell>
          <table:table-cell table:style-name="ce301" table:content-validation-name="val6" office:value-type="string">
            <text:p>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number-columns-repeated="1014"/>
        </table:table-row>
        <table:table-row table:style-name="ro30">
          <table:table-cell table:style-name="ce180" office:value-type="float" office:value="49">
            <text:p>49</text:p>
          </table:table-cell>
          <table:table-cell table:style-name="ce301" office:value-type="string">
            <text:p>loca_road_width</text:p>
          </table:table-cell>
          <table:table-cell table:style-name="ce180" office:value-type="float" office:value="1281219">
            <text:p>1281219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yes</text:p>
          </table:table-cell>
          <table:table-cell table:number-columns-repeated="1014"/>
        </table:table-row>
        <table:table-row table:style-name="ro30">
          <table:table-cell table:style-name="ce180" office:value-type="float" office:value="50">
            <text:p>50</text:p>
          </table:table-cell>
          <table:table-cell table:style-name="ce301" office:value-type="string">
            <text:p>loca_road_surface_cond</text:p>
          </table:table-cell>
          <table:table-cell table:style-name="ce180" office:value-type="float" office:value="1533252">
            <text:p>1533252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yes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51">
            <text:p>51</text:p>
          </table:table-cell>
          <table:table-cell table:style-name="ce301" office:value-type="string">
            <text:p>loca_infrastruc</text:p>
          </table:table-cell>
          <table:table-cell table:style-name="ce180" office:value-type="float" office:value="1520504">
            <text:p>1520504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Categorical - 6 to 10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52">
            <text:p>52</text:p>
          </table:table-cell>
          <table:table-cell table:style-name="ce301" office:value-type="string">
            <text:p>loca_accident</text:p>
          </table:table-cell>
          <table:table-cell table:style-name="ce180" office:value-type="float" office:value="1534545">
            <text:p>1534545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int64</text:p>
          </table:table-cell>
          <table:table-cell table:style-name="ce301" office:value-type="string">
            <text:p>Categorical - 3 to 5 categories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style-name="ce272" office:value-type="string">
            <text:p>OneHot</text:p>
          </table:table-cell>
          <table:table-cell table:number-columns-repeated="1013"/>
        </table:table-row>
        <table:table-row table:style-name="ro30">
          <table:table-cell table:style-name="ce180" office:value-type="float" office:value="53">
            <text:p>53</text:p>
          </table:table-cell>
          <table:table-cell table:style-name="ce301" office:value-type="string">
            <text:p>loca_max_speed</text:p>
          </table:table-cell>
          <table:table-cell table:style-name="ce180" office:value-type="float" office:value="1489296">
            <text:p>1489296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1" office:value-type="string">
            <text:p>Quantitative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no</text:p>
          </table:table-cell>
          <table:table-cell table:style-name="ce301" table:content-validation-name="val10" office:value-type="string">
            <text:p>yes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54">
            <text:p>54</text:p>
          </table:table-cell>
          <table:table-cell table:style-name="ce301" office:value-type="string">
            <text:p>loca_road_no</text:p>
          </table:table-cell>
          <table:table-cell table:style-name="ce180" office:value-type="float" office:value="776267">
            <text:p>776267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float64</text:p>
          </table:table-cell>
          <table:table-cell table:style-name="ce302" table:formula="of:={#nv}" office:value-type="string" office:string-value="Err:512">
            <text:p>Err:512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30">
          <table:table-cell table:style-name="ce180" office:value-type="float" office:value="55">
            <text:p>55</text:p>
          </table:table-cell>
          <table:table-cell table:style-name="ce301" office:value-type="string">
            <text:p>loca_road</text:p>
          </table:table-cell>
          <table:table-cell table:style-name="ce180" office:value-type="float" office:value="1354111">
            <text:p>1354111</text:p>
          </table:table-cell>
          <table:table-cell table:style-name="ce301" table:content-validation-name="val6" office:value-type="string">
            <text:p>non-null</text:p>
          </table:table-cell>
          <table:table-cell table:style-name="ce301" table:content-validation-name="val7" office:value-type="string">
            <text:p>object</text:p>
          </table:table-cell>
          <table:table-cell table:style-name="ce302" table:formula="of:={#nv}" office:value-type="string" office:string-value="Err:512">
            <text:p>Err:512</text:p>
          </table:table-cell>
          <table:table-cell table:style-name="ce301" table:content-validation-name="val8" office:value-type="string">
            <text:p>no</text:p>
          </table:table-cell>
          <table:table-cell table:style-name="ce301" table:content-validation-name="val9" office:value-type="string">
            <text:p>yes</text:p>
          </table:table-cell>
          <table:table-cell table:style-name="ce301" table:content-validation-name="val10" office:value-type="string">
            <text:p>no</text:p>
          </table:table-cell>
          <table:table-cell table:style-name="ce301" table:content-validation-name="val11" office:value-type="string">
            <text:p>no</text:p>
          </table:table-cell>
          <table:table-cell table:number-columns-repeated="1014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duced" table:style-name="ta10" table:print="false">
        <table:table-column table:style-name="co60" table:default-cell-style-name="Excel_20_Built-in_20_Normal"/>
        <table:table-column table:style-name="co61" table:default-cell-style-name="Excel_20_Built-in_20_Normal"/>
        <table:table-column table:style-name="co33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11" table:number-columns-repeated="1019" table:default-cell-style-name="Excel_20_Built-in_20_Normal"/>
        <table:table-row table:style-name="ro41">
          <table:table-cell table:style-name="ce303" office:value-type="string">
            <text:p>feature name</text:p>
          </table:table-cell>
          <table:table-cell table:style-name="ce303" office:value-type="string">
            <text:p>strong impact </text:p>
            <text:p>on prediction;</text:p>
            <text:p>high SHAP</text:p>
          </table:table-cell>
          <table:table-cell table:style-name="ce303" office:value-type="string">
            <text:p>low-SHAP</text:p>
            <text:p>&lt;0.001</text:p>
          </table:table-cell>
          <table:table-cell table:style-name="ce303" office:value-type="string">
            <text:p>feature modalities</text:p>
          </table:table-cell>
          <table:table-cell table:style-name="ce303" office:value-type="string">
            <text:p>reduced feature modalities</text:p>
          </table:table-cell>
          <table:table-cell table:style-name="ce59" office:value-type="string">
            <text:p>justification</text:p>
          </table:table-cell>
          <table:table-cell table:style-name="ce173" table:number-columns-repeated="21"/>
          <table:table-cell table:number-columns-repeated="997"/>
        </table:table-row>
        <table:table-row table:style-name="ro10">
          <table:table-cell table:style-name="ce304" office:value-type="string">
            <text:p>accident-level</text:p>
          </table:table-cell>
          <table:table-cell table:style-name="ce173" table:number-columns-repeated="4"/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30">
          <table:table-cell table:style-name="ce173" office:value-type="string">
            <text:p>acc_hour</text:p>
          </table:table-cell>
          <table:table-cell table:style-name="ce173" table:content-validation-name="val12"/>
          <table:table-cell table:style-name="ce173"/>
          <table:table-cell table:number-columns-repeated="2" table:style-name="ce173" office:value-type="string">
            <text:p>n/a</text:p>
          </table:table-cell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30">
          <table:table-cell table:style-name="ce173" office:value-type="string">
            <text:p>acc_month</text:p>
          </table:table-cell>
          <table:table-cell table:style-name="ce173" table:content-validation-name="val12"/>
          <table:table-cell table:style-name="ce173"/>
          <table:table-cell table:number-columns-repeated="2" table:style-name="ce173" office:value-type="string">
            <text:p>n/a</text:p>
          </table:table-cell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15">
          <table:table-cell table:style-name="ce173" office:value-type="string">
            <text:p>acc_ambient_lightning</text:p>
          </table:table-cell>
          <table:table-cell table:style-name="ce99" table:content-validation-name="val12"/>
          <table:table-cell table:style-name="ce99" table:number-columns-repeated="2"/>
          <table:table-cell table:style-name="ce173" office:value-type="string">
            <text:p>(0) unknown [0]</text:p>
            <text:p>(1) daylight [1]</text:p>
            <text:p>(2) twilight / lit night [2, 5]</text:p>
            <text:p>(3) dark without proper lighting [3, 4]</text:p>
          </table:table-cell>
          <table:table-cell table:style-name="ce307" office:value-type="string">
            <text:p>keep high-SHAP; merge low-SHAP</text:p>
          </table:table-cell>
          <table:table-cell table:style-name="ce173" table:number-columns-repeated="21"/>
          <table:table-cell table:number-columns-repeated="997"/>
        </table:table-row>
        <table:table-row table:style-name="ro42">
          <table:table-cell table:style-name="ce173" office:value-type="string">
            <text:p>acc_urbanization</text:p>
          </table:table-cell>
          <table:table-cell table:style-name="ce99" table:content-validation-name="val12" office:value-type="string">
            <text:p>yes</text:p>
          </table:table-cell>
          <table:table-cell table:style-name="ce99" table:number-columns-repeated="2"/>
          <table:table-cell table:style-name="ce173"/>
          <table:table-cell table:style-name="ce307" office:value-type="string">
            <text:p>keep original grouping; keep high-SHAP modalities distinct</text:p>
          </table:table-cell>
          <table:table-cell table:style-name="ce173" table:number-columns-repeated="21"/>
          <table:table-cell table:number-columns-repeated="997"/>
        </table:table-row>
        <table:table-row table:style-name="ro15">
          <table:table-cell table:style-name="ce173" office:value-type="string">
            <text:p>acc_intersection</text:p>
          </table:table-cell>
          <table:table-cell table:style-name="ce99" table:content-validation-name="val12"/>
          <table:table-cell table:style-name="ce99" table:number-columns-repeated="2"/>
          <table:table-cell table:style-name="ce173" office:value-type="string">
            <text:p>(1) no intersection [1]</text:p>
            <text:p>(2) simple / standard intersection [2-4]</text:p>
            <text:p>(3) roundabout [6]</text:p>
            <text:p>(4) other [5, 7, 8, 9]</text:p>
          </table:table-cell>
          <table:table-cell table:style-name="ce307" office:value-type="string">
            <text:p>keep medium / high-SHAP modalities distinct</text:p>
          </table:table-cell>
          <table:table-cell table:style-name="ce173" table:number-columns-repeated="21"/>
          <table:table-cell table:number-columns-repeated="997"/>
        </table:table-row>
        <table:table-row table:style-name="ro15">
          <table:table-cell table:style-name="ce173" office:value-type="string">
            <text:p>acc_atmosphere</text:p>
          </table:table-cell>
          <table:table-cell table:style-name="ce99" table:content-validation-name="val12" office:value-type="string">
            <text:p>no</text:p>
          </table:table-cell>
          <table:table-cell table:style-name="ce99" table:content-validation-name="val13" office:value-type="string">
            <text:p>yes</text:p>
          </table:table-cell>
          <table:table-cell table:style-name="ce99"/>
          <table:table-cell table:style-name="ce173" office:value-type="string">
            <text:p>(1) clear [1]</text:p>
            <text:p>(2) rainy [2, 3]</text:p>
            <text:p>(3) cloudy [8]</text:p>
            <text:p>(4) adverse / special [0, 4, 5, 6, 7, 9]</text:p>
          </table:table-cell>
          <table:table-cell table:style-name="ce307" office:value-type="string">
            <text:p>keep medium / high-SHAP modalities distinct</text:p>
          </table:table-cell>
          <table:table-cell table:style-name="ce173" table:number-columns-repeated="21"/>
          <table:table-cell table:number-columns-repeated="997"/>
        </table:table-row>
        <table:table-row table:style-name="ro16">
          <table:table-cell table:style-name="ce173" office:value-type="string">
            <text:p>acc_collision_type</text:p>
          </table:table-cell>
          <table:table-cell table:style-name="ce99" table:content-validation-name="val12" office:value-type="string">
            <text:p>yes</text:p>
          </table:table-cell>
          <table:table-cell table:style-name="ce99" table:number-columns-repeated="2"/>
          <table:table-cell table:style-name="ce173" office:value-type="string">
            <text:p>(1) frontal [1]</text:p>
            <text:p>(2) rear [2]</text:p>
            <text:p>(3) side [3]</text:p>
            <text:p>(4) multi / chain / other [0, 4, 5, 6, 7]</text:p>
            <text:p/>
          </table:table-cell>
          <table:table-cell table:style-name="ce307" office:value-type="string">
            <text:p>simplifying modalities</text:p>
          </table:table-cell>
          <table:table-cell table:style-name="ce173" table:number-columns-repeated="21"/>
          <table:table-cell table:number-columns-repeated="997"/>
        </table:table-row>
        <table:table-row table:style-name="ro30">
          <table:table-cell table:style-name="ce173" office:value-type="string">
            <text:p>acc_municipality</text:p>
          </table:table-cell>
          <table:table-cell table:style-name="ce173" table:content-validation-name="val12" office:value-type="string">
            <text:p>yes</text:p>
          </table:table-cell>
          <table:table-cell table:style-name="ce173" table:number-columns-repeated="3"/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10">
          <table:table-cell table:style-name="ce304" office:value-type="string">
            <text:p>individual-level</text:p>
          </table:table-cell>
          <table:table-cell table:style-name="ce173" table:number-columns-repeated="4"/>
          <table:table-cell table:style-name="ce307"/>
          <table:table-cell table:style-name="ce173"/>
          <table:table-cell/>
          <table:table-cell table:style-name="ce173" table:number-columns-repeated="19"/>
          <table:table-cell table:number-columns-repeated="997"/>
        </table:table-row>
        <table:table-row table:style-name="ro42">
          <table:table-cell table:style-name="ce173" office:value-type="string">
            <text:p>ind_place</text:p>
          </table:table-cell>
          <table:table-cell table:style-name="ce173" table:content-validation-name="val12" office:value-type="string">
            <text:p>no</text:p>
          </table:table-cell>
          <table:table-cell table:style-name="ce99" table:content-validation-name="val13" office:value-type="string">
            <text:p>yes</text:p>
          </table:table-cell>
          <table:table-cell table:style-name="ce173" office:value-type="string">
            <text:p>-1 to 10</text:p>
          </table:table-cell>
          <table:table-cell table:style-name="ce173" office:value-type="string">
            <text:p>(1) driver [1]</text:p>
            <text:p>(2) passenger [2-9]</text:p>
            <text:p>(3) pedestrian / external [10]</text:p>
          </table:table-cell>
          <table:table-cell table:style-name="ce307" office:value-type="string">
            <text:p>keep high-SHAP modalities; merge low-SHAP</text:p>
          </table:table-cell>
          <table:table-cell table:style-name="ce173" table:number-columns-repeated="21"/>
          <table:table-cell table:number-columns-repeated="997"/>
        </table:table-row>
        <table:table-row table:style-name="ro16">
          <table:table-cell table:style-name="ce173" office:value-type="string">
            <text:p>ind_cat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1) driver</text:p>
            <text:p>(2) passenger</text:p>
            <text:p>(3) pedestrian </text:p>
            <text:p>(4) pedestrian in rollerblade or scooter</text:p>
          </table:table-cell>
          <table:table-cell table:style-name="ce173" office:value-type="string">
            <text:p>(1) driver [1]</text:p>
            <text:p>(2) passenger [2]</text:p>
            <text:p>(3) pedestrian [3-4]</text:p>
          </table:table-cell>
          <table:table-cell table:style-name="ce307" office:value-type="string">
            <text:p>keep high-SHAP modalities; merge low-SHAP</text:p>
          </table:table-cell>
          <table:table-cell table:style-name="ce173" table:number-columns-repeated="21"/>
          <table:table-cell table:number-columns-repeated="997"/>
        </table:table-row>
        <table:table-row table:style-name="ro43">
          <table:table-cell table:style-name="ce173" office:value-type="string">
            <text:p>ind_sex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173" office:value-type="string">
            <text:p>(1) male</text:p>
            <text:p>(2) female</text:p>
          </table:table-cell>
          <table:table-cell table:style-name="ce173" office:value-type="string">
            <text:p>(1) male [1]</text:p>
            <text:p>(2) female [2]</text:p>
          </table:table-cell>
          <table:table-cell table:style-name="ce307" office:value-type="string">
            <text:p>keep high-SHAP modalities</text:p>
          </table:table-cell>
          <table:table-cell table:style-name="ce173" table:number-columns-repeated="21"/>
          <table:table-cell table:number-columns-repeated="997"/>
        </table:table-row>
        <table:table-row table:style-name="ro14">
          <table:table-cell table:style-name="ce173" office:value-type="string">
            <text:p>ind_trip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1) home - work</text:p>
            <text:p>(2) home - school</text:p>
            <text:p>(3) shopping - shopping</text:p>
            <text:p>(4) professional use</text:p>
            <text:p>(5) promenade - leisure</text:p>
            <text:p>(9) other</text:p>
          </table:table-cell>
          <table:table-cell table:style-name="ce173" office:value-type="string">
            <text:p>(1) commuting [1, 2]</text:p>
            <text:p>(2) shopping [3]</text:p>
            <text:p>(3) professional [4]</text:p>
            <text:p>(4) leisure [5]</text:p>
            <text:p>(5) other [0, 9]</text:p>
          </table:table-cell>
          <table:table-cell table:style-name="ce307" office:value-type="string">
            <text:p>keep high-SHAP modalities</text:p>
          </table:table-cell>
          <table:table-cell table:style-name="ce173" table:number-columns-repeated="21"/>
          <table:table-cell table:number-columns-repeated="997"/>
        </table:table-row>
        <table:table-row table:style-name="ro22">
          <table:table-cell table:style-name="ce173" office:value-type="string">
            <text:p>ind_secu1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-1) not reported</text:p>
            <text:p>(0) no equipment</text:p>
            <text:p>(1) seatbelt</text:p>
            <text:p>(2) helmet</text:p>
            <text:p>(3) child restraint</text:p>
            <text:p>(4) reflective vest</text:p>
            <text:p>(8) unknown</text:p>
            <text:p>(9) other</text:p>
          </table:table-cell>
          <table:table-cell table:style-name="ce173" office:value-type="string">
            <text:p>(0) no equipment [0]</text:p>
            <text:p>(1) seatbelt [1]</text:p>
            <text:p>(2) helmet [2]</text:p>
            <text:p>(3) other / child / vest [3, 4, 9]</text:p>
            <text:p>(4) unknown / not reported [8, -1]</text:p>
          </table:table-cell>
          <table:table-cell table:style-name="ce307" office:value-type="string">
            <text:p>keep high-SHAP modalities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44">
          <table:table-cell table:style-name="ce305" office:value-type="string">
            <text:p>ind_age_group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173" office:value-type="string">
            <text:p>(1) 0-17</text:p>
            <text:p>(2) 18-24</text:p>
            <text:p>(3) 25-44</text:p>
            <text:p>(4) 45-64</text:p>
            <text:p>(5) 65+</text:p>
          </table:table-cell>
          <table:table-cell table:style-name="ce173"/>
          <table:table-cell table:style-name="ce307" office:value-type="string">
            <text:p>keep original bins; SHAP suggests age is quite predictive across whole range</text:p>
          </table:table-cell>
          <table:table-cell table:style-name="ce173" table:number-columns-repeated="21"/>
          <table:table-cell table:number-columns-repeated="997"/>
        </table:table-row>
        <table:table-row table:style-name="ro10">
          <table:table-cell table:style-name="ce304" office:value-type="string">
            <text:p>location-level</text:p>
          </table:table-cell>
          <table:table-cell table:style-name="ce173" table:number-columns-repeated="4"/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45">
          <table:table-cell table:style-name="ce173" office:value-type="string">
            <text:p>loca_road_lanes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173" office:value-type="string">
            <text:p>n/a</text:p>
          </table:table-cell>
          <table:table-cell table:style-name="ce173" office:value-type="string">
            <text:p>(1) 1-2</text:p>
            <text:p>(2) 3-4</text:p>
            <text:p>(3) 5+</text:p>
          </table:table-cell>
          <table:table-cell table:style-name="ce307" office:value-type="string">
            <text:p>changing from quantitative to qualitative (ordinal) bins</text:p>
          </table:table-cell>
          <table:table-cell table:style-name="ce173" table:number-columns-repeated="21"/>
          <table:table-cell table:number-columns-repeated="997"/>
        </table:table-row>
        <table:table-row table:style-name="ro45">
          <table:table-cell table:style-name="ce173" office:value-type="string">
            <text:p>loca_max_speed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173" office:value-type="string">
            <text:p>n/a</text:p>
          </table:table-cell>
          <table:table-cell table:style-name="ce173" office:value-type="string">
            <text:p>(1) &lt;50</text:p>
            <text:p>(2) 50-90</text:p>
            <text:p>(3) &gt;90</text:p>
          </table:table-cell>
          <table:table-cell table:style-name="ce307" office:value-type="string">
            <text:p>changing from quantitative to qualitative (ordinal) bins</text:p>
          </table:table-cell>
          <table:table-cell table:style-name="ce173" table:number-columns-repeated="21"/>
          <table:table-cell table:number-columns-repeated="997"/>
        </table:table-row>
        <table:table-row table:style-name="ro22">
          <table:table-cell table:style-name="ce305" office:value-type="string">
            <text:p>loca_road_cat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99" office:value-type="string">
            <text:p>(1) highway</text:p>
            <text:p>(2) national road</text:p>
            <text:p>(3) urban metropolitan road</text:p>
            <text:p>(4) county road</text:p>
            <text:p>(5) communal road</text:p>
            <text:p>(6) private / restricted road</text:p>
            <text:p>(7) public parking lot</text:p>
            <text:p>(8) others</text:p>
          </table:table-cell>
          <table:table-cell table:style-name="ce99"/>
          <table:table-cell table:style-name="ce307" office:value-type="string">
            <text:p>keep original grouping</text:p>
          </table:table-cell>
          <table:table-cell table:style-name="ce173" table:number-columns-repeated="21"/>
          <table:table-cell table:number-columns-repeated="997"/>
        </table:table-row>
        <table:table-row table:style-name="ro46">
          <table:table-cell table:style-name="ce305" office:value-type="string">
            <text:p>loca_traffic_circul</text:p>
          </table:table-cell>
          <table:table-cell table:style-name="ce173" table:content-validation-name="val12" office:value-type="string">
            <text:p>yes</text:p>
          </table:table-cell>
          <table:table-cell table:style-name="ce173"/>
          <table:table-cell table:style-name="ce99" office:value-type="string">
            <text:p>(0) unknown</text:p>
            <text:p>(1) one way</text:p>
            <text:p>(2) two way</text:p>
            <text:p>(3) separate lanes</text:p>
            <text:p>(4) variable assignment channels</text:p>
          </table:table-cell>
          <table:table-cell table:style-name="ce99"/>
          <table:table-cell table:style-name="ce307" office:value-type="string">
            <text:p>keep original grouping; is already low-cardinality; keep high-SHAP modalities distinct</text:p>
          </table:table-cell>
          <table:table-cell table:style-name="ce173" table:number-columns-repeated="21"/>
          <table:table-cell table:number-columns-repeated="997"/>
        </table:table-row>
        <table:table-row table:style-name="ro16">
          <table:table-cell table:style-name="ce305" office:value-type="string">
            <text:p>loca_road_gradient</text:p>
          </table:table-cell>
          <table:table-cell table:style-name="ce173" table:content-validation-name="val12" office:value-type="string">
            <text:p>no</text:p>
          </table:table-cell>
          <table:table-cell table:style-name="ce173"/>
          <table:table-cell table:style-name="ce99" office:value-type="string">
            <text:p>(0) unknown</text:p>
            <text:p>(1) level</text:p>
            <text:p>(2) slope</text:p>
            <text:p>(3) top</text:p>
            <text:p>(4) bottom</text:p>
          </table:table-cell>
          <table:table-cell table:style-name="ce173" office:value-type="string">
            <text:p>(0) unknown / missing [0]</text:p>
            <text:p>(1) flat / slope [1, 2]</text:p>
            <text:p>(2) top / bottom [3, 4]</text:p>
          </table:table-cell>
          <table:table-cell table:style-name="ce307" office:value-type="string">
            <text:p>low-SHAP importance; differences between levels are small</text:p>
          </table:table-cell>
          <table:table-cell table:style-name="ce173" table:number-columns-repeated="21"/>
          <table:table-cell table:number-columns-repeated="997"/>
        </table:table-row>
        <table:table-row table:style-name="ro44">
          <table:table-cell table:style-name="ce305" office:value-type="string">
            <text:p>loca_road_view</text:p>
          </table:table-cell>
          <table:table-cell table:style-name="ce173" table:content-validation-name="val12" office:value-type="string">
            <text:p>no</text:p>
          </table:table-cell>
          <table:table-cell table:style-name="ce173"/>
          <table:table-cell table:style-name="ce99" office:value-type="string">
            <text:p>(0) unknown</text:p>
            <text:p>(1) straight section</text:p>
            <text:p>(2) curved left</text:p>
            <text:p>(3) cuvred right</text:p>
            <text:p>(4) s-shaped</text:p>
          </table:table-cell>
          <table:table-cell table:style-name="ce173" office:value-type="string">
            <text:p>(0) unknown [0]</text:p>
            <text:p>(1) straight [1]</text:p>
            <text:p>(2) curve [2,3]</text:p>
            <text:p>(3) s-shape [4]</text:p>
          </table:table-cell>
          <table:table-cell table:style-name="ce307" office:value-type="string">
            <text:p>keep high-SHAP modalities; group medium / low-SHAP modalities</text:p>
          </table:table-cell>
          <table:table-cell table:style-name="ce173" table:number-columns-repeated="21"/>
          <table:table-cell table:number-columns-repeated="997"/>
        </table:table-row>
        <table:table-row table:style-name="ro11">
          <table:table-cell table:style-name="ce305" office:value-type="string">
            <text:p>loca_road_surface_cond</text:p>
          </table:table-cell>
          <table:table-cell table:style-name="ce173" table:content-validation-name="val12" office:value-type="string">
            <text:p>no</text:p>
          </table:table-cell>
          <table:table-cell table:style-name="ce173"/>
          <table:table-cell table:style-name="ce99" office:value-type="string">
            <text:p>(0) unknown</text:p>
            <text:p>(1) normal</text:p>
            <text:p>(2) wet</text:p>
            <text:p>(3) puddles</text:p>
            <text:p>(4) flooded</text:p>
            <text:p>(5) snow</text:p>
            <text:p>(6) mud</text:p>
            <text:p>(7) icy</text:p>
            <text:p>(8) greasy / oily</text:p>
            <text:p>(9) other</text:p>
          </table:table-cell>
          <table:table-cell table:style-name="ce79" office:value-type="string">
            <text:p>(0) unknown / other [0, 9]</text:p>
            <text:p>(1) typical surface (normal / wet) [1, 2]</text:p>
            <text:p>(2) hazardous surface (water / snow / mud / ice / oil) [3-8]</text:p>
          </table:table-cell>
          <table:table-cell table:style-name="ce307" office:value-type="string">
            <text:p>group medium-SHAP modalities; group low-SHAP modalities (low impact)</text:p>
          </table:table-cell>
          <table:table-cell table:style-name="ce173" table:number-columns-repeated="21"/>
          <table:table-cell table:number-columns-repeated="997"/>
        </table:table-row>
        <table:table-row table:style-name="ro22">
          <table:table-cell table:style-name="ce305" office:value-type="string">
            <text:p>loca_accident</text:p>
          </table:table-cell>
          <table:table-cell table:style-name="ce173" table:content-validation-name="val12"/>
          <table:table-cell table:style-name="ce173"/>
          <table:table-cell table:style-name="ce99" office:value-type="string">
            <text:p>(0) none</text:p>
            <text:p>(1) on road</text:p>
            <text:p>(2) on emergency lane</text:p>
            <text:p>(3) on verge</text:p>
            <text:p>(4) on sidewalk</text:p>
            <text:p>(5) on cycle path</text:p>
            <text:p>(6) on other special lane</text:p>
            <text:p>(7) other</text:p>
          </table:table-cell>
          <table:table-cell table:style-name="ce173" office:value-type="string">
            <text:p>(0) none / unknown [0]</text:p>
            <text:p>(1) on roadway [1, 2]</text:p>
            <text:p>(2) roadside (verge) [3]</text:p>
            <text:p>(3) pedestiran areas [4, 5]</text:p>
            <text:p>(4) other special lanes [6, 7]</text:p>
          </table:table-cell>
          <table:table-cell table:style-name="ce307" office:value-type="string">
            <text:p>keep high-SHAP modalities (on road, on verge); group medium / low-SHAP modalities</text:p>
          </table:table-cell>
          <table:table-cell table:style-name="ce173" table:number-columns-repeated="21"/>
          <table:table-cell table:number-columns-repeated="997"/>
        </table:table-row>
        <table:table-row table:style-name="ro10">
          <table:table-cell table:style-name="ce304" office:value-type="string">
            <text:p>vehicle-level</text:p>
          </table:table-cell>
          <table:table-cell table:style-name="ce173" table:number-columns-repeated="4"/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11">
          <table:table-cell table:style-name="ce173" office:value-type="string">
            <text:p>veh_cat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0) undeterminable</text:p>
            <text:p>(1) bicycle / E-bike</text:p>
            <text:p>(7) light vehicle</text:p>
            <text:p>(14) heavy goods vehicle</text:p>
            <text:p>(17) tractor</text:p>
            <text:p>(30) scooter / 3WD / Quad</text:p>
            <text:p>(33) motorcycle</text:p>
            <text:p>(37) public transport</text:p>
            <text:p>(50) EDP</text:p>
            <text:p>(99) other</text:p>
          </table:table-cell>
          <table:table-cell table:style-name="ce173" office:value-type="string">
            <text:p>(1) light vehicles (car) [7]</text:p>
            <text:p>(2) 2-wheeler [33, 30]</text:p>
            <text:p>(3) bicycle / E-bike [1]</text:p>
            <text:p>(4) heavy / public vehicles [14, 37]</text:p>
            <text:p>(5) micromobility (EDP) [50]</text:p>
            <text:p>(6) other [0, 17, 99]</text:p>
          </table:table-cell>
          <table:table-cell table:style-name="ce307" office:value-type="string">
            <text:p>keep high-SHAP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11">
          <table:table-cell table:style-name="ce173" office:value-type="string">
            <text:p>veh_fixed_obstacle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0) not applicable,</text:p>
            <text:p>(1) parked vehicle </text:p>
            <text:p>(2) tree, </text:p>
            <text:p>(4) concrete / metal barrier</text:p>
            <text:p>(5) other barrier</text:p>
            <text:p>(6) building, wall, bridge pier</text:p>
            <text:p>(8) pole </text:p>
            <text:p>(13) ditch, embankment, rock face </text:p>
            <text:p>(17) culvert head</text:p>
          </table:table-cell>
          <table:table-cell table:style-name="ce173" office:value-type="string">
            <text:p>(0) no fixed obstacle [0]</text:p>
            <text:p>(1) vehicle / barrier / wall [1, 2, 4, 5, 6]</text:p>
            <text:p>(2) pole / ditch / culvert [8, 13, 17]</text:p>
          </table:table-cell>
          <table:table-cell table:style-name="ce307" office:value-type="string">
            <text:p>keep high-SHAP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15">
          <table:table-cell table:style-name="ce173" office:value-type="string">
            <text:p>veh_moving_obstacle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0) none</text:p>
            <text:p>(1) pedestrian</text:p>
            <text:p>(2) vehicle</text:p>
            <text:p>(9) other</text:p>
          </table:table-cell>
          <table:table-cell table:style-name="ce99" office:value-type="string">
            <text:p>(0) none <text:s/>[0]</text:p>
            <text:p>(1) pedestrian [1]</text:p>
            <text:p>(2) vehicle [2]</text:p>
            <text:p>(3) other [9]</text:p>
          </table:table-cell>
          <table:table-cell table:style-name="ce307" office:value-type="string">
            <text:p>keep high-SHAP distinct</text:p>
          </table:table-cell>
          <table:table-cell table:style-name="ce173" table:number-columns-repeated="21"/>
          <table:table-cell table:number-columns-repeated="997"/>
        </table:table-row>
        <table:table-row table:style-name="ro11">
          <table:table-cell table:style-name="ce173" office:value-type="string">
            <text:p>veh_impact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0) none</text:p>
            <text:p>(1) front</text:p>
            <text:p>(2) front right</text:p>
            <text:p>(3) front left</text:p>
            <text:p>(4) rear</text:p>
            <text:p>(5) rear right</text:p>
            <text:p>(6) rear left</text:p>
            <text:p>(7) right side</text:p>
            <text:p>(8) left side</text:p>
            <text:p>(9) multiple impacts (rollovers)</text:p>
          </table:table-cell>
          <table:table-cell table:style-name="ce173" office:value-type="string">
            <text:p>(0) no impact [0]</text:p>
            <text:p>(1) front [1, 2, 3]</text:p>
            <text:p>(2) rear [4, 5, 6]</text:p>
            <text:p>(3) side [7, 8]</text:p>
            <text:p>(4) multiple / roll-over [9]</text:p>
          </table:table-cell>
          <table:table-cell table:style-name="ce307" office:value-type="string">
            <text:p>keep high-SHAP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25">
          <table:table-cell table:style-name="ce173" office:value-type="string">
            <text:p>veh_maneuver</text:p>
          </table:table-cell>
          <table:table-cell table:style-name="ce99" table:content-validation-name="val12" office:value-type="string">
            <text:p>yes</text:p>
          </table:table-cell>
          <table:table-cell table:style-name="ce99"/>
          <table:table-cell table:style-name="ce99" office:value-type="string">
            <text:p>(0) unknown </text:p>
            <text:p>(1) without changing direction </text:p>
            <text:p>(11) changing lanes left/right</text:p>
            <text:p>(13) offset left/right</text:p>
            <text:p>(15) turning left/right</text:p>
            <text:p>(17) overtaking left/right</text:p>
            <text:p>(19) crossing the road </text:p>
            <text:p>(2) same direction, same lane </text:p>
            <text:p>(23) stopped (not parking) </text:p>
            <text:p>(5) going against the flow of traffic </text:p>
            <text:p>(9) merging </text:p>
            <text:p>(26) other maneuvers </text:p>
            <text:p>(98) others low</text:p>
            <text:p>(99) others high</text:p>
          </table:table-cell>
          <table:table-cell table:style-name="ce173" office:value-type="string">
            <text:p>(0) unknown [0]</text:p>
            <text:p>(1) straight / same lane [1, 2]</text:p>
            <text:p>(2) lange change / offset [9, 11, 13]</text:p>
            <text:p>(3) turning [15]</text:p>
            <text:p>(4) risky maneuvers [5, 17, 19]</text:p>
            <text:p>(5) stopped [23]</text:p>
            <text:p>(6) other maneuvers [26, 98, 99]</text:p>
          </table:table-cell>
          <table:table-cell table:style-name="ce307" office:value-type="string">
            <text:p>keep high-SHAP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37">
          <table:table-cell table:style-name="ce173" office:value-type="string">
            <text:p>veh_motor</text:p>
          </table:table-cell>
          <table:table-cell table:style-name="ce306" table:content-validation-name="val12"/>
          <table:table-cell table:style-name="ce306"/>
          <table:table-cell table:style-name="ce306" office:value-type="string">
            <text:p>(-1) not specified, </text:p>
            <text:p>(0) unknown, </text:p>
            <text:p>(1) hydrocarbons, </text:p>
            <text:p>(2) hybrid electric, </text:p>
            <text:p>(3) electric, </text:p>
            <text:p>(4) hydrogen, </text:p>
            <text:p>(5) human-powered, </text:p>
            <text:p>(6) other</text:p>
          </table:table-cell>
          <table:table-cell table:style-name="ce173" office:value-type="string">
            <text:p>(0) missing / unknown [-1, 0]</text:p>
            <text:p>(1) combustion / hybrid [1, 2]</text:p>
            <text:p>(2) electric / alt-power [3, 4, 6]</text:p>
            <text:p>(3) human-powered [5]</text:p>
          </table:table-cell>
          <table:table-cell table:style-name="ce307" office:value-type="string">
            <text:p>keep high-SHAP distinct; group medium / low-SHAP</text:p>
          </table:table-cell>
          <table:table-cell table:style-name="ce173" table:number-columns-repeated="21"/>
          <table:table-cell table:number-columns-repeated="997"/>
        </table:table-row>
        <table:table-row table:style-name="ro30" table:number-rows-repeated="979">
          <table:table-cell table:style-name="ce173" table:number-columns-repeated="5"/>
          <table:table-cell table:style-name="ce307"/>
          <table:table-cell table:style-name="ce173" table:number-columns-repeated="21"/>
          <table:table-cell table:number-columns-repeated="997"/>
        </table:table-row>
        <table:table-row table:style-name="ro9" table:number-rows-repeated="1047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ap_summary_exact" table:style-name="ta5" table:print="false">
        <table:table-column table:style-name="co40" table:default-cell-style-name="Excel_20_Built-in_20_Normal"/>
        <table:table-column table:style-name="co11" table:number-columns-repeated="1023" table:default-cell-style-name="Excel_20_Built-in_20_Normal"/>
        <table:table-row table:style-name="ro10">
          <table:table-cell table:style-name="ce187" office:value-type="string">
            <text:p>Exact Shap values based on 2019-2024 data, using stratified sample of 5k rows</text:p>
          </table:table-cell>
          <table:table-cell table:style-name="ce190" table:number-columns-repeated="4"/>
          <table:table-cell table:style-name="ce195" table:number-columns-repeated="8"/>
          <table:table-cell table:number-columns-repeated="1011"/>
        </table:table-row>
        <table:table-row table:style-name="ro3">
          <table:table-cell table:style-name="ce188"/>
          <table:table-cell table:style-name="ce191" office:value-type="string">
            <text:p>class_0_impact</text:p>
          </table:table-cell>
          <table:table-cell table:style-name="ce191" office:value-type="string">
            <text:p>class_1_impact</text:p>
          </table:table-cell>
          <table:table-cell table:style-name="ce191" office:value-type="string">
            <text:p>class_2_impact</text:p>
          </table:table-cell>
          <table:table-cell table:style-name="ce194" office:value-type="string">
            <text:p>class_3_impact</text:p>
          </table:table-cell>
          <table:table-cell table:style-name="ce188" office:value-type="string">
            <text:p>class_0_mean</text:p>
          </table:table-cell>
          <table:table-cell table:style-name="ce188" office:value-type="string">
            <text:p>class_1_mean</text:p>
          </table:table-cell>
          <table:table-cell table:style-name="ce188" office:value-type="string">
            <text:p>class_2_mean</text:p>
          </table:table-cell>
          <table:table-cell table:style-name="ce197" office:value-type="string">
            <text:p>class_3_mean</text:p>
          </table:table-cell>
          <table:table-cell table:style-name="ce188" office:value-type="string">
            <text:p>class_0_spread</text:p>
          </table:table-cell>
          <table:table-cell table:style-name="ce188" office:value-type="string">
            <text:p>class_1_spread</text:p>
          </table:table-cell>
          <table:table-cell table:style-name="ce188" office:value-type="string">
            <text:p>class_2_spread</text:p>
          </table:table-cell>
          <table:table-cell table:style-name="ce188" office:value-type="string">
            <text:p>class_3_spread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cyclical__acc_hour_sin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664484e-03</text:p>
          </table:table-cell>
          <table:table-cell table:style-name="ce196" office:value-type="string">
            <text:p>1.372750e-03</text:p>
          </table:table-cell>
          <table:table-cell table:style-name="ce196" office:value-type="string">
            <text:p>1.267803e-03</text:p>
          </table:table-cell>
          <table:table-cell table:style-name="ce196" office:value-type="string">
            <text:p>2.196164e-03</text:p>
          </table:table-cell>
          <table:table-cell table:style-name="ce196" office:value-type="string">
            <text:p>0.002367</text:p>
          </table:table-cell>
          <table:table-cell table:style-name="ce196" office:value-type="string">
            <text:p>0.001488</text:p>
          </table:table-cell>
          <table:table-cell table:style-name="ce196" office:value-type="string">
            <text:p>0.001212</text:p>
          </table:table-cell>
          <table:table-cell table:style-name="ce196" office:value-type="string">
            <text:p>1.82705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cyclical__acc_hour_cos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666428e-03</text:p>
          </table:table-cell>
          <table:table-cell table:style-name="ce196" office:value-type="string">
            <text:p>1.916501e-03</text:p>
          </table:table-cell>
          <table:table-cell table:style-name="ce196" office:value-type="string">
            <text:p>1.878942e-03</text:p>
          </table:table-cell>
          <table:table-cell table:style-name="ce196" office:value-type="string">
            <text:p>2.998595e-03</text:p>
          </table:table-cell>
          <table:table-cell table:style-name="ce196" office:value-type="string">
            <text:p>0.003446</text:p>
          </table:table-cell>
          <table:table-cell table:style-name="ce196" office:value-type="string">
            <text:p>0.002150</text:p>
          </table:table-cell>
          <table:table-cell table:style-name="ce196" office:value-type="string">
            <text:p>0.001791</text:p>
          </table:table-cell>
          <table:table-cell table:style-name="ce196" office:value-type="string">
            <text:p>2.94671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cyclical__acc_month_sin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8.792839e-04</text:p>
          </table:table-cell>
          <table:table-cell table:style-name="ce196" office:value-type="string">
            <text:p>1.010953e-03</text:p>
          </table:table-cell>
          <table:table-cell table:style-name="ce196" office:value-type="string">
            <text:p>8.381046e-04</text:p>
          </table:table-cell>
          <table:table-cell table:style-name="ce196" office:value-type="string">
            <text:p>6.746660e-04</text:p>
          </table:table-cell>
          <table:table-cell table:style-name="ce196" office:value-type="string">
            <text:p>0.000850</text:p>
          </table:table-cell>
          <table:table-cell table:style-name="ce196" office:value-type="string">
            <text:p>0.000906</text:p>
          </table:table-cell>
          <table:table-cell table:style-name="ce196" office:value-type="string">
            <text:p>0.000883</text:p>
          </table:table-cell>
          <table:table-cell table:style-name="ce196" office:value-type="string">
            <text:p>8.25198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cyclical__acc_month_cos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274335e-03</text:p>
          </table:table-cell>
          <table:table-cell table:style-name="ce196" office:value-type="string">
            <text:p>1.258120e-03</text:p>
          </table:table-cell>
          <table:table-cell table:style-name="ce196" office:value-type="string">
            <text:p>1.012857e-03</text:p>
          </table:table-cell>
          <table:table-cell table:style-name="ce196" office:value-type="string">
            <text:p>1.025730e-03</text:p>
          </table:table-cell>
          <table:table-cell table:style-name="ce196" office:value-type="string">
            <text:p>0.001254</text:p>
          </table:table-cell>
          <table:table-cell table:style-name="ce196" office:value-type="string">
            <text:p>0.001165</text:p>
          </table:table-cell>
          <table:table-cell table:style-name="ce196" office:value-type="string">
            <text:p>0.001119</text:p>
          </table:table-cell>
          <table:table-cell table:style-name="ce196" office:value-type="string">
            <text:p>1.08452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mbient_lightning_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057114e-03</text:p>
          </table:table-cell>
          <table:table-cell table:style-name="ce196" office:value-type="string">
            <text:p>1.007768e-03</text:p>
          </table:table-cell>
          <table:table-cell table:style-name="ce196" office:value-type="string">
            <text:p>9.022117e-04</text:p>
          </table:table-cell>
          <table:table-cell table:style-name="ce196" office:value-type="string">
            <text:p>2.078562e-03</text:p>
          </table:table-cell>
          <table:table-cell table:style-name="ce196" office:value-type="string">
            <text:p>0.001320</text:p>
          </table:table-cell>
          <table:table-cell table:style-name="ce196" office:value-type="string">
            <text:p>0.001142</text:p>
          </table:table-cell>
          <table:table-cell table:style-name="ce196" office:value-type="string">
            <text:p>0.000950</text:p>
          </table:table-cell>
          <table:table-cell table:style-name="ce196" office:value-type="string">
            <text:p>1.71210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mbient_lightning_2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449023e-04</text:p>
          </table:table-cell>
          <table:table-cell table:style-name="ce196" office:value-type="string">
            <text:p>2.309420e-04</text:p>
          </table:table-cell>
          <table:table-cell table:style-name="ce196" office:value-type="string">
            <text:p>1.773321e-04</text:p>
          </table:table-cell>
          <table:table-cell table:style-name="ce196" office:value-type="string">
            <text:p>1.726939e-04</text:p>
          </table:table-cell>
          <table:table-cell table:style-name="ce196" office:value-type="string">
            <text:p>0.000362</text:p>
          </table:table-cell>
          <table:table-cell table:style-name="ce196" office:value-type="string">
            <text:p>0.000492</text:p>
          </table:table-cell>
          <table:table-cell table:style-name="ce196" office:value-type="string">
            <text:p>0.000404</text:p>
          </table:table-cell>
          <table:table-cell table:style-name="ce196" office:value-type="string">
            <text:p>4.09626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mbient_lightning_3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454559e-03</text:p>
          </table:table-cell>
          <table:table-cell table:style-name="ce196" office:value-type="string">
            <text:p>9.037833e-04</text:p>
          </table:table-cell>
          <table:table-cell table:style-name="ce196" office:value-type="string">
            <text:p>9.473828e-04</text:p>
          </table:table-cell>
          <table:table-cell table:style-name="ce196" office:value-type="string">
            <text:p>2.574784e-03</text:p>
          </table:table-cell>
          <table:table-cell table:style-name="ce196" office:value-type="string">
            <text:p>0.004103</text:p>
          </table:table-cell>
          <table:table-cell table:style-name="ce196" office:value-type="string">
            <text:p>0.001757</text:p>
          </table:table-cell>
          <table:table-cell table:style-name="ce196" office:value-type="string">
            <text:p>0.001747</text:p>
          </table:table-cell>
          <table:table-cell table:style-name="ce196" office:value-type="string">
            <text:p>4.50453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mbient_lightning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235479e-05</text:p>
          </table:table-cell>
          <table:table-cell table:style-name="ce196" office:value-type="string">
            <text:p>2.563154e-05</text:p>
          </table:table-cell>
          <table:table-cell table:style-name="ce196" office:value-type="string">
            <text:p>3.461297e-05</text:p>
          </table:table-cell>
          <table:table-cell table:style-name="ce196" office:value-type="string">
            <text:p>4.658777e-05</text:p>
          </table:table-cell>
          <table:table-cell table:style-name="ce196" office:value-type="string">
            <text:p>0.000245</text:p>
          </table:table-cell>
          <table:table-cell table:style-name="ce196" office:value-type="string">
            <text:p>0.000173</text:p>
          </table:table-cell>
          <table:table-cell table:style-name="ce196" office:value-type="string">
            <text:p>0.000228</text:p>
          </table:table-cell>
          <table:table-cell table:style-name="ce196" office:value-type="string">
            <text:p>2.18609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mbient_lightning_5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7.330133e-04</text:p>
          </table:table-cell>
          <table:table-cell table:style-name="ce196" office:value-type="string">
            <text:p>6.392881e-04</text:p>
          </table:table-cell>
          <table:table-cell table:style-name="ce196" office:value-type="string">
            <text:p>4.759845e-04</text:p>
          </table:table-cell>
          <table:table-cell table:style-name="ce196" office:value-type="string">
            <text:p>3.121801e-04</text:p>
          </table:table-cell>
          <table:table-cell table:style-name="ce196" office:value-type="string">
            <text:p>0.001068</text:p>
          </table:table-cell>
          <table:table-cell table:style-name="ce196" office:value-type="string">
            <text:p>0.000981</text:p>
          </table:table-cell>
          <table:table-cell table:style-name="ce196" office:value-type="string">
            <text:p>0.000696</text:p>
          </table:table-cell>
          <table:table-cell table:style-name="ce196" office:value-type="string">
            <text:p>4.93981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urbanization_level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933137e-02</text:p>
          </table:table-cell>
          <table:table-cell table:style-name="ce196" office:value-type="string">
            <text:p>7.402112e-03</text:p>
          </table:table-cell>
          <table:table-cell table:style-name="ce196" office:value-type="string">
            <text:p>8.459144e-03</text:p>
          </table:table-cell>
          <table:table-cell table:style-name="ce196" office:value-type="string">
            <text:p>1.736737e-02</text:p>
          </table:table-cell>
          <table:table-cell table:style-name="ce196" office:value-type="string">
            <text:p>0.010253</text:p>
          </table:table-cell>
          <table:table-cell table:style-name="ce196" office:value-type="string">
            <text:p>0.005680</text:p>
          </table:table-cell>
          <table:table-cell table:style-name="ce196" office:value-type="string">
            <text:p>0.004605</text:p>
          </table:table-cell>
          <table:table-cell table:style-name="ce196" office:value-type="string">
            <text:p>7.52971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urbanization_level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794424e-02</text:p>
          </table:table-cell>
          <table:table-cell table:style-name="ce196" office:value-type="string">
            <text:p>7.758435e-03</text:p>
          </table:table-cell>
          <table:table-cell table:style-name="ce196" office:value-type="string">
            <text:p>8.246511e-03</text:p>
          </table:table-cell>
          <table:table-cell table:style-name="ce196" office:value-type="string">
            <text:p>1.691018e-02</text:p>
          </table:table-cell>
          <table:table-cell table:style-name="ce196" office:value-type="string">
            <text:p>0.009094</text:p>
          </table:table-cell>
          <table:table-cell table:style-name="ce196" office:value-type="string">
            <text:p>0.006122</text:p>
          </table:table-cell>
          <table:table-cell table:style-name="ce196" office:value-type="string">
            <text:p>0.004450</text:p>
          </table:table-cell>
          <table:table-cell table:style-name="ce196" office:value-type="string">
            <text:p>7.49300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980251e-03</text:p>
          </table:table-cell>
          <table:table-cell table:style-name="ce196" office:value-type="string">
            <text:p>1.477370e-03</text:p>
          </table:table-cell>
          <table:table-cell table:style-name="ce196" office:value-type="string">
            <text:p>1.219001e-03</text:p>
          </table:table-cell>
          <table:table-cell table:style-name="ce196" office:value-type="string">
            <text:p>2.723143e-03</text:p>
          </table:table-cell>
          <table:table-cell table:style-name="ce196" office:value-type="string">
            <text:p>0.001885</text:p>
          </table:table-cell>
          <table:table-cell table:style-name="ce196" office:value-type="string">
            <text:p>0.001551</text:p>
          </table:table-cell>
          <table:table-cell table:style-name="ce196" office:value-type="string">
            <text:p>0.001254</text:p>
          </table:table-cell>
          <table:table-cell table:style-name="ce196" office:value-type="string">
            <text:p>2.04118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6.294284e-04</text:p>
          </table:table-cell>
          <table:table-cell table:style-name="ce196" office:value-type="string">
            <text:p>5.454278e-04</text:p>
          </table:table-cell>
          <table:table-cell table:style-name="ce196" office:value-type="string">
            <text:p>6.076150e-04</text:p>
          </table:table-cell>
          <table:table-cell table:style-name="ce196" office:value-type="string">
            <text:p>4.190787e-04</text:p>
          </table:table-cell>
          <table:table-cell table:style-name="ce196" office:value-type="string">
            <text:p>0.001006</text:p>
          </table:table-cell>
          <table:table-cell table:style-name="ce196" office:value-type="string">
            <text:p>0.000922</text:p>
          </table:table-cell>
          <table:table-cell table:style-name="ce196" office:value-type="string">
            <text:p>0.000760</text:p>
          </table:table-cell>
          <table:table-cell table:style-name="ce196" office:value-type="string">
            <text:p>6.150377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516638e-04</text:p>
          </table:table-cell>
          <table:table-cell table:style-name="ce196" office:value-type="string">
            <text:p>4.121256e-04</text:p>
          </table:table-cell>
          <table:table-cell table:style-name="ce196" office:value-type="string">
            <text:p>4.183214e-04</text:p>
          </table:table-cell>
          <table:table-cell table:style-name="ce196" office:value-type="string">
            <text:p>5.080666e-04</text:p>
          </table:table-cell>
          <table:table-cell table:style-name="ce196" office:value-type="string">
            <text:p>0.000756</text:p>
          </table:table-cell>
          <table:table-cell table:style-name="ce196" office:value-type="string">
            <text:p>0.000807</text:p>
          </table:table-cell>
          <table:table-cell table:style-name="ce196" office:value-type="string">
            <text:p>0.000830</text:p>
          </table:table-cell>
          <table:table-cell table:style-name="ce196" office:value-type="string">
            <text:p>9.44482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665002e-05</text:p>
          </table:table-cell>
          <table:table-cell table:style-name="ce196" office:value-type="string">
            <text:p>3.167829e-05</text:p>
          </table:table-cell>
          <table:table-cell table:style-name="ce196" office:value-type="string">
            <text:p>2.444351e-05</text:p>
          </table:table-cell>
          <table:table-cell table:style-name="ce196" office:value-type="string">
            <text:p>2.276626e-05</text:p>
          </table:table-cell>
          <table:table-cell table:style-name="ce196" office:value-type="string">
            <text:p>0.000258</text:p>
          </table:table-cell>
          <table:table-cell table:style-name="ce196" office:value-type="string">
            <text:p>0.000314</text:p>
          </table:table-cell>
          <table:table-cell table:style-name="ce196" office:value-type="string">
            <text:p>0.000242</text:p>
          </table:table-cell>
          <table:table-cell table:style-name="ce196" office:value-type="string">
            <text:p>2.12338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5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8.756017e-06</text:p>
          </table:table-cell>
          <table:table-cell table:style-name="ce196" office:value-type="string">
            <text:p>6.112664e-06</text:p>
          </table:table-cell>
          <table:table-cell table:style-name="ce196" office:value-type="string">
            <text:p>4.084294e-06</text:p>
          </table:table-cell>
          <table:table-cell table:style-name="ce196" office:value-type="string">
            <text:p>3.167368e-06</text:p>
          </table:table-cell>
          <table:table-cell table:style-name="ce196" office:value-type="string">
            <text:p>0.000143</text:p>
          </table:table-cell>
          <table:table-cell table:style-name="ce196" office:value-type="string">
            <text:p>0.000114</text:p>
          </table:table-cell>
          <table:table-cell table:style-name="ce196" office:value-type="string">
            <text:p>0.000074</text:p>
          </table:table-cell>
          <table:table-cell table:style-name="ce196" office:value-type="string">
            <text:p>6.849565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6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292158e-04</text:p>
          </table:table-cell>
          <table:table-cell table:style-name="ce196" office:value-type="string">
            <text:p>1.783926e-04</text:p>
          </table:table-cell>
          <table:table-cell table:style-name="ce196" office:value-type="string">
            <text:p>9.317691e-05</text:p>
          </table:table-cell>
          <table:table-cell table:style-name="ce196" office:value-type="string">
            <text:p>1.371452e-04</text:p>
          </table:table-cell>
          <table:table-cell table:style-name="ce196" office:value-type="string">
            <text:p>0.001029</text:p>
          </table:table-cell>
          <table:table-cell table:style-name="ce196" office:value-type="string">
            <text:p>0.000766</text:p>
          </table:table-cell>
          <table:table-cell table:style-name="ce196" office:value-type="string">
            <text:p>0.000547</text:p>
          </table:table-cell>
          <table:table-cell table:style-name="ce196" office:value-type="string">
            <text:p>8.09549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7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831579e-05</text:p>
          </table:table-cell>
          <table:table-cell table:style-name="ce196" office:value-type="string">
            <text:p>1.782809e-04</text:p>
          </table:table-cell>
          <table:table-cell table:style-name="ce196" office:value-type="string">
            <text:p>1.994611e-04</text:p>
          </table:table-cell>
          <table:table-cell table:style-name="ce196" office:value-type="string">
            <text:p>7.278127e-05</text:p>
          </table:table-cell>
          <table:table-cell table:style-name="ce196" office:value-type="string">
            <text:p>0.000334</text:p>
          </table:table-cell>
          <table:table-cell table:style-name="ce196" office:value-type="string">
            <text:p>0.000391</text:p>
          </table:table-cell>
          <table:table-cell table:style-name="ce196" office:value-type="string">
            <text:p>0.000473</text:p>
          </table:table-cell>
          <table:table-cell table:style-name="ce196" office:value-type="string">
            <text:p>1.65634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8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744211e-05</text:p>
          </table:table-cell>
          <table:table-cell table:style-name="ce196" office:value-type="string">
            <text:p>1.213051e-05</text:p>
          </table:table-cell>
          <table:table-cell table:style-name="ce196" office:value-type="string">
            <text:p>1.039211e-05</text:p>
          </table:table-cell>
          <table:table-cell table:style-name="ce196" office:value-type="string">
            <text:p>3.720906e-05</text:p>
          </table:table-cell>
          <table:table-cell table:style-name="ce196" office:value-type="string">
            <text:p>0.000846</text:p>
          </table:table-cell>
          <table:table-cell table:style-name="ce196" office:value-type="string">
            <text:p>0.000299</text:p>
          </table:table-cell>
          <table:table-cell table:style-name="ce196" office:value-type="string">
            <text:p>0.000267</text:p>
          </table:table-cell>
          <table:table-cell table:style-name="ce196" office:value-type="string">
            <text:p>8.13328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intersection_9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637112e-04</text:p>
          </table:table-cell>
          <table:table-cell table:style-name="ce196" office:value-type="string">
            <text:p>1.318800e-04</text:p>
          </table:table-cell>
          <table:table-cell table:style-name="ce196" office:value-type="string">
            <text:p>1.168060e-04</text:p>
          </table:table-cell>
          <table:table-cell table:style-name="ce196" office:value-type="string">
            <text:p>1.051397e-04</text:p>
          </table:table-cell>
          <table:table-cell table:style-name="ce196" office:value-type="string">
            <text:p>0.000417</text:p>
          </table:table-cell>
          <table:table-cell table:style-name="ce196" office:value-type="string">
            <text:p>0.000345</text:p>
          </table:table-cell>
          <table:table-cell table:style-name="ce196" office:value-type="string">
            <text:p>0.000396</text:p>
          </table:table-cell>
          <table:table-cell table:style-name="ce196" office:value-type="string">
            <text:p>3.02600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601984e-04</text:p>
          </table:table-cell>
          <table:table-cell table:style-name="ce196" office:value-type="string">
            <text:p>5.735435e-04</text:p>
          </table:table-cell>
          <table:table-cell table:style-name="ce196" office:value-type="string">
            <text:p>4.141771e-04</text:p>
          </table:table-cell>
          <table:table-cell table:style-name="ce196" office:value-type="string">
            <text:p>3.895154e-04</text:p>
          </table:table-cell>
          <table:table-cell table:style-name="ce196" office:value-type="string">
            <text:p>0.000633</text:p>
          </table:table-cell>
          <table:table-cell table:style-name="ce196" office:value-type="string">
            <text:p>0.000821</text:p>
          </table:table-cell>
          <table:table-cell table:style-name="ce196" office:value-type="string">
            <text:p>0.000611</text:p>
          </table:table-cell>
          <table:table-cell table:style-name="ce196" office:value-type="string">
            <text:p>5.20488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654222e-04</text:p>
          </table:table-cell>
          <table:table-cell table:style-name="ce196" office:value-type="string">
            <text:p>3.941884e-04</text:p>
          </table:table-cell>
          <table:table-cell table:style-name="ce196" office:value-type="string">
            <text:p>2.071530e-04</text:p>
          </table:table-cell>
          <table:table-cell table:style-name="ce196" office:value-type="string">
            <text:p>2.273766e-04</text:p>
          </table:table-cell>
          <table:table-cell table:style-name="ce196" office:value-type="string">
            <text:p>0.000679</text:p>
          </table:table-cell>
          <table:table-cell table:style-name="ce196" office:value-type="string">
            <text:p>0.000952</text:p>
          </table:table-cell>
          <table:table-cell table:style-name="ce196" office:value-type="string">
            <text:p>0.000493</text:p>
          </table:table-cell>
          <table:table-cell table:style-name="ce196" office:value-type="string">
            <text:p>5.68207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3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6.195472e-05</text:p>
          </table:table-cell>
          <table:table-cell table:style-name="ce196" office:value-type="string">
            <text:p>6.328760e-05</text:p>
          </table:table-cell>
          <table:table-cell table:style-name="ce196" office:value-type="string">
            <text:p>5.241862e-05</text:p>
          </table:table-cell>
          <table:table-cell table:style-name="ce196" office:value-type="string">
            <text:p>6.694979e-05</text:p>
          </table:table-cell>
          <table:table-cell table:style-name="ce196" office:value-type="string">
            <text:p>0.000309</text:p>
          </table:table-cell>
          <table:table-cell table:style-name="ce196" office:value-type="string">
            <text:p>0.000315</text:p>
          </table:table-cell>
          <table:table-cell table:style-name="ce196" office:value-type="string">
            <text:p>0.000281</text:p>
          </table:table-cell>
          <table:table-cell table:style-name="ce196" office:value-type="string">
            <text:p>2.79153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047054e-06</text:p>
          </table:table-cell>
          <table:table-cell table:style-name="ce196" office:value-type="string">
            <text:p>6.999199e-06</text:p>
          </table:table-cell>
          <table:table-cell table:style-name="ce196" office:value-type="string">
            <text:p>3.868350e-06</text:p>
          </table:table-cell>
          <table:table-cell table:style-name="ce196" office:value-type="string">
            <text:p>4.331634e-06</text:p>
          </table:table-cell>
          <table:table-cell table:style-name="ce196" office:value-type="string">
            <text:p>0.000152</text:p>
          </table:table-cell>
          <table:table-cell table:style-name="ce196" office:value-type="string">
            <text:p>0.000201</text:p>
          </table:table-cell>
          <table:table-cell table:style-name="ce196" office:value-type="string">
            <text:p>0.000145</text:p>
          </table:table-cell>
          <table:table-cell table:style-name="ce196" office:value-type="string">
            <text:p>1.48744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5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8.059515e-05</text:p>
          </table:table-cell>
          <table:table-cell table:style-name="ce196" office:value-type="string">
            <text:p>3.990949e-05</text:p>
          </table:table-cell>
          <table:table-cell table:style-name="ce196" office:value-type="string">
            <text:p>3.453369e-05</text:p>
          </table:table-cell>
          <table:table-cell table:style-name="ce196" office:value-type="string">
            <text:p>5.620446e-05</text:p>
          </table:table-cell>
          <table:table-cell table:style-name="ce196" office:value-type="string">
            <text:p>0.000332</text:p>
          </table:table-cell>
          <table:table-cell table:style-name="ce196" office:value-type="string">
            <text:p>0.000208</text:p>
          </table:table-cell>
          <table:table-cell table:style-name="ce196" office:value-type="string">
            <text:p>0.000240</text:p>
          </table:table-cell>
          <table:table-cell table:style-name="ce196" office:value-type="string">
            <text:p>3.51480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6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293998e-05</text:p>
          </table:table-cell>
          <table:table-cell table:style-name="ce196" office:value-type="string">
            <text:p>1.642272e-05</text:p>
          </table:table-cell>
          <table:table-cell table:style-name="ce196" office:value-type="string">
            <text:p>1.633304e-05</text:p>
          </table:table-cell>
          <table:table-cell table:style-name="ce196" office:value-type="string">
            <text:p>2.580342e-05</text:p>
          </table:table-cell>
          <table:table-cell table:style-name="ce196" office:value-type="string">
            <text:p>0.000142</text:p>
          </table:table-cell>
          <table:table-cell table:style-name="ce196" office:value-type="string">
            <text:p>0.000107</text:p>
          </table:table-cell>
          <table:table-cell table:style-name="ce196" office:value-type="string">
            <text:p>0.000083</text:p>
          </table:table-cell>
          <table:table-cell table:style-name="ce196" office:value-type="string">
            <text:p>1.22932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7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6.347751e-05</text:p>
          </table:table-cell>
          <table:table-cell table:style-name="ce196" office:value-type="string">
            <text:p>1.224449e-04</text:p>
          </table:table-cell>
          <table:table-cell table:style-name="ce196" office:value-type="string">
            <text:p>1.150171e-04</text:p>
          </table:table-cell>
          <table:table-cell table:style-name="ce196" office:value-type="string">
            <text:p>4.824900e-05</text:p>
          </table:table-cell>
          <table:table-cell table:style-name="ce196" office:value-type="string">
            <text:p>0.000265</text:p>
          </table:table-cell>
          <table:table-cell table:style-name="ce196" office:value-type="string">
            <text:p>0.000384</text:p>
          </table:table-cell>
          <table:table-cell table:style-name="ce196" office:value-type="string">
            <text:p>0.000361</text:p>
          </table:table-cell>
          <table:table-cell table:style-name="ce196" office:value-type="string">
            <text:p>1.95746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8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682699e-04</text:p>
          </table:table-cell>
          <table:table-cell table:style-name="ce196" office:value-type="string">
            <text:p>2.075163e-04</text:p>
          </table:table-cell>
          <table:table-cell table:style-name="ce196" office:value-type="string">
            <text:p>2.172702e-04</text:p>
          </table:table-cell>
          <table:table-cell table:style-name="ce196" office:value-type="string">
            <text:p>1.435821e-04</text:p>
          </table:table-cell>
          <table:table-cell table:style-name="ce196" office:value-type="string">
            <text:p>0.000528</text:p>
          </table:table-cell>
          <table:table-cell table:style-name="ce196" office:value-type="string">
            <text:p>0.000505</text:p>
          </table:table-cell>
          <table:table-cell table:style-name="ce196" office:value-type="string">
            <text:p>0.000475</text:p>
          </table:table-cell>
          <table:table-cell table:style-name="ce196" office:value-type="string">
            <text:p>4.56144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atmosphere_9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064920e-06</text:p>
          </table:table-cell>
          <table:table-cell table:style-name="ce196" office:value-type="string">
            <text:p>6.755171e-06</text:p>
          </table:table-cell>
          <table:table-cell table:style-name="ce196" office:value-type="string">
            <text:p>4.881277e-06</text:p>
          </table:table-cell>
          <table:table-cell table:style-name="ce196" office:value-type="string">
            <text:p>4.649320e-06</text:p>
          </table:table-cell>
          <table:table-cell table:style-name="ce196" office:value-type="string">
            <text:p>0.000164</text:p>
          </table:table-cell>
          <table:table-cell table:style-name="ce196" office:value-type="string">
            <text:p>0.000124</text:p>
          </table:table-cell>
          <table:table-cell table:style-name="ce196" office:value-type="string">
            <text:p>0.000095</text:p>
          </table:table-cell>
          <table:table-cell table:style-name="ce196" office:value-type="string">
            <text:p>1.14343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1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9.749094e-03</text:p>
          </table:table-cell>
          <table:table-cell table:style-name="ce196" office:value-type="string">
            <text:p>2.370464e-03</text:p>
          </table:table-cell>
          <table:table-cell table:style-name="ce196" office:value-type="string">
            <text:p>5.727380e-03</text:p>
          </table:table-cell>
          <table:table-cell table:style-name="ce196" office:value-type="string">
            <text:p>6.071015e-03</text:p>
          </table:table-cell>
          <table:table-cell table:style-name="ce196" office:value-type="string">
            <text:p>0.010309</text:p>
          </table:table-cell>
          <table:table-cell table:style-name="ce196" office:value-type="string">
            <text:p>0.003122</text:p>
          </table:table-cell>
          <table:table-cell table:style-name="ce196" office:value-type="string">
            <text:p>0.006227</text:p>
          </table:table-cell>
          <table:table-cell table:style-name="ce196" office:value-type="string">
            <text:p>6.441044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2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544462e-03</text:p>
          </table:table-cell>
          <table:table-cell table:style-name="ce196" office:value-type="string">
            <text:p>2.337834e-03</text:p>
          </table:table-cell>
          <table:table-cell table:style-name="ce196" office:value-type="string">
            <text:p>1.625537e-03</text:p>
          </table:table-cell>
          <table:table-cell table:style-name="ce196" office:value-type="string">
            <text:p>1.617896e-03</text:p>
          </table:table-cell>
          <table:table-cell table:style-name="ce196" office:value-type="string">
            <text:p>0.002593</text:p>
          </table:table-cell>
          <table:table-cell table:style-name="ce196" office:value-type="string">
            <text:p>0.003131</text:p>
          </table:table-cell>
          <table:table-cell table:style-name="ce196" office:value-type="string">
            <text:p>0.002291</text:p>
          </table:table-cell>
          <table:table-cell table:style-name="ce196" office:value-type="string">
            <text:p>2.49668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3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7.808772e-03</text:p>
          </table:table-cell>
          <table:table-cell table:style-name="ce196" office:value-type="string">
            <text:p>3.154315e-03</text:p>
          </table:table-cell>
          <table:table-cell table:style-name="ce196" office:value-type="string">
            <text:p>2.505883e-03</text:p>
          </table:table-cell>
          <table:table-cell table:style-name="ce196" office:value-type="string">
            <text:p>6.797858e-03</text:p>
          </table:table-cell>
          <table:table-cell table:style-name="ce196" office:value-type="string">
            <text:p>0.005780</text:p>
          </table:table-cell>
          <table:table-cell table:style-name="ce196" office:value-type="string">
            <text:p>0.002822</text:p>
          </table:table-cell>
          <table:table-cell table:style-name="ce196" office:value-type="string">
            <text:p>0.002178</text:p>
          </table:table-cell>
          <table:table-cell table:style-name="ce196" office:value-type="string">
            <text:p>4.75659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4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643559e-03</text:p>
          </table:table-cell>
          <table:table-cell table:style-name="ce196" office:value-type="string">
            <text:p>5.172495e-04</text:p>
          </table:table-cell>
          <table:table-cell table:style-name="ce196" office:value-type="string">
            <text:p>8.906798e-04</text:p>
          </table:table-cell>
          <table:table-cell table:style-name="ce196" office:value-type="string">
            <text:p>8.394868e-04</text:p>
          </table:table-cell>
          <table:table-cell table:style-name="ce196" office:value-type="string">
            <text:p>0.003686</text:p>
          </table:table-cell>
          <table:table-cell table:style-name="ce196" office:value-type="string">
            <text:p>0.001173</text:p>
          </table:table-cell>
          <table:table-cell table:style-name="ce196" office:value-type="string">
            <text:p>0.001961</text:p>
          </table:table-cell>
          <table:table-cell table:style-name="ce196" office:value-type="string">
            <text:p>2.02429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5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084024e-04</text:p>
          </table:table-cell>
          <table:table-cell table:style-name="ce196" office:value-type="string">
            <text:p>2.823047e-04</text:p>
          </table:table-cell>
          <table:table-cell table:style-name="ce196" office:value-type="string">
            <text:p>1.944834e-04</text:p>
          </table:table-cell>
          <table:table-cell table:style-name="ce196" office:value-type="string">
            <text:p>2.956386e-04</text:p>
          </table:table-cell>
          <table:table-cell table:style-name="ce196" office:value-type="string">
            <text:p>0.000737</text:p>
          </table:table-cell>
          <table:table-cell table:style-name="ce196" office:value-type="string">
            <text:p>0.000766</text:p>
          </table:table-cell>
          <table:table-cell table:style-name="ce196" office:value-type="string">
            <text:p>0.000538</text:p>
          </table:table-cell>
          <table:table-cell table:style-name="ce196" office:value-type="string">
            <text:p>8.34604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6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5.359527e-03</text:p>
          </table:table-cell>
          <table:table-cell table:style-name="ce196" office:value-type="string">
            <text:p>6.411269e-03</text:p>
          </table:table-cell>
          <table:table-cell table:style-name="ce196" office:value-type="string">
            <text:p>1.997747e-03</text:p>
          </table:table-cell>
          <table:table-cell table:style-name="ce196" office:value-type="string">
            <text:p>3.179902e-03</text:p>
          </table:table-cell>
          <table:table-cell table:style-name="ce196" office:value-type="string">
            <text:p>0.006762</text:p>
          </table:table-cell>
          <table:table-cell table:style-name="ce196" office:value-type="string">
            <text:p>0.005331</text:p>
          </table:table-cell>
          <table:table-cell table:style-name="ce196" office:value-type="string">
            <text:p>0.002519</text:p>
          </table:table-cell>
          <table:table-cell table:style-name="ce196" office:value-type="string">
            <text:p>3.75576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acc_collision_type_7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929286e-03</text:p>
          </table:table-cell>
          <table:table-cell table:style-name="ce196" office:value-type="string">
            <text:p>5.966412e-04</text:p>
          </table:table-cell>
          <table:table-cell table:style-name="ce196" office:value-type="string">
            <text:p>1.196759e-03</text:p>
          </table:table-cell>
          <table:table-cell table:style-name="ce196" office:value-type="string">
            <text:p>1.330586e-03</text:p>
          </table:table-cell>
          <table:table-cell table:style-name="ce196" office:value-type="string">
            <text:p>0.005822</text:p>
          </table:table-cell>
          <table:table-cell table:style-name="ce196" office:value-type="string">
            <text:p>0.001755</text:p>
          </table:table-cell>
          <table:table-cell table:style-name="ce196" office:value-type="string">
            <text:p>0.002714</text:p>
          </table:table-cell>
          <table:table-cell table:style-name="ce196" office:value-type="string">
            <text:p>2.78538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678721e-02</text:p>
          </table:table-cell>
          <table:table-cell table:style-name="ce196" office:value-type="string">
            <text:p>1.163474e-02</text:p>
          </table:table-cell>
          <table:table-cell table:style-name="ce196" office:value-type="string">
            <text:p>4.297881e-03</text:p>
          </table:table-cell>
          <table:table-cell table:style-name="ce196" office:value-type="string">
            <text:p>2.783391e-03</text:p>
          </table:table-cell>
          <table:table-cell table:style-name="ce196" office:value-type="string">
            <text:p>0.016020</text:p>
          </table:table-cell>
          <table:table-cell table:style-name="ce196" office:value-type="string">
            <text:p>0.008956</text:p>
          </table:table-cell>
          <table:table-cell table:style-name="ce196" office:value-type="string">
            <text:p>0.005177</text:p>
          </table:table-cell>
          <table:table-cell table:style-name="ce196" office:value-type="string">
            <text:p>3.87711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2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9.219461e-04</text:p>
          </table:table-cell>
          <table:table-cell table:style-name="ce196" office:value-type="string">
            <text:p>9.744628e-04</text:p>
          </table:table-cell>
          <table:table-cell table:style-name="ce196" office:value-type="string">
            <text:p>3.709919e-04</text:p>
          </table:table-cell>
          <table:table-cell table:style-name="ce196" office:value-type="string">
            <text:p>4.128012e-04</text:p>
          </table:table-cell>
          <table:table-cell table:style-name="ce196" office:value-type="string">
            <text:p>0.001864</text:p>
          </table:table-cell>
          <table:table-cell table:style-name="ce196" office:value-type="string">
            <text:p>0.001996</text:p>
          </table:table-cell>
          <table:table-cell table:style-name="ce196" office:value-type="string">
            <text:p>0.000893</text:p>
          </table:table-cell>
          <table:table-cell table:style-name="ce196" office:value-type="string">
            <text:p>1.04105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3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979061e-04</text:p>
          </table:table-cell>
          <table:table-cell table:style-name="ce196" office:value-type="string">
            <text:p>2.821186e-04</text:p>
          </table:table-cell>
          <table:table-cell table:style-name="ce196" office:value-type="string">
            <text:p>1.107599e-04</text:p>
          </table:table-cell>
          <table:table-cell table:style-name="ce196" office:value-type="string">
            <text:p>8.849809e-05</text:p>
          </table:table-cell>
          <table:table-cell table:style-name="ce196" office:value-type="string">
            <text:p>0.000700</text:p>
          </table:table-cell>
          <table:table-cell table:style-name="ce196" office:value-type="string">
            <text:p>0.000661</text:p>
          </table:table-cell>
          <table:table-cell table:style-name="ce196" office:value-type="string">
            <text:p>0.000412</text:p>
          </table:table-cell>
          <table:table-cell table:style-name="ce196" office:value-type="string">
            <text:p>3.42485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4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081285e-05</text:p>
          </table:table-cell>
          <table:table-cell table:style-name="ce196" office:value-type="string">
            <text:p>1.081842e-04</text:p>
          </table:table-cell>
          <table:table-cell table:style-name="ce196" office:value-type="string">
            <text:p>7.928415e-05</text:p>
          </table:table-cell>
          <table:table-cell table:style-name="ce196" office:value-type="string">
            <text:p>5.148495e-05</text:p>
          </table:table-cell>
          <table:table-cell table:style-name="ce196" office:value-type="string">
            <text:p>0.000291</text:p>
          </table:table-cell>
          <table:table-cell table:style-name="ce196" office:value-type="string">
            <text:p>0.000362</text:p>
          </table:table-cell>
          <table:table-cell table:style-name="ce196" office:value-type="string">
            <text:p>0.000261</text:p>
          </table:table-cell>
          <table:table-cell table:style-name="ce196" office:value-type="string">
            <text:p>1.56468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5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195669e-05</text:p>
          </table:table-cell>
          <table:table-cell table:style-name="ce196" office:value-type="string">
            <text:p>3.095192e-05</text:p>
          </table:table-cell>
          <table:table-cell table:style-name="ce196" office:value-type="string">
            <text:p>4.963684e-05</text:p>
          </table:table-cell>
          <table:table-cell table:style-name="ce196" office:value-type="string">
            <text:p>1.857725e-05</text:p>
          </table:table-cell>
          <table:table-cell table:style-name="ce196" office:value-type="string">
            <text:p>0.000201</text:p>
          </table:table-cell>
          <table:table-cell table:style-name="ce196" office:value-type="string">
            <text:p>0.000229</text:p>
          </table:table-cell>
          <table:table-cell table:style-name="ce196" office:value-type="string">
            <text:p>0.000152</text:p>
          </table:table-cell>
          <table:table-cell table:style-name="ce196" office:value-type="string">
            <text:p>1.07510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6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770388e-06</text:p>
          </table:table-cell>
          <table:table-cell table:style-name="ce196" office:value-type="string">
            <text:p>1.050300e-05</text:p>
          </table:table-cell>
          <table:table-cell table:style-name="ce196" office:value-type="string">
            <text:p>7.997951e-06</text:p>
          </table:table-cell>
          <table:table-cell table:style-name="ce196" office:value-type="string">
            <text:p>1.101220e-05</text:p>
          </table:table-cell>
          <table:table-cell table:style-name="ce196" office:value-type="string">
            <text:p>0.000034</text:p>
          </table:table-cell>
          <table:table-cell table:style-name="ce196" office:value-type="string">
            <text:p>0.000055</text:p>
          </table:table-cell>
          <table:table-cell table:style-name="ce196" office:value-type="string">
            <text:p>0.000154</text:p>
          </table:table-cell>
          <table:table-cell table:style-name="ce196" office:value-type="string">
            <text:p>1.87378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7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4.612188e-05</text:p>
          </table:table-cell>
          <table:table-cell table:style-name="ce196" office:value-type="string">
            <text:p>5.099498e-05</text:p>
          </table:table-cell>
          <table:table-cell table:style-name="ce196" office:value-type="string">
            <text:p>4.328652e-05</text:p>
          </table:table-cell>
          <table:table-cell table:style-name="ce196" office:value-type="string">
            <text:p>9.670363e-05</text:p>
          </table:table-cell>
          <table:table-cell table:style-name="ce196" office:value-type="string">
            <text:p>0.000392</text:p>
          </table:table-cell>
          <table:table-cell table:style-name="ce196" office:value-type="string">
            <text:p>0.000273</text:p>
          </table:table-cell>
          <table:table-cell table:style-name="ce196" office:value-type="string">
            <text:p>0.000228</text:p>
          </table:table-cell>
          <table:table-cell table:style-name="ce196" office:value-type="string">
            <text:p>4.55467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8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370885e-05</text:p>
          </table:table-cell>
          <table:table-cell table:style-name="ce196" office:value-type="string">
            <text:p>1.129635e-05</text:p>
          </table:table-cell>
          <table:table-cell table:style-name="ce196" office:value-type="string">
            <text:p>8.431757e-06</text:p>
          </table:table-cell>
          <table:table-cell table:style-name="ce196" office:value-type="string">
            <text:p>1.336539e-05</text:p>
          </table:table-cell>
          <table:table-cell table:style-name="ce196" office:value-type="string">
            <text:p>0.000334</text:p>
          </table:table-cell>
          <table:table-cell table:style-name="ce196" office:value-type="string">
            <text:p>0.000218</text:p>
          </table:table-cell>
          <table:table-cell table:style-name="ce196" office:value-type="string">
            <text:p>0.000167</text:p>
          </table:table-cell>
          <table:table-cell table:style-name="ce196" office:value-type="string">
            <text:p>2.54900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9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892901e-05</text:p>
          </table:table-cell>
          <table:table-cell table:style-name="ce196" office:value-type="string">
            <text:p>2.728942e-05</text:p>
          </table:table-cell>
          <table:table-cell table:style-name="ce196" office:value-type="string">
            <text:p>1.228418e-05</text:p>
          </table:table-cell>
          <table:table-cell table:style-name="ce196" office:value-type="string">
            <text:p>1.714343e-05</text:p>
          </table:table-cell>
          <table:table-cell table:style-name="ce196" office:value-type="string">
            <text:p>0.000424</text:p>
          </table:table-cell>
          <table:table-cell table:style-name="ce196" office:value-type="string">
            <text:p>0.000382</text:p>
          </table:table-cell>
          <table:table-cell table:style-name="ce196" office:value-type="string">
            <text:p>0.000178</text:p>
          </table:table-cell>
          <table:table-cell table:style-name="ce196" office:value-type="string">
            <text:p>2.49938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place_1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762069e-02</text:p>
          </table:table-cell>
          <table:table-cell table:style-name="ce196" office:value-type="string">
            <text:p>4.912691e-03</text:p>
          </table:table-cell>
          <table:table-cell table:style-name="ce196" office:value-type="string">
            <text:p>7.339423e-03</text:p>
          </table:table-cell>
          <table:table-cell table:style-name="ce196" office:value-type="string">
            <text:p>5.441388e-03</text:p>
          </table:table-cell>
          <table:table-cell table:style-name="ce196" office:value-type="string">
            <text:p>0.029425</text:p>
          </table:table-cell>
          <table:table-cell table:style-name="ce196" office:value-type="string">
            <text:p>0.009209</text:p>
          </table:table-cell>
          <table:table-cell table:style-name="ce196" office:value-type="string">
            <text:p>0.012793</text:p>
          </table:table-cell>
          <table:table-cell table:style-name="ce196" office:value-type="string">
            <text:p>9.76403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cat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614723e-02</text:p>
          </table:table-cell>
          <table:table-cell table:style-name="ce196" office:value-type="string">
            <text:p>9.920239e-03</text:p>
          </table:table-cell>
          <table:table-cell table:style-name="ce196" office:value-type="string">
            <text:p>4.490678e-03</text:p>
          </table:table-cell>
          <table:table-cell table:style-name="ce196" office:value-type="string">
            <text:p>3.134020e-03</text:p>
          </table:table-cell>
          <table:table-cell table:style-name="ce196" office:value-type="string">
            <text:p>0.014750</text:p>
          </table:table-cell>
          <table:table-cell table:style-name="ce196" office:value-type="string">
            <text:p>0.007528</text:p>
          </table:table-cell>
          <table:table-cell table:style-name="ce196" office:value-type="string">
            <text:p>0.005069</text:p>
          </table:table-cell>
          <table:table-cell table:style-name="ce196" office:value-type="string">
            <text:p>3.74726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cat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222444e-03</text:p>
          </table:table-cell>
          <table:table-cell table:style-name="ce196" office:value-type="string">
            <text:p>4.634033e-03</text:p>
          </table:table-cell>
          <table:table-cell table:style-name="ce196" office:value-type="string">
            <text:p>1.333126e-03</text:p>
          </table:table-cell>
          <table:table-cell table:style-name="ce196" office:value-type="string">
            <text:p>3.458855e-03</text:p>
          </table:table-cell>
          <table:table-cell table:style-name="ce196" office:value-type="string">
            <text:p>0.002521</text:p>
          </table:table-cell>
          <table:table-cell table:style-name="ce196" office:value-type="string">
            <text:p>0.004983</text:p>
          </table:table-cell>
          <table:table-cell table:style-name="ce196" office:value-type="string">
            <text:p>0.001830</text:p>
          </table:table-cell>
          <table:table-cell table:style-name="ce196" office:value-type="string">
            <text:p>3.74939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cat_3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253603e-02</text:p>
          </table:table-cell>
          <table:table-cell table:style-name="ce196" office:value-type="string">
            <text:p>3.894431e-03</text:p>
          </table:table-cell>
          <table:table-cell table:style-name="ce196" office:value-type="string">
            <text:p>4.871257e-03</text:p>
          </table:table-cell>
          <table:table-cell table:style-name="ce196" office:value-type="string">
            <text:p>3.809880e-03</text:p>
          </table:table-cell>
          <table:table-cell table:style-name="ce196" office:value-type="string">
            <text:p>0.021026</text:p>
          </table:table-cell>
          <table:table-cell table:style-name="ce196" office:value-type="string">
            <text:p>0.007075</text:p>
          </table:table-cell>
          <table:table-cell table:style-name="ce196" office:value-type="string">
            <text:p>0.008756</text:p>
          </table:table-cell>
          <table:table-cell table:style-name="ce196" office:value-type="string">
            <text:p>6.92562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x_-1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number-columns-repeated="4" table:style-name="ce196" office:value-type="string">
            <text:p>0.000000e+00</text:p>
          </table:table-cell>
          <table:table-cell table:number-columns-repeated="3" table:style-name="ce196" office:value-type="string">
            <text:p>0.000000</text:p>
          </table:table-cell>
          <table:table-cell table:style-name="ce196" office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x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8.783792e-03</text:p>
          </table:table-cell>
          <table:table-cell table:style-name="ce196" office:value-type="string">
            <text:p>1.056704e-02</text:p>
          </table:table-cell>
          <table:table-cell table:style-name="ce196" office:value-type="string">
            <text:p>2.116203e-03</text:p>
          </table:table-cell>
          <table:table-cell table:style-name="ce196" office:value-type="string">
            <text:p>3.656659e-03</text:p>
          </table:table-cell>
          <table:table-cell table:style-name="ce196" office:value-type="string">
            <text:p>0.006672</text:p>
          </table:table-cell>
          <table:table-cell table:style-name="ce196" office:value-type="string">
            <text:p>0.006864</text:p>
          </table:table-cell>
          <table:table-cell table:style-name="ce196" office:value-type="string">
            <text:p>0.001804</text:p>
          </table:table-cell>
          <table:table-cell table:style-name="ce196" office:value-type="string">
            <text:p>2.62273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x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7.893360e-03</text:p>
          </table:table-cell>
          <table:table-cell table:style-name="ce196" office:value-type="string">
            <text:p>9.245698e-03</text:p>
          </table:table-cell>
          <table:table-cell table:style-name="ce196" office:value-type="string">
            <text:p>1.777591e-03</text:p>
          </table:table-cell>
          <table:table-cell table:style-name="ce196" office:value-type="string">
            <text:p>2.904273e-03</text:p>
          </table:table-cell>
          <table:table-cell table:style-name="ce196" office:value-type="string">
            <text:p>0.005969</text:p>
          </table:table-cell>
          <table:table-cell table:style-name="ce196" office:value-type="string">
            <text:p>0.006280</text:p>
          </table:table-cell>
          <table:table-cell table:style-name="ce196" office:value-type="string">
            <text:p>0.001508</text:p>
          </table:table-cell>
          <table:table-cell table:style-name="ce196" office:value-type="string">
            <text:p>2.26622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-1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491693e-06</text:p>
          </table:table-cell>
          <table:table-cell table:style-name="ce196" office:value-type="string">
            <text:p>3.272599e-06</text:p>
          </table:table-cell>
          <table:table-cell table:style-name="ce196" office:value-type="string">
            <text:p>5.043978e-06</text:p>
          </table:table-cell>
          <table:table-cell table:style-name="ce196" office:value-type="string">
            <text:p>7.457936e-06</text:p>
          </table:table-cell>
          <table:table-cell table:style-name="ce196" office:value-type="string">
            <text:p>0.000118</text:p>
          </table:table-cell>
          <table:table-cell table:style-name="ce196" office:value-type="string">
            <text:p>0.000103</text:p>
          </table:table-cell>
          <table:table-cell table:style-name="ce196" office:value-type="string">
            <text:p>0.000160</text:p>
          </table:table-cell>
          <table:table-cell table:style-name="ce196" office:value-type="string">
            <text:p>2.09593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120731e-03</text:p>
          </table:table-cell>
          <table:table-cell table:style-name="ce196" office:value-type="string">
            <text:p>9.149286e-04</text:p>
          </table:table-cell>
          <table:table-cell table:style-name="ce196" office:value-type="string">
            <text:p>5.516964e-04</text:p>
          </table:table-cell>
          <table:table-cell table:style-name="ce196" office:value-type="string">
            <text:p>3.956169e-04</text:p>
          </table:table-cell>
          <table:table-cell table:style-name="ce196" office:value-type="string">
            <text:p>0.000938</text:p>
          </table:table-cell>
          <table:table-cell table:style-name="ce196" office:value-type="string">
            <text:p>0.000822</text:p>
          </table:table-cell>
          <table:table-cell table:style-name="ce196" office:value-type="string">
            <text:p>0.000709</text:p>
          </table:table-cell>
          <table:table-cell table:style-name="ce196" office:value-type="string">
            <text:p>5.73767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1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803740e-04</text:p>
          </table:table-cell>
          <table:table-cell table:style-name="ce196" office:value-type="string">
            <text:p>5.488217e-04</text:p>
          </table:table-cell>
          <table:table-cell table:style-name="ce196" office:value-type="string">
            <text:p>2.519297e-04</text:p>
          </table:table-cell>
          <table:table-cell table:style-name="ce196" office:value-type="string">
            <text:p>2.985877e-04</text:p>
          </table:table-cell>
          <table:table-cell table:style-name="ce196" office:value-type="string">
            <text:p>0.000762</text:p>
          </table:table-cell>
          <table:table-cell table:style-name="ce196" office:value-type="string">
            <text:p>0.001161</text:p>
          </table:table-cell>
          <table:table-cell table:style-name="ce196" office:value-type="string">
            <text:p>0.000628</text:p>
          </table:table-cell>
          <table:table-cell table:style-name="ce196" office:value-type="string">
            <text:p>7.45661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2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7.398308e-05</text:p>
          </table:table-cell>
          <table:table-cell table:style-name="ce196" office:value-type="string">
            <text:p>2.701100e-04</text:p>
          </table:table-cell>
          <table:table-cell table:style-name="ce196" office:value-type="string">
            <text:p>8.411351e-05</text:p>
          </table:table-cell>
          <table:table-cell table:style-name="ce196" office:value-type="string">
            <text:p>3.012101e-04</text:p>
          </table:table-cell>
          <table:table-cell table:style-name="ce196" office:value-type="string">
            <text:p>0.000515</text:p>
          </table:table-cell>
          <table:table-cell table:style-name="ce196" office:value-type="string">
            <text:p>0.001122</text:p>
          </table:table-cell>
          <table:table-cell table:style-name="ce196" office:value-type="string">
            <text:p>0.000573</text:p>
          </table:table-cell>
          <table:table-cell table:style-name="ce196" office:value-type="string">
            <text:p>1.24908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3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7.147547e-05</text:p>
          </table:table-cell>
          <table:table-cell table:style-name="ce196" office:value-type="string">
            <text:p>1.739017e-04</text:p>
          </table:table-cell>
          <table:table-cell table:style-name="ce196" office:value-type="string">
            <text:p>8.201688e-05</text:p>
          </table:table-cell>
          <table:table-cell table:style-name="ce196" office:value-type="string">
            <text:p>1.395373e-04</text:p>
          </table:table-cell>
          <table:table-cell table:style-name="ce196" office:value-type="string">
            <text:p>0.000239</text:p>
          </table:table-cell>
          <table:table-cell table:style-name="ce196" office:value-type="string">
            <text:p>0.000701</text:p>
          </table:table-cell>
          <table:table-cell table:style-name="ce196" office:value-type="string">
            <text:p>0.000385</text:p>
          </table:table-cell>
          <table:table-cell table:style-name="ce196" office:value-type="string">
            <text:p>5.08021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4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5.551775e-03</text:p>
          </table:table-cell>
          <table:table-cell table:style-name="ce196" office:value-type="string">
            <text:p>1.505125e-03</text:p>
          </table:table-cell>
          <table:table-cell table:style-name="ce196" office:value-type="string">
            <text:p>2.413400e-03</text:p>
          </table:table-cell>
          <table:table-cell table:style-name="ce196" office:value-type="string">
            <text:p>1.951474e-03</text:p>
          </table:table-cell>
          <table:table-cell table:style-name="ce196" office:value-type="string">
            <text:p>0.007177</text:p>
          </table:table-cell>
          <table:table-cell table:style-name="ce196" office:value-type="string">
            <text:p>0.002198</text:p>
          </table:table-cell>
          <table:table-cell table:style-name="ce196" office:value-type="string">
            <text:p>0.003238</text:p>
          </table:table-cell>
          <table:table-cell table:style-name="ce196" office:value-type="string">
            <text:p>3.04816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5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862779e-03</text:p>
          </table:table-cell>
          <table:table-cell table:style-name="ce196" office:value-type="string">
            <text:p>2.322772e-03</text:p>
          </table:table-cell>
          <table:table-cell table:style-name="ce196" office:value-type="string">
            <text:p>2.017071e-03</text:p>
          </table:table-cell>
          <table:table-cell table:style-name="ce196" office:value-type="string">
            <text:p>2.040505e-03</text:p>
          </table:table-cell>
          <table:table-cell table:style-name="ce196" office:value-type="string">
            <text:p>0.001524</text:p>
          </table:table-cell>
          <table:table-cell table:style-name="ce196" office:value-type="string">
            <text:p>0.002016</text:p>
          </table:table-cell>
          <table:table-cell table:style-name="ce196" office:value-type="string">
            <text:p>0.001297</text:p>
          </table:table-cell>
          <table:table-cell table:style-name="ce196" office:value-type="string">
            <text:p>1.54648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trip_9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648557e-04</text:p>
          </table:table-cell>
          <table:table-cell table:style-name="ce196" office:value-type="string">
            <text:p>3.597152e-04</text:p>
          </table:table-cell>
          <table:table-cell table:style-name="ce196" office:value-type="string">
            <text:p>3.180352e-04</text:p>
          </table:table-cell>
          <table:table-cell table:style-name="ce196" office:value-type="string">
            <text:p>2.293101e-04</text:p>
          </table:table-cell>
          <table:table-cell table:style-name="ce196" office:value-type="string">
            <text:p>0.000575</text:p>
          </table:table-cell>
          <table:table-cell table:style-name="ce196" office:value-type="string">
            <text:p>0.000787</text:p>
          </table:table-cell>
          <table:table-cell table:style-name="ce196" office:value-type="string">
            <text:p>0.000697</text:p>
          </table:table-cell>
          <table:table-cell table:style-name="ce196" office:value-type="string">
            <text:p>5.02675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0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8.871494e-03</text:p>
          </table:table-cell>
          <table:table-cell table:style-name="ce196" office:value-type="string">
            <text:p>2.211009e-03</text:p>
          </table:table-cell>
          <table:table-cell table:style-name="ce196" office:value-type="string">
            <text:p>3.343233e-03</text:p>
          </table:table-cell>
          <table:table-cell table:style-name="ce196" office:value-type="string">
            <text:p>7.682347e-03</text:p>
          </table:table-cell>
          <table:table-cell table:style-name="ce196" office:value-type="string">
            <text:p>0.013212</text:p>
          </table:table-cell>
          <table:table-cell table:style-name="ce196" office:value-type="string">
            <text:p>0.003997</text:p>
          </table:table-cell>
          <table:table-cell table:style-name="ce196" office:value-type="string">
            <text:p>0.005635</text:p>
          </table:table-cell>
          <table:table-cell table:style-name="ce196" office:value-type="string">
            <text:p>1.107285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1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6.447743e-02</text:p>
          </table:table-cell>
          <table:table-cell table:style-name="ce196" office:value-type="string">
            <text:p>1.313975e-02</text:p>
          </table:table-cell>
          <table:table-cell table:style-name="ce196" office:value-type="string">
            <text:p>2.962699e-02</text:p>
          </table:table-cell>
          <table:table-cell table:style-name="ce196" office:value-type="string">
            <text:p>2.584881e-02</text:p>
          </table:table-cell>
          <table:table-cell table:style-name="ce196" office:value-type="string">
            <text:p>0.024343</text:p>
          </table:table-cell>
          <table:table-cell table:style-name="ce196" office:value-type="string">
            <text:p>0.010957</text:p>
          </table:table-cell>
          <table:table-cell table:style-name="ce196" office:value-type="string">
            <text:p>0.013024</text:p>
          </table:table-cell>
          <table:table-cell table:style-name="ce196" office:value-type="string">
            <text:p>1.220062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2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620284e-02</text:p>
          </table:table-cell>
          <table:table-cell table:style-name="ce196" office:value-type="string">
            <text:p>9.782389e-03</text:p>
          </table:table-cell>
          <table:table-cell table:style-name="ce196" office:value-type="string">
            <text:p>1.344149e-02</text:p>
          </table:table-cell>
          <table:table-cell table:style-name="ce196" office:value-type="string">
            <text:p>3.243706e-03</text:p>
          </table:table-cell>
          <table:table-cell table:style-name="ce196" office:value-type="string">
            <text:p>0.026991</text:p>
          </table:table-cell>
          <table:table-cell table:style-name="ce196" office:value-type="string">
            <text:p>0.011321</text:p>
          </table:table-cell>
          <table:table-cell table:style-name="ce196" office:value-type="string">
            <text:p>0.014783</text:p>
          </table:table-cell>
          <table:table-cell table:style-name="ce196" office:value-type="string">
            <text:p>4.32170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443503e-04</text:p>
          </table:table-cell>
          <table:table-cell table:style-name="ce196" office:value-type="string">
            <text:p>1.066640e-04</text:p>
          </table:table-cell>
          <table:table-cell table:style-name="ce196" office:value-type="string">
            <text:p>2.048349e-04</text:p>
          </table:table-cell>
          <table:table-cell table:style-name="ce196" office:value-type="string">
            <text:p>1.338882e-04</text:p>
          </table:table-cell>
          <table:table-cell table:style-name="ce196" office:value-type="string">
            <text:p>0.000869</text:p>
          </table:table-cell>
          <table:table-cell table:style-name="ce196" office:value-type="string">
            <text:p>0.000403</text:p>
          </table:table-cell>
          <table:table-cell table:style-name="ce196" office:value-type="string">
            <text:p>0.000584</text:p>
          </table:table-cell>
          <table:table-cell table:style-name="ce196" office:value-type="string">
            <text:p>4.90751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7.007600e-07</text:p>
          </table:table-cell>
          <table:table-cell table:style-name="ce196" office:value-type="string">
            <text:p>3.175542e-07</text:p>
          </table:table-cell>
          <table:table-cell table:style-name="ce196" office:value-type="string">
            <text:p>9.240560e-07</text:p>
          </table:table-cell>
          <table:table-cell table:style-name="ce196" office:value-type="string">
            <text:p>1.265097e-06</text:p>
          </table:table-cell>
          <table:table-cell table:style-name="ce196" office:value-type="string">
            <text:p>0.000037</text:p>
          </table:table-cell>
          <table:table-cell table:style-name="ce196" office:value-type="string">
            <text:p>0.000016</text:p>
          </table:table-cell>
          <table:table-cell table:style-name="ce196" office:value-type="string">
            <text:p>0.000048</text:p>
          </table:table-cell>
          <table:table-cell table:style-name="ce196" office:value-type="string">
            <text:p>8.283683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8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728691e-03</text:p>
          </table:table-cell>
          <table:table-cell table:style-name="ce196" office:value-type="string">
            <text:p>1.025936e-03</text:p>
          </table:table-cell>
          <table:table-cell table:style-name="ce196" office:value-type="string">
            <text:p>1.729339e-03</text:p>
          </table:table-cell>
          <table:table-cell table:style-name="ce196" office:value-type="string">
            <text:p>7.062818e-04</text:p>
          </table:table-cell>
          <table:table-cell table:style-name="ce196" office:value-type="string">
            <text:p>0.002700</text:p>
          </table:table-cell>
          <table:table-cell table:style-name="ce196" office:value-type="string">
            <text:p>0.002579</text:p>
          </table:table-cell>
          <table:table-cell table:style-name="ce196" office:value-type="string">
            <text:p>0.002291</text:p>
          </table:table-cell>
          <table:table-cell table:style-name="ce196" office:value-type="string">
            <text:p>1.21545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secu1_9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093465e-05</text:p>
          </table:table-cell>
          <table:table-cell table:style-name="ce196" office:value-type="string">
            <text:p>3.370376e-06</text:p>
          </table:table-cell>
          <table:table-cell table:style-name="ce196" office:value-type="string">
            <text:p>1.383939e-05</text:p>
          </table:table-cell>
          <table:table-cell table:style-name="ce196" office:value-type="string">
            <text:p>6.650519e-06</text:p>
          </table:table-cell>
          <table:table-cell table:style-name="ce196" office:value-type="string">
            <text:p>0.000280</text:p>
          </table:table-cell>
          <table:table-cell table:style-name="ce196" office:value-type="string">
            <text:p>0.000089</text:p>
          </table:table-cell>
          <table:table-cell table:style-name="ce196" office:value-type="string">
            <text:p>0.000359</text:p>
          </table:table-cell>
          <table:table-cell table:style-name="ce196" office:value-type="string">
            <text:p>1.83356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age_group_1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658648e-03</text:p>
          </table:table-cell>
          <table:table-cell table:style-name="ce196" office:value-type="string">
            <text:p>2.961169e-03</text:p>
          </table:table-cell>
          <table:table-cell table:style-name="ce196" office:value-type="string">
            <text:p>1.446482e-03</text:p>
          </table:table-cell>
          <table:table-cell table:style-name="ce196" office:value-type="string">
            <text:p>3.050317e-03</text:p>
          </table:table-cell>
          <table:table-cell table:style-name="ce196" office:value-type="string">
            <text:p>0.003017</text:p>
          </table:table-cell>
          <table:table-cell table:style-name="ce196" office:value-type="string">
            <text:p>0.004760</text:p>
          </table:table-cell>
          <table:table-cell table:style-name="ce196" office:value-type="string">
            <text:p>0.002767</text:p>
          </table:table-cell>
          <table:table-cell table:style-name="ce196" office:value-type="string">
            <text:p>4.92059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age_group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4.835690e-04</text:p>
          </table:table-cell>
          <table:table-cell table:style-name="ce196" office:value-type="string">
            <text:p>1.030473e-03</text:p>
          </table:table-cell>
          <table:table-cell table:style-name="ce196" office:value-type="string">
            <text:p>4.853688e-04</text:p>
          </table:table-cell>
          <table:table-cell table:style-name="ce196" office:value-type="string">
            <text:p>9.908068e-04</text:p>
          </table:table-cell>
          <table:table-cell table:style-name="ce196" office:value-type="string">
            <text:p>0.000691</text:p>
          </table:table-cell>
          <table:table-cell table:style-name="ce196" office:value-type="string">
            <text:p>0.001273</text:p>
          </table:table-cell>
          <table:table-cell table:style-name="ce196" office:value-type="string">
            <text:p>0.000854</text:p>
          </table:table-cell>
          <table:table-cell table:style-name="ce196" office:value-type="string">
            <text:p>1.50739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age_group_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267355e-03</text:p>
          </table:table-cell>
          <table:table-cell table:style-name="ce196" office:value-type="string">
            <text:p>2.441485e-03</text:p>
          </table:table-cell>
          <table:table-cell table:style-name="ce196" office:value-type="string">
            <text:p>1.411942e-03</text:p>
          </table:table-cell>
          <table:table-cell table:style-name="ce196" office:value-type="string">
            <text:p>2.333164e-03</text:p>
          </table:table-cell>
          <table:table-cell table:style-name="ce196" office:value-type="string">
            <text:p>0.001065</text:p>
          </table:table-cell>
          <table:table-cell table:style-name="ce196" office:value-type="string">
            <text:p>0.001477</text:p>
          </table:table-cell>
          <table:table-cell table:style-name="ce196" office:value-type="string">
            <text:p>0.001075</text:p>
          </table:table-cell>
          <table:table-cell table:style-name="ce196" office:value-type="string">
            <text:p>1.40333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age_group_4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6.422745e-04</text:p>
          </table:table-cell>
          <table:table-cell table:style-name="ce196" office:value-type="string">
            <text:p>1.630394e-03</text:p>
          </table:table-cell>
          <table:table-cell table:style-name="ce196" office:value-type="string">
            <text:p>7.906047e-04</text:p>
          </table:table-cell>
          <table:table-cell table:style-name="ce196" office:value-type="string">
            <text:p>7.056154e-04</text:p>
          </table:table-cell>
          <table:table-cell table:style-name="ce196" office:value-type="string">
            <text:p>0.000792</text:p>
          </table:table-cell>
          <table:table-cell table:style-name="ce196" office:value-type="string">
            <text:p>0.001563</text:p>
          </table:table-cell>
          <table:table-cell table:style-name="ce196" office:value-type="string">
            <text:p>0.000977</text:p>
          </table:table-cell>
          <table:table-cell table:style-name="ce196" office:value-type="string">
            <text:p>9.58996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ind_age_group_5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4.236537e-03</text:p>
          </table:table-cell>
          <table:table-cell table:style-name="ce196" office:value-type="string">
            <text:p>7.243208e-03</text:p>
          </table:table-cell>
          <table:table-cell table:style-name="ce196" office:value-type="string">
            <text:p>1.706768e-03</text:p>
          </table:table-cell>
          <table:table-cell table:style-name="ce196" office:value-type="string">
            <text:p>1.106127e-02</text:p>
          </table:table-cell>
          <table:table-cell table:style-name="ce196" office:value-type="string">
            <text:p>0.005312</text:p>
          </table:table-cell>
          <table:table-cell table:style-name="ce196" office:value-type="string">
            <text:p>0.008758</text:p>
          </table:table-cell>
          <table:table-cell table:style-name="ce196" office:value-type="string">
            <text:p>0.002704</text:p>
          </table:table-cell>
          <table:table-cell table:style-name="ce196" office:value-type="string">
            <text:p>1.268167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traffic_circul_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635689e-04</text:p>
          </table:table-cell>
          <table:table-cell table:style-name="ce196" office:value-type="string">
            <text:p>1.690009e-04</text:p>
          </table:table-cell>
          <table:table-cell table:style-name="ce196" office:value-type="string">
            <text:p>1.408560e-04</text:p>
          </table:table-cell>
          <table:table-cell table:style-name="ce196" office:value-type="string">
            <text:p>1.741657e-04</text:p>
          </table:table-cell>
          <table:table-cell table:style-name="ce196" office:value-type="string">
            <text:p>0.000521</text:p>
          </table:table-cell>
          <table:table-cell table:style-name="ce196" office:value-type="string">
            <text:p>0.000564</text:p>
          </table:table-cell>
          <table:table-cell table:style-name="ce196" office:value-type="string">
            <text:p>0.000483</text:p>
          </table:table-cell>
          <table:table-cell table:style-name="ce196" office:value-type="string">
            <text:p>6.17252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traffic_circul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573892e-03</text:p>
          </table:table-cell>
          <table:table-cell table:style-name="ce196" office:value-type="string">
            <text:p>3.042971e-03</text:p>
          </table:table-cell>
          <table:table-cell table:style-name="ce196" office:value-type="string">
            <text:p>2.648570e-03</text:p>
          </table:table-cell>
          <table:table-cell table:style-name="ce196" office:value-type="string">
            <text:p>2.954305e-03</text:p>
          </table:table-cell>
          <table:table-cell table:style-name="ce196" office:value-type="string">
            <text:p>0.002889</text:p>
          </table:table-cell>
          <table:table-cell table:style-name="ce196" office:value-type="string">
            <text:p>0.004026</text:p>
          </table:table-cell>
          <table:table-cell table:style-name="ce196" office:value-type="string">
            <text:p>0.002860</text:p>
          </table:table-cell>
          <table:table-cell table:style-name="ce196" office:value-type="string">
            <text:p>3.22908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traffic_circul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872258e-03</text:p>
          </table:table-cell>
          <table:table-cell table:style-name="ce196" office:value-type="string">
            <text:p>6.348003e-03</text:p>
          </table:table-cell>
          <table:table-cell table:style-name="ce196" office:value-type="string">
            <text:p>6.074526e-03</text:p>
          </table:table-cell>
          <table:table-cell table:style-name="ce196" office:value-type="string">
            <text:p>4.118446e-03</text:p>
          </table:table-cell>
          <table:table-cell table:style-name="ce196" office:value-type="string">
            <text:p>0.003689</text:p>
          </table:table-cell>
          <table:table-cell table:style-name="ce196" office:value-type="string">
            <text:p>0.005011</text:p>
          </table:table-cell>
          <table:table-cell table:style-name="ce196" office:value-type="string">
            <text:p>0.004074</text:p>
          </table:table-cell>
          <table:table-cell table:style-name="ce196" office:value-type="string">
            <text:p>3.59463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traffic_circul_3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660104e-04</text:p>
          </table:table-cell>
          <table:table-cell table:style-name="ce196" office:value-type="string">
            <text:p>7.980742e-04</text:p>
          </table:table-cell>
          <table:table-cell table:style-name="ce196" office:value-type="string">
            <text:p>7.402434e-04</text:p>
          </table:table-cell>
          <table:table-cell table:style-name="ce196" office:value-type="string">
            <text:p>6.289902e-04</text:p>
          </table:table-cell>
          <table:table-cell table:style-name="ce196" office:value-type="string">
            <text:p>0.000910</text:p>
          </table:table-cell>
          <table:table-cell table:style-name="ce196" office:value-type="string">
            <text:p>0.001327</text:p>
          </table:table-cell>
          <table:table-cell table:style-name="ce196" office:value-type="string">
            <text:p>0.001266</text:p>
          </table:table-cell>
          <table:table-cell table:style-name="ce196" office:value-type="string">
            <text:p>1.079772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traffic_circul_4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541945e-05</text:p>
          </table:table-cell>
          <table:table-cell table:style-name="ce196" office:value-type="string">
            <text:p>6.320535e-05</text:p>
          </table:table-cell>
          <table:table-cell table:style-name="ce196" office:value-type="string">
            <text:p>1.906159e-05</text:p>
          </table:table-cell>
          <table:table-cell table:style-name="ce196" office:value-type="string">
            <text:p>1.936966e-05</text:p>
          </table:table-cell>
          <table:table-cell table:style-name="ce196" office:value-type="string">
            <text:p>0.000214</text:p>
          </table:table-cell>
          <table:table-cell table:style-name="ce196" office:value-type="string">
            <text:p>0.000233</text:p>
          </table:table-cell>
          <table:table-cell table:style-name="ce196" office:value-type="string">
            <text:p>0.000177</text:p>
          </table:table-cell>
          <table:table-cell table:style-name="ce196" office:value-type="string">
            <text:p>1.51216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gradient_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number-columns-repeated="4" table:style-name="ce196" office:value-type="string">
            <text:p>0.000000e+00</text:p>
          </table:table-cell>
          <table:table-cell table:number-columns-repeated="3" table:style-name="ce196" office:value-type="string">
            <text:p>0.000000</text:p>
          </table:table-cell>
          <table:table-cell table:style-name="ce196" office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gradient_1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034689e-04</text:p>
          </table:table-cell>
          <table:table-cell table:style-name="ce196" office:value-type="string">
            <text:p>5.326708e-04</text:p>
          </table:table-cell>
          <table:table-cell table:style-name="ce196" office:value-type="string">
            <text:p>4.149774e-04</text:p>
          </table:table-cell>
          <table:table-cell table:style-name="ce196" office:value-type="string">
            <text:p>5.009064e-04</text:p>
          </table:table-cell>
          <table:table-cell table:style-name="ce196" office:value-type="string">
            <text:p>0.000569</text:p>
          </table:table-cell>
          <table:table-cell table:style-name="ce196" office:value-type="string">
            <text:p>0.000624</text:p>
          </table:table-cell>
          <table:table-cell table:style-name="ce196" office:value-type="string">
            <text:p>0.000550</text:p>
          </table:table-cell>
          <table:table-cell table:style-name="ce196" office:value-type="string">
            <text:p>6.48960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gradient_2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4.182844e-04</text:p>
          </table:table-cell>
          <table:table-cell table:style-name="ce196" office:value-type="string">
            <text:p>4.263680e-04</text:p>
          </table:table-cell>
          <table:table-cell table:style-name="ce196" office:value-type="string">
            <text:p>3.652946e-04</text:p>
          </table:table-cell>
          <table:table-cell table:style-name="ce196" office:value-type="string">
            <text:p>3.537887e-04</text:p>
          </table:table-cell>
          <table:table-cell table:style-name="ce196" office:value-type="string">
            <text:p>0.000512</text:p>
          </table:table-cell>
          <table:table-cell table:style-name="ce196" office:value-type="string">
            <text:p>0.000561</text:p>
          </table:table-cell>
          <table:table-cell table:style-name="ce196" office:value-type="string">
            <text:p>0.000538</text:p>
          </table:table-cell>
          <table:table-cell table:style-name="ce196" office:value-type="string">
            <text:p>5.57612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gradient_3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914335e-05</text:p>
          </table:table-cell>
          <table:table-cell table:style-name="ce196" office:value-type="string">
            <text:p>3.163871e-05</text:p>
          </table:table-cell>
          <table:table-cell table:style-name="ce196" office:value-type="string">
            <text:p>2.674419e-05</text:p>
          </table:table-cell>
          <table:table-cell table:style-name="ce196" office:value-type="string">
            <text:p>3.461908e-05</text:p>
          </table:table-cell>
          <table:table-cell table:style-name="ce196" office:value-type="string">
            <text:p>0.000541</text:p>
          </table:table-cell>
          <table:table-cell table:style-name="ce196" office:value-type="string">
            <text:p>0.000327</text:p>
          </table:table-cell>
          <table:table-cell table:style-name="ce196" office:value-type="string">
            <text:p>0.000281</text:p>
          </table:table-cell>
          <table:table-cell table:style-name="ce196" office:value-type="string">
            <text:p>3.62839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gradient_4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222498e-04</text:p>
          </table:table-cell>
          <table:table-cell table:style-name="ce196" office:value-type="string">
            <text:p>5.947164e-05</text:p>
          </table:table-cell>
          <table:table-cell table:style-name="ce196" office:value-type="string">
            <text:p>1.075050e-04</text:p>
          </table:table-cell>
          <table:table-cell table:style-name="ce196" office:value-type="string">
            <text:p>5.946303e-05</text:p>
          </table:table-cell>
          <table:table-cell table:style-name="ce196" office:value-type="string">
            <text:p>0.000304</text:p>
          </table:table-cell>
          <table:table-cell table:style-name="ce196" office:value-type="string">
            <text:p>0.000222</text:p>
          </table:table-cell>
          <table:table-cell table:style-name="ce196" office:value-type="string">
            <text:p>0.000271</text:p>
          </table:table-cell>
          <table:table-cell table:style-name="ce196" office:value-type="string">
            <text:p>2.51143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view_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043712e-03</text:p>
          </table:table-cell>
          <table:table-cell table:style-name="ce196" office:value-type="string">
            <text:p>9.662370e-04</text:p>
          </table:table-cell>
          <table:table-cell table:style-name="ce196" office:value-type="string">
            <text:p>1.454414e-03</text:p>
          </table:table-cell>
          <table:table-cell table:style-name="ce196" office:value-type="string">
            <text:p>1.400907e-03</text:p>
          </table:table-cell>
          <table:table-cell table:style-name="ce196" office:value-type="string">
            <text:p>0.001916</text:p>
          </table:table-cell>
          <table:table-cell table:style-name="ce196" office:value-type="string">
            <text:p>0.001161</text:p>
          </table:table-cell>
          <table:table-cell table:style-name="ce196" office:value-type="string">
            <text:p>0.001476</text:p>
          </table:table-cell>
          <table:table-cell table:style-name="ce196" office:value-type="string">
            <text:p>1.28051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view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094235e-04</text:p>
          </table:table-cell>
          <table:table-cell table:style-name="ce196" office:value-type="string">
            <text:p>2.804562e-04</text:p>
          </table:table-cell>
          <table:table-cell table:style-name="ce196" office:value-type="string">
            <text:p>2.478711e-04</text:p>
          </table:table-cell>
          <table:table-cell table:style-name="ce196" office:value-type="string">
            <text:p>3.924225e-04</text:p>
          </table:table-cell>
          <table:table-cell table:style-name="ce196" office:value-type="string">
            <text:p>0.000593</text:p>
          </table:table-cell>
          <table:table-cell table:style-name="ce196" office:value-type="string">
            <text:p>0.000526</text:p>
          </table:table-cell>
          <table:table-cell table:style-name="ce196" office:value-type="string">
            <text:p>0.000567</text:p>
          </table:table-cell>
          <table:table-cell table:style-name="ce196" office:value-type="string">
            <text:p>6.17243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view_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525535e-04</text:p>
          </table:table-cell>
          <table:table-cell table:style-name="ce196" office:value-type="string">
            <text:p>3.973086e-04</text:p>
          </table:table-cell>
          <table:table-cell table:style-name="ce196" office:value-type="string">
            <text:p>4.180980e-04</text:p>
          </table:table-cell>
          <table:table-cell table:style-name="ce196" office:value-type="string">
            <text:p>4.587980e-04</text:p>
          </table:table-cell>
          <table:table-cell table:style-name="ce196" office:value-type="string">
            <text:p>0.001005</text:p>
          </table:table-cell>
          <table:table-cell table:style-name="ce196" office:value-type="string">
            <text:p>0.000803</text:p>
          </table:table-cell>
          <table:table-cell table:style-name="ce196" office:value-type="string">
            <text:p>0.000730</text:p>
          </table:table-cell>
          <table:table-cell table:style-name="ce196" office:value-type="string">
            <text:p>9.20617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view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071713e-05</text:p>
          </table:table-cell>
          <table:table-cell table:style-name="ce196" office:value-type="string">
            <text:p>2.253391e-05</text:p>
          </table:table-cell>
          <table:table-cell table:style-name="ce196" office:value-type="string">
            <text:p>2.332814e-05</text:p>
          </table:table-cell>
          <table:table-cell table:style-name="ce196" office:value-type="string">
            <text:p>3.068459e-05</text:p>
          </table:table-cell>
          <table:table-cell table:style-name="ce196" office:value-type="string">
            <text:p>0.000362</text:p>
          </table:table-cell>
          <table:table-cell table:style-name="ce196" office:value-type="string">
            <text:p>0.000298</text:p>
          </table:table-cell>
          <table:table-cell table:style-name="ce196" office:value-type="string">
            <text:p>0.000269</text:p>
          </table:table-cell>
          <table:table-cell table:style-name="ce196" office:value-type="string">
            <text:p>3.66461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632599e-08</text:p>
          </table:table-cell>
          <table:table-cell table:style-name="ce196" office:value-type="string">
            <text:p>5.097046e-08</text:p>
          </table:table-cell>
          <table:table-cell table:style-name="ce196" office:value-type="string">
            <text:p>1.415444e-08</text:p>
          </table:table-cell>
          <table:table-cell table:style-name="ce196" office:value-type="string">
            <text:p>1.049002e-08</text:p>
          </table:table-cell>
          <table:table-cell table:style-name="ce196" office:value-type="string">
            <text:p>0.000002</text:p>
          </table:table-cell>
          <table:table-cell table:style-name="ce196" office:value-type="string">
            <text:p>0.000004</text:p>
          </table:table-cell>
          <table:table-cell table:style-name="ce196" office:value-type="string">
            <text:p>0.000001</text:p>
          </table:table-cell>
          <table:table-cell table:style-name="ce196" office:value-type="string">
            <text:p>7.416825e-07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040223e-03</text:p>
          </table:table-cell>
          <table:table-cell table:style-name="ce196" office:value-type="string">
            <text:p>3.525469e-03</text:p>
          </table:table-cell>
          <table:table-cell table:style-name="ce196" office:value-type="string">
            <text:p>1.301241e-03</text:p>
          </table:table-cell>
          <table:table-cell table:style-name="ce196" office:value-type="string">
            <text:p>4.418839e-03</text:p>
          </table:table-cell>
          <table:table-cell table:style-name="ce196" office:value-type="string">
            <text:p>0.003693</text:p>
          </table:table-cell>
          <table:table-cell table:style-name="ce196" office:value-type="string">
            <text:p>0.004046</text:p>
          </table:table-cell>
          <table:table-cell table:style-name="ce196" office:value-type="string">
            <text:p>0.002183</text:p>
          </table:table-cell>
          <table:table-cell table:style-name="ce196" office:value-type="string">
            <text:p>5.96580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2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313838e-05</text:p>
          </table:table-cell>
          <table:table-cell table:style-name="ce196" office:value-type="string">
            <text:p>1.150985e-05</text:p>
          </table:table-cell>
          <table:table-cell table:style-name="ce196" office:value-type="string">
            <text:p>1.154780e-05</text:p>
          </table:table-cell>
          <table:table-cell table:style-name="ce196" office:value-type="string">
            <text:p>8.916758e-06</text:p>
          </table:table-cell>
          <table:table-cell table:style-name="ce196" office:value-type="string">
            <text:p>0.000215</text:p>
          </table:table-cell>
          <table:table-cell table:style-name="ce196" office:value-type="string">
            <text:p>0.000209</text:p>
          </table:table-cell>
          <table:table-cell table:style-name="ce196" office:value-type="string">
            <text:p>0.000218</text:p>
          </table:table-cell>
          <table:table-cell table:style-name="ce196" office:value-type="string">
            <text:p>1.50978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3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853997e-03</text:p>
          </table:table-cell>
          <table:table-cell table:style-name="ce196" office:value-type="string">
            <text:p>1.498386e-03</text:p>
          </table:table-cell>
          <table:table-cell table:style-name="ce196" office:value-type="string">
            <text:p>1.710332e-03</text:p>
          </table:table-cell>
          <table:table-cell table:style-name="ce196" office:value-type="string">
            <text:p>1.650065e-03</text:p>
          </table:table-cell>
          <table:table-cell table:style-name="ce196" office:value-type="string">
            <text:p>0.004818</text:p>
          </table:table-cell>
          <table:table-cell table:style-name="ce196" office:value-type="string">
            <text:p>0.002762</text:p>
          </table:table-cell>
          <table:table-cell table:style-name="ce196" office:value-type="string">
            <text:p>0.003401</text:p>
          </table:table-cell>
          <table:table-cell table:style-name="ce196" office:value-type="string">
            <text:p>4.23956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4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6.919927e-05</text:p>
          </table:table-cell>
          <table:table-cell table:style-name="ce196" office:value-type="string">
            <text:p>1.434959e-04</text:p>
          </table:table-cell>
          <table:table-cell table:style-name="ce196" office:value-type="string">
            <text:p>6.697540e-05</text:p>
          </table:table-cell>
          <table:table-cell table:style-name="ce196" office:value-type="string">
            <text:p>9.020190e-05</text:p>
          </table:table-cell>
          <table:table-cell table:style-name="ce196" office:value-type="string">
            <text:p>0.000324</text:p>
          </table:table-cell>
          <table:table-cell table:style-name="ce196" office:value-type="string">
            <text:p>0.000471</text:p>
          </table:table-cell>
          <table:table-cell table:style-name="ce196" office:value-type="string">
            <text:p>0.000312</text:p>
          </table:table-cell>
          <table:table-cell table:style-name="ce196" office:value-type="string">
            <text:p>5.100247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5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953039e-04</text:p>
          </table:table-cell>
          <table:table-cell table:style-name="ce196" office:value-type="string">
            <text:p>1.929186e-04</text:p>
          </table:table-cell>
          <table:table-cell table:style-name="ce196" office:value-type="string">
            <text:p>1.867553e-04</text:p>
          </table:table-cell>
          <table:table-cell table:style-name="ce196" office:value-type="string">
            <text:p>9.799023e-05</text:p>
          </table:table-cell>
          <table:table-cell table:style-name="ce196" office:value-type="string">
            <text:p>0.001335</text:p>
          </table:table-cell>
          <table:table-cell table:style-name="ce196" office:value-type="string">
            <text:p>0.000879</text:p>
          </table:table-cell>
          <table:table-cell table:style-name="ce196" office:value-type="string">
            <text:p>0.000606</text:p>
          </table:table-cell>
          <table:table-cell table:style-name="ce196" office:value-type="string">
            <text:p>4.63042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6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6.684284e-05</text:p>
          </table:table-cell>
          <table:table-cell table:style-name="ce196" office:value-type="string">
            <text:p>7.232550e-05</text:p>
          </table:table-cell>
          <table:table-cell table:style-name="ce196" office:value-type="string">
            <text:p>4.304783e-05</text:p>
          </table:table-cell>
          <table:table-cell table:style-name="ce196" office:value-type="string">
            <text:p>4.633457e-05</text:p>
          </table:table-cell>
          <table:table-cell table:style-name="ce196" office:value-type="string">
            <text:p>0.000368</text:p>
          </table:table-cell>
          <table:table-cell table:style-name="ce196" office:value-type="string">
            <text:p>0.000320</text:p>
          </table:table-cell>
          <table:table-cell table:style-name="ce196" office:value-type="string">
            <text:p>0.000187</text:p>
          </table:table-cell>
          <table:table-cell table:style-name="ce196" office:value-type="string">
            <text:p>2.35529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accident_7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023594e-04</text:p>
          </table:table-cell>
          <table:table-cell table:style-name="ce196" office:value-type="string">
            <text:p>3.020254e-04</text:p>
          </table:table-cell>
          <table:table-cell table:style-name="ce196" office:value-type="string">
            <text:p>1.174972e-04</text:p>
          </table:table-cell>
          <table:table-cell table:style-name="ce196" office:value-type="string">
            <text:p>4.987584e-04</text:p>
          </table:table-cell>
          <table:table-cell table:style-name="ce196" office:value-type="string">
            <text:p>0.000789</text:p>
          </table:table-cell>
          <table:table-cell table:style-name="ce196" office:value-type="string">
            <text:p>0.000765</text:p>
          </table:table-cell>
          <table:table-cell table:style-name="ce196" office:value-type="string">
            <text:p>0.000518</text:p>
          </table:table-cell>
          <table:table-cell table:style-name="ce196" office:value-type="string">
            <text:p>1.48030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6.037867e-04</text:p>
          </table:table-cell>
          <table:table-cell table:style-name="ce196" office:value-type="string">
            <text:p>6.707712e-04</text:p>
          </table:table-cell>
          <table:table-cell table:style-name="ce196" office:value-type="string">
            <text:p>3.658044e-04</text:p>
          </table:table-cell>
          <table:table-cell table:style-name="ce196" office:value-type="string">
            <text:p>3.942030e-04</text:p>
          </table:table-cell>
          <table:table-cell table:style-name="ce196" office:value-type="string">
            <text:p>0.000817</text:p>
          </table:table-cell>
          <table:table-cell table:style-name="ce196" office:value-type="string">
            <text:p>0.001183</text:p>
          </table:table-cell>
          <table:table-cell table:style-name="ce196" office:value-type="string">
            <text:p>0.000677</text:p>
          </table:table-cell>
          <table:table-cell table:style-name="ce196" office:value-type="string">
            <text:p>6.60973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969330e-04</text:p>
          </table:table-cell>
          <table:table-cell table:style-name="ce196" office:value-type="string">
            <text:p>7.243509e-04</text:p>
          </table:table-cell>
          <table:table-cell table:style-name="ce196" office:value-type="string">
            <text:p>4.262321e-04</text:p>
          </table:table-cell>
          <table:table-cell table:style-name="ce196" office:value-type="string">
            <text:p>4.114880e-04</text:p>
          </table:table-cell>
          <table:table-cell table:style-name="ce196" office:value-type="string">
            <text:p>0.000778</text:p>
          </table:table-cell>
          <table:table-cell table:style-name="ce196" office:value-type="string">
            <text:p>0.001097</text:p>
          </table:table-cell>
          <table:table-cell table:style-name="ce196" office:value-type="string">
            <text:p>0.000682</text:p>
          </table:table-cell>
          <table:table-cell table:style-name="ce196" office:value-type="string">
            <text:p>6.75367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3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523205e-06</text:p>
          </table:table-cell>
          <table:table-cell table:style-name="ce196" office:value-type="string">
            <text:p>3.474797e-06</text:p>
          </table:table-cell>
          <table:table-cell table:style-name="ce196" office:value-type="string">
            <text:p>2.055285e-06</text:p>
          </table:table-cell>
          <table:table-cell table:style-name="ce196" office:value-type="string">
            <text:p>2.300912e-06</text:p>
          </table:table-cell>
          <table:table-cell table:style-name="ce196" office:value-type="string">
            <text:p>0.000080</text:p>
          </table:table-cell>
          <table:table-cell table:style-name="ce196" office:value-type="string">
            <text:p>0.000095</text:p>
          </table:table-cell>
          <table:table-cell table:style-name="ce196" office:value-type="string">
            <text:p>0.000076</text:p>
          </table:table-cell>
          <table:table-cell table:style-name="ce196" office:value-type="string">
            <text:p>6.613937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4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306307e-08</text:p>
          </table:table-cell>
          <table:table-cell table:style-name="ce196" office:value-type="string">
            <text:p>3.420345e-08</text:p>
          </table:table-cell>
          <table:table-cell table:style-name="ce196" office:value-type="string">
            <text:p>5.869834e-08</text:p>
          </table:table-cell>
          <table:table-cell table:style-name="ce196" office:value-type="string">
            <text:p>4.755796e-08</text:p>
          </table:table-cell>
          <table:table-cell table:style-name="ce196" office:value-type="string">
            <text:p>0.000001</text:p>
          </table:table-cell>
          <table:table-cell table:style-name="ce196" office:value-type="string">
            <text:p>0.000002</text:p>
          </table:table-cell>
          <table:table-cell table:style-name="ce196" office:value-type="string">
            <text:p>0.000004</text:p>
          </table:table-cell>
          <table:table-cell table:style-name="ce196" office:value-type="string">
            <text:p>2.762487e-06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5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036398e-06</text:p>
          </table:table-cell>
          <table:table-cell table:style-name="ce196" office:value-type="string">
            <text:p>3.223080e-06</text:p>
          </table:table-cell>
          <table:table-cell table:style-name="ce196" office:value-type="string">
            <text:p>1.683955e-06</text:p>
          </table:table-cell>
          <table:table-cell table:style-name="ce196" office:value-type="string">
            <text:p>1.519442e-06</text:p>
          </table:table-cell>
          <table:table-cell table:style-name="ce196" office:value-type="string">
            <text:p>0.000066</text:p>
          </table:table-cell>
          <table:table-cell table:style-name="ce196" office:value-type="string">
            <text:p>0.000105</text:p>
          </table:table-cell>
          <table:table-cell table:style-name="ce196" office:value-type="string">
            <text:p>0.000070</text:p>
          </table:table-cell>
          <table:table-cell table:style-name="ce196" office:value-type="string">
            <text:p>5.301627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6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800159e-06</text:p>
          </table:table-cell>
          <table:table-cell table:style-name="ce196" office:value-type="string">
            <text:p>1.125903e-06</text:p>
          </table:table-cell>
          <table:table-cell table:style-name="ce196" office:value-type="string">
            <text:p>2.025412e-06</text:p>
          </table:table-cell>
          <table:table-cell table:style-name="ce196" office:value-type="string">
            <text:p>3.696803e-06</text:p>
          </table:table-cell>
          <table:table-cell table:style-name="ce196" office:value-type="string">
            <text:p>0.000098</text:p>
          </table:table-cell>
          <table:table-cell table:style-name="ce196" office:value-type="string">
            <text:p>0.000047</text:p>
          </table:table-cell>
          <table:table-cell table:style-name="ce196" office:value-type="string">
            <text:p>0.000083</text:p>
          </table:table-cell>
          <table:table-cell table:style-name="ce196" office:value-type="string">
            <text:p>1.63189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7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718272e-06</text:p>
          </table:table-cell>
          <table:table-cell table:style-name="ce196" office:value-type="string">
            <text:p>4.540710e-06</text:p>
          </table:table-cell>
          <table:table-cell table:style-name="ce196" office:value-type="string">
            <text:p>9.314830e-06</text:p>
          </table:table-cell>
          <table:table-cell table:style-name="ce196" office:value-type="string">
            <text:p>6.818256e-06</text:p>
          </table:table-cell>
          <table:table-cell table:style-name="ce196" office:value-type="string">
            <text:p>0.000177</text:p>
          </table:table-cell>
          <table:table-cell table:style-name="ce196" office:value-type="string">
            <text:p>0.000090</text:p>
          </table:table-cell>
          <table:table-cell table:style-name="ce196" office:value-type="string">
            <text:p>0.000165</text:p>
          </table:table-cell>
          <table:table-cell table:style-name="ce196" office:value-type="string">
            <text:p>1.33523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8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035720e-06</text:p>
          </table:table-cell>
          <table:table-cell table:style-name="ce196" office:value-type="string">
            <text:p>1.010314e-06</text:p>
          </table:table-cell>
          <table:table-cell table:style-name="ce196" office:value-type="string">
            <text:p>2.214743e-06</text:p>
          </table:table-cell>
          <table:table-cell table:style-name="ce196" office:value-type="string">
            <text:p>1.763168e-06</text:p>
          </table:table-cell>
          <table:table-cell table:style-name="ce196" office:value-type="string">
            <text:p>0.000130</text:p>
          </table:table-cell>
          <table:table-cell table:style-name="ce196" office:value-type="string">
            <text:p>0.000028</text:p>
          </table:table-cell>
          <table:table-cell table:style-name="ce196" office:value-type="string">
            <text:p>0.000091</text:p>
          </table:table-cell>
          <table:table-cell table:style-name="ce196" office:value-type="string">
            <text:p>6.785742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loca_road_surface_cond_9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285644e-06</text:p>
          </table:table-cell>
          <table:table-cell table:style-name="ce196" office:value-type="string">
            <text:p>4.636169e-06</text:p>
          </table:table-cell>
          <table:table-cell table:style-name="ce196" office:value-type="string">
            <text:p>7.523717e-06</text:p>
          </table:table-cell>
          <table:table-cell table:style-name="ce196" office:value-type="string">
            <text:p>7.702273e-06</text:p>
          </table:table-cell>
          <table:table-cell table:style-name="ce196" office:value-type="string">
            <text:p>0.000060</text:p>
          </table:table-cell>
          <table:table-cell table:style-name="ce196" office:value-type="string">
            <text:p>0.000111</text:p>
          </table:table-cell>
          <table:table-cell table:style-name="ce196" office:value-type="string">
            <text:p>0.000176</text:p>
          </table:table-cell>
          <table:table-cell table:style-name="ce196" office:value-type="string">
            <text:p>1.67622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177331e-06</text:p>
          </table:table-cell>
          <table:table-cell table:style-name="ce196" office:value-type="string">
            <text:p>9.592535e-07</text:p>
          </table:table-cell>
          <table:table-cell table:style-name="ce196" office:value-type="string">
            <text:p>1.820459e-06</text:p>
          </table:table-cell>
          <table:table-cell table:style-name="ce196" office:value-type="string">
            <text:p>2.316630e-06</text:p>
          </table:table-cell>
          <table:table-cell table:style-name="ce196" office:value-type="string">
            <text:p>0.000036</text:p>
          </table:table-cell>
          <table:table-cell table:style-name="ce196" office:value-type="string">
            <text:p>0.000030</text:p>
          </table:table-cell>
          <table:table-cell table:style-name="ce196" office:value-type="string">
            <text:p>0.000066</text:p>
          </table:table-cell>
          <table:table-cell table:style-name="ce196" office:value-type="string">
            <text:p>7.580408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881546e-03</text:p>
          </table:table-cell>
          <table:table-cell table:style-name="ce196" office:value-type="string">
            <text:p>1.367150e-03</text:p>
          </table:table-cell>
          <table:table-cell table:style-name="ce196" office:value-type="string">
            <text:p>1.475655e-03</text:p>
          </table:table-cell>
          <table:table-cell table:style-name="ce196" office:value-type="string">
            <text:p>1.090586e-03</text:p>
          </table:table-cell>
          <table:table-cell table:style-name="ce196" office:value-type="string">
            <text:p>0.011795</text:p>
          </table:table-cell>
          <table:table-cell table:style-name="ce196" office:value-type="string">
            <text:p>0.005440</text:p>
          </table:table-cell>
          <table:table-cell table:style-name="ce196" office:value-type="string">
            <text:p>0.004168</text:p>
          </table:table-cell>
          <table:table-cell table:style-name="ce196" office:value-type="string">
            <text:p>3.24276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7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451680e-02</text:p>
          </table:table-cell>
          <table:table-cell table:style-name="ce196" office:value-type="string">
            <text:p>1.218854e-02</text:p>
          </table:table-cell>
          <table:table-cell table:style-name="ce196" office:value-type="string">
            <text:p>1.658493e-02</text:p>
          </table:table-cell>
          <table:table-cell table:style-name="ce196" office:value-type="string">
            <text:p>6.241243e-03</text:p>
          </table:table-cell>
          <table:table-cell table:style-name="ce196" office:value-type="string">
            <text:p>0.025468</text:p>
          </table:table-cell>
          <table:table-cell table:style-name="ce196" office:value-type="string">
            <text:p>0.012191</text:p>
          </table:table-cell>
          <table:table-cell table:style-name="ce196" office:value-type="string">
            <text:p>0.012305</text:p>
          </table:table-cell>
          <table:table-cell table:style-name="ce196" office:value-type="string">
            <text:p>4.67658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14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429627e-03</text:p>
          </table:table-cell>
          <table:table-cell table:style-name="ce196" office:value-type="string">
            <text:p>2.360422e-03</text:p>
          </table:table-cell>
          <table:table-cell table:style-name="ce196" office:value-type="string">
            <text:p>1.225518e-03</text:p>
          </table:table-cell>
          <table:table-cell table:style-name="ce196" office:value-type="string">
            <text:p>7.852276e-04</text:p>
          </table:table-cell>
          <table:table-cell table:style-name="ce196" office:value-type="string">
            <text:p>0.006588</text:p>
          </table:table-cell>
          <table:table-cell table:style-name="ce196" office:value-type="string">
            <text:p>0.003808</text:p>
          </table:table-cell>
          <table:table-cell table:style-name="ce196" office:value-type="string">
            <text:p>0.002293</text:p>
          </table:table-cell>
          <table:table-cell table:style-name="ce196" office:value-type="string">
            <text:p>3.03668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17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721148e-04</text:p>
          </table:table-cell>
          <table:table-cell table:style-name="ce196" office:value-type="string">
            <text:p>9.484674e-05</text:p>
          </table:table-cell>
          <table:table-cell table:style-name="ce196" office:value-type="string">
            <text:p>8.771960e-05</text:p>
          </table:table-cell>
          <table:table-cell table:style-name="ce196" office:value-type="string">
            <text:p>5.130411e-05</text:p>
          </table:table-cell>
          <table:table-cell table:style-name="ce196" office:value-type="string">
            <text:p>0.001925</text:p>
          </table:table-cell>
          <table:table-cell table:style-name="ce196" office:value-type="string">
            <text:p>0.001050</text:p>
          </table:table-cell>
          <table:table-cell table:style-name="ce196" office:value-type="string">
            <text:p>0.001061</text:p>
          </table:table-cell>
          <table:table-cell table:style-name="ce196" office:value-type="string">
            <text:p>9.23241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3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4.282608e-03</text:p>
          </table:table-cell>
          <table:table-cell table:style-name="ce196" office:value-type="string">
            <text:p>3.388342e-03</text:p>
          </table:table-cell>
          <table:table-cell table:style-name="ce196" office:value-type="string">
            <text:p>1.193176e-03</text:p>
          </table:table-cell>
          <table:table-cell table:style-name="ce196" office:value-type="string">
            <text:p>4.090863e-04</text:p>
          </table:table-cell>
          <table:table-cell table:style-name="ce196" office:value-type="string">
            <text:p>0.007894</text:p>
          </table:table-cell>
          <table:table-cell table:style-name="ce196" office:value-type="string">
            <text:p>0.006264</text:p>
          </table:table-cell>
          <table:table-cell table:style-name="ce196" office:value-type="string">
            <text:p>0.002178</text:p>
          </table:table-cell>
          <table:table-cell table:style-name="ce196" office:value-type="string">
            <text:p>9.45278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33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063595e-02</text:p>
          </table:table-cell>
          <table:table-cell table:style-name="ce196" office:value-type="string">
            <text:p>1.545482e-03</text:p>
          </table:table-cell>
          <table:table-cell table:style-name="ce196" office:value-type="string">
            <text:p>8.965632e-03</text:p>
          </table:table-cell>
          <table:table-cell table:style-name="ce196" office:value-type="string">
            <text:p>2.182885e-03</text:p>
          </table:table-cell>
          <table:table-cell table:style-name="ce196" office:value-type="string">
            <text:p>0.019385</text:p>
          </table:table-cell>
          <table:table-cell table:style-name="ce196" office:value-type="string">
            <text:p>0.003037</text:p>
          </table:table-cell>
          <table:table-cell table:style-name="ce196" office:value-type="string">
            <text:p>0.016079</text:p>
          </table:table-cell>
          <table:table-cell table:style-name="ce196" office:value-type="string">
            <text:p>4.42435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37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7.708381e-04</text:p>
          </table:table-cell>
          <table:table-cell table:style-name="ce196" office:value-type="string">
            <text:p>3.673056e-04</text:p>
          </table:table-cell>
          <table:table-cell table:style-name="ce196" office:value-type="string">
            <text:p>4.632895e-04</text:p>
          </table:table-cell>
          <table:table-cell table:style-name="ce196" office:value-type="string">
            <text:p>2.467754e-04</text:p>
          </table:table-cell>
          <table:table-cell table:style-name="ce196" office:value-type="string">
            <text:p>0.002643</text:p>
          </table:table-cell>
          <table:table-cell table:style-name="ce196" office:value-type="string">
            <text:p>0.001538</text:p>
          </table:table-cell>
          <table:table-cell table:style-name="ce196" office:value-type="string">
            <text:p>0.001805</text:p>
          </table:table-cell>
          <table:table-cell table:style-name="ce196" office:value-type="string">
            <text:p>1.35808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5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6.146843e-04</text:p>
          </table:table-cell>
          <table:table-cell table:style-name="ce196" office:value-type="string">
            <text:p>4.553915e-04</text:p>
          </table:table-cell>
          <table:table-cell table:style-name="ce196" office:value-type="string">
            <text:p>1.501325e-04</text:p>
          </table:table-cell>
          <table:table-cell table:style-name="ce196" office:value-type="string">
            <text:p>4.629901e-05</text:p>
          </table:table-cell>
          <table:table-cell table:style-name="ce196" office:value-type="string">
            <text:p>0.004533</text:p>
          </table:table-cell>
          <table:table-cell table:style-name="ce196" office:value-type="string">
            <text:p>0.003322</text:p>
          </table:table-cell>
          <table:table-cell table:style-name="ce196" office:value-type="string">
            <text:p>0.001152</text:p>
          </table:table-cell>
          <table:table-cell table:style-name="ce196" office:value-type="string">
            <text:p>4.471702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cat_99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468385e-04</text:p>
          </table:table-cell>
          <table:table-cell table:style-name="ce196" office:value-type="string">
            <text:p>1.081441e-04</text:p>
          </table:table-cell>
          <table:table-cell table:style-name="ce196" office:value-type="string">
            <text:p>7.904064e-05</text:p>
          </table:table-cell>
          <table:table-cell table:style-name="ce196" office:value-type="string">
            <text:p>7.768679e-05</text:p>
          </table:table-cell>
          <table:table-cell table:style-name="ce196" office:value-type="string">
            <text:p>0.000515</text:p>
          </table:table-cell>
          <table:table-cell table:style-name="ce196" office:value-type="string">
            <text:p>0.000331</text:p>
          </table:table-cell>
          <table:table-cell table:style-name="ce196" office:value-type="string">
            <text:p>0.000310</text:p>
          </table:table-cell>
          <table:table-cell table:style-name="ce196" office:value-type="string">
            <text:p>4.004008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500584e-02</text:p>
          </table:table-cell>
          <table:table-cell table:style-name="ce196" office:value-type="string">
            <text:p>4.510515e-03</text:p>
          </table:table-cell>
          <table:table-cell table:style-name="ce196" office:value-type="string">
            <text:p>8.483287e-03</text:p>
          </table:table-cell>
          <table:table-cell table:style-name="ce196" office:value-type="string">
            <text:p>1.346394e-02</text:p>
          </table:table-cell>
          <table:table-cell table:style-name="ce196" office:value-type="string">
            <text:p>0.028370</text:p>
          </table:table-cell>
          <table:table-cell table:style-name="ce196" office:value-type="string">
            <text:p>0.007869</text:p>
          </table:table-cell>
          <table:table-cell table:style-name="ce196" office:value-type="string">
            <text:p>0.009428</text:p>
          </table:table-cell>
          <table:table-cell table:style-name="ce196" office:value-type="string">
            <text:p>1.500202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1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484605e-04</text:p>
          </table:table-cell>
          <table:table-cell table:style-name="ce196" office:value-type="string">
            <text:p>3.275550e-04</text:p>
          </table:table-cell>
          <table:table-cell table:style-name="ce196" office:value-type="string">
            <text:p>1.121243e-04</text:p>
          </table:table-cell>
          <table:table-cell table:style-name="ce196" office:value-type="string">
            <text:p>2.372850e-04</text:p>
          </table:table-cell>
          <table:table-cell table:style-name="ce196" office:value-type="string">
            <text:p>0.000877</text:p>
          </table:table-cell>
          <table:table-cell table:style-name="ce196" office:value-type="string">
            <text:p>0.001538</text:p>
          </table:table-cell>
          <table:table-cell table:style-name="ce196" office:value-type="string">
            <text:p>0.000580</text:p>
          </table:table-cell>
          <table:table-cell table:style-name="ce196" office:value-type="string">
            <text:p>8.99150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7.811219e-04</text:p>
          </table:table-cell>
          <table:table-cell table:style-name="ce196" office:value-type="string">
            <text:p>3.501169e-04</text:p>
          </table:table-cell>
          <table:table-cell table:style-name="ce196" office:value-type="string">
            <text:p>3.458726e-04</text:p>
          </table:table-cell>
          <table:table-cell table:style-name="ce196" office:value-type="string">
            <text:p>8.522308e-04</text:p>
          </table:table-cell>
          <table:table-cell table:style-name="ce196" office:value-type="string">
            <text:p>0.002794</text:p>
          </table:table-cell>
          <table:table-cell table:style-name="ce196" office:value-type="string">
            <text:p>0.001510</text:p>
          </table:table-cell>
          <table:table-cell table:style-name="ce196" office:value-type="string">
            <text:p>0.001086</text:p>
          </table:table-cell>
          <table:table-cell table:style-name="ce196" office:value-type="string">
            <text:p>4.05410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4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9.138460e-04</text:p>
          </table:table-cell>
          <table:table-cell table:style-name="ce196" office:value-type="string">
            <text:p>5.310199e-04</text:p>
          </table:table-cell>
          <table:table-cell table:style-name="ce196" office:value-type="string">
            <text:p>2.051809e-04</text:p>
          </table:table-cell>
          <table:table-cell table:style-name="ce196" office:value-type="string">
            <text:p>3.234635e-04</text:p>
          </table:table-cell>
          <table:table-cell table:style-name="ce196" office:value-type="string">
            <text:p>0.002868</text:p>
          </table:table-cell>
          <table:table-cell table:style-name="ce196" office:value-type="string">
            <text:p>0.001987</text:p>
          </table:table-cell>
          <table:table-cell table:style-name="ce196" office:value-type="string">
            <text:p>0.000779</text:p>
          </table:table-cell>
          <table:table-cell table:style-name="ce196" office:value-type="string">
            <text:p>1.10868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5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640593e-04</text:p>
          </table:table-cell>
          <table:table-cell table:style-name="ce196" office:value-type="string">
            <text:p>2.033772e-04</text:p>
          </table:table-cell>
          <table:table-cell table:style-name="ce196" office:value-type="string">
            <text:p>2.769550e-04</text:p>
          </table:table-cell>
          <table:table-cell table:style-name="ce196" office:value-type="string">
            <text:p>2.055659e-04</text:p>
          </table:table-cell>
          <table:table-cell table:style-name="ce196" office:value-type="string">
            <text:p>0.002622</text:p>
          </table:table-cell>
          <table:table-cell table:style-name="ce196" office:value-type="string">
            <text:p>0.001003</text:p>
          </table:table-cell>
          <table:table-cell table:style-name="ce196" office:value-type="string">
            <text:p>0.001301</text:p>
          </table:table-cell>
          <table:table-cell table:style-name="ce196" office:value-type="string">
            <text:p>1.07117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6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6.120899e-04</text:p>
          </table:table-cell>
          <table:table-cell table:style-name="ce196" office:value-type="string">
            <text:p>1.644351e-04</text:p>
          </table:table-cell>
          <table:table-cell table:style-name="ce196" office:value-type="string">
            <text:p>2.691915e-04</text:p>
          </table:table-cell>
          <table:table-cell table:style-name="ce196" office:value-type="string">
            <text:p>4.984799e-04</text:p>
          </table:table-cell>
          <table:table-cell table:style-name="ce196" office:value-type="string">
            <text:p>0.003049</text:p>
          </table:table-cell>
          <table:table-cell table:style-name="ce196" office:value-type="string">
            <text:p>0.000630</text:p>
          </table:table-cell>
          <table:table-cell table:style-name="ce196" office:value-type="string">
            <text:p>0.001379</text:p>
          </table:table-cell>
          <table:table-cell table:style-name="ce196" office:value-type="string">
            <text:p>2.15995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8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533373e-04</text:p>
          </table:table-cell>
          <table:table-cell table:style-name="ce196" office:value-type="string">
            <text:p>6.872627e-05</text:p>
          </table:table-cell>
          <table:table-cell table:style-name="ce196" office:value-type="string">
            <text:p>6.093895e-05</text:p>
          </table:table-cell>
          <table:table-cell table:style-name="ce196" office:value-type="string">
            <text:p>1.135635e-04</text:p>
          </table:table-cell>
          <table:table-cell table:style-name="ce196" office:value-type="string">
            <text:p>0.000836</text:p>
          </table:table-cell>
          <table:table-cell table:style-name="ce196" office:value-type="string">
            <text:p>0.000351</text:p>
          </table:table-cell>
          <table:table-cell table:style-name="ce196" office:value-type="string">
            <text:p>0.000389</text:p>
          </table:table-cell>
          <table:table-cell table:style-name="ce196" office:value-type="string">
            <text:p>7.91761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13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5.086683e-04</text:p>
          </table:table-cell>
          <table:table-cell table:style-name="ce196" office:value-type="string">
            <text:p>1.520330e-04</text:p>
          </table:table-cell>
          <table:table-cell table:style-name="ce196" office:value-type="string">
            <text:p>8.896586e-04</text:p>
          </table:table-cell>
          <table:table-cell table:style-name="ce196" office:value-type="string">
            <text:p>4.291789e-04</text:p>
          </table:table-cell>
          <table:table-cell table:style-name="ce196" office:value-type="string">
            <text:p>0.001155</text:p>
          </table:table-cell>
          <table:table-cell table:style-name="ce196" office:value-type="string">
            <text:p>0.000547</text:p>
          </table:table-cell>
          <table:table-cell table:style-name="ce196" office:value-type="string">
            <text:p>0.001788</text:p>
          </table:table-cell>
          <table:table-cell table:style-name="ce196" office:value-type="string">
            <text:p>1.10778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fixed_obstacle_17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8.279220e-07</text:p>
          </table:table-cell>
          <table:table-cell table:style-name="ce196" office:value-type="string">
            <text:p>7.492039e-07</text:p>
          </table:table-cell>
          <table:table-cell table:style-name="ce196" office:value-type="string">
            <text:p>6.844964e-07</text:p>
          </table:table-cell>
          <table:table-cell table:style-name="ce196" office:value-type="string">
            <text:p>1.580494e-06</text:p>
          </table:table-cell>
          <table:table-cell table:style-name="ce196" office:value-type="string">
            <text:p>0.000032</text:p>
          </table:table-cell>
          <table:table-cell table:style-name="ce196" office:value-type="string">
            <text:p>0.000033</text:p>
          </table:table-cell>
          <table:table-cell table:style-name="ce196" office:value-type="string">
            <text:p>0.000030</text:p>
          </table:table-cell>
          <table:table-cell table:style-name="ce196" office:value-type="string">
            <text:p>7.238794e-05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ving_obstacle_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152609e-02</text:p>
          </table:table-cell>
          <table:table-cell table:style-name="ce196" office:value-type="string">
            <text:p>3.633380e-03</text:p>
          </table:table-cell>
          <table:table-cell table:style-name="ce196" office:value-type="string">
            <text:p>8.227509e-03</text:p>
          </table:table-cell>
          <table:table-cell table:style-name="ce196" office:value-type="string">
            <text:p>1.081623e-02</text:p>
          </table:table-cell>
          <table:table-cell table:style-name="ce196" office:value-type="string">
            <text:p>0.021683</text:p>
          </table:table-cell>
          <table:table-cell table:style-name="ce196" office:value-type="string">
            <text:p>0.006402</text:p>
          </table:table-cell>
          <table:table-cell table:style-name="ce196" office:value-type="string">
            <text:p>0.007573</text:p>
          </table:table-cell>
          <table:table-cell table:style-name="ce196" office:value-type="string">
            <text:p>1.103054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ving_obstacle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477152e-02</text:p>
          </table:table-cell>
          <table:table-cell table:style-name="ce196" office:value-type="string">
            <text:p>1.244693e-02</text:p>
          </table:table-cell>
          <table:table-cell table:style-name="ce196" office:value-type="string">
            <text:p>7.169213e-03</text:p>
          </table:table-cell>
          <table:table-cell table:style-name="ce196" office:value-type="string">
            <text:p>5.206649e-03</text:p>
          </table:table-cell>
          <table:table-cell table:style-name="ce196" office:value-type="string">
            <text:p>0.028412</text:p>
          </table:table-cell>
          <table:table-cell table:style-name="ce196" office:value-type="string">
            <text:p>0.014475</text:p>
          </table:table-cell>
          <table:table-cell table:style-name="ce196" office:value-type="string">
            <text:p>0.008258</text:p>
          </table:table-cell>
          <table:table-cell table:style-name="ce196" office:value-type="string">
            <text:p>6.91845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ving_obstacle_2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8.926470e-03</text:p>
          </table:table-cell>
          <table:table-cell table:style-name="ce196" office:value-type="string">
            <text:p>1.360021e-02</text:p>
          </table:table-cell>
          <table:table-cell table:style-name="ce196" office:value-type="string">
            <text:p>3.287830e-03</text:p>
          </table:table-cell>
          <table:table-cell table:style-name="ce196" office:value-type="string">
            <text:p>6.711284e-03</text:p>
          </table:table-cell>
          <table:table-cell table:style-name="ce196" office:value-type="string">
            <text:p>0.011104</text:p>
          </table:table-cell>
          <table:table-cell table:style-name="ce196" office:value-type="string">
            <text:p>0.008047</text:p>
          </table:table-cell>
          <table:table-cell table:style-name="ce196" office:value-type="string">
            <text:p>0.003231</text:p>
          </table:table-cell>
          <table:table-cell table:style-name="ce196" office:value-type="string">
            <text:p>5.047112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ving_obstacle_9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166398e-04</text:p>
          </table:table-cell>
          <table:table-cell table:style-name="ce196" office:value-type="string">
            <text:p>8.395917e-05</text:p>
          </table:table-cell>
          <table:table-cell table:style-name="ce196" office:value-type="string">
            <text:p>6.380030e-05</text:p>
          </table:table-cell>
          <table:table-cell table:style-name="ce196" office:value-type="string">
            <text:p>4.183932e-05</text:p>
          </table:table-cell>
          <table:table-cell table:style-name="ce196" office:value-type="string">
            <text:p>0.001100</text:p>
          </table:table-cell>
          <table:table-cell table:style-name="ce196" office:value-type="string">
            <text:p>0.000802</text:p>
          </table:table-cell>
          <table:table-cell table:style-name="ce196" office:value-type="string">
            <text:p>0.000577</text:p>
          </table:table-cell>
          <table:table-cell table:style-name="ce196" office:value-type="string">
            <text:p>4.875567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0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111752e-04</text:p>
          </table:table-cell>
          <table:table-cell table:style-name="ce196" office:value-type="string">
            <text:p>2.615782e-04</text:p>
          </table:table-cell>
          <table:table-cell table:style-name="ce196" office:value-type="string">
            <text:p>1.878143e-04</text:p>
          </table:table-cell>
          <table:table-cell table:style-name="ce196" office:value-type="string">
            <text:p>2.810250e-04</text:p>
          </table:table-cell>
          <table:table-cell table:style-name="ce196" office:value-type="string">
            <text:p>0.000923</text:p>
          </table:table-cell>
          <table:table-cell table:style-name="ce196" office:value-type="string">
            <text:p>0.000963</text:p>
          </table:table-cell>
          <table:table-cell table:style-name="ce196" office:value-type="string">
            <text:p>0.000827</text:p>
          </table:table-cell>
          <table:table-cell table:style-name="ce196" office:value-type="string">
            <text:p>1.209642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1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4.799469e-03</text:p>
          </table:table-cell>
          <table:table-cell table:style-name="ce196" office:value-type="string">
            <text:p>1.579772e-03</text:p>
          </table:table-cell>
          <table:table-cell table:style-name="ce196" office:value-type="string">
            <text:p>3.201745e-03</text:p>
          </table:table-cell>
          <table:table-cell table:style-name="ce196" office:value-type="string">
            <text:p>1.835870e-03</text:p>
          </table:table-cell>
          <table:table-cell table:style-name="ce196" office:value-type="string">
            <text:p>0.002768</text:p>
          </table:table-cell>
          <table:table-cell table:style-name="ce196" office:value-type="string">
            <text:p>0.001647</text:p>
          </table:table-cell>
          <table:table-cell table:style-name="ce196" office:value-type="string">
            <text:p>0.002029</text:p>
          </table:table-cell>
          <table:table-cell table:style-name="ce196" office:value-type="string">
            <text:p>1.79553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2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537493e-03</text:p>
          </table:table-cell>
          <table:table-cell table:style-name="ce196" office:value-type="string">
            <text:p>1.157096e-03</text:p>
          </table:table-cell>
          <table:table-cell table:style-name="ce196" office:value-type="string">
            <text:p>7.909862e-04</text:p>
          </table:table-cell>
          <table:table-cell table:style-name="ce196" office:value-type="string">
            <text:p>8.476154e-04</text:p>
          </table:table-cell>
          <table:table-cell table:style-name="ce196" office:value-type="string">
            <text:p>0.003119</text:p>
          </table:table-cell>
          <table:table-cell table:style-name="ce196" office:value-type="string">
            <text:p>0.001604</text:p>
          </table:table-cell>
          <table:table-cell table:style-name="ce196" office:value-type="string">
            <text:p>0.001112</text:p>
          </table:table-cell>
          <table:table-cell table:style-name="ce196" office:value-type="string">
            <text:p>1.36689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7.950402e-04</text:p>
          </table:table-cell>
          <table:table-cell table:style-name="ce196" office:value-type="string">
            <text:p>6.467327e-04</text:p>
          </table:table-cell>
          <table:table-cell table:style-name="ce196" office:value-type="string">
            <text:p>3.916320e-04</text:p>
          </table:table-cell>
          <table:table-cell table:style-name="ce196" office:value-type="string">
            <text:p>4.942773e-04</text:p>
          </table:table-cell>
          <table:table-cell table:style-name="ce196" office:value-type="string">
            <text:p>0.001166</text:p>
          </table:table-cell>
          <table:table-cell table:style-name="ce196" office:value-type="string">
            <text:p>0.001035</text:p>
          </table:table-cell>
          <table:table-cell table:style-name="ce196" office:value-type="string">
            <text:p>0.000647</text:p>
          </table:table-cell>
          <table:table-cell table:style-name="ce196" office:value-type="string">
            <text:p>7.44646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4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812173e-03</text:p>
          </table:table-cell>
          <table:table-cell table:style-name="ce196" office:value-type="string">
            <text:p>4.021061e-03</text:p>
          </table:table-cell>
          <table:table-cell table:style-name="ce196" office:value-type="string">
            <text:p>1.622059e-03</text:p>
          </table:table-cell>
          <table:table-cell table:style-name="ce196" office:value-type="string">
            <text:p>1.123615e-03</text:p>
          </table:table-cell>
          <table:table-cell table:style-name="ce196" office:value-type="string">
            <text:p>0.002796</text:p>
          </table:table-cell>
          <table:table-cell table:style-name="ce196" office:value-type="string">
            <text:p>0.005349</text:p>
          </table:table-cell>
          <table:table-cell table:style-name="ce196" office:value-type="string">
            <text:p>0.002424</text:p>
          </table:table-cell>
          <table:table-cell table:style-name="ce196" office:value-type="string">
            <text:p>1.77301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5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670003e-04</text:p>
          </table:table-cell>
          <table:table-cell table:style-name="ce196" office:value-type="string">
            <text:p>6.092809e-04</text:p>
          </table:table-cell>
          <table:table-cell table:style-name="ce196" office:value-type="string">
            <text:p>2.036069e-04</text:p>
          </table:table-cell>
          <table:table-cell table:style-name="ce196" office:value-type="string">
            <text:p>1.665055e-04</text:p>
          </table:table-cell>
          <table:table-cell table:style-name="ce196" office:value-type="string">
            <text:p>0.002032</text:p>
          </table:table-cell>
          <table:table-cell table:style-name="ce196" office:value-type="string">
            <text:p>0.001407</text:p>
          </table:table-cell>
          <table:table-cell table:style-name="ce196" office:value-type="string">
            <text:p>0.000440</text:p>
          </table:table-cell>
          <table:table-cell table:style-name="ce196" office:value-type="string">
            <text:p>3.71478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6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757456e-04</text:p>
          </table:table-cell>
          <table:table-cell table:style-name="ce196" office:value-type="string">
            <text:p>1.031484e-04</text:p>
          </table:table-cell>
          <table:table-cell table:style-name="ce196" office:value-type="string">
            <text:p>1.679252e-04</text:p>
          </table:table-cell>
          <table:table-cell table:style-name="ce196" office:value-type="string">
            <text:p>1.874009e-04</text:p>
          </table:table-cell>
          <table:table-cell table:style-name="ce196" office:value-type="string">
            <text:p>0.001853</text:p>
          </table:table-cell>
          <table:table-cell table:style-name="ce196" office:value-type="string">
            <text:p>0.000535</text:p>
          </table:table-cell>
          <table:table-cell table:style-name="ce196" office:value-type="string">
            <text:p>0.000800</text:p>
          </table:table-cell>
          <table:table-cell table:style-name="ce196" office:value-type="string">
            <text:p>1.045021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7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182088e-04</text:p>
          </table:table-cell>
          <table:table-cell table:style-name="ce196" office:value-type="string">
            <text:p>4.532046e-04</text:p>
          </table:table-cell>
          <table:table-cell table:style-name="ce196" office:value-type="string">
            <text:p>4.455802e-04</text:p>
          </table:table-cell>
          <table:table-cell table:style-name="ce196" office:value-type="string">
            <text:p>8.254046e-04</text:p>
          </table:table-cell>
          <table:table-cell table:style-name="ce196" office:value-type="string">
            <text:p>0.000944</text:p>
          </table:table-cell>
          <table:table-cell table:style-name="ce196" office:value-type="string">
            <text:p>0.000955</text:p>
          </table:table-cell>
          <table:table-cell table:style-name="ce196" office:value-type="string">
            <text:p>0.000784</text:p>
          </table:table-cell>
          <table:table-cell table:style-name="ce196" office:value-type="string">
            <text:p>1.48866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8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340416e-04</text:p>
          </table:table-cell>
          <table:table-cell table:style-name="ce196" office:value-type="string">
            <text:p>3.003953e-04</text:p>
          </table:table-cell>
          <table:table-cell table:style-name="ce196" office:value-type="string">
            <text:p>2.893752e-04</text:p>
          </table:table-cell>
          <table:table-cell table:style-name="ce196" office:value-type="string">
            <text:p>2.800019e-04</text:p>
          </table:table-cell>
          <table:table-cell table:style-name="ce196" office:value-type="string">
            <text:p>0.000660</text:p>
          </table:table-cell>
          <table:table-cell table:style-name="ce196" office:value-type="string">
            <text:p>0.000594</text:p>
          </table:table-cell>
          <table:table-cell table:style-name="ce196" office:value-type="string">
            <text:p>0.000590</text:p>
          </table:table-cell>
          <table:table-cell table:style-name="ce196" office:value-type="string">
            <text:p>6.92653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impact_9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4.556187e-04</text:p>
          </table:table-cell>
          <table:table-cell table:style-name="ce196" office:value-type="string">
            <text:p>2.262006e-04</text:p>
          </table:table-cell>
          <table:table-cell table:style-name="ce196" office:value-type="string">
            <text:p>1.281477e-04</text:p>
          </table:table-cell>
          <table:table-cell table:style-name="ce196" office:value-type="string">
            <text:p>1.251867e-04</text:p>
          </table:table-cell>
          <table:table-cell table:style-name="ce196" office:value-type="string">
            <text:p>0.002604</text:p>
          </table:table-cell>
          <table:table-cell table:style-name="ce196" office:value-type="string">
            <text:p>0.001448</text:p>
          </table:table-cell>
          <table:table-cell table:style-name="ce196" office:value-type="string">
            <text:p>0.000691</text:p>
          </table:table-cell>
          <table:table-cell table:style-name="ce196" office:value-type="string">
            <text:p>8.695550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4.592227e-03</text:p>
          </table:table-cell>
          <table:table-cell table:style-name="ce196" office:value-type="string">
            <text:p>3.836904e-03</text:p>
          </table:table-cell>
          <table:table-cell table:style-name="ce196" office:value-type="string">
            <text:p>2.303136e-03</text:p>
          </table:table-cell>
          <table:table-cell table:style-name="ce196" office:value-type="string">
            <text:p>1.620636e-03</text:p>
          </table:table-cell>
          <table:table-cell table:style-name="ce196" office:value-type="string">
            <text:p>0.002759</text:p>
          </table:table-cell>
          <table:table-cell table:style-name="ce196" office:value-type="string">
            <text:p>0.002406</text:p>
          </table:table-cell>
          <table:table-cell table:style-name="ce196" office:value-type="string">
            <text:p>0.001325</text:p>
          </table:table-cell>
          <table:table-cell table:style-name="ce196" office:value-type="string">
            <text:p>1.787029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2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4.896812e-04</text:p>
          </table:table-cell>
          <table:table-cell table:style-name="ce196" office:value-type="string">
            <text:p>6.913062e-04</text:p>
          </table:table-cell>
          <table:table-cell table:style-name="ce196" office:value-type="string">
            <text:p>3.152895e-04</text:p>
          </table:table-cell>
          <table:table-cell table:style-name="ce196" office:value-type="string">
            <text:p>7.696326e-04</text:p>
          </table:table-cell>
          <table:table-cell table:style-name="ce196" office:value-type="string">
            <text:p>0.001128</text:p>
          </table:table-cell>
          <table:table-cell table:style-name="ce196" office:value-type="string">
            <text:p>0.001464</text:p>
          </table:table-cell>
          <table:table-cell table:style-name="ce196" office:value-type="string">
            <text:p>0.000702</text:p>
          </table:table-cell>
          <table:table-cell table:style-name="ce196" office:value-type="string">
            <text:p>1.58008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5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075526e-04</text:p>
          </table:table-cell>
          <table:table-cell table:style-name="ce196" office:value-type="string">
            <text:p>4.915684e-05</text:p>
          </table:table-cell>
          <table:table-cell table:style-name="ce196" office:value-type="string">
            <text:p>3.257056e-05</text:p>
          </table:table-cell>
          <table:table-cell table:style-name="ce196" office:value-type="string">
            <text:p>1.228798e-04</text:p>
          </table:table-cell>
          <table:table-cell table:style-name="ce196" office:value-type="string">
            <text:p>0.001122</text:p>
          </table:table-cell>
          <table:table-cell table:style-name="ce196" office:value-type="string">
            <text:p>0.000585</text:p>
          </table:table-cell>
          <table:table-cell table:style-name="ce196" office:value-type="string">
            <text:p>0.000404</text:p>
          </table:table-cell>
          <table:table-cell table:style-name="ce196" office:value-type="string">
            <text:p>1.31043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9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652418e-04</text:p>
          </table:table-cell>
          <table:table-cell table:style-name="ce196" office:value-type="string">
            <text:p>4.113423e-04</text:p>
          </table:table-cell>
          <table:table-cell table:style-name="ce196" office:value-type="string">
            <text:p>1.427783e-04</text:p>
          </table:table-cell>
          <table:table-cell table:style-name="ce196" office:value-type="string">
            <text:p>1.777035e-04</text:p>
          </table:table-cell>
          <table:table-cell table:style-name="ce196" office:value-type="string">
            <text:p>0.001724</text:p>
          </table:table-cell>
          <table:table-cell table:style-name="ce196" office:value-type="string">
            <text:p>0.001235</text:p>
          </table:table-cell>
          <table:table-cell table:style-name="ce196" office:value-type="string">
            <text:p>0.000445</text:p>
          </table:table-cell>
          <table:table-cell table:style-name="ce196" office:value-type="string">
            <text:p>3.55291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1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3.686448e-04</text:p>
          </table:table-cell>
          <table:table-cell table:style-name="ce196" office:value-type="string">
            <text:p>2.682018e-04</text:p>
          </table:table-cell>
          <table:table-cell table:style-name="ce196" office:value-type="string">
            <text:p>9.872576e-05</text:p>
          </table:table-cell>
          <table:table-cell table:style-name="ce196" office:value-type="string">
            <text:p>5.908268e-05</text:p>
          </table:table-cell>
          <table:table-cell table:style-name="ce196" office:value-type="string">
            <text:p>0.002135</text:p>
          </table:table-cell>
          <table:table-cell table:style-name="ce196" office:value-type="string">
            <text:p>0.001598</text:p>
          </table:table-cell>
          <table:table-cell table:style-name="ce196" office:value-type="string">
            <text:p>0.000425</text:p>
          </table:table-cell>
          <table:table-cell table:style-name="ce196" office:value-type="string">
            <text:p>3.251987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3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5.766914e-03</text:p>
          </table:table-cell>
          <table:table-cell table:style-name="ce196" office:value-type="string">
            <text:p>2.332447e-03</text:p>
          </table:table-cell>
          <table:table-cell table:style-name="ce196" office:value-type="string">
            <text:p>1.176845e-03</text:p>
          </table:table-cell>
          <table:table-cell table:style-name="ce196" office:value-type="string">
            <text:p>7.717654e-03</text:p>
          </table:table-cell>
          <table:table-cell table:style-name="ce196" office:value-type="string">
            <text:p>0.008168</text:p>
          </table:table-cell>
          <table:table-cell table:style-name="ce196" office:value-type="string">
            <text:p>0.002768</text:p>
          </table:table-cell>
          <table:table-cell table:style-name="ce196" office:value-type="string">
            <text:p>0.002162</text:p>
          </table:table-cell>
          <table:table-cell table:style-name="ce196" office:value-type="string">
            <text:p>8.851845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5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7.232577e-03</text:p>
          </table:table-cell>
          <table:table-cell table:style-name="ce196" office:value-type="string">
            <text:p>3.319579e-03</text:p>
          </table:table-cell>
          <table:table-cell table:style-name="ce196" office:value-type="string">
            <text:p>2.075354e-03</text:p>
          </table:table-cell>
          <table:table-cell table:style-name="ce196" office:value-type="string">
            <text:p>2.074436e-03</text:p>
          </table:table-cell>
          <table:table-cell table:style-name="ce196" office:value-type="string">
            <text:p>0.008558</text:p>
          </table:table-cell>
          <table:table-cell table:style-name="ce196" office:value-type="string">
            <text:p>0.004250</text:p>
          </table:table-cell>
          <table:table-cell table:style-name="ce196" office:value-type="string">
            <text:p>0.002605</text:p>
          </table:table-cell>
          <table:table-cell table:style-name="ce196" office:value-type="string">
            <text:p>2.847843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7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481174e-04</text:p>
          </table:table-cell>
          <table:table-cell table:style-name="ce196" office:value-type="string">
            <text:p>1.267167e-04</text:p>
          </table:table-cell>
          <table:table-cell table:style-name="ce196" office:value-type="string">
            <text:p>1.565582e-04</text:p>
          </table:table-cell>
          <table:table-cell table:style-name="ce196" office:value-type="string">
            <text:p>1.090784e-04</text:p>
          </table:table-cell>
          <table:table-cell table:style-name="ce196" office:value-type="string">
            <text:p>0.000603</text:p>
          </table:table-cell>
          <table:table-cell table:style-name="ce196" office:value-type="string">
            <text:p>0.000442</text:p>
          </table:table-cell>
          <table:table-cell table:style-name="ce196" office:value-type="string">
            <text:p>0.000533</text:p>
          </table:table-cell>
          <table:table-cell table:style-name="ce196" office:value-type="string">
            <text:p>4.799907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19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276681e-04</text:p>
          </table:table-cell>
          <table:table-cell table:style-name="ce196" office:value-type="string">
            <text:p>9.548728e-05</text:p>
          </table:table-cell>
          <table:table-cell table:style-name="ce196" office:value-type="string">
            <text:p>7.949087e-05</text:p>
          </table:table-cell>
          <table:table-cell table:style-name="ce196" office:value-type="string">
            <text:p>1.035604e-04</text:p>
          </table:table-cell>
          <table:table-cell table:style-name="ce196" office:value-type="string">
            <text:p>0.000604</text:p>
          </table:table-cell>
          <table:table-cell table:style-name="ce196" office:value-type="string">
            <text:p>0.000378</text:p>
          </table:table-cell>
          <table:table-cell table:style-name="ce196" office:value-type="string">
            <text:p>0.000372</text:p>
          </table:table-cell>
          <table:table-cell table:style-name="ce196" office:value-type="string">
            <text:p>5.56489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23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2.392805e-04</text:p>
          </table:table-cell>
          <table:table-cell table:style-name="ce196" office:value-type="string">
            <text:p>2.106751e-04</text:p>
          </table:table-cell>
          <table:table-cell table:style-name="ce196" office:value-type="string">
            <text:p>1.089265e-04</text:p>
          </table:table-cell>
          <table:table-cell table:style-name="ce196" office:value-type="string">
            <text:p>7.520489e-05</text:p>
          </table:table-cell>
          <table:table-cell table:style-name="ce196" office:value-type="string">
            <text:p>0.000737</text:p>
          </table:table-cell>
          <table:table-cell table:style-name="ce196" office:value-type="string">
            <text:p>0.000804</text:p>
          </table:table-cell>
          <table:table-cell table:style-name="ce196" office:value-type="string">
            <text:p>0.000352</text:p>
          </table:table-cell>
          <table:table-cell table:style-name="ce196" office:value-type="string">
            <text:p>2.60579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26.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9.696789e-05</text:p>
          </table:table-cell>
          <table:table-cell table:style-name="ce196" office:value-type="string">
            <text:p>1.136572e-04</text:p>
          </table:table-cell>
          <table:table-cell table:style-name="ce196" office:value-type="string">
            <text:p>1.038315e-04</text:p>
          </table:table-cell>
          <table:table-cell table:style-name="ce196" office:value-type="string">
            <text:p>8.028297e-05</text:p>
          </table:table-cell>
          <table:table-cell table:style-name="ce196" office:value-type="string">
            <text:p>0.000377</text:p>
          </table:table-cell>
          <table:table-cell table:style-name="ce196" office:value-type="string">
            <text:p>0.000400</text:p>
          </table:table-cell>
          <table:table-cell table:style-name="ce196" office:value-type="string">
            <text:p>0.000328</text:p>
          </table:table-cell>
          <table:table-cell table:style-name="ce196" office:value-type="string">
            <text:p>3.15525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98.0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8.293866e-04</text:p>
          </table:table-cell>
          <table:table-cell table:style-name="ce196" office:value-type="string">
            <text:p>6.121112e-04</text:p>
          </table:table-cell>
          <table:table-cell table:style-name="ce196" office:value-type="string">
            <text:p>1.671925e-04</text:p>
          </table:table-cell>
          <table:table-cell table:style-name="ce196" office:value-type="string">
            <text:p>1.298692e-04</text:p>
          </table:table-cell>
          <table:table-cell table:style-name="ce196" office:value-type="string">
            <text:p>0.002558</text:p>
          </table:table-cell>
          <table:table-cell table:style-name="ce196" office:value-type="string">
            <text:p>0.001854</text:p>
          </table:table-cell>
          <table:table-cell table:style-name="ce196" office:value-type="string">
            <text:p>0.000551</text:p>
          </table:table-cell>
          <table:table-cell table:style-name="ce196" office:value-type="string">
            <text:p>4.87535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aneuver_99.0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2.797842e-04</text:p>
          </table:table-cell>
          <table:table-cell table:style-name="ce196" office:value-type="string">
            <text:p>3.147124e-04</text:p>
          </table:table-cell>
          <table:table-cell table:style-name="ce196" office:value-type="string">
            <text:p>1.801441e-04</text:p>
          </table:table-cell>
          <table:table-cell table:style-name="ce196" office:value-type="string">
            <text:p>1.910097e-04</text:p>
          </table:table-cell>
          <table:table-cell table:style-name="ce196" office:value-type="string">
            <text:p>0.000721</text:p>
          </table:table-cell>
          <table:table-cell table:style-name="ce196" office:value-type="string">
            <text:p>0.001509</text:p>
          </table:table-cell>
          <table:table-cell table:style-name="ce196" office:value-type="string">
            <text:p>0.000646</text:p>
          </table:table-cell>
          <table:table-cell table:style-name="ce196" office:value-type="string">
            <text:p>7.79838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0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789867e-04</text:p>
          </table:table-cell>
          <table:table-cell table:style-name="ce196" office:value-type="string">
            <text:p>2.439826e-04</text:p>
          </table:table-cell>
          <table:table-cell table:style-name="ce196" office:value-type="string">
            <text:p>2.068892e-04</text:p>
          </table:table-cell>
          <table:table-cell table:style-name="ce196" office:value-type="string">
            <text:p>2.205979e-04</text:p>
          </table:table-cell>
          <table:table-cell table:style-name="ce196" office:value-type="string">
            <text:p>0.000474</text:p>
          </table:table-cell>
          <table:table-cell table:style-name="ce196" office:value-type="string">
            <text:p>0.000646</text:p>
          </table:table-cell>
          <table:table-cell table:style-name="ce196" office:value-type="string">
            <text:p>0.000474</text:p>
          </table:table-cell>
          <table:table-cell table:style-name="ce196" office:value-type="string">
            <text:p>5.626843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1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157905e-03</text:p>
          </table:table-cell>
          <table:table-cell table:style-name="ce196" office:value-type="string">
            <text:p>2.442425e-03</text:p>
          </table:table-cell>
          <table:table-cell table:style-name="ce196" office:value-type="string">
            <text:p>1.146846e-03</text:p>
          </table:table-cell>
          <table:table-cell table:style-name="ce196" office:value-type="string">
            <text:p>5.805681e-04</text:p>
          </table:table-cell>
          <table:table-cell table:style-name="ce196" office:value-type="string">
            <text:p>0.005093</text:p>
          </table:table-cell>
          <table:table-cell table:style-name="ce196" office:value-type="string">
            <text:p>0.003932</text:p>
          </table:table-cell>
          <table:table-cell table:style-name="ce196" office:value-type="string">
            <text:p>0.001626</text:p>
          </table:table-cell>
          <table:table-cell table:style-name="ce196" office:value-type="string">
            <text:p>1.11430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2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1.200295e-04</text:p>
          </table:table-cell>
          <table:table-cell table:style-name="ce196" office:value-type="string">
            <text:p>9.694748e-05</text:p>
          </table:table-cell>
          <table:table-cell table:style-name="ce196" office:value-type="string">
            <text:p>7.637207e-05</text:p>
          </table:table-cell>
          <table:table-cell table:style-name="ce196" office:value-type="string">
            <text:p>8.977241e-05</text:p>
          </table:table-cell>
          <table:table-cell table:style-name="ce196" office:value-type="string">
            <text:p>0.000558</text:p>
          </table:table-cell>
          <table:table-cell table:style-name="ce196" office:value-type="string">
            <text:p>0.000413</text:p>
          </table:table-cell>
          <table:table-cell table:style-name="ce196" office:value-type="string">
            <text:p>0.000265</text:p>
          </table:table-cell>
          <table:table-cell table:style-name="ce196" office:value-type="string">
            <text:p>3.08899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3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8.048707e-04</text:p>
          </table:table-cell>
          <table:table-cell table:style-name="ce196" office:value-type="string">
            <text:p>5.846418e-04</text:p>
          </table:table-cell>
          <table:table-cell table:style-name="ce196" office:value-type="string">
            <text:p>2.477091e-04</text:p>
          </table:table-cell>
          <table:table-cell table:style-name="ce196" office:value-type="string">
            <text:p>1.212744e-04</text:p>
          </table:table-cell>
          <table:table-cell table:style-name="ce196" office:value-type="string">
            <text:p>0.002299</text:p>
          </table:table-cell>
          <table:table-cell table:style-name="ce196" office:value-type="string">
            <text:p>0.001722</text:p>
          </table:table-cell>
          <table:table-cell table:style-name="ce196" office:value-type="string">
            <text:p>0.000678</text:p>
          </table:table-cell>
          <table:table-cell table:style-name="ce196" office:value-type="string">
            <text:p>3.562966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4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4.187007e-06</text:p>
          </table:table-cell>
          <table:table-cell table:style-name="ce196" office:value-type="string">
            <text:p>1.128375e-06</text:p>
          </table:table-cell>
          <table:table-cell table:style-name="ce196" office:value-type="string">
            <text:p>3.314778e-06</text:p>
          </table:table-cell>
          <table:table-cell table:style-name="ce196" office:value-type="string">
            <text:p>2.561464e-07</text:p>
          </table:table-cell>
          <table:table-cell table:style-name="ce196" office:value-type="string">
            <text:p>0.000187</text:p>
          </table:table-cell>
          <table:table-cell table:style-name="ce196" office:value-type="string">
            <text:p>0.000048</text:p>
          </table:table-cell>
          <table:table-cell table:style-name="ce196" office:value-type="string">
            <text:p>0.000164</text:p>
          </table:table-cell>
          <table:table-cell table:style-name="ce196" office:value-type="string">
            <text:p>9.805321e-06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5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2.045284e-03</text:p>
          </table:table-cell>
          <table:table-cell table:style-name="ce196" office:value-type="string">
            <text:p>1.048686e-03</text:p>
          </table:table-cell>
          <table:table-cell table:style-name="ce196" office:value-type="string">
            <text:p>7.379958e-04</text:p>
          </table:table-cell>
          <table:table-cell table:style-name="ce196" office:value-type="string">
            <text:p>3.590367e-04</text:p>
          </table:table-cell>
          <table:table-cell table:style-name="ce196" office:value-type="string">
            <text:p>0.007376</text:p>
          </table:table-cell>
          <table:table-cell table:style-name="ce196" office:value-type="string">
            <text:p>0.004291</text:p>
          </table:table-cell>
          <table:table-cell table:style-name="ce196" office:value-type="string">
            <text:p>0.002694</text:p>
          </table:table-cell>
          <table:table-cell table:style-name="ce196" office:value-type="string">
            <text:p>1.381937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onehot__veh_motor_6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6.452220e-06</text:p>
          </table:table-cell>
          <table:table-cell table:style-name="ce196" office:value-type="string">
            <text:p>1.608283e-05</text:p>
          </table:table-cell>
          <table:table-cell table:style-name="ce196" office:value-type="string">
            <text:p>1.192961e-05</text:p>
          </table:table-cell>
          <table:table-cell table:style-name="ce196" office:value-type="string">
            <text:p>1.091730e-05</text:p>
          </table:table-cell>
          <table:table-cell table:style-name="ce196" office:value-type="string">
            <text:p>0.000107</text:p>
          </table:table-cell>
          <table:table-cell table:style-name="ce196" office:value-type="string">
            <text:p>0.000308</text:p>
          </table:table-cell>
          <table:table-cell table:style-name="ce196" office:value-type="string">
            <text:p>0.000218</text:p>
          </table:table-cell>
          <table:table-cell table:style-name="ce196" office:value-type="string">
            <text:p>1.979325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catboost__acc_municipality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3.223331e-02</text:p>
          </table:table-cell>
          <table:table-cell table:style-name="ce196" office:value-type="string">
            <text:p>4.368338e-02</text:p>
          </table:table-cell>
          <table:table-cell table:style-name="ce196" office:value-type="string">
            <text:p>3.761674e-02</text:p>
          </table:table-cell>
          <table:table-cell table:style-name="ce196" office:value-type="string">
            <text:p>3.837636e-02</text:p>
          </table:table-cell>
          <table:table-cell table:style-name="ce196" office:value-type="string">
            <text:p>0.019067</text:p>
          </table:table-cell>
          <table:table-cell table:style-name="ce196" office:value-type="string">
            <text:p>0.022932</text:p>
          </table:table-cell>
          <table:table-cell table:style-name="ce196" office:value-type="string">
            <text:p>0.017245</text:p>
          </table:table-cell>
          <table:table-cell table:style-name="ce196" office:value-type="string">
            <text:p>2.299588e-02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scale__loca_road_lanes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382385e-03</text:p>
          </table:table-cell>
          <table:table-cell table:style-name="ce196" office:value-type="string">
            <text:p>3.442441e-03</text:p>
          </table:table-cell>
          <table:table-cell table:style-name="ce196" office:value-type="string">
            <text:p>3.674576e-03</text:p>
          </table:table-cell>
          <table:table-cell table:style-name="ce196" office:value-type="string">
            <text:p>1.267544e-03</text:p>
          </table:table-cell>
          <table:table-cell table:style-name="ce196" office:value-type="string">
            <text:p>0.001586</text:p>
          </table:table-cell>
          <table:table-cell table:style-name="ce196" office:value-type="string">
            <text:p>0.003384</text:p>
          </table:table-cell>
          <table:table-cell table:style-name="ce196" office:value-type="string">
            <text:p>0.003314</text:p>
          </table:table-cell>
          <table:table-cell table:style-name="ce196" office:value-type="string">
            <text:p>1.625658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scale__loca_max_speed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1.494969e-02</text:p>
          </table:table-cell>
          <table:table-cell table:style-name="ce196" office:value-type="string">
            <text:p>7.736247e-03</text:p>
          </table:table-cell>
          <table:table-cell table:style-name="ce196" office:value-type="string">
            <text:p>7.712734e-03</text:p>
          </table:table-cell>
          <table:table-cell table:style-name="ce196" office:value-type="string">
            <text:p>1.473231e-02</text:p>
          </table:table-cell>
          <table:table-cell table:style-name="ce196" office:value-type="string">
            <text:p>0.008596</text:p>
          </table:table-cell>
          <table:table-cell table:style-name="ce196" office:value-type="string">
            <text:p>0.006657</text:p>
          </table:table-cell>
          <table:table-cell table:style-name="ce196" office:value-type="string">
            <text:p>0.004913</text:p>
          </table:table-cell>
          <table:table-cell table:style-name="ce196" office:value-type="string">
            <text:p>8.087746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scale__loca_max_speed_dif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low</text:p>
          </table:table-cell>
          <table:table-cell table:style-name="ce196" office:value-type="string">
            <text:p>5.405062e-05</text:p>
          </table:table-cell>
          <table:table-cell table:style-name="ce196" office:value-type="string">
            <text:p>5.737898e-05</text:p>
          </table:table-cell>
          <table:table-cell table:style-name="ce196" office:value-type="string">
            <text:p>7.284248e-05</text:p>
          </table:table-cell>
          <table:table-cell table:style-name="ce196" office:value-type="string">
            <text:p>7.177387e-05</text:p>
          </table:table-cell>
          <table:table-cell table:style-name="ce196" office:value-type="string">
            <text:p>0.000302</text:p>
          </table:table-cell>
          <table:table-cell table:style-name="ce196" office:value-type="string">
            <text:p>0.000218</text:p>
          </table:table-cell>
          <table:table-cell table:style-name="ce196" office:value-type="string">
            <text:p>0.000261</text:p>
          </table:table-cell>
          <table:table-cell table:style-name="ce196" office:value-type="string">
            <text:p>1.993631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remainder__acc_year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1.019072e-03</text:p>
          </table:table-cell>
          <table:table-cell table:style-name="ce196" office:value-type="string">
            <text:p>1.130323e-03</text:p>
          </table:table-cell>
          <table:table-cell table:style-name="ce196" office:value-type="string">
            <text:p>7.742763e-04</text:p>
          </table:table-cell>
          <table:table-cell table:style-name="ce196" office:value-type="string">
            <text:p>6.572544e-04</text:p>
          </table:table-cell>
          <table:table-cell table:style-name="ce196" office:value-type="string">
            <text:p>0.001028</text:p>
          </table:table-cell>
          <table:table-cell table:style-name="ce196" office:value-type="string">
            <text:p>0.001030</text:p>
          </table:table-cell>
          <table:table-cell table:style-name="ce196" office:value-type="string">
            <text:p>0.000828</text:p>
          </table:table-cell>
          <table:table-cell table:style-name="ce196" office:value-type="string">
            <text:p>7.497994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remainder__loca_road_cat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2" office:value-type="string">
            <text:p>high</text:p>
          </table:table-cell>
          <table:table-cell table:style-name="ce196" office:value-type="string">
            <text:p>6.131848e-03</text:p>
          </table:table-cell>
          <table:table-cell table:style-name="ce196" office:value-type="string">
            <text:p>5.199736e-03</text:p>
          </table:table-cell>
          <table:table-cell table:style-name="ce196" office:value-type="string">
            <text:p>4.517467e-03</text:p>
          </table:table-cell>
          <table:table-cell table:style-name="ce196" office:value-type="string">
            <text:p>6.339886e-03</text:p>
          </table:table-cell>
          <table:table-cell table:style-name="ce196" office:value-type="string">
            <text:p>0.003516</text:p>
          </table:table-cell>
          <table:table-cell table:style-name="ce196" office:value-type="string">
            <text:p>0.004434</text:p>
          </table:table-cell>
          <table:table-cell table:style-name="ce196" office:value-type="string">
            <text:p>0.002686</text:p>
          </table:table-cell>
          <table:table-cell table:style-name="ce196" office:value-type="string">
            <text:p>3.300110e-03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remainder__loca_is_intersection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151964e-04</text:p>
          </table:table-cell>
          <table:table-cell table:style-name="ce196" office:value-type="string">
            <text:p>3.948486e-04</text:p>
          </table:table-cell>
          <table:table-cell table:style-name="ce196" office:value-type="string">
            <text:p>2.537287e-04</text:p>
          </table:table-cell>
          <table:table-cell table:style-name="ce196" office:value-type="string">
            <text:p>4.674301e-04</text:p>
          </table:table-cell>
          <table:table-cell table:style-name="ce196" office:value-type="string">
            <text:p>0.000582</text:p>
          </table:table-cell>
          <table:table-cell table:style-name="ce196" office:value-type="string">
            <text:p>0.000691</text:p>
          </table:table-cell>
          <table:table-cell table:style-name="ce196" office:value-type="string">
            <text:p>0.000453</text:p>
          </table:table-cell>
          <table:table-cell table:style-name="ce196" office:value-type="string">
            <text:p>8.162599e-04</text:p>
          </table:table-cell>
          <table:table-cell table:number-columns-repeated="1011"/>
        </table:table-row>
        <table:table-row table:style-name="ro3">
          <table:table-cell table:style-name="ce189" office:value-type="string">
            <text:p>remainder__loca_road_counts</text:p>
          </table:table-cell>
          <table:table-cell table:style-name="ce192" office:value-type="string">
            <text:p>low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medium</text:p>
          </table:table-cell>
          <table:table-cell table:style-name="ce196" office:value-type="string">
            <text:p>3.186559e-04</text:p>
          </table:table-cell>
          <table:table-cell table:style-name="ce196" office:value-type="string">
            <text:p>3.100420e-04</text:p>
          </table:table-cell>
          <table:table-cell table:style-name="ce196" office:value-type="string">
            <text:p>2.755666e-04</text:p>
          </table:table-cell>
          <table:table-cell table:style-name="ce196" office:value-type="string">
            <text:p>3.255502e-04</text:p>
          </table:table-cell>
          <table:table-cell table:number-columns-repeated="2" table:style-name="ce196" office:value-type="string">
            <text:p>0.000554</text:p>
          </table:table-cell>
          <table:table-cell table:style-name="ce196" office:value-type="string">
            <text:p>0.000504</text:p>
          </table:table-cell>
          <table:table-cell table:style-name="ce196" office:value-type="string">
            <text:p>6.134721e-04</text:p>
          </table:table-cell>
          <table:table-cell table:number-columns-repeated="1011"/>
        </table:table-row>
        <table:table-row table:style-name="ro9" table:number-rows-repeated="835">
          <table:table-cell/>
          <table:table-cell table:style-name="ce193" table:number-columns-repeated="4"/>
          <table:table-cell table:number-columns-repeated="1019"/>
        </table:table-row>
        <table:table-row table:style-name="ro9" table:number-rows-repeated="10475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ap_summary_approximate" table:style-name="ta6" table:print="false">
        <table:table-column table:style-name="co40" table:default-cell-style-name="Excel_20_Built-in_20_Normal"/>
        <table:table-column table:style-name="co11" table:number-columns-repeated="1023" table:default-cell-style-name="Excel_20_Built-in_20_Normal"/>
        <table:table-row table:style-name="ro10">
          <table:table-cell table:style-name="ce187" office:value-type="string">
            <text:p>Shap values based on 2019-2024 data, using approximate=True for Shap values on stratified sample of 20k rows</text:p>
          </table:table-cell>
          <table:table-cell table:style-name="ce198" table:number-columns-repeated="4"/>
          <table:table-cell table:style-name="ce202" table:number-columns-repeated="20"/>
          <table:table-cell table:number-columns-repeated="999"/>
        </table:table-row>
        <table:table-row table:style-name="ro3">
          <table:table-cell table:style-name="ce197" office:value-type="string">
            <text:p>feature_name</text:p>
          </table:table-cell>
          <table:table-cell table:style-name="ce199" office:value-type="string">
            <text:p>class_0_impact</text:p>
          </table:table-cell>
          <table:table-cell table:style-name="ce199" office:value-type="string">
            <text:p>class_1_impact</text:p>
          </table:table-cell>
          <table:table-cell table:style-name="ce199" office:value-type="string">
            <text:p>class_2_impact</text:p>
          </table:table-cell>
          <table:table-cell table:style-name="ce199" office:value-type="string">
            <text:p>class_3_impact</text:p>
          </table:table-cell>
          <table:table-cell table:style-name="ce188" office:value-type="string">
            <text:p>class_0_mean</text:p>
          </table:table-cell>
          <table:table-cell table:style-name="ce188" office:value-type="string">
            <text:p>class_1_mean</text:p>
          </table:table-cell>
          <table:table-cell table:style-name="ce188" office:value-type="string">
            <text:p>class_2_mean</text:p>
          </table:table-cell>
          <table:table-cell table:style-name="ce188" office:value-type="string">
            <text:p>class_3_mean</text:p>
          </table:table-cell>
          <table:table-cell table:style-name="ce188" office:value-type="string">
            <text:p>class_0_spread</text:p>
          </table:table-cell>
          <table:table-cell table:style-name="ce188" office:value-type="string">
            <text:p>class_1_spread</text:p>
          </table:table-cell>
          <table:table-cell table:style-name="ce188" office:value-type="string">
            <text:p>class_2_spread</text:p>
          </table:table-cell>
          <table:table-cell table:style-name="ce188" office:value-type="string">
            <text:p>class_3_spread</text:p>
          </table:table-cell>
          <table:table-cell table:style-name="ce203" table:number-columns-repeated="12"/>
          <table:table-cell table:number-columns-repeated="999"/>
        </table:table-row>
        <table:table-row table:style-name="ro3">
          <table:table-cell table:style-name="ce196" office:value-type="string">
            <text:p>cyclical__acc_hour_sin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603</text:p>
          </table:table-cell>
          <table:table-cell table:style-name="ce196" office:value-type="string">
            <text:p>0.006591</text:p>
          </table:table-cell>
          <table:table-cell table:style-name="ce196" office:value-type="string">
            <text:p>0.005170</text:p>
          </table:table-cell>
          <table:table-cell table:style-name="ce196" office:value-type="string">
            <text:p>0.004611</text:p>
          </table:table-cell>
          <table:table-cell table:style-name="ce196" office:value-type="string">
            <text:p>0.007788</text:p>
          </table:table-cell>
          <table:table-cell table:style-name="ce196" office:value-type="string">
            <text:p>0.006606</text:p>
          </table:table-cell>
          <table:table-cell table:style-name="ce196" office:value-type="string">
            <text:p>0.006009</text:p>
          </table:table-cell>
          <table:table-cell table:style-name="ce196" office:value-type="string">
            <text:p>0.00647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cyclical__acc_hour_cos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7369</text:p>
          </table:table-cell>
          <table:table-cell table:style-name="ce196" office:value-type="string">
            <text:p>0.006583</text:p>
          </table:table-cell>
          <table:table-cell table:style-name="ce196" office:value-type="string">
            <text:p>0.005195</text:p>
          </table:table-cell>
          <table:table-cell table:style-name="ce196" office:value-type="string">
            <text:p>0.004233</text:p>
          </table:table-cell>
          <table:table-cell table:style-name="ce196" office:value-type="string">
            <text:p>0.008125</text:p>
          </table:table-cell>
          <table:table-cell table:style-name="ce196" office:value-type="string">
            <text:p>0.007383</text:p>
          </table:table-cell>
          <table:table-cell table:style-name="ce196" office:value-type="string">
            <text:p>0.005943</text:p>
          </table:table-cell>
          <table:table-cell table:style-name="ce196" office:value-type="string">
            <text:p>0.00592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cyclical__acc_month_sin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374</text:p>
          </table:table-cell>
          <table:table-cell table:style-name="ce196" office:value-type="string">
            <text:p>0.005158</text:p>
          </table:table-cell>
          <table:table-cell table:style-name="ce196" office:value-type="string">
            <text:p>0.003974</text:p>
          </table:table-cell>
          <table:table-cell table:style-name="ce196" office:value-type="string">
            <text:p>0.003444</text:p>
          </table:table-cell>
          <table:table-cell table:style-name="ce196" office:value-type="string">
            <text:p>0.007017</text:p>
          </table:table-cell>
          <table:table-cell table:style-name="ce196" office:value-type="string">
            <text:p>0.006088</text:p>
          </table:table-cell>
          <table:table-cell table:style-name="ce196" office:value-type="string">
            <text:p>0.005379</text:p>
          </table:table-cell>
          <table:table-cell table:style-name="ce196" office:value-type="string">
            <text:p>0.00548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cyclical__acc_month_cos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282</text:p>
          </table:table-cell>
          <table:table-cell table:style-name="ce196" office:value-type="string">
            <text:p>0.005860</text:p>
          </table:table-cell>
          <table:table-cell table:style-name="ce196" office:value-type="string">
            <text:p>0.004273</text:p>
          </table:table-cell>
          <table:table-cell table:style-name="ce196" office:value-type="string">
            <text:p>0.003550</text:p>
          </table:table-cell>
          <table:table-cell table:style-name="ce196" office:value-type="string">
            <text:p>0.006604</text:p>
          </table:table-cell>
          <table:table-cell table:style-name="ce196" office:value-type="string">
            <text:p>0.006658</text:p>
          </table:table-cell>
          <table:table-cell table:style-name="ce196" office:value-type="string">
            <text:p>0.005601</text:p>
          </table:table-cell>
          <table:table-cell table:style-name="ce196" office:value-type="string">
            <text:p>0.00552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mbient_lightning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4000</text:p>
          </table:table-cell>
          <table:table-cell table:style-name="ce196" office:value-type="string">
            <text:p>0.003959</text:p>
          </table:table-cell>
          <table:table-cell table:style-name="ce196" office:value-type="string">
            <text:p>0.002755</text:p>
          </table:table-cell>
          <table:table-cell table:style-name="ce196" office:value-type="string">
            <text:p>0.002173</text:p>
          </table:table-cell>
          <table:table-cell table:style-name="ce196" office:value-type="string">
            <text:p>0.006064</text:p>
          </table:table-cell>
          <table:table-cell table:style-name="ce196" office:value-type="string">
            <text:p>0.006233</text:p>
          </table:table-cell>
          <table:table-cell table:style-name="ce196" office:value-type="string">
            <text:p>0.004244</text:p>
          </table:table-cell>
          <table:table-cell table:style-name="ce196" office:value-type="string">
            <text:p>0.00325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mbient_lightning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35</text:p>
          </table:table-cell>
          <table:table-cell table:style-name="ce196" office:value-type="string">
            <text:p>0.001251</text:p>
          </table:table-cell>
          <table:table-cell table:style-name="ce196" office:value-type="string">
            <text:p>0.000887</text:p>
          </table:table-cell>
          <table:table-cell table:style-name="ce196" office:value-type="string">
            <text:p>0.000702</text:p>
          </table:table-cell>
          <table:table-cell table:style-name="ce196" office:value-type="string">
            <text:p>0.002739</text:p>
          </table:table-cell>
          <table:table-cell table:style-name="ce196" office:value-type="string">
            <text:p>0.002809</text:p>
          </table:table-cell>
          <table:table-cell table:style-name="ce196" office:value-type="string">
            <text:p>0.002362</text:p>
          </table:table-cell>
          <table:table-cell table:style-name="ce196" office:value-type="string">
            <text:p>0.0021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mbient_lightning_3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4814</text:p>
          </table:table-cell>
          <table:table-cell table:style-name="ce196" office:value-type="string">
            <text:p>0.003079</text:p>
          </table:table-cell>
          <table:table-cell table:style-name="ce196" office:value-type="string">
            <text:p>0.002290</text:p>
          </table:table-cell>
          <table:table-cell table:style-name="ce196" office:value-type="string">
            <text:p>0.003071</text:p>
          </table:table-cell>
          <table:table-cell table:style-name="ce196" office:value-type="string">
            <text:p>0.008983</text:p>
          </table:table-cell>
          <table:table-cell table:style-name="ce196" office:value-type="string">
            <text:p>0.005038</text:p>
          </table:table-cell>
          <table:table-cell table:style-name="ce196" office:value-type="string">
            <text:p>0.003494</text:p>
          </table:table-cell>
          <table:table-cell table:style-name="ce196" office:value-type="string">
            <text:p>0.00475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mbient_lightning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79</text:p>
          </table:table-cell>
          <table:table-cell table:style-name="ce196" office:value-type="string">
            <text:p>0.000439</text:p>
          </table:table-cell>
          <table:table-cell table:style-name="ce196" office:value-type="string">
            <text:p>0.000373</text:p>
          </table:table-cell>
          <table:table-cell table:style-name="ce196" office:value-type="string">
            <text:p>0.000322</text:p>
          </table:table-cell>
          <table:table-cell table:style-name="ce196" office:value-type="string">
            <text:p>0.001486</text:p>
          </table:table-cell>
          <table:table-cell table:style-name="ce196" office:value-type="string">
            <text:p>0.001460</text:p>
          </table:table-cell>
          <table:table-cell table:style-name="ce196" office:value-type="string">
            <text:p>0.001332</text:p>
          </table:table-cell>
          <table:table-cell table:style-name="ce196" office:value-type="string">
            <text:p>0.00130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mbient_lightning_5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810</text:p>
          </table:table-cell>
          <table:table-cell table:style-name="ce196" office:value-type="string">
            <text:p>0.002220</text:p>
          </table:table-cell>
          <table:table-cell table:style-name="ce196" office:value-type="string">
            <text:p>0.001423</text:p>
          </table:table-cell>
          <table:table-cell table:style-name="ce196" office:value-type="string">
            <text:p>0.000979</text:p>
          </table:table-cell>
          <table:table-cell table:style-name="ce196" office:value-type="string">
            <text:p>0.005026</text:p>
          </table:table-cell>
          <table:table-cell table:style-name="ce196" office:value-type="string">
            <text:p>0.003754</text:p>
          </table:table-cell>
          <table:table-cell table:style-name="ce196" office:value-type="string">
            <text:p>0.002798</text:p>
          </table:table-cell>
          <table:table-cell table:style-name="ce196" office:value-type="string">
            <text:p>0.00210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urbanization_level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7872</text:p>
          </table:table-cell>
          <table:table-cell table:style-name="ce196" office:value-type="string">
            <text:p>0.009314</text:p>
          </table:table-cell>
          <table:table-cell table:style-name="ce196" office:value-type="string">
            <text:p>0.008668</text:p>
          </table:table-cell>
          <table:table-cell table:style-name="ce196" office:value-type="string">
            <text:p>0.018010</text:p>
          </table:table-cell>
          <table:table-cell table:style-name="ce196" office:value-type="string">
            <text:p>0.010575</text:p>
          </table:table-cell>
          <table:table-cell table:style-name="ce196" office:value-type="string">
            <text:p>0.007744</text:p>
          </table:table-cell>
          <table:table-cell table:style-name="ce196" office:value-type="string">
            <text:p>0.004522</text:p>
          </table:table-cell>
          <table:table-cell table:style-name="ce196" office:value-type="string">
            <text:p>0.00717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urbanization_level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5903</text:p>
          </table:table-cell>
          <table:table-cell table:style-name="ce196" office:value-type="string">
            <text:p>0.009559</text:p>
          </table:table-cell>
          <table:table-cell table:style-name="ce196" office:value-type="string">
            <text:p>0.009100</text:p>
          </table:table-cell>
          <table:table-cell table:style-name="ce196" office:value-type="string">
            <text:p>0.017699</text:p>
          </table:table-cell>
          <table:table-cell table:style-name="ce196" office:value-type="string">
            <text:p>0.009959</text:p>
          </table:table-cell>
          <table:table-cell table:style-name="ce196" office:value-type="string">
            <text:p>0.008391</text:p>
          </table:table-cell>
          <table:table-cell table:style-name="ce196" office:value-type="string">
            <text:p>0.005107</text:p>
          </table:table-cell>
          <table:table-cell table:style-name="ce196" office:value-type="string">
            <text:p>0.00688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1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4119</text:p>
          </table:table-cell>
          <table:table-cell table:style-name="ce196" office:value-type="string">
            <text:p>0.003945</text:p>
          </table:table-cell>
          <table:table-cell table:style-name="ce196" office:value-type="string">
            <text:p>0.003278</text:p>
          </table:table-cell>
          <table:table-cell table:style-name="ce196" office:value-type="string">
            <text:p>0.003522</text:p>
          </table:table-cell>
          <table:table-cell table:style-name="ce196" office:value-type="string">
            <text:p>0.004725</text:p>
          </table:table-cell>
          <table:table-cell table:style-name="ce196" office:value-type="string">
            <text:p>0.005888</text:p>
          </table:table-cell>
          <table:table-cell table:style-name="ce196" office:value-type="string">
            <text:p>0.004685</text:p>
          </table:table-cell>
          <table:table-cell table:style-name="ce196" office:value-type="string">
            <text:p>0.00454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268</text:p>
          </table:table-cell>
          <table:table-cell table:style-name="ce196" office:value-type="string">
            <text:p>0.002242</text:p>
          </table:table-cell>
          <table:table-cell table:style-name="ce196" office:value-type="string">
            <text:p>0.001470</text:p>
          </table:table-cell>
          <table:table-cell table:style-name="ce196" office:value-type="string">
            <text:p>0.001040</text:p>
          </table:table-cell>
          <table:table-cell table:style-name="ce196" office:value-type="string">
            <text:p>0.004611</text:p>
          </table:table-cell>
          <table:table-cell table:style-name="ce196" office:value-type="string">
            <text:p>0.003367</text:p>
          </table:table-cell>
          <table:table-cell table:style-name="ce196" office:value-type="string">
            <text:p>0.002597</text:p>
          </table:table-cell>
          <table:table-cell table:style-name="ce196" office:value-type="string">
            <text:p>0.00197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3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568</text:p>
          </table:table-cell>
          <table:table-cell table:style-name="ce196" office:value-type="string">
            <text:p>0.001577</text:p>
          </table:table-cell>
          <table:table-cell table:style-name="ce196" office:value-type="string">
            <text:p>0.001353</text:p>
          </table:table-cell>
          <table:table-cell table:style-name="ce196" office:value-type="string">
            <text:p>0.001231</text:p>
          </table:table-cell>
          <table:table-cell table:style-name="ce196" office:value-type="string">
            <text:p>0.003206</text:p>
          </table:table-cell>
          <table:table-cell table:style-name="ce196" office:value-type="string">
            <text:p>0.003089</text:p>
          </table:table-cell>
          <table:table-cell table:style-name="ce196" office:value-type="string">
            <text:p>0.002809</text:p>
          </table:table-cell>
          <table:table-cell table:style-name="ce196" office:value-type="string">
            <text:p>0.00265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755</text:p>
          </table:table-cell>
          <table:table-cell table:style-name="ce196" office:value-type="string">
            <text:p>0.000683</text:p>
          </table:table-cell>
          <table:table-cell table:style-name="ce196" office:value-type="string">
            <text:p>0.000538</text:p>
          </table:table-cell>
          <table:table-cell table:style-name="ce196" office:value-type="string">
            <text:p>0.000518</text:p>
          </table:table-cell>
          <table:table-cell table:style-name="ce196" office:value-type="string">
            <text:p>0.002199</text:p>
          </table:table-cell>
          <table:table-cell table:style-name="ce196" office:value-type="string">
            <text:p>0.001881</text:p>
          </table:table-cell>
          <table:table-cell table:style-name="ce196" office:value-type="string">
            <text:p>0.001671</text:p>
          </table:table-cell>
          <table:table-cell table:style-name="ce196" office:value-type="string">
            <text:p>0.00159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5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79</text:p>
          </table:table-cell>
          <table:table-cell table:style-name="ce196" office:value-type="string">
            <text:p>0.000225</text:p>
          </table:table-cell>
          <table:table-cell table:style-name="ce196" office:value-type="string">
            <text:p>0.000162</text:p>
          </table:table-cell>
          <table:table-cell table:style-name="ce196" office:value-type="string">
            <text:p>0.000082</text:p>
          </table:table-cell>
          <table:table-cell table:style-name="ce196" office:value-type="string">
            <text:p>0.001008</text:p>
          </table:table-cell>
          <table:table-cell table:style-name="ce196" office:value-type="string">
            <text:p>0.001170</text:p>
          </table:table-cell>
          <table:table-cell table:style-name="ce196" office:value-type="string">
            <text:p>0.000884</text:p>
          </table:table-cell>
          <table:table-cell table:style-name="ce196" office:value-type="string">
            <text:p>0.00059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6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81</text:p>
          </table:table-cell>
          <table:table-cell table:style-name="ce196" office:value-type="string">
            <text:p>0.001429</text:p>
          </table:table-cell>
          <table:table-cell table:style-name="ce196" office:value-type="string">
            <text:p>0.000985</text:p>
          </table:table-cell>
          <table:table-cell table:style-name="ce196" office:value-type="string">
            <text:p>0.000873</text:p>
          </table:table-cell>
          <table:table-cell table:style-name="ce196" office:value-type="string">
            <text:p>0.002518</text:p>
          </table:table-cell>
          <table:table-cell table:style-name="ce196" office:value-type="string">
            <text:p>0.002886</text:p>
          </table:table-cell>
          <table:table-cell table:style-name="ce196" office:value-type="string">
            <text:p>0.002508</text:p>
          </table:table-cell>
          <table:table-cell table:style-name="ce196" office:value-type="string">
            <text:p>0.00207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7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436</text:p>
          </table:table-cell>
          <table:table-cell table:style-name="ce196" office:value-type="string">
            <text:p>0.000507</text:p>
          </table:table-cell>
          <table:table-cell table:style-name="ce196" office:value-type="string">
            <text:p>0.000248</text:p>
          </table:table-cell>
          <table:table-cell table:style-name="ce196" office:value-type="string">
            <text:p>0.000121</text:p>
          </table:table-cell>
          <table:table-cell table:style-name="ce196" office:value-type="string">
            <text:p>0.001950</text:p>
          </table:table-cell>
          <table:table-cell table:style-name="ce196" office:value-type="string">
            <text:p>0.002077</text:p>
          </table:table-cell>
          <table:table-cell table:style-name="ce196" office:value-type="string">
            <text:p>0.001370</text:p>
          </table:table-cell>
          <table:table-cell table:style-name="ce196" office:value-type="string">
            <text:p>0.00072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8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749</text:p>
          </table:table-cell>
          <table:table-cell table:style-name="ce196" office:value-type="string">
            <text:p>0.000263</text:p>
          </table:table-cell>
          <table:table-cell table:style-name="ce196" office:value-type="string">
            <text:p>0.000158</text:p>
          </table:table-cell>
          <table:table-cell table:style-name="ce196" office:value-type="string">
            <text:p>0.000104</text:p>
          </table:table-cell>
          <table:table-cell table:style-name="ce196" office:value-type="string">
            <text:p>0.003236</text:p>
          </table:table-cell>
          <table:table-cell table:style-name="ce196" office:value-type="string">
            <text:p>0.001279</text:p>
          </table:table-cell>
          <table:table-cell table:style-name="ce196" office:value-type="string">
            <text:p>0.000996</text:p>
          </table:table-cell>
          <table:table-cell table:style-name="ce196" office:value-type="string">
            <text:p>0.00117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intersection_9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409</text:p>
          </table:table-cell>
          <table:table-cell table:style-name="ce196" office:value-type="string">
            <text:p>0.001237</text:p>
          </table:table-cell>
          <table:table-cell table:style-name="ce196" office:value-type="string">
            <text:p>0.000972</text:p>
          </table:table-cell>
          <table:table-cell table:style-name="ce196" office:value-type="string">
            <text:p>0.000694</text:p>
          </table:table-cell>
          <table:table-cell table:style-name="ce196" office:value-type="string">
            <text:p>0.003307</text:p>
          </table:table-cell>
          <table:table-cell table:style-name="ce196" office:value-type="string">
            <text:p>0.002756</text:p>
          </table:table-cell>
          <table:table-cell table:style-name="ce196" office:value-type="string">
            <text:p>0.002300</text:p>
          </table:table-cell>
          <table:table-cell table:style-name="ce196" office:value-type="string">
            <text:p>0.00197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1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540</text:p>
          </table:table-cell>
          <table:table-cell table:style-name="ce196" office:value-type="string">
            <text:p>0.002363</text:p>
          </table:table-cell>
          <table:table-cell table:style-name="ce196" office:value-type="string">
            <text:p>0.001844</text:p>
          </table:table-cell>
          <table:table-cell table:style-name="ce196" office:value-type="string">
            <text:p>0.001566</text:p>
          </table:table-cell>
          <table:table-cell table:style-name="ce196" office:value-type="string">
            <text:p>0.004173</text:p>
          </table:table-cell>
          <table:table-cell table:style-name="ce196" office:value-type="string">
            <text:p>0.003830</text:p>
          </table:table-cell>
          <table:table-cell table:style-name="ce196" office:value-type="string">
            <text:p>0.003286</text:p>
          </table:table-cell>
          <table:table-cell table:style-name="ce196" office:value-type="string">
            <text:p>0.00301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505</text:p>
          </table:table-cell>
          <table:table-cell table:style-name="ce196" office:value-type="string">
            <text:p>0.001739</text:p>
          </table:table-cell>
          <table:table-cell table:style-name="ce196" office:value-type="string">
            <text:p>0.001212</text:p>
          </table:table-cell>
          <table:table-cell table:style-name="ce196" office:value-type="string">
            <text:p>0.001075</text:p>
          </table:table-cell>
          <table:table-cell table:style-name="ce196" office:value-type="string">
            <text:p>0.003348</text:p>
          </table:table-cell>
          <table:table-cell table:style-name="ce196" office:value-type="string">
            <text:p>0.003701</text:p>
          </table:table-cell>
          <table:table-cell table:style-name="ce196" office:value-type="string">
            <text:p>0.002739</text:p>
          </table:table-cell>
          <table:table-cell table:style-name="ce196" office:value-type="string">
            <text:p>0.00269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3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628</text:p>
          </table:table-cell>
          <table:table-cell table:style-name="ce196" office:value-type="string">
            <text:p>0.000667</text:p>
          </table:table-cell>
          <table:table-cell table:style-name="ce196" office:value-type="string">
            <text:p>0.000558</text:p>
          </table:table-cell>
          <table:table-cell table:style-name="ce196" office:value-type="string">
            <text:p>0.000474</text:p>
          </table:table-cell>
          <table:table-cell table:style-name="ce196" office:value-type="string">
            <text:p>0.001991</text:p>
          </table:table-cell>
          <table:table-cell table:style-name="ce196" office:value-type="string">
            <text:p>0.001931</text:p>
          </table:table-cell>
          <table:table-cell table:style-name="ce196" office:value-type="string">
            <text:p>0.001681</text:p>
          </table:table-cell>
          <table:table-cell table:style-name="ce196" office:value-type="string">
            <text:p>0.00174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15</text:p>
          </table:table-cell>
          <table:table-cell table:style-name="ce196" office:value-type="string">
            <text:p>0.000342</text:p>
          </table:table-cell>
          <table:table-cell table:style-name="ce196" office:value-type="string">
            <text:p>0.000175</text:p>
          </table:table-cell>
          <table:table-cell table:style-name="ce196" office:value-type="string">
            <text:p>0.000169</text:p>
          </table:table-cell>
          <table:table-cell table:style-name="ce196" office:value-type="string">
            <text:p>0.001453</text:p>
          </table:table-cell>
          <table:table-cell table:style-name="ce196" office:value-type="string">
            <text:p>0.001359</text:p>
          </table:table-cell>
          <table:table-cell table:style-name="ce196" office:value-type="string">
            <text:p>0.000828</text:p>
          </table:table-cell>
          <table:table-cell table:style-name="ce196" office:value-type="string">
            <text:p>0.00095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5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91</text:p>
          </table:table-cell>
          <table:table-cell table:style-name="ce196" office:value-type="string">
            <text:p>0.000415</text:p>
          </table:table-cell>
          <table:table-cell table:style-name="ce196" office:value-type="string">
            <text:p>0.000378</text:p>
          </table:table-cell>
          <table:table-cell table:style-name="ce196" office:value-type="string">
            <text:p>0.000309</text:p>
          </table:table-cell>
          <table:table-cell table:style-name="ce196" office:value-type="string">
            <text:p>0.001605</text:p>
          </table:table-cell>
          <table:table-cell table:style-name="ce196" office:value-type="string">
            <text:p>0.001387</text:p>
          </table:table-cell>
          <table:table-cell table:style-name="ce196" office:value-type="string">
            <text:p>0.001392</text:p>
          </table:table-cell>
          <table:table-cell table:style-name="ce196" office:value-type="string">
            <text:p>0.00134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6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225</text:p>
          </table:table-cell>
          <table:table-cell table:style-name="ce196" office:value-type="string">
            <text:p>0.000135</text:p>
          </table:table-cell>
          <table:table-cell table:style-name="ce196" office:value-type="string">
            <text:p>0.000159</text:p>
          </table:table-cell>
          <table:table-cell table:style-name="ce196" office:value-type="string">
            <text:p>0.000165</text:p>
          </table:table-cell>
          <table:table-cell table:style-name="ce196" office:value-type="string">
            <text:p>0.001264</text:p>
          </table:table-cell>
          <table:table-cell table:style-name="ce196" office:value-type="string">
            <text:p>0.000743</text:p>
          </table:table-cell>
          <table:table-cell table:style-name="ce196" office:value-type="string">
            <text:p>0.000837</text:p>
          </table:table-cell>
          <table:table-cell table:style-name="ce196" office:value-type="string">
            <text:p>0.00097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7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46</text:p>
          </table:table-cell>
          <table:table-cell table:style-name="ce196" office:value-type="string">
            <text:p>0.000429</text:p>
          </table:table-cell>
          <table:table-cell table:style-name="ce196" office:value-type="string">
            <text:p>0.000500</text:p>
          </table:table-cell>
          <table:table-cell table:style-name="ce196" office:value-type="string">
            <text:p>0.000396</text:p>
          </table:table-cell>
          <table:table-cell table:style-name="ce196" office:value-type="string">
            <text:p>0.001615</text:p>
          </table:table-cell>
          <table:table-cell table:style-name="ce196" office:value-type="string">
            <text:p>0.001620</text:p>
          </table:table-cell>
          <table:table-cell table:style-name="ce196" office:value-type="string">
            <text:p>0.001733</text:p>
          </table:table-cell>
          <table:table-cell table:style-name="ce196" office:value-type="string">
            <text:p>0.00154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8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155</text:p>
          </table:table-cell>
          <table:table-cell table:style-name="ce196" office:value-type="string">
            <text:p>0.001071</text:p>
          </table:table-cell>
          <table:table-cell table:style-name="ce196" office:value-type="string">
            <text:p>0.000901</text:p>
          </table:table-cell>
          <table:table-cell table:style-name="ce196" office:value-type="string">
            <text:p>0.000706</text:p>
          </table:table-cell>
          <table:table-cell table:style-name="ce196" office:value-type="string">
            <text:p>0.003137</text:p>
          </table:table-cell>
          <table:table-cell table:style-name="ce196" office:value-type="string">
            <text:p>0.002495</text:p>
          </table:table-cell>
          <table:table-cell table:style-name="ce196" office:value-type="string">
            <text:p>0.002352</text:p>
          </table:table-cell>
          <table:table-cell table:style-name="ce196" office:value-type="string">
            <text:p>0.00208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atmosphere_9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76</text:p>
          </table:table-cell>
          <table:table-cell table:style-name="ce196" office:value-type="string">
            <text:p>0.000387</text:p>
          </table:table-cell>
          <table:table-cell table:style-name="ce196" office:value-type="string">
            <text:p>0.000236</text:p>
          </table:table-cell>
          <table:table-cell table:style-name="ce196" office:value-type="string">
            <text:p>0.000176</text:p>
          </table:table-cell>
          <table:table-cell table:style-name="ce196" office:value-type="string">
            <text:p>0.000988</text:p>
          </table:table-cell>
          <table:table-cell table:style-name="ce196" office:value-type="string">
            <text:p>0.001637</text:p>
          </table:table-cell>
          <table:table-cell table:style-name="ce196" office:value-type="string">
            <text:p>0.001047</text:p>
          </table:table-cell>
          <table:table-cell table:style-name="ce196" office:value-type="string">
            <text:p>0.00113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1624</text:p>
          </table:table-cell>
          <table:table-cell table:style-name="ce196" office:value-type="string">
            <text:p>0.004948</text:p>
          </table:table-cell>
          <table:table-cell table:style-name="ce196" office:value-type="string">
            <text:p>0.004456</text:p>
          </table:table-cell>
          <table:table-cell table:style-name="ce196" office:value-type="string">
            <text:p>0.006170</text:p>
          </table:table-cell>
          <table:table-cell table:style-name="ce196" office:value-type="string">
            <text:p>0.021539</text:p>
          </table:table-cell>
          <table:table-cell table:style-name="ce196" office:value-type="string">
            <text:p>0.011537</text:p>
          </table:table-cell>
          <table:table-cell table:style-name="ce196" office:value-type="string">
            <text:p>0.009891</text:p>
          </table:table-cell>
          <table:table-cell table:style-name="ce196" office:value-type="string">
            <text:p>0.00941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2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337</text:p>
          </table:table-cell>
          <table:table-cell table:style-name="ce196" office:value-type="string">
            <text:p>0.002896</text:p>
          </table:table-cell>
          <table:table-cell table:style-name="ce196" office:value-type="string">
            <text:p>0.003551</text:p>
          </table:table-cell>
          <table:table-cell table:style-name="ce196" office:value-type="string">
            <text:p>0.002963</text:p>
          </table:table-cell>
          <table:table-cell table:style-name="ce196" office:value-type="string">
            <text:p>0.008460</text:p>
          </table:table-cell>
          <table:table-cell table:style-name="ce196" office:value-type="string">
            <text:p>0.004603</text:p>
          </table:table-cell>
          <table:table-cell table:style-name="ce196" office:value-type="string">
            <text:p>0.005050</text:p>
          </table:table-cell>
          <table:table-cell table:style-name="ce196" office:value-type="string">
            <text:p>0.00501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3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9049</text:p>
          </table:table-cell>
          <table:table-cell table:style-name="ce196" office:value-type="string">
            <text:p>0.004938</text:p>
          </table:table-cell>
          <table:table-cell table:style-name="ce196" office:value-type="string">
            <text:p>0.004325</text:p>
          </table:table-cell>
          <table:table-cell table:style-name="ce196" office:value-type="string">
            <text:p>0.008316</text:p>
          </table:table-cell>
          <table:table-cell table:style-name="ce196" office:value-type="string">
            <text:p>0.007116</text:p>
          </table:table-cell>
          <table:table-cell table:style-name="ce196" office:value-type="string">
            <text:p>0.006029</text:p>
          </table:table-cell>
          <table:table-cell table:style-name="ce196" office:value-type="string">
            <text:p>0.004571</text:p>
          </table:table-cell>
          <table:table-cell table:style-name="ce196" office:value-type="string">
            <text:p>0.00534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4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2186</text:p>
          </table:table-cell>
          <table:table-cell table:style-name="ce196" office:value-type="string">
            <text:p>0.001955</text:p>
          </table:table-cell>
          <table:table-cell table:style-name="ce196" office:value-type="string">
            <text:p>0.001829</text:p>
          </table:table-cell>
          <table:table-cell table:style-name="ce196" office:value-type="string">
            <text:p>0.001598</text:p>
          </table:table-cell>
          <table:table-cell table:style-name="ce196" office:value-type="string">
            <text:p>0.003607</text:p>
          </table:table-cell>
          <table:table-cell table:style-name="ce196" office:value-type="string">
            <text:p>0.003307</text:p>
          </table:table-cell>
          <table:table-cell table:style-name="ce196" office:value-type="string">
            <text:p>0.004018</text:p>
          </table:table-cell>
          <table:table-cell table:style-name="ce196" office:value-type="string">
            <text:p>0.00397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5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879</text:p>
          </table:table-cell>
          <table:table-cell table:style-name="ce196" office:value-type="string">
            <text:p>0.001511</text:p>
          </table:table-cell>
          <table:table-cell table:style-name="ce196" office:value-type="string">
            <text:p>0.001101</text:p>
          </table:table-cell>
          <table:table-cell table:style-name="ce196" office:value-type="string">
            <text:p>0.000797</text:p>
          </table:table-cell>
          <table:table-cell table:style-name="ce196" office:value-type="string">
            <text:p>0.004133</text:p>
          </table:table-cell>
          <table:table-cell table:style-name="ce196" office:value-type="string">
            <text:p>0.003091</text:p>
          </table:table-cell>
          <table:table-cell table:style-name="ce196" office:value-type="string">
            <text:p>0.003311</text:p>
          </table:table-cell>
          <table:table-cell table:style-name="ce196" office:value-type="string">
            <text:p>0.0022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6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7786</text:p>
          </table:table-cell>
          <table:table-cell table:style-name="ce196" office:value-type="string">
            <text:p>0.008405</text:p>
          </table:table-cell>
          <table:table-cell table:style-name="ce196" office:value-type="string">
            <text:p>0.003886</text:p>
          </table:table-cell>
          <table:table-cell table:style-name="ce196" office:value-type="string">
            <text:p>0.005495</text:p>
          </table:table-cell>
          <table:table-cell table:style-name="ce196" office:value-type="string">
            <text:p>0.008404</text:p>
          </table:table-cell>
          <table:table-cell table:style-name="ce196" office:value-type="string">
            <text:p>0.008307</text:p>
          </table:table-cell>
          <table:table-cell table:style-name="ce196" office:value-type="string">
            <text:p>0.004971</text:p>
          </table:table-cell>
          <table:table-cell table:style-name="ce196" office:value-type="string">
            <text:p>0.00622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acc_collision_type_7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3210</text:p>
          </table:table-cell>
          <table:table-cell table:style-name="ce196" office:value-type="string">
            <text:p>0.002081</text:p>
          </table:table-cell>
          <table:table-cell table:style-name="ce196" office:value-type="string">
            <text:p>0.001744</text:p>
          </table:table-cell>
          <table:table-cell table:style-name="ce196" office:value-type="string">
            <text:p>0.001765</text:p>
          </table:table-cell>
          <table:table-cell table:style-name="ce196" office:value-type="string">
            <text:p>0.008266</text:p>
          </table:table-cell>
          <table:table-cell table:style-name="ce196" office:value-type="string">
            <text:p>0.005257</text:p>
          </table:table-cell>
          <table:table-cell table:style-name="ce196" office:value-type="string">
            <text:p>0.004604</text:p>
          </table:table-cell>
          <table:table-cell table:style-name="ce196" office:value-type="string">
            <text:p>0.00393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20587</text:p>
          </table:table-cell>
          <table:table-cell table:style-name="ce196" office:value-type="string">
            <text:p>0.011416</text:p>
          </table:table-cell>
          <table:table-cell table:style-name="ce196" office:value-type="string">
            <text:p>0.005755</text:p>
          </table:table-cell>
          <table:table-cell table:style-name="ce196" office:value-type="string">
            <text:p>0.005281</text:p>
          </table:table-cell>
          <table:table-cell table:style-name="ce196" office:value-type="string">
            <text:p>0.016611</text:p>
          </table:table-cell>
          <table:table-cell table:style-name="ce196" office:value-type="string">
            <text:p>0.008460</text:p>
          </table:table-cell>
          <table:table-cell table:style-name="ce196" office:value-type="string">
            <text:p>0.004355</text:p>
          </table:table-cell>
          <table:table-cell table:style-name="ce196" office:value-type="string">
            <text:p>0.0055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3223</text:p>
          </table:table-cell>
          <table:table-cell table:style-name="ce196" office:value-type="string">
            <text:p>0.001972</text:p>
          </table:table-cell>
          <table:table-cell table:style-name="ce196" office:value-type="string">
            <text:p>0.001803</text:p>
          </table:table-cell>
          <table:table-cell table:style-name="ce196" office:value-type="string">
            <text:p>0.001389</text:p>
          </table:table-cell>
          <table:table-cell table:style-name="ce196" office:value-type="string">
            <text:p>0.007130</text:p>
          </table:table-cell>
          <table:table-cell table:style-name="ce196" office:value-type="string">
            <text:p>0.003164</text:p>
          </table:table-cell>
          <table:table-cell table:style-name="ce196" office:value-type="string">
            <text:p>0.003678</text:p>
          </table:table-cell>
          <table:table-cell table:style-name="ce196" office:value-type="string">
            <text:p>0.00279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3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848</text:p>
          </table:table-cell>
          <table:table-cell table:style-name="ce196" office:value-type="string">
            <text:p>0.000717</text:p>
          </table:table-cell>
          <table:table-cell table:style-name="ce196" office:value-type="string">
            <text:p>0.000468</text:p>
          </table:table-cell>
          <table:table-cell table:style-name="ce196" office:value-type="string">
            <text:p>0.000383</text:p>
          </table:table-cell>
          <table:table-cell table:style-name="ce196" office:value-type="string">
            <text:p>0.002192</text:p>
          </table:table-cell>
          <table:table-cell table:style-name="ce196" office:value-type="string">
            <text:p>0.001924</text:p>
          </table:table-cell>
          <table:table-cell table:style-name="ce196" office:value-type="string">
            <text:p>0.001446</text:p>
          </table:table-cell>
          <table:table-cell table:style-name="ce196" office:value-type="string">
            <text:p>0.00134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4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470</text:p>
          </table:table-cell>
          <table:table-cell table:style-name="ce196" office:value-type="string">
            <text:p>0.000516</text:p>
          </table:table-cell>
          <table:table-cell table:style-name="ce196" office:value-type="string">
            <text:p>0.000309</text:p>
          </table:table-cell>
          <table:table-cell table:style-name="ce196" office:value-type="string">
            <text:p>0.000259</text:p>
          </table:table-cell>
          <table:table-cell table:style-name="ce196" office:value-type="string">
            <text:p>0.001882</text:p>
          </table:table-cell>
          <table:table-cell table:style-name="ce196" office:value-type="string">
            <text:p>0.001938</text:p>
          </table:table-cell>
          <table:table-cell table:style-name="ce196" office:value-type="string">
            <text:p>0.001238</text:p>
          </table:table-cell>
          <table:table-cell table:style-name="ce196" office:value-type="string">
            <text:p>0.00123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5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78</text:p>
          </table:table-cell>
          <table:table-cell table:style-name="ce196" office:value-type="string">
            <text:p>0.000227</text:p>
          </table:table-cell>
          <table:table-cell table:style-name="ce196" office:value-type="string">
            <text:p>0.000162</text:p>
          </table:table-cell>
          <table:table-cell table:style-name="ce196" office:value-type="string">
            <text:p>0.000109</text:p>
          </table:table-cell>
          <table:table-cell table:style-name="ce196" office:value-type="string">
            <text:p>0.001059</text:p>
          </table:table-cell>
          <table:table-cell table:style-name="ce196" office:value-type="string">
            <text:p>0.001208</text:p>
          </table:table-cell>
          <table:table-cell table:style-name="ce196" office:value-type="string">
            <text:p>0.000912</text:p>
          </table:table-cell>
          <table:table-cell table:style-name="ce196" office:value-type="string">
            <text:p>0.00078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6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40</text:p>
          </table:table-cell>
          <table:table-cell table:style-name="ce196" office:value-type="string">
            <text:p>0.000041</text:p>
          </table:table-cell>
          <table:table-cell table:style-name="ce196" office:value-type="string">
            <text:p>0.000059</text:p>
          </table:table-cell>
          <table:table-cell table:style-name="ce196" office:value-type="string">
            <text:p>0.000049</text:p>
          </table:table-cell>
          <table:table-cell table:style-name="ce196" office:value-type="string">
            <text:p>0.000507</text:p>
          </table:table-cell>
          <table:table-cell table:style-name="ce196" office:value-type="string">
            <text:p>0.000463</text:p>
          </table:table-cell>
          <table:table-cell table:style-name="ce196" office:value-type="string">
            <text:p>0.000603</text:p>
          </table:table-cell>
          <table:table-cell table:style-name="ce196" office:value-type="string">
            <text:p>0.00053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7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405</text:p>
          </table:table-cell>
          <table:table-cell table:style-name="ce196" office:value-type="string">
            <text:p>0.000393</text:p>
          </table:table-cell>
          <table:table-cell table:style-name="ce196" office:value-type="string">
            <text:p>0.000349</text:p>
          </table:table-cell>
          <table:table-cell table:style-name="ce196" office:value-type="string">
            <text:p>0.000363</text:p>
          </table:table-cell>
          <table:table-cell table:style-name="ce196" office:value-type="string">
            <text:p>0.001396</text:p>
          </table:table-cell>
          <table:table-cell table:style-name="ce196" office:value-type="string">
            <text:p>0.001474</text:p>
          </table:table-cell>
          <table:table-cell table:style-name="ce196" office:value-type="string">
            <text:p>0.001287</text:p>
          </table:table-cell>
          <table:table-cell table:style-name="ce196" office:value-type="string">
            <text:p>0.0016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8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41</text:p>
          </table:table-cell>
          <table:table-cell table:style-name="ce196" office:value-type="string">
            <text:p>0.000182</text:p>
          </table:table-cell>
          <table:table-cell table:style-name="ce196" office:value-type="string">
            <text:p>0.000156</text:p>
          </table:table-cell>
          <table:table-cell table:style-name="ce196" office:value-type="string">
            <text:p>0.000172</text:p>
          </table:table-cell>
          <table:table-cell table:style-name="ce196" office:value-type="string">
            <text:p>0.001094</text:p>
          </table:table-cell>
          <table:table-cell table:style-name="ce196" office:value-type="string">
            <text:p>0.001198</text:p>
          </table:table-cell>
          <table:table-cell table:style-name="ce196" office:value-type="string">
            <text:p>0.000915</text:p>
          </table:table-cell>
          <table:table-cell table:style-name="ce196" office:value-type="string">
            <text:p>0.00115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9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58</text:p>
          </table:table-cell>
          <table:table-cell table:style-name="ce196" office:value-type="string">
            <text:p>0.000495</text:p>
          </table:table-cell>
          <table:table-cell table:style-name="ce196" office:value-type="string">
            <text:p>0.000361</text:p>
          </table:table-cell>
          <table:table-cell table:style-name="ce196" office:value-type="string">
            <text:p>0.000310</text:p>
          </table:table-cell>
          <table:table-cell table:style-name="ce196" office:value-type="string">
            <text:p>0.001449</text:p>
          </table:table-cell>
          <table:table-cell table:style-name="ce196" office:value-type="string">
            <text:p>0.001969</text:p>
          </table:table-cell>
          <table:table-cell table:style-name="ce196" office:value-type="string">
            <text:p>0.001392</text:p>
          </table:table-cell>
          <table:table-cell table:style-name="ce196" office:value-type="string">
            <text:p>0.00132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place_1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1810</text:p>
          </table:table-cell>
          <table:table-cell table:style-name="ce196" office:value-type="string">
            <text:p>0.003961</text:p>
          </table:table-cell>
          <table:table-cell table:style-name="ce196" office:value-type="string">
            <text:p>0.004790</text:p>
          </table:table-cell>
          <table:table-cell table:style-name="ce196" office:value-type="string">
            <text:p>0.003525</text:p>
          </table:table-cell>
          <table:table-cell table:style-name="ce196" office:value-type="string">
            <text:p>0.017627</text:p>
          </table:table-cell>
          <table:table-cell table:style-name="ce196" office:value-type="string">
            <text:p>0.005990</text:p>
          </table:table-cell>
          <table:table-cell table:style-name="ce196" office:value-type="string">
            <text:p>0.006833</text:p>
          </table:table-cell>
          <table:table-cell table:style-name="ce196" office:value-type="string">
            <text:p>0.00498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cat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8172</text:p>
          </table:table-cell>
          <table:table-cell table:style-name="ce196" office:value-type="string">
            <text:p>0.010279</text:p>
          </table:table-cell>
          <table:table-cell table:style-name="ce196" office:value-type="string">
            <text:p>0.005413</text:p>
          </table:table-cell>
          <table:table-cell table:style-name="ce196" office:value-type="string">
            <text:p>0.004304</text:p>
          </table:table-cell>
          <table:table-cell table:style-name="ce196" office:value-type="string">
            <text:p>0.015164</text:p>
          </table:table-cell>
          <table:table-cell table:style-name="ce196" office:value-type="string">
            <text:p>0.006863</text:p>
          </table:table-cell>
          <table:table-cell table:style-name="ce196" office:value-type="string">
            <text:p>0.004699</text:p>
          </table:table-cell>
          <table:table-cell table:style-name="ce196" office:value-type="string">
            <text:p>0.00473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cat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591</text:p>
          </table:table-cell>
          <table:table-cell table:style-name="ce196" office:value-type="string">
            <text:p>0.005391</text:p>
          </table:table-cell>
          <table:table-cell table:style-name="ce196" office:value-type="string">
            <text:p>0.002889</text:p>
          </table:table-cell>
          <table:table-cell table:style-name="ce196" office:value-type="string">
            <text:p>0.002521</text:p>
          </table:table-cell>
          <table:table-cell table:style-name="ce196" office:value-type="string">
            <text:p>0.008849</text:p>
          </table:table-cell>
          <table:table-cell table:style-name="ce196" office:value-type="string">
            <text:p>0.005217</text:p>
          </table:table-cell>
          <table:table-cell table:style-name="ce196" office:value-type="string">
            <text:p>0.004271</text:p>
          </table:table-cell>
          <table:table-cell table:style-name="ce196" office:value-type="string">
            <text:p>0.00389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cat_3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9883</text:p>
          </table:table-cell>
          <table:table-cell table:style-name="ce196" office:value-type="string">
            <text:p>0.003539</text:p>
          </table:table-cell>
          <table:table-cell table:style-name="ce196" office:value-type="string">
            <text:p>0.002893</text:p>
          </table:table-cell>
          <table:table-cell table:style-name="ce196" office:value-type="string">
            <text:p>0.002991</text:p>
          </table:table-cell>
          <table:table-cell table:style-name="ce196" office:value-type="string">
            <text:p>0.014688</text:p>
          </table:table-cell>
          <table:table-cell table:style-name="ce196" office:value-type="string">
            <text:p>0.004880</text:p>
          </table:table-cell>
          <table:table-cell table:style-name="ce196" office:value-type="string">
            <text:p>0.004318</text:p>
          </table:table-cell>
          <table:table-cell table:style-name="ce196" office:value-type="string">
            <text:p>0.00399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x_-1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number-columns-repeated="8" table:style-name="ce196" office:value-type="string">
            <text:p>0.00000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x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1401</text:p>
          </table:table-cell>
          <table:table-cell table:style-name="ce196" office:value-type="string">
            <text:p>0.007959</text:p>
          </table:table-cell>
          <table:table-cell table:style-name="ce196" office:value-type="string">
            <text:p>0.003934</text:p>
          </table:table-cell>
          <table:table-cell table:style-name="ce196" office:value-type="string">
            <text:p>0.003947</text:p>
          </table:table-cell>
          <table:table-cell table:style-name="ce196" office:value-type="string">
            <text:p>0.015201</text:p>
          </table:table-cell>
          <table:table-cell table:style-name="ce196" office:value-type="string">
            <text:p>0.006842</text:p>
          </table:table-cell>
          <table:table-cell table:style-name="ce196" office:value-type="string">
            <text:p>0.004482</text:p>
          </table:table-cell>
          <table:table-cell table:style-name="ce196" office:value-type="string">
            <text:p>0.00518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x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0110</text:p>
          </table:table-cell>
          <table:table-cell table:style-name="ce196" office:value-type="string">
            <text:p>0.008032</text:p>
          </table:table-cell>
          <table:table-cell table:style-name="ce196" office:value-type="string">
            <text:p>0.003717</text:p>
          </table:table-cell>
          <table:table-cell table:style-name="ce196" office:value-type="string">
            <text:p>0.003382</text:p>
          </table:table-cell>
          <table:table-cell table:style-name="ce196" office:value-type="string">
            <text:p>0.014989</text:p>
          </table:table-cell>
          <table:table-cell table:style-name="ce196" office:value-type="string">
            <text:p>0.006795</text:p>
          </table:table-cell>
          <table:table-cell table:style-name="ce196" office:value-type="string">
            <text:p>0.004027</text:p>
          </table:table-cell>
          <table:table-cell table:style-name="ce196" office:value-type="string">
            <text:p>0.00384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-1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73</text:p>
          </table:table-cell>
          <table:table-cell table:style-name="ce196" office:value-type="string">
            <text:p>0.000304</text:p>
          </table:table-cell>
          <table:table-cell table:style-name="ce196" office:value-type="string">
            <text:p>0.000089</text:p>
          </table:table-cell>
          <table:table-cell table:style-name="ce196" office:value-type="string">
            <text:p>0.000076</text:p>
          </table:table-cell>
          <table:table-cell table:style-name="ce196" office:value-type="string">
            <text:p>0.001052</text:p>
          </table:table-cell>
          <table:table-cell table:style-name="ce196" office:value-type="string">
            <text:p>0.001503</text:p>
          </table:table-cell>
          <table:table-cell table:style-name="ce196" office:value-type="string">
            <text:p>0.000554</text:p>
          </table:table-cell>
          <table:table-cell table:style-name="ce196" office:value-type="string">
            <text:p>0.00068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3020</text:p>
          </table:table-cell>
          <table:table-cell table:style-name="ce196" office:value-type="string">
            <text:p>0.002990</text:p>
          </table:table-cell>
          <table:table-cell table:style-name="ce196" office:value-type="string">
            <text:p>0.001956</text:p>
          </table:table-cell>
          <table:table-cell table:style-name="ce196" office:value-type="string">
            <text:p>0.001615</text:p>
          </table:table-cell>
          <table:table-cell table:style-name="ce196" office:value-type="string">
            <text:p>0.004543</text:p>
          </table:table-cell>
          <table:table-cell table:style-name="ce196" office:value-type="string">
            <text:p>0.004932</text:p>
          </table:table-cell>
          <table:table-cell table:style-name="ce196" office:value-type="string">
            <text:p>0.003219</text:p>
          </table:table-cell>
          <table:table-cell table:style-name="ce196" office:value-type="string">
            <text:p>0.00317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1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174</text:p>
          </table:table-cell>
          <table:table-cell table:style-name="ce196" office:value-type="string">
            <text:p>0.002631</text:p>
          </table:table-cell>
          <table:table-cell table:style-name="ce196" office:value-type="string">
            <text:p>0.001689</text:p>
          </table:table-cell>
          <table:table-cell table:style-name="ce196" office:value-type="string">
            <text:p>0.001265</text:p>
          </table:table-cell>
          <table:table-cell table:style-name="ce196" office:value-type="string">
            <text:p>0.003639</text:p>
          </table:table-cell>
          <table:table-cell table:style-name="ce196" office:value-type="string">
            <text:p>0.004368</text:p>
          </table:table-cell>
          <table:table-cell table:style-name="ce196" office:value-type="string">
            <text:p>0.003170</text:p>
          </table:table-cell>
          <table:table-cell table:style-name="ce196" office:value-type="string">
            <text:p>0.00247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2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492</text:p>
          </table:table-cell>
          <table:table-cell table:style-name="ce196" office:value-type="string">
            <text:p>0.000770</text:p>
          </table:table-cell>
          <table:table-cell table:style-name="ce196" office:value-type="string">
            <text:p>0.000757</text:p>
          </table:table-cell>
          <table:table-cell table:style-name="ce196" office:value-type="string">
            <text:p>0.000553</text:p>
          </table:table-cell>
          <table:table-cell table:style-name="ce196" office:value-type="string">
            <text:p>0.001813</text:p>
          </table:table-cell>
          <table:table-cell table:style-name="ce196" office:value-type="string">
            <text:p>0.004433</text:p>
          </table:table-cell>
          <table:table-cell table:style-name="ce196" office:value-type="string">
            <text:p>0.004072</text:p>
          </table:table-cell>
          <table:table-cell table:style-name="ce196" office:value-type="string">
            <text:p>0.00291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3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727</text:p>
          </table:table-cell>
          <table:table-cell table:style-name="ce196" office:value-type="string">
            <text:p>0.001074</text:p>
          </table:table-cell>
          <table:table-cell table:style-name="ce196" office:value-type="string">
            <text:p>0.000802</text:p>
          </table:table-cell>
          <table:table-cell table:style-name="ce196" office:value-type="string">
            <text:p>0.000751</text:p>
          </table:table-cell>
          <table:table-cell table:style-name="ce196" office:value-type="string">
            <text:p>0.002123</text:p>
          </table:table-cell>
          <table:table-cell table:style-name="ce196" office:value-type="string">
            <text:p>0.003173</text:p>
          </table:table-cell>
          <table:table-cell table:style-name="ce196" office:value-type="string">
            <text:p>0.002605</text:p>
          </table:table-cell>
          <table:table-cell table:style-name="ce196" office:value-type="string">
            <text:p>0.00247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4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591</text:p>
          </table:table-cell>
          <table:table-cell table:style-name="ce196" office:value-type="string">
            <text:p>0.003116</text:p>
          </table:table-cell>
          <table:table-cell table:style-name="ce196" office:value-type="string">
            <text:p>0.003944</text:p>
          </table:table-cell>
          <table:table-cell table:style-name="ce196" office:value-type="string">
            <text:p>0.003625</text:p>
          </table:table-cell>
          <table:table-cell table:style-name="ce196" office:value-type="string">
            <text:p>0.006981</text:p>
          </table:table-cell>
          <table:table-cell table:style-name="ce196" office:value-type="string">
            <text:p>0.004396</text:p>
          </table:table-cell>
          <table:table-cell table:style-name="ce196" office:value-type="string">
            <text:p>0.006228</text:p>
          </table:table-cell>
          <table:table-cell table:style-name="ce196" office:value-type="string">
            <text:p>0.00594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5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837</text:p>
          </table:table-cell>
          <table:table-cell table:style-name="ce196" office:value-type="string">
            <text:p>0.003921</text:p>
          </table:table-cell>
          <table:table-cell table:style-name="ce196" office:value-type="string">
            <text:p>0.005579</text:p>
          </table:table-cell>
          <table:table-cell table:style-name="ce196" office:value-type="string">
            <text:p>0.004035</text:p>
          </table:table-cell>
          <table:table-cell table:style-name="ce196" office:value-type="string">
            <text:p>0.005473</text:p>
          </table:table-cell>
          <table:table-cell table:style-name="ce196" office:value-type="string">
            <text:p>0.004962</text:p>
          </table:table-cell>
          <table:table-cell table:style-name="ce196" office:value-type="string">
            <text:p>0.005357</text:p>
          </table:table-cell>
          <table:table-cell table:style-name="ce196" office:value-type="string">
            <text:p>0.00388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trip_9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753</text:p>
          </table:table-cell>
          <table:table-cell table:style-name="ce196" office:value-type="string">
            <text:p>0.001746</text:p>
          </table:table-cell>
          <table:table-cell table:style-name="ce196" office:value-type="string">
            <text:p>0.001273</text:p>
          </table:table-cell>
          <table:table-cell table:style-name="ce196" office:value-type="string">
            <text:p>0.000927</text:p>
          </table:table-cell>
          <table:table-cell table:style-name="ce196" office:value-type="string">
            <text:p>0.004662</text:p>
          </table:table-cell>
          <table:table-cell table:style-name="ce196" office:value-type="string">
            <text:p>0.004794</text:p>
          </table:table-cell>
          <table:table-cell table:style-name="ce196" office:value-type="string">
            <text:p>0.003431</text:p>
          </table:table-cell>
          <table:table-cell table:style-name="ce196" office:value-type="string">
            <text:p>0.00265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0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8362</text:p>
          </table:table-cell>
          <table:table-cell table:style-name="ce196" office:value-type="string">
            <text:p>0.002516</text:p>
          </table:table-cell>
          <table:table-cell table:style-name="ce196" office:value-type="string">
            <text:p>0.005293</text:p>
          </table:table-cell>
          <table:table-cell table:style-name="ce196" office:value-type="string">
            <text:p>0.003109</text:p>
          </table:table-cell>
          <table:table-cell table:style-name="ce196" office:value-type="string">
            <text:p>0.012980</text:p>
          </table:table-cell>
          <table:table-cell table:style-name="ce196" office:value-type="string">
            <text:p>0.005654</text:p>
          </table:table-cell>
          <table:table-cell table:style-name="ce196" office:value-type="string">
            <text:p>0.008510</text:p>
          </table:table-cell>
          <table:table-cell table:style-name="ce196" office:value-type="string">
            <text:p>0.00787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69471</text:p>
          </table:table-cell>
          <table:table-cell table:style-name="ce196" office:value-type="string">
            <text:p>0.018070</text:p>
          </table:table-cell>
          <table:table-cell table:style-name="ce196" office:value-type="string">
            <text:p>0.033666</text:p>
          </table:table-cell>
          <table:table-cell table:style-name="ce196" office:value-type="string">
            <text:p>0.016548</text:p>
          </table:table-cell>
          <table:table-cell table:style-name="ce196" office:value-type="string">
            <text:p>0.019077</text:p>
          </table:table-cell>
          <table:table-cell table:style-name="ce196" office:value-type="string">
            <text:p>0.010096</text:p>
          </table:table-cell>
          <table:table-cell table:style-name="ce196" office:value-type="string">
            <text:p>0.009657</text:p>
          </table:table-cell>
          <table:table-cell table:style-name="ce196" office:value-type="string">
            <text:p>0.00653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2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27672</text:p>
          </table:table-cell>
          <table:table-cell table:style-name="ce196" office:value-type="string">
            <text:p>0.008290</text:p>
          </table:table-cell>
          <table:table-cell table:style-name="ce196" office:value-type="string">
            <text:p>0.016530</text:p>
          </table:table-cell>
          <table:table-cell table:style-name="ce196" office:value-type="string">
            <text:p>0.003362</text:p>
          </table:table-cell>
          <table:table-cell table:style-name="ce196" office:value-type="string">
            <text:p>0.021341</text:p>
          </table:table-cell>
          <table:table-cell table:style-name="ce196" office:value-type="string">
            <text:p>0.007634</text:p>
          </table:table-cell>
          <table:table-cell table:style-name="ce196" office:value-type="string">
            <text:p>0.010684</text:p>
          </table:table-cell>
          <table:table-cell table:style-name="ce196" office:value-type="string">
            <text:p>0.00366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3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79</text:p>
          </table:table-cell>
          <table:table-cell table:style-name="ce196" office:value-type="string">
            <text:p>0.000315</text:p>
          </table:table-cell>
          <table:table-cell table:style-name="ce196" office:value-type="string">
            <text:p>0.000194</text:p>
          </table:table-cell>
          <table:table-cell table:style-name="ce196" office:value-type="string">
            <text:p>0.000134</text:p>
          </table:table-cell>
          <table:table-cell table:style-name="ce196" office:value-type="string">
            <text:p>0.000968</text:p>
          </table:table-cell>
          <table:table-cell table:style-name="ce196" office:value-type="string">
            <text:p>0.001536</text:p>
          </table:table-cell>
          <table:table-cell table:style-name="ce196" office:value-type="string">
            <text:p>0.001063</text:p>
          </table:table-cell>
          <table:table-cell table:style-name="ce196" office:value-type="string">
            <text:p>0.00075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09</text:p>
          </table:table-cell>
          <table:table-cell table:style-name="ce196" office:value-type="string">
            <text:p>0.000012</text:p>
          </table:table-cell>
          <table:table-cell table:style-name="ce196" office:value-type="string">
            <text:p>0.000042</text:p>
          </table:table-cell>
          <table:table-cell table:style-name="ce196" office:value-type="string">
            <text:p>0.000075</text:p>
          </table:table-cell>
          <table:table-cell table:style-name="ce196" office:value-type="string">
            <text:p>0.000263</text:p>
          </table:table-cell>
          <table:table-cell table:style-name="ce196" office:value-type="string">
            <text:p>0.000214</text:p>
          </table:table-cell>
          <table:table-cell table:style-name="ce196" office:value-type="string">
            <text:p>0.000563</text:p>
          </table:table-cell>
          <table:table-cell table:style-name="ce196" office:value-type="string">
            <text:p>0.00089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8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4119</text:p>
          </table:table-cell>
          <table:table-cell table:style-name="ce196" office:value-type="string">
            <text:p>0.002670</text:p>
          </table:table-cell>
          <table:table-cell table:style-name="ce196" office:value-type="string">
            <text:p>0.002439</text:p>
          </table:table-cell>
          <table:table-cell table:style-name="ce196" office:value-type="string">
            <text:p>0.001795</text:p>
          </table:table-cell>
          <table:table-cell table:style-name="ce196" office:value-type="string">
            <text:p>0.004927</text:p>
          </table:table-cell>
          <table:table-cell table:style-name="ce196" office:value-type="string">
            <text:p>0.004418</text:p>
          </table:table-cell>
          <table:table-cell table:style-name="ce196" office:value-type="string">
            <text:p>0.003301</text:p>
          </table:table-cell>
          <table:table-cell table:style-name="ce196" office:value-type="string">
            <text:p>0.00281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secu1_9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56</text:p>
          </table:table-cell>
          <table:table-cell table:style-name="ce196" office:value-type="string">
            <text:p>0.000087</text:p>
          </table:table-cell>
          <table:table-cell table:style-name="ce196" office:value-type="string">
            <text:p>0.000154</text:p>
          </table:table-cell>
          <table:table-cell table:style-name="ce196" office:value-type="string">
            <text:p>0.000158</text:p>
          </table:table-cell>
          <table:table-cell table:style-name="ce196" office:value-type="string">
            <text:p>0.000581</text:p>
          </table:table-cell>
          <table:table-cell table:style-name="ce196" office:value-type="string">
            <text:p>0.000670</text:p>
          </table:table-cell>
          <table:table-cell table:style-name="ce196" office:value-type="string">
            <text:p>0.000976</text:p>
          </table:table-cell>
          <table:table-cell table:style-name="ce196" office:value-type="string">
            <text:p>0.00100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age_group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3356</text:p>
          </table:table-cell>
          <table:table-cell table:style-name="ce196" office:value-type="string">
            <text:p>0.004641</text:p>
          </table:table-cell>
          <table:table-cell table:style-name="ce196" office:value-type="string">
            <text:p>0.002737</text:p>
          </table:table-cell>
          <table:table-cell table:style-name="ce196" office:value-type="string">
            <text:p>0.004052</text:p>
          </table:table-cell>
          <table:table-cell table:style-name="ce196" office:value-type="string">
            <text:p>0.005460</text:p>
          </table:table-cell>
          <table:table-cell table:style-name="ce196" office:value-type="string">
            <text:p>0.008883</text:p>
          </table:table-cell>
          <table:table-cell table:style-name="ce196" office:value-type="string">
            <text:p>0.005051</text:p>
          </table:table-cell>
          <table:table-cell table:style-name="ce196" office:value-type="string">
            <text:p>0.00735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age_group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2446</text:p>
          </table:table-cell>
          <table:table-cell table:style-name="ce196" office:value-type="string">
            <text:p>0.002537</text:p>
          </table:table-cell>
          <table:table-cell table:style-name="ce196" office:value-type="string">
            <text:p>0.002183</text:p>
          </table:table-cell>
          <table:table-cell table:style-name="ce196" office:value-type="string">
            <text:p>0.002053</text:p>
          </table:table-cell>
          <table:table-cell table:style-name="ce196" office:value-type="string">
            <text:p>0.004284</text:p>
          </table:table-cell>
          <table:table-cell table:style-name="ce196" office:value-type="string">
            <text:p>0.003871</text:p>
          </table:table-cell>
          <table:table-cell table:style-name="ce196" office:value-type="string">
            <text:p>0.003795</text:p>
          </table:table-cell>
          <table:table-cell table:style-name="ce196" office:value-type="string">
            <text:p>0.00475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age_group_3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3571</text:p>
          </table:table-cell>
          <table:table-cell table:style-name="ce196" office:value-type="string">
            <text:p>0.003776</text:p>
          </table:table-cell>
          <table:table-cell table:style-name="ce196" office:value-type="string">
            <text:p>0.003576</text:p>
          </table:table-cell>
          <table:table-cell table:style-name="ce196" office:value-type="string">
            <text:p>0.002886</text:p>
          </table:table-cell>
          <table:table-cell table:style-name="ce196" office:value-type="string">
            <text:p>0.004371</text:p>
          </table:table-cell>
          <table:table-cell table:style-name="ce196" office:value-type="string">
            <text:p>0.004881</text:p>
          </table:table-cell>
          <table:table-cell table:style-name="ce196" office:value-type="string">
            <text:p>0.005153</text:p>
          </table:table-cell>
          <table:table-cell table:style-name="ce196" office:value-type="string">
            <text:p>0.00448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age_group_4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962</text:p>
          </table:table-cell>
          <table:table-cell table:style-name="ce196" office:value-type="string">
            <text:p>0.003661</text:p>
          </table:table-cell>
          <table:table-cell table:style-name="ce196" office:value-type="string">
            <text:p>0.002566</text:p>
          </table:table-cell>
          <table:table-cell table:style-name="ce196" office:value-type="string">
            <text:p>0.001802</text:p>
          </table:table-cell>
          <table:table-cell table:style-name="ce196" office:value-type="string">
            <text:p>0.004052</text:p>
          </table:table-cell>
          <table:table-cell table:style-name="ce196" office:value-type="string">
            <text:p>0.005768</text:p>
          </table:table-cell>
          <table:table-cell table:style-name="ce196" office:value-type="string">
            <text:p>0.004027</text:p>
          </table:table-cell>
          <table:table-cell table:style-name="ce196" office:value-type="string">
            <text:p>0.00325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ind_age_group_5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8047</text:p>
          </table:table-cell>
          <table:table-cell table:style-name="ce196" office:value-type="string">
            <text:p>0.009955</text:p>
          </table:table-cell>
          <table:table-cell table:style-name="ce196" office:value-type="string">
            <text:p>0.004556</text:p>
          </table:table-cell>
          <table:table-cell table:style-name="ce196" office:value-type="string">
            <text:p>0.008150</text:p>
          </table:table-cell>
          <table:table-cell table:style-name="ce196" office:value-type="string">
            <text:p>0.013544</text:p>
          </table:table-cell>
          <table:table-cell table:style-name="ce196" office:value-type="string">
            <text:p>0.017273</text:p>
          </table:table-cell>
          <table:table-cell table:style-name="ce196" office:value-type="string">
            <text:p>0.009605</text:p>
          </table:table-cell>
          <table:table-cell table:style-name="ce196" office:value-type="string">
            <text:p>0.01110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traffic_circul_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221</text:p>
          </table:table-cell>
          <table:table-cell table:style-name="ce196" office:value-type="string">
            <text:p>0.001182</text:p>
          </table:table-cell>
          <table:table-cell table:style-name="ce196" office:value-type="string">
            <text:p>0.000996</text:p>
          </table:table-cell>
          <table:table-cell table:style-name="ce196" office:value-type="string">
            <text:p>0.000743</text:p>
          </table:table-cell>
          <table:table-cell table:style-name="ce196" office:value-type="string">
            <text:p>0.003052</text:p>
          </table:table-cell>
          <table:table-cell table:style-name="ce196" office:value-type="string">
            <text:p>0.002665</text:p>
          </table:table-cell>
          <table:table-cell table:style-name="ce196" office:value-type="string">
            <text:p>0.002421</text:p>
          </table:table-cell>
          <table:table-cell table:style-name="ce196" office:value-type="string">
            <text:p>0.00202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traffic_circul_1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705</text:p>
          </table:table-cell>
          <table:table-cell table:style-name="ce196" office:value-type="string">
            <text:p>0.004476</text:p>
          </table:table-cell>
          <table:table-cell table:style-name="ce196" office:value-type="string">
            <text:p>0.004783</text:p>
          </table:table-cell>
          <table:table-cell table:style-name="ce196" office:value-type="string">
            <text:p>0.005741</text:p>
          </table:table-cell>
          <table:table-cell table:style-name="ce196" office:value-type="string">
            <text:p>0.004897</text:p>
          </table:table-cell>
          <table:table-cell table:style-name="ce196" office:value-type="string">
            <text:p>0.005785</text:p>
          </table:table-cell>
          <table:table-cell table:style-name="ce196" office:value-type="string">
            <text:p>0.004648</text:p>
          </table:table-cell>
          <table:table-cell table:style-name="ce196" office:value-type="string">
            <text:p>0.00485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traffic_circul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919</text:p>
          </table:table-cell>
          <table:table-cell table:style-name="ce196" office:value-type="string">
            <text:p>0.006297</text:p>
          </table:table-cell>
          <table:table-cell table:style-name="ce196" office:value-type="string">
            <text:p>0.006745</text:p>
          </table:table-cell>
          <table:table-cell table:style-name="ce196" office:value-type="string">
            <text:p>0.006719</text:p>
          </table:table-cell>
          <table:table-cell table:style-name="ce196" office:value-type="string">
            <text:p>0.006101</text:p>
          </table:table-cell>
          <table:table-cell table:style-name="ce196" office:value-type="string">
            <text:p>0.005716</text:p>
          </table:table-cell>
          <table:table-cell table:style-name="ce196" office:value-type="string">
            <text:p>0.006053</text:p>
          </table:table-cell>
          <table:table-cell table:style-name="ce196" office:value-type="string">
            <text:p>0.00642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traffic_circul_3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2513</text:p>
          </table:table-cell>
          <table:table-cell table:style-name="ce196" office:value-type="string">
            <text:p>0.002278</text:p>
          </table:table-cell>
          <table:table-cell table:style-name="ce196" office:value-type="string">
            <text:p>0.002494</text:p>
          </table:table-cell>
          <table:table-cell table:style-name="ce196" office:value-type="string">
            <text:p>0.002201</text:p>
          </table:table-cell>
          <table:table-cell table:style-name="ce196" office:value-type="string">
            <text:p>0.003900</text:p>
          </table:table-cell>
          <table:table-cell table:style-name="ce196" office:value-type="string">
            <text:p>0.004423</text:p>
          </table:table-cell>
          <table:table-cell table:style-name="ce196" office:value-type="string">
            <text:p>0.004659</text:p>
          </table:table-cell>
          <table:table-cell table:style-name="ce196" office:value-type="string">
            <text:p>0.00359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traffic_circul_4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67</text:p>
          </table:table-cell>
          <table:table-cell table:style-name="ce196" office:value-type="string">
            <text:p>0.000178</text:p>
          </table:table-cell>
          <table:table-cell table:style-name="ce196" office:value-type="string">
            <text:p>0.000139</text:p>
          </table:table-cell>
          <table:table-cell table:style-name="ce196" office:value-type="string">
            <text:p>0.000110</text:p>
          </table:table-cell>
          <table:table-cell table:style-name="ce196" office:value-type="string">
            <text:p>0.001029</text:p>
          </table:table-cell>
          <table:table-cell table:style-name="ce196" office:value-type="string">
            <text:p>0.001067</text:p>
          </table:table-cell>
          <table:table-cell table:style-name="ce196" office:value-type="string">
            <text:p>0.000882</text:p>
          </table:table-cell>
          <table:table-cell table:style-name="ce196" office:value-type="string">
            <text:p>0.00081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gradient_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31</text:p>
          </table:table-cell>
          <table:table-cell table:style-name="ce196" office:value-type="string">
            <text:p>0.000011</text:p>
          </table:table-cell>
          <table:table-cell table:style-name="ce196" office:value-type="string">
            <text:p>0.000030</text:p>
          </table:table-cell>
          <table:table-cell table:style-name="ce196" office:value-type="string">
            <text:p>0.000012</text:p>
          </table:table-cell>
          <table:table-cell table:style-name="ce196" office:value-type="string">
            <text:p>0.000475</text:p>
          </table:table-cell>
          <table:table-cell table:style-name="ce196" office:value-type="string">
            <text:p>0.000121</text:p>
          </table:table-cell>
          <table:table-cell table:style-name="ce196" office:value-type="string">
            <text:p>0.000396</text:p>
          </table:table-cell>
          <table:table-cell table:style-name="ce196" office:value-type="string">
            <text:p>0.00018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gradient_1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861</text:p>
          </table:table-cell>
          <table:table-cell table:style-name="ce196" office:value-type="string">
            <text:p>0.002496</text:p>
          </table:table-cell>
          <table:table-cell table:style-name="ce196" office:value-type="string">
            <text:p>0.001649</text:p>
          </table:table-cell>
          <table:table-cell table:style-name="ce196" office:value-type="string">
            <text:p>0.001538</text:p>
          </table:table-cell>
          <table:table-cell table:style-name="ce196" office:value-type="string">
            <text:p>0.003402</text:p>
          </table:table-cell>
          <table:table-cell table:style-name="ce196" office:value-type="string">
            <text:p>0.004057</text:p>
          </table:table-cell>
          <table:table-cell table:style-name="ce196" office:value-type="string">
            <text:p>0.003077</text:p>
          </table:table-cell>
          <table:table-cell table:style-name="ce196" office:value-type="string">
            <text:p>0.00320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gradient_2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366</text:p>
          </table:table-cell>
          <table:table-cell table:style-name="ce196" office:value-type="string">
            <text:p>0.001801</text:p>
          </table:table-cell>
          <table:table-cell table:style-name="ce196" office:value-type="string">
            <text:p>0.001571</text:p>
          </table:table-cell>
          <table:table-cell table:style-name="ce196" office:value-type="string">
            <text:p>0.001306</text:p>
          </table:table-cell>
          <table:table-cell table:style-name="ce196" office:value-type="string">
            <text:p>0.003073</text:p>
          </table:table-cell>
          <table:table-cell table:style-name="ce196" office:value-type="string">
            <text:p>0.003491</text:p>
          </table:table-cell>
          <table:table-cell table:style-name="ce196" office:value-type="string">
            <text:p>0.003199</text:p>
          </table:table-cell>
          <table:table-cell table:style-name="ce196" office:value-type="string">
            <text:p>0.00307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gradient_3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788</text:p>
          </table:table-cell>
          <table:table-cell table:style-name="ce196" office:value-type="string">
            <text:p>0.000756</text:p>
          </table:table-cell>
          <table:table-cell table:style-name="ce196" office:value-type="string">
            <text:p>0.000575</text:p>
          </table:table-cell>
          <table:table-cell table:style-name="ce196" office:value-type="string">
            <text:p>0.000515</text:p>
          </table:table-cell>
          <table:table-cell table:style-name="ce196" office:value-type="string">
            <text:p>0.002359</text:p>
          </table:table-cell>
          <table:table-cell table:style-name="ce196" office:value-type="string">
            <text:p>0.002069</text:p>
          </table:table-cell>
          <table:table-cell table:style-name="ce196" office:value-type="string">
            <text:p>0.001689</text:p>
          </table:table-cell>
          <table:table-cell table:style-name="ce196" office:value-type="string">
            <text:p>0.0018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gradient_4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814</text:p>
          </table:table-cell>
          <table:table-cell table:style-name="ce196" office:value-type="string">
            <text:p>0.000690</text:p>
          </table:table-cell>
          <table:table-cell table:style-name="ce196" office:value-type="string">
            <text:p>0.000430</text:p>
          </table:table-cell>
          <table:table-cell table:style-name="ce196" office:value-type="string">
            <text:p>0.000370</text:p>
          </table:table-cell>
          <table:table-cell table:style-name="ce196" office:value-type="string">
            <text:p>0.002351</text:p>
          </table:table-cell>
          <table:table-cell table:style-name="ce196" office:value-type="string">
            <text:p>0.001847</text:p>
          </table:table-cell>
          <table:table-cell table:style-name="ce196" office:value-type="string">
            <text:p>0.001454</text:p>
          </table:table-cell>
          <table:table-cell table:style-name="ce196" office:value-type="string">
            <text:p>0.00144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view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4396</text:p>
          </table:table-cell>
          <table:table-cell table:style-name="ce196" office:value-type="string">
            <text:p>0.002755</text:p>
          </table:table-cell>
          <table:table-cell table:style-name="ce196" office:value-type="string">
            <text:p>0.002342</text:p>
          </table:table-cell>
          <table:table-cell table:style-name="ce196" office:value-type="string">
            <text:p>0.002850</text:p>
          </table:table-cell>
          <table:table-cell table:style-name="ce196" office:value-type="string">
            <text:p>0.005522</text:p>
          </table:table-cell>
          <table:table-cell table:style-name="ce196" office:value-type="string">
            <text:p>0.003818</text:p>
          </table:table-cell>
          <table:table-cell table:style-name="ce196" office:value-type="string">
            <text:p>0.003104</text:p>
          </table:table-cell>
          <table:table-cell table:style-name="ce196" office:value-type="string">
            <text:p>0.00349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view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142</text:p>
          </table:table-cell>
          <table:table-cell table:style-name="ce196" office:value-type="string">
            <text:p>0.001385</text:p>
          </table:table-cell>
          <table:table-cell table:style-name="ce196" office:value-type="string">
            <text:p>0.001274</text:p>
          </table:table-cell>
          <table:table-cell table:style-name="ce196" office:value-type="string">
            <text:p>0.001074</text:p>
          </table:table-cell>
          <table:table-cell table:style-name="ce196" office:value-type="string">
            <text:p>0.002699</text:p>
          </table:table-cell>
          <table:table-cell table:style-name="ce196" office:value-type="string">
            <text:p>0.002810</text:p>
          </table:table-cell>
          <table:table-cell table:style-name="ce196" office:value-type="string">
            <text:p>0.002776</text:p>
          </table:table-cell>
          <table:table-cell table:style-name="ce196" office:value-type="string">
            <text:p>0.00279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view_3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669</text:p>
          </table:table-cell>
          <table:table-cell table:style-name="ce196" office:value-type="string">
            <text:p>0.001867</text:p>
          </table:table-cell>
          <table:table-cell table:style-name="ce196" office:value-type="string">
            <text:p>0.001396</text:p>
          </table:table-cell>
          <table:table-cell table:style-name="ce196" office:value-type="string">
            <text:p>0.001339</text:p>
          </table:table-cell>
          <table:table-cell table:style-name="ce196" office:value-type="string">
            <text:p>0.003760</text:p>
          </table:table-cell>
          <table:table-cell table:style-name="ce196" office:value-type="string">
            <text:p>0.003317</text:p>
          </table:table-cell>
          <table:table-cell table:style-name="ce196" office:value-type="string">
            <text:p>0.002877</text:p>
          </table:table-cell>
          <table:table-cell table:style-name="ce196" office:value-type="string">
            <text:p>0.00293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view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304</text:p>
          </table:table-cell>
          <table:table-cell table:style-name="ce196" office:value-type="string">
            <text:p>0.000296</text:p>
          </table:table-cell>
          <table:table-cell table:style-name="ce196" office:value-type="string">
            <text:p>0.000477</text:p>
          </table:table-cell>
          <table:table-cell table:style-name="ce196" office:value-type="string">
            <text:p>0.000547</text:p>
          </table:table-cell>
          <table:table-cell table:style-name="ce196" office:value-type="string">
            <text:p>0.001310</text:p>
          </table:table-cell>
          <table:table-cell table:style-name="ce196" office:value-type="string">
            <text:p>0.001184</text:p>
          </table:table-cell>
          <table:table-cell table:style-name="ce196" office:value-type="string">
            <text:p>0.001652</text:p>
          </table:table-cell>
          <table:table-cell table:style-name="ce196" office:value-type="string">
            <text:p>0.00208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23</text:p>
          </table:table-cell>
          <table:table-cell table:style-name="ce196" office:value-type="string">
            <text:p>0.000015</text:p>
          </table:table-cell>
          <table:table-cell table:style-name="ce196" office:value-type="string">
            <text:p>0.000019</text:p>
          </table:table-cell>
          <table:table-cell table:style-name="ce196" office:value-type="string">
            <text:p>0.000016</text:p>
          </table:table-cell>
          <table:table-cell table:style-name="ce196" office:value-type="string">
            <text:p>0.000375</text:p>
          </table:table-cell>
          <table:table-cell table:style-name="ce196" office:value-type="string">
            <text:p>0.000230</text:p>
          </table:table-cell>
          <table:table-cell table:style-name="ce196" office:value-type="string">
            <text:p>0.000314</text:p>
          </table:table-cell>
          <table:table-cell table:style-name="ce196" office:value-type="string">
            <text:p>0.00027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7789</text:p>
          </table:table-cell>
          <table:table-cell table:style-name="ce196" office:value-type="string">
            <text:p>0.006229</text:p>
          </table:table-cell>
          <table:table-cell table:style-name="ce196" office:value-type="string">
            <text:p>0.004458</text:p>
          </table:table-cell>
          <table:table-cell table:style-name="ce196" office:value-type="string">
            <text:p>0.005096</text:p>
          </table:table-cell>
          <table:table-cell table:style-name="ce196" office:value-type="string">
            <text:p>0.012122</text:p>
          </table:table-cell>
          <table:table-cell table:style-name="ce196" office:value-type="string">
            <text:p>0.007967</text:p>
          </table:table-cell>
          <table:table-cell table:style-name="ce196" office:value-type="string">
            <text:p>0.005885</text:p>
          </table:table-cell>
          <table:table-cell table:style-name="ce196" office:value-type="string">
            <text:p>0.00664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2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80</text:p>
          </table:table-cell>
          <table:table-cell table:style-name="ce196" office:value-type="string">
            <text:p>0.000306</text:p>
          </table:table-cell>
          <table:table-cell table:style-name="ce196" office:value-type="string">
            <text:p>0.000280</text:p>
          </table:table-cell>
          <table:table-cell table:style-name="ce196" office:value-type="string">
            <text:p>0.000189</text:p>
          </table:table-cell>
          <table:table-cell table:style-name="ce196" office:value-type="string">
            <text:p>0.001883</text:p>
          </table:table-cell>
          <table:table-cell table:style-name="ce196" office:value-type="string">
            <text:p>0.001352</text:p>
          </table:table-cell>
          <table:table-cell table:style-name="ce196" office:value-type="string">
            <text:p>0.001332</text:p>
          </table:table-cell>
          <table:table-cell table:style-name="ce196" office:value-type="string">
            <text:p>0.00105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3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614</text:p>
          </table:table-cell>
          <table:table-cell table:style-name="ce196" office:value-type="string">
            <text:p>0.003793</text:p>
          </table:table-cell>
          <table:table-cell table:style-name="ce196" office:value-type="string">
            <text:p>0.002665</text:p>
          </table:table-cell>
          <table:table-cell table:style-name="ce196" office:value-type="string">
            <text:p>0.003636</text:p>
          </table:table-cell>
          <table:table-cell table:style-name="ce196" office:value-type="string">
            <text:p>0.013556</text:p>
          </table:table-cell>
          <table:table-cell table:style-name="ce196" office:value-type="string">
            <text:p>0.009077</text:p>
          </table:table-cell>
          <table:table-cell table:style-name="ce196" office:value-type="string">
            <text:p>0.005248</text:p>
          </table:table-cell>
          <table:table-cell table:style-name="ce196" office:value-type="string">
            <text:p>0.00748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4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766</text:p>
          </table:table-cell>
          <table:table-cell table:style-name="ce196" office:value-type="string">
            <text:p>0.000682</text:p>
          </table:table-cell>
          <table:table-cell table:style-name="ce196" office:value-type="string">
            <text:p>0.000736</text:p>
          </table:table-cell>
          <table:table-cell table:style-name="ce196" office:value-type="string">
            <text:p>0.000461</text:p>
          </table:table-cell>
          <table:table-cell table:style-name="ce196" office:value-type="string">
            <text:p>0.002834</text:p>
          </table:table-cell>
          <table:table-cell table:style-name="ce196" office:value-type="string">
            <text:p>0.002001</text:p>
          </table:table-cell>
          <table:table-cell table:style-name="ce196" office:value-type="string">
            <text:p>0.002020</text:p>
          </table:table-cell>
          <table:table-cell table:style-name="ce196" office:value-type="string">
            <text:p>0.00169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5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397</text:p>
          </table:table-cell>
          <table:table-cell table:style-name="ce196" office:value-type="string">
            <text:p>0.001063</text:p>
          </table:table-cell>
          <table:table-cell table:style-name="ce196" office:value-type="string">
            <text:p>0.000534</text:p>
          </table:table-cell>
          <table:table-cell table:style-name="ce196" office:value-type="string">
            <text:p>0.000355</text:p>
          </table:table-cell>
          <table:table-cell table:style-name="ce196" office:value-type="string">
            <text:p>0.004029</text:p>
          </table:table-cell>
          <table:table-cell table:style-name="ce196" office:value-type="string">
            <text:p>0.002958</text:p>
          </table:table-cell>
          <table:table-cell table:style-name="ce196" office:value-type="string">
            <text:p>0.001936</text:p>
          </table:table-cell>
          <table:table-cell table:style-name="ce196" office:value-type="string">
            <text:p>0.00127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6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486</text:p>
          </table:table-cell>
          <table:table-cell table:style-name="ce196" office:value-type="string">
            <text:p>0.000482</text:p>
          </table:table-cell>
          <table:table-cell table:style-name="ce196" office:value-type="string">
            <text:p>0.000319</text:p>
          </table:table-cell>
          <table:table-cell table:style-name="ce196" office:value-type="string">
            <text:p>0.000327</text:p>
          </table:table-cell>
          <table:table-cell table:style-name="ce196" office:value-type="string">
            <text:p>0.002017</text:p>
          </table:table-cell>
          <table:table-cell table:style-name="ce196" office:value-type="string">
            <text:p>0.001773</text:p>
          </table:table-cell>
          <table:table-cell table:style-name="ce196" office:value-type="string">
            <text:p>0.001350</text:p>
          </table:table-cell>
          <table:table-cell table:style-name="ce196" office:value-type="string">
            <text:p>0.00148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accident_7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13</text:p>
          </table:table-cell>
          <table:table-cell table:style-name="ce196" office:value-type="string">
            <text:p>0.000837</text:p>
          </table:table-cell>
          <table:table-cell table:style-name="ce196" office:value-type="string">
            <text:p>0.001146</text:p>
          </table:table-cell>
          <table:table-cell table:style-name="ce196" office:value-type="string">
            <text:p>0.000994</text:p>
          </table:table-cell>
          <table:table-cell table:style-name="ce196" office:value-type="string">
            <text:p>0.002558</text:p>
          </table:table-cell>
          <table:table-cell table:style-name="ce196" office:value-type="string">
            <text:p>0.002014</text:p>
          </table:table-cell>
          <table:table-cell table:style-name="ce196" office:value-type="string">
            <text:p>0.002657</text:p>
          </table:table-cell>
          <table:table-cell table:style-name="ce196" office:value-type="string">
            <text:p>0.00231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1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544</text:p>
          </table:table-cell>
          <table:table-cell table:style-name="ce196" office:value-type="string">
            <text:p>0.002296</text:p>
          </table:table-cell>
          <table:table-cell table:style-name="ce196" office:value-type="string">
            <text:p>0.001727</text:p>
          </table:table-cell>
          <table:table-cell table:style-name="ce196" office:value-type="string">
            <text:p>0.001509</text:p>
          </table:table-cell>
          <table:table-cell table:style-name="ce196" office:value-type="string">
            <text:p>0.004200</text:p>
          </table:table-cell>
          <table:table-cell table:style-name="ce196" office:value-type="string">
            <text:p>0.003629</text:p>
          </table:table-cell>
          <table:table-cell table:style-name="ce196" office:value-type="string">
            <text:p>0.003100</text:p>
          </table:table-cell>
          <table:table-cell table:style-name="ce196" office:value-type="string">
            <text:p>0.00307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480</text:p>
          </table:table-cell>
          <table:table-cell table:style-name="ce196" office:value-type="string">
            <text:p>0.002118</text:p>
          </table:table-cell>
          <table:table-cell table:style-name="ce196" office:value-type="string">
            <text:p>0.001811</text:p>
          </table:table-cell>
          <table:table-cell table:style-name="ce196" office:value-type="string">
            <text:p>0.001784</text:p>
          </table:table-cell>
          <table:table-cell table:style-name="ce196" office:value-type="string">
            <text:p>0.003767</text:p>
          </table:table-cell>
          <table:table-cell table:style-name="ce196" office:value-type="string">
            <text:p>0.003448</text:p>
          </table:table-cell>
          <table:table-cell table:style-name="ce196" office:value-type="string">
            <text:p>0.003044</text:p>
          </table:table-cell>
          <table:table-cell table:style-name="ce196" office:value-type="string">
            <text:p>0.00319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3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50</text:p>
          </table:table-cell>
          <table:table-cell table:style-name="ce196" office:value-type="string">
            <text:p>0.000116</text:p>
          </table:table-cell>
          <table:table-cell table:style-name="ce196" office:value-type="string">
            <text:p>0.000042</text:p>
          </table:table-cell>
          <table:table-cell table:style-name="ce196" office:value-type="string">
            <text:p>0.000049</text:p>
          </table:table-cell>
          <table:table-cell table:style-name="ce196" office:value-type="string">
            <text:p>0.000463</text:p>
          </table:table-cell>
          <table:table-cell table:style-name="ce196" office:value-type="string">
            <text:p>0.000856</text:p>
          </table:table-cell>
          <table:table-cell table:style-name="ce196" office:value-type="string">
            <text:p>0.000404</text:p>
          </table:table-cell>
          <table:table-cell table:style-name="ce196" office:value-type="string">
            <text:p>0.00054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4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07</text:p>
          </table:table-cell>
          <table:table-cell table:style-name="ce196" office:value-type="string">
            <text:p>0.000013</text:p>
          </table:table-cell>
          <table:table-cell table:style-name="ce196" office:value-type="string">
            <text:p>0.000025</text:p>
          </table:table-cell>
          <table:table-cell table:style-name="ce196" office:value-type="string">
            <text:p>0.000041</text:p>
          </table:table-cell>
          <table:table-cell table:style-name="ce196" office:value-type="string">
            <text:p>0.000154</text:p>
          </table:table-cell>
          <table:table-cell table:style-name="ce196" office:value-type="string">
            <text:p>0.000240</text:p>
          </table:table-cell>
          <table:table-cell table:style-name="ce196" office:value-type="string">
            <text:p>0.000305</text:p>
          </table:table-cell>
          <table:table-cell table:style-name="ce196" office:value-type="string">
            <text:p>0.00048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5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75</text:p>
          </table:table-cell>
          <table:table-cell table:style-name="ce196" office:value-type="string">
            <text:p>0.000069</text:p>
          </table:table-cell>
          <table:table-cell table:style-name="ce196" office:value-type="string">
            <text:p>0.000096</text:p>
          </table:table-cell>
          <table:table-cell table:style-name="ce196" office:value-type="string">
            <text:p>0.000109</text:p>
          </table:table-cell>
          <table:table-cell table:style-name="ce196" office:value-type="string">
            <text:p>0.000732</text:p>
          </table:table-cell>
          <table:table-cell table:style-name="ce196" office:value-type="string">
            <text:p>0.000619</text:p>
          </table:table-cell>
          <table:table-cell table:style-name="ce196" office:value-type="string">
            <text:p>0.000702</text:p>
          </table:table-cell>
          <table:table-cell table:style-name="ce196" office:value-type="string">
            <text:p>0.00080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6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29</text:p>
          </table:table-cell>
          <table:table-cell table:style-name="ce196" office:value-type="string">
            <text:p>0.000048</text:p>
          </table:table-cell>
          <table:table-cell table:style-name="ce196" office:value-type="string">
            <text:p>0.000056</text:p>
          </table:table-cell>
          <table:table-cell table:style-name="ce196" office:value-type="string">
            <text:p>0.000051</text:p>
          </table:table-cell>
          <table:table-cell table:style-name="ce196" office:value-type="string">
            <text:p>0.000380</text:p>
          </table:table-cell>
          <table:table-cell table:style-name="ce196" office:value-type="string">
            <text:p>0.000619</text:p>
          </table:table-cell>
          <table:table-cell table:style-name="ce196" office:value-type="string">
            <text:p>0.000534</text:p>
          </table:table-cell>
          <table:table-cell table:style-name="ce196" office:value-type="string">
            <text:p>0.00058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7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90</text:p>
          </table:table-cell>
          <table:table-cell table:style-name="ce196" office:value-type="string">
            <text:p>0.000136</text:p>
          </table:table-cell>
          <table:table-cell table:style-name="ce196" office:value-type="string">
            <text:p>0.000200</text:p>
          </table:table-cell>
          <table:table-cell table:style-name="ce196" office:value-type="string">
            <text:p>0.000205</text:p>
          </table:table-cell>
          <table:table-cell table:style-name="ce196" office:value-type="string">
            <text:p>0.000754</text:p>
          </table:table-cell>
          <table:table-cell table:style-name="ce196" office:value-type="string">
            <text:p>0.000868</text:p>
          </table:table-cell>
          <table:table-cell table:style-name="ce196" office:value-type="string">
            <text:p>0.001050</text:p>
          </table:table-cell>
          <table:table-cell table:style-name="ce196" office:value-type="string">
            <text:p>0.00104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8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33</text:p>
          </table:table-cell>
          <table:table-cell table:style-name="ce196" office:value-type="string">
            <text:p>0.000030</text:p>
          </table:table-cell>
          <table:table-cell table:style-name="ce196" office:value-type="string">
            <text:p>0.000067</text:p>
          </table:table-cell>
          <table:table-cell table:style-name="ce196" office:value-type="string">
            <text:p>0.000070</text:p>
          </table:table-cell>
          <table:table-cell table:style-name="ce196" office:value-type="string">
            <text:p>0.000512</text:p>
          </table:table-cell>
          <table:table-cell table:style-name="ce196" office:value-type="string">
            <text:p>0.000314</text:p>
          </table:table-cell>
          <table:table-cell table:style-name="ce196" office:value-type="string">
            <text:p>0.000624</text:p>
          </table:table-cell>
          <table:table-cell table:style-name="ce196" office:value-type="string">
            <text:p>0.00072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loca_road_surface_cond_9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48</text:p>
          </table:table-cell>
          <table:table-cell table:style-name="ce196" office:value-type="string">
            <text:p>0.000128</text:p>
          </table:table-cell>
          <table:table-cell table:style-name="ce196" office:value-type="string">
            <text:p>0.000194</text:p>
          </table:table-cell>
          <table:table-cell table:style-name="ce196" office:value-type="string">
            <text:p>0.000173</text:p>
          </table:table-cell>
          <table:table-cell table:style-name="ce196" office:value-type="string">
            <text:p>0.000474</text:p>
          </table:table-cell>
          <table:table-cell table:style-name="ce196" office:value-type="string">
            <text:p>0.000826</text:p>
          </table:table-cell>
          <table:table-cell table:style-name="ce196" office:value-type="string">
            <text:p>0.001113</text:p>
          </table:table-cell>
          <table:table-cell table:style-name="ce196" office:value-type="string">
            <text:p>0.00107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39</text:p>
          </table:table-cell>
          <table:table-cell table:style-name="ce196" office:value-type="string">
            <text:p>0.000032</text:p>
          </table:table-cell>
          <table:table-cell table:style-name="ce196" office:value-type="string">
            <text:p>0.000038</text:p>
          </table:table-cell>
          <table:table-cell table:style-name="ce196" office:value-type="string">
            <text:p>0.000028</text:p>
          </table:table-cell>
          <table:table-cell table:style-name="ce196" office:value-type="string">
            <text:p>0.000544</text:p>
          </table:table-cell>
          <table:table-cell table:style-name="ce196" office:value-type="string">
            <text:p>0.000480</text:p>
          </table:table-cell>
          <table:table-cell table:style-name="ce196" office:value-type="string">
            <text:p>0.000474</text:p>
          </table:table-cell>
          <table:table-cell table:style-name="ce196" office:value-type="string">
            <text:p>0.00040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6501</text:p>
          </table:table-cell>
          <table:table-cell table:style-name="ce196" office:value-type="string">
            <text:p>0.002709</text:p>
          </table:table-cell>
          <table:table-cell table:style-name="ce196" office:value-type="string">
            <text:p>0.003961</text:p>
          </table:table-cell>
          <table:table-cell table:style-name="ce196" office:value-type="string">
            <text:p>0.001444</text:p>
          </table:table-cell>
          <table:table-cell table:style-name="ce196" office:value-type="string">
            <text:p>0.011088</text:p>
          </table:table-cell>
          <table:table-cell table:style-name="ce196" office:value-type="string">
            <text:p>0.004270</text:p>
          </table:table-cell>
          <table:table-cell table:style-name="ce196" office:value-type="string">
            <text:p>0.006014</text:p>
          </table:table-cell>
          <table:table-cell table:style-name="ce196" office:value-type="string">
            <text:p>0.00265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7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34525</text:p>
          </table:table-cell>
          <table:table-cell table:style-name="ce196" office:value-type="string">
            <text:p>0.012501</text:p>
          </table:table-cell>
          <table:table-cell table:style-name="ce196" office:value-type="string">
            <text:p>0.019178</text:p>
          </table:table-cell>
          <table:table-cell table:style-name="ce196" office:value-type="string">
            <text:p>0.006733</text:p>
          </table:table-cell>
          <table:table-cell table:style-name="ce196" office:value-type="string">
            <text:p>0.018654</text:p>
          </table:table-cell>
          <table:table-cell table:style-name="ce196" office:value-type="string">
            <text:p>0.010720</text:p>
          </table:table-cell>
          <table:table-cell table:style-name="ce196" office:value-type="string">
            <text:p>0.010419</text:p>
          </table:table-cell>
          <table:table-cell table:style-name="ce196" office:value-type="string">
            <text:p>0.00465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14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2569</text:p>
          </table:table-cell>
          <table:table-cell table:style-name="ce196" office:value-type="string">
            <text:p>0.003234</text:p>
          </table:table-cell>
          <table:table-cell table:style-name="ce196" office:value-type="string">
            <text:p>0.002195</text:p>
          </table:table-cell>
          <table:table-cell table:style-name="ce196" office:value-type="string">
            <text:p>0.003350</text:p>
          </table:table-cell>
          <table:table-cell table:style-name="ce196" office:value-type="string">
            <text:p>0.004818</text:p>
          </table:table-cell>
          <table:table-cell table:style-name="ce196" office:value-type="string">
            <text:p>0.007751</text:p>
          </table:table-cell>
          <table:table-cell table:style-name="ce196" office:value-type="string">
            <text:p>0.005334</text:p>
          </table:table-cell>
          <table:table-cell table:style-name="ce196" office:value-type="string">
            <text:p>0.00945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17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629</text:p>
          </table:table-cell>
          <table:table-cell table:style-name="ce196" office:value-type="string">
            <text:p>0.000448</text:p>
          </table:table-cell>
          <table:table-cell table:style-name="ce196" office:value-type="string">
            <text:p>0.000586</text:p>
          </table:table-cell>
          <table:table-cell table:style-name="ce196" office:value-type="string">
            <text:p>0.000489</text:p>
          </table:table-cell>
          <table:table-cell table:style-name="ce196" office:value-type="string">
            <text:p>0.002223</text:p>
          </table:table-cell>
          <table:table-cell table:style-name="ce196" office:value-type="string">
            <text:p>0.002173</text:p>
          </table:table-cell>
          <table:table-cell table:style-name="ce196" office:value-type="string">
            <text:p>0.002290</text:p>
          </table:table-cell>
          <table:table-cell table:style-name="ce196" office:value-type="string">
            <text:p>0.00163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3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4331</text:p>
          </table:table-cell>
          <table:table-cell table:style-name="ce196" office:value-type="string">
            <text:p>0.004099</text:p>
          </table:table-cell>
          <table:table-cell table:style-name="ce196" office:value-type="string">
            <text:p>0.001659</text:p>
          </table:table-cell>
          <table:table-cell table:style-name="ce196" office:value-type="string">
            <text:p>0.001589</text:p>
          </table:table-cell>
          <table:table-cell table:style-name="ce196" office:value-type="string">
            <text:p>0.009207</text:p>
          </table:table-cell>
          <table:table-cell table:style-name="ce196" office:value-type="string">
            <text:p>0.007153</text:p>
          </table:table-cell>
          <table:table-cell table:style-name="ce196" office:value-type="string">
            <text:p>0.003963</text:p>
          </table:table-cell>
          <table:table-cell table:style-name="ce196" office:value-type="string">
            <text:p>0.00316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33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9079</text:p>
          </table:table-cell>
          <table:table-cell table:style-name="ce196" office:value-type="string">
            <text:p>0.004121</text:p>
          </table:table-cell>
          <table:table-cell table:style-name="ce196" office:value-type="string">
            <text:p>0.016018</text:p>
          </table:table-cell>
          <table:table-cell table:style-name="ce196" office:value-type="string">
            <text:p>0.003502</text:p>
          </table:table-cell>
          <table:table-cell table:style-name="ce196" office:value-type="string">
            <text:p>0.018040</text:p>
          </table:table-cell>
          <table:table-cell table:style-name="ce196" office:value-type="string">
            <text:p>0.004906</text:p>
          </table:table-cell>
          <table:table-cell table:style-name="ce196" office:value-type="string">
            <text:p>0.014178</text:p>
          </table:table-cell>
          <table:table-cell table:style-name="ce196" office:value-type="string">
            <text:p>0.00371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37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150</text:p>
          </table:table-cell>
          <table:table-cell table:style-name="ce196" office:value-type="string">
            <text:p>0.001090</text:p>
          </table:table-cell>
          <table:table-cell table:style-name="ce196" office:value-type="string">
            <text:p>0.000845</text:p>
          </table:table-cell>
          <table:table-cell table:style-name="ce196" office:value-type="string">
            <text:p>0.000489</text:p>
          </table:table-cell>
          <table:table-cell table:style-name="ce196" office:value-type="string">
            <text:p>0.003448</text:p>
          </table:table-cell>
          <table:table-cell table:style-name="ce196" office:value-type="string">
            <text:p>0.004911</text:p>
          </table:table-cell>
          <table:table-cell table:style-name="ce196" office:value-type="string">
            <text:p>0.003423</text:p>
          </table:table-cell>
          <table:table-cell table:style-name="ce196" office:value-type="string">
            <text:p>0.00215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5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242</text:p>
          </table:table-cell>
          <table:table-cell table:style-name="ce196" office:value-type="string">
            <text:p>0.001316</text:p>
          </table:table-cell>
          <table:table-cell table:style-name="ce196" office:value-type="string">
            <text:p>0.000513</text:p>
          </table:table-cell>
          <table:table-cell table:style-name="ce196" office:value-type="string">
            <text:p>0.000366</text:p>
          </table:table-cell>
          <table:table-cell table:style-name="ce196" office:value-type="string">
            <text:p>0.006011</text:p>
          </table:table-cell>
          <table:table-cell table:style-name="ce196" office:value-type="string">
            <text:p>0.005898</text:p>
          </table:table-cell>
          <table:table-cell table:style-name="ce196" office:value-type="string">
            <text:p>0.002247</text:p>
          </table:table-cell>
          <table:table-cell table:style-name="ce196" office:value-type="string">
            <text:p>0.00123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cat_99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734</text:p>
          </table:table-cell>
          <table:table-cell table:style-name="ce196" office:value-type="string">
            <text:p>0.000806</text:p>
          </table:table-cell>
          <table:table-cell table:style-name="ce196" office:value-type="string">
            <text:p>0.000385</text:p>
          </table:table-cell>
          <table:table-cell table:style-name="ce196" office:value-type="string">
            <text:p>0.000296</text:p>
          </table:table-cell>
          <table:table-cell table:style-name="ce196" office:value-type="string">
            <text:p>0.002090</text:p>
          </table:table-cell>
          <table:table-cell table:style-name="ce196" office:value-type="string">
            <text:p>0.002072</text:p>
          </table:table-cell>
          <table:table-cell table:style-name="ce196" office:value-type="string">
            <text:p>0.001203</text:p>
          </table:table-cell>
          <table:table-cell table:style-name="ce196" office:value-type="string">
            <text:p>0.00123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25309</text:p>
          </table:table-cell>
          <table:table-cell table:style-name="ce196" office:value-type="string">
            <text:p>0.004340</text:p>
          </table:table-cell>
          <table:table-cell table:style-name="ce196" office:value-type="string">
            <text:p>0.008158</text:p>
          </table:table-cell>
          <table:table-cell table:style-name="ce196" office:value-type="string">
            <text:p>0.010193</text:p>
          </table:table-cell>
          <table:table-cell table:style-name="ce196" office:value-type="string">
            <text:p>0.031035</text:p>
          </table:table-cell>
          <table:table-cell table:style-name="ce196" office:value-type="string">
            <text:p>0.005586</text:p>
          </table:table-cell>
          <table:table-cell table:style-name="ce196" office:value-type="string">
            <text:p>0.008343</text:p>
          </table:table-cell>
          <table:table-cell table:style-name="ce196" office:value-type="string">
            <text:p>0.00924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1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177</text:p>
          </table:table-cell>
          <table:table-cell table:style-name="ce196" office:value-type="string">
            <text:p>0.001045</text:p>
          </table:table-cell>
          <table:table-cell table:style-name="ce196" office:value-type="string">
            <text:p>0.000930</text:p>
          </table:table-cell>
          <table:table-cell table:style-name="ce196" office:value-type="string">
            <text:p>0.000867</text:p>
          </table:table-cell>
          <table:table-cell table:style-name="ce196" office:value-type="string">
            <text:p>0.003545</text:p>
          </table:table-cell>
          <table:table-cell table:style-name="ce196" office:value-type="string">
            <text:p>0.002683</text:p>
          </table:table-cell>
          <table:table-cell table:style-name="ce196" office:value-type="string">
            <text:p>0.002812</text:p>
          </table:table-cell>
          <table:table-cell table:style-name="ce196" office:value-type="string">
            <text:p>0.00260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2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1722</text:p>
          </table:table-cell>
          <table:table-cell table:style-name="ce196" office:value-type="string">
            <text:p>0.001562</text:p>
          </table:table-cell>
          <table:table-cell table:style-name="ce196" office:value-type="string">
            <text:p>0.001409</text:p>
          </table:table-cell>
          <table:table-cell table:style-name="ce196" office:value-type="string">
            <text:p>0.002506</text:p>
          </table:table-cell>
          <table:table-cell table:style-name="ce196" office:value-type="string">
            <text:p>0.003677</text:p>
          </table:table-cell>
          <table:table-cell table:style-name="ce196" office:value-type="string">
            <text:p>0.003750</text:p>
          </table:table-cell>
          <table:table-cell table:style-name="ce196" office:value-type="string">
            <text:p>0.004828</text:p>
          </table:table-cell>
          <table:table-cell table:style-name="ce196" office:value-type="string">
            <text:p>0.00540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4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725</text:p>
          </table:table-cell>
          <table:table-cell table:style-name="ce196" office:value-type="string">
            <text:p>0.001417</text:p>
          </table:table-cell>
          <table:table-cell table:style-name="ce196" office:value-type="string">
            <text:p>0.000949</text:p>
          </table:table-cell>
          <table:table-cell table:style-name="ce196" office:value-type="string">
            <text:p>0.000923</text:p>
          </table:table-cell>
          <table:table-cell table:style-name="ce196" office:value-type="string">
            <text:p>0.006069</text:p>
          </table:table-cell>
          <table:table-cell table:style-name="ce196" office:value-type="string">
            <text:p>0.003474</text:p>
          </table:table-cell>
          <table:table-cell table:style-name="ce196" office:value-type="string">
            <text:p>0.002883</text:p>
          </table:table-cell>
          <table:table-cell table:style-name="ce196" office:value-type="string">
            <text:p>0.00307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5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555</text:p>
          </table:table-cell>
          <table:table-cell table:style-name="ce196" office:value-type="string">
            <text:p>0.001117</text:p>
          </table:table-cell>
          <table:table-cell table:style-name="ce196" office:value-type="string">
            <text:p>0.000875</text:p>
          </table:table-cell>
          <table:table-cell table:style-name="ce196" office:value-type="string">
            <text:p>0.000818</text:p>
          </table:table-cell>
          <table:table-cell table:style-name="ce196" office:value-type="string">
            <text:p>0.005342</text:p>
          </table:table-cell>
          <table:table-cell table:style-name="ce196" office:value-type="string">
            <text:p>0.003652</text:p>
          </table:table-cell>
          <table:table-cell table:style-name="ce196" office:value-type="string">
            <text:p>0.002737</text:p>
          </table:table-cell>
          <table:table-cell table:style-name="ce196" office:value-type="string">
            <text:p>0.00263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6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774</text:p>
          </table:table-cell>
          <table:table-cell table:style-name="ce196" office:value-type="string">
            <text:p>0.000689</text:p>
          </table:table-cell>
          <table:table-cell table:style-name="ce196" office:value-type="string">
            <text:p>0.000476</text:p>
          </table:table-cell>
          <table:table-cell table:style-name="ce196" office:value-type="string">
            <text:p>0.000413</text:p>
          </table:table-cell>
          <table:table-cell table:style-name="ce196" office:value-type="string">
            <text:p>0.004976</text:p>
          </table:table-cell>
          <table:table-cell table:style-name="ce196" office:value-type="string">
            <text:p>0.003178</text:p>
          </table:table-cell>
          <table:table-cell table:style-name="ce196" office:value-type="string">
            <text:p>0.002121</text:p>
          </table:table-cell>
          <table:table-cell table:style-name="ce196" office:value-type="string">
            <text:p>0.00193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8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563</text:p>
          </table:table-cell>
          <table:table-cell table:style-name="ce196" office:value-type="string">
            <text:p>0.000630</text:p>
          </table:table-cell>
          <table:table-cell table:style-name="ce196" office:value-type="string">
            <text:p>0.000461</text:p>
          </table:table-cell>
          <table:table-cell table:style-name="ce196" office:value-type="string">
            <text:p>0.000499</text:p>
          </table:table-cell>
          <table:table-cell table:style-name="ce196" office:value-type="string">
            <text:p>0.002383</text:p>
          </table:table-cell>
          <table:table-cell table:style-name="ce196" office:value-type="string">
            <text:p>0.002046</text:p>
          </table:table-cell>
          <table:table-cell table:style-name="ce196" office:value-type="string">
            <text:p>0.001614</text:p>
          </table:table-cell>
          <table:table-cell table:style-name="ce196" office:value-type="string">
            <text:p>0.00180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13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0485</text:p>
          </table:table-cell>
          <table:table-cell table:style-name="ce196" office:value-type="string">
            <text:p>0.000594</text:p>
          </table:table-cell>
          <table:table-cell table:style-name="ce196" office:value-type="string">
            <text:p>0.000926</text:p>
          </table:table-cell>
          <table:table-cell table:style-name="ce196" office:value-type="string">
            <text:p>0.000881</text:p>
          </table:table-cell>
          <table:table-cell table:style-name="ce196" office:value-type="string">
            <text:p>0.002353</text:p>
          </table:table-cell>
          <table:table-cell table:style-name="ce196" office:value-type="string">
            <text:p>0.002333</text:p>
          </table:table-cell>
          <table:table-cell table:style-name="ce196" office:value-type="string">
            <text:p>0.003599</text:p>
          </table:table-cell>
          <table:table-cell table:style-name="ce196" office:value-type="string">
            <text:p>0.00404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fixed_obstacle_17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022</text:p>
          </table:table-cell>
          <table:table-cell table:style-name="ce196" office:value-type="string">
            <text:p>0.000028</text:p>
          </table:table-cell>
          <table:table-cell table:style-name="ce196" office:value-type="string">
            <text:p>0.000075</text:p>
          </table:table-cell>
          <table:table-cell table:style-name="ce196" office:value-type="string">
            <text:p>0.000105</text:p>
          </table:table-cell>
          <table:table-cell table:style-name="ce196" office:value-type="string">
            <text:p>0.000284</text:p>
          </table:table-cell>
          <table:table-cell table:style-name="ce196" office:value-type="string">
            <text:p>0.000373</text:p>
          </table:table-cell>
          <table:table-cell table:style-name="ce196" office:value-type="string">
            <text:p>0.000656</text:p>
          </table:table-cell>
          <table:table-cell table:style-name="ce196" office:value-type="string">
            <text:p>0.00095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ving_obstacle_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8264</text:p>
          </table:table-cell>
          <table:table-cell table:style-name="ce196" office:value-type="string">
            <text:p>0.006764</text:p>
          </table:table-cell>
          <table:table-cell table:style-name="ce196" office:value-type="string">
            <text:p>0.008590</text:p>
          </table:table-cell>
          <table:table-cell table:style-name="ce196" office:value-type="string">
            <text:p>0.010019</text:p>
          </table:table-cell>
          <table:table-cell table:style-name="ce196" office:value-type="string">
            <text:p>0.022054</text:p>
          </table:table-cell>
          <table:table-cell table:style-name="ce196" office:value-type="string">
            <text:p>0.008311</text:p>
          </table:table-cell>
          <table:table-cell table:style-name="ce196" office:value-type="string">
            <text:p>0.007243</text:p>
          </table:table-cell>
          <table:table-cell table:style-name="ce196" office:value-type="string">
            <text:p>0.00904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ving_obstacle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7768</text:p>
          </table:table-cell>
          <table:table-cell table:style-name="ce196" office:value-type="string">
            <text:p>0.010269</text:p>
          </table:table-cell>
          <table:table-cell table:style-name="ce196" office:value-type="string">
            <text:p>0.005763</text:p>
          </table:table-cell>
          <table:table-cell table:style-name="ce196" office:value-type="string">
            <text:p>0.003903</text:p>
          </table:table-cell>
          <table:table-cell table:style-name="ce196" office:value-type="string">
            <text:p>0.023537</text:p>
          </table:table-cell>
          <table:table-cell table:style-name="ce196" office:value-type="string">
            <text:p>0.015520</text:p>
          </table:table-cell>
          <table:table-cell table:style-name="ce196" office:value-type="string">
            <text:p>0.008654</text:p>
          </table:table-cell>
          <table:table-cell table:style-name="ce196" office:value-type="string">
            <text:p>0.00587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ving_obstacle_2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7350</text:p>
          </table:table-cell>
          <table:table-cell table:style-name="ce196" office:value-type="string">
            <text:p>0.014257</text:p>
          </table:table-cell>
          <table:table-cell table:style-name="ce196" office:value-type="string">
            <text:p>0.005001</text:p>
          </table:table-cell>
          <table:table-cell table:style-name="ce196" office:value-type="string">
            <text:p>0.007569</text:p>
          </table:table-cell>
          <table:table-cell table:style-name="ce196" office:value-type="string">
            <text:p>0.007726</text:p>
          </table:table-cell>
          <table:table-cell table:style-name="ce196" office:value-type="string">
            <text:p>0.010528</text:p>
          </table:table-cell>
          <table:table-cell table:style-name="ce196" office:value-type="string">
            <text:p>0.003980</text:p>
          </table:table-cell>
          <table:table-cell table:style-name="ce196" office:value-type="string">
            <text:p>0.00380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ving_obstacle_9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0967</text:p>
          </table:table-cell>
          <table:table-cell table:style-name="ce196" office:value-type="string">
            <text:p>0.000700</text:p>
          </table:table-cell>
          <table:table-cell table:style-name="ce196" office:value-type="string">
            <text:p>0.000906</text:p>
          </table:table-cell>
          <table:table-cell table:style-name="ce196" office:value-type="string">
            <text:p>0.000609</text:p>
          </table:table-cell>
          <table:table-cell table:style-name="ce196" office:value-type="string">
            <text:p>0.002873</text:p>
          </table:table-cell>
          <table:table-cell table:style-name="ce196" office:value-type="string">
            <text:p>0.002089</text:p>
          </table:table-cell>
          <table:table-cell table:style-name="ce196" office:value-type="string">
            <text:p>0.002432</text:p>
          </table:table-cell>
          <table:table-cell table:style-name="ce196" office:value-type="string">
            <text:p>0.00206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0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450</text:p>
          </table:table-cell>
          <table:table-cell table:style-name="ce196" office:value-type="string">
            <text:p>0.001688</text:p>
          </table:table-cell>
          <table:table-cell table:style-name="ce196" office:value-type="string">
            <text:p>0.001315</text:p>
          </table:table-cell>
          <table:table-cell table:style-name="ce196" office:value-type="string">
            <text:p>0.001100</text:p>
          </table:table-cell>
          <table:table-cell table:style-name="ce196" office:value-type="string">
            <text:p>0.003743</text:p>
          </table:table-cell>
          <table:table-cell table:style-name="ce196" office:value-type="string">
            <text:p>0.003568</text:p>
          </table:table-cell>
          <table:table-cell table:style-name="ce196" office:value-type="string">
            <text:p>0.003059</text:p>
          </table:table-cell>
          <table:table-cell table:style-name="ce196" office:value-type="string">
            <text:p>0.00274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384</text:p>
          </table:table-cell>
          <table:table-cell table:style-name="ce196" office:value-type="string">
            <text:p>0.004210</text:p>
          </table:table-cell>
          <table:table-cell table:style-name="ce196" office:value-type="string">
            <text:p>0.004699</text:p>
          </table:table-cell>
          <table:table-cell table:style-name="ce196" office:value-type="string">
            <text:p>0.002932</text:p>
          </table:table-cell>
          <table:table-cell table:style-name="ce196" office:value-type="string">
            <text:p>0.005845</text:p>
          </table:table-cell>
          <table:table-cell table:style-name="ce196" office:value-type="string">
            <text:p>0.004577</text:p>
          </table:table-cell>
          <table:table-cell table:style-name="ce196" office:value-type="string">
            <text:p>0.005472</text:p>
          </table:table-cell>
          <table:table-cell table:style-name="ce196" office:value-type="string">
            <text:p>0.00409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3592</text:p>
          </table:table-cell>
          <table:table-cell table:style-name="ce196" office:value-type="string">
            <text:p>0.003929</text:p>
          </table:table-cell>
          <table:table-cell table:style-name="ce196" office:value-type="string">
            <text:p>0.002185</text:p>
          </table:table-cell>
          <table:table-cell table:style-name="ce196" office:value-type="string">
            <text:p>0.002119</text:p>
          </table:table-cell>
          <table:table-cell table:style-name="ce196" office:value-type="string">
            <text:p>0.005113</text:p>
          </table:table-cell>
          <table:table-cell table:style-name="ce196" office:value-type="string">
            <text:p>0.005428</text:p>
          </table:table-cell>
          <table:table-cell table:style-name="ce196" office:value-type="string">
            <text:p>0.003223</text:p>
          </table:table-cell>
          <table:table-cell table:style-name="ce196" office:value-type="string">
            <text:p>0.00393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3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2640</text:p>
          </table:table-cell>
          <table:table-cell table:style-name="ce196" office:value-type="string">
            <text:p>0.002741</text:p>
          </table:table-cell>
          <table:table-cell table:style-name="ce196" office:value-type="string">
            <text:p>0.001684</text:p>
          </table:table-cell>
          <table:table-cell table:style-name="ce196" office:value-type="string">
            <text:p>0.001494</text:p>
          </table:table-cell>
          <table:table-cell table:style-name="ce196" office:value-type="string">
            <text:p>0.004026</text:p>
          </table:table-cell>
          <table:table-cell table:style-name="ce196" office:value-type="string">
            <text:p>0.004565</text:p>
          </table:table-cell>
          <table:table-cell table:style-name="ce196" office:value-type="string">
            <text:p>0.003123</text:p>
          </table:table-cell>
          <table:table-cell table:style-name="ce196" office:value-type="string">
            <text:p>0.00323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4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4961</text:p>
          </table:table-cell>
          <table:table-cell table:style-name="ce196" office:value-type="string">
            <text:p>0.003692</text:p>
          </table:table-cell>
          <table:table-cell table:style-name="ce196" office:value-type="string">
            <text:p>0.002555</text:p>
          </table:table-cell>
          <table:table-cell table:style-name="ce196" office:value-type="string">
            <text:p>0.001865</text:p>
          </table:table-cell>
          <table:table-cell table:style-name="ce196" office:value-type="string">
            <text:p>0.012092</text:p>
          </table:table-cell>
          <table:table-cell table:style-name="ce196" office:value-type="string">
            <text:p>0.007624</text:p>
          </table:table-cell>
          <table:table-cell table:style-name="ce196" office:value-type="string">
            <text:p>0.005399</text:p>
          </table:table-cell>
          <table:table-cell table:style-name="ce196" office:value-type="string">
            <text:p>0.00463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5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738</text:p>
          </table:table-cell>
          <table:table-cell table:style-name="ce196" office:value-type="string">
            <text:p>0.001695</text:p>
          </table:table-cell>
          <table:table-cell table:style-name="ce196" office:value-type="string">
            <text:p>0.000752</text:p>
          </table:table-cell>
          <table:table-cell table:style-name="ce196" office:value-type="string">
            <text:p>0.000639</text:p>
          </table:table-cell>
          <table:table-cell table:style-name="ce196" office:value-type="string">
            <text:p>0.003875</text:p>
          </table:table-cell>
          <table:table-cell table:style-name="ce196" office:value-type="string">
            <text:p>0.003776</text:p>
          </table:table-cell>
          <table:table-cell table:style-name="ce196" office:value-type="string">
            <text:p>0.001722</text:p>
          </table:table-cell>
          <table:table-cell table:style-name="ce196" office:value-type="string">
            <text:p>0.00159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6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66</text:p>
          </table:table-cell>
          <table:table-cell table:style-name="ce196" office:value-type="string">
            <text:p>0.001057</text:p>
          </table:table-cell>
          <table:table-cell table:style-name="ce196" office:value-type="string">
            <text:p>0.000787</text:p>
          </table:table-cell>
          <table:table-cell table:style-name="ce196" office:value-type="string">
            <text:p>0.000789</text:p>
          </table:table-cell>
          <table:table-cell table:style-name="ce196" office:value-type="string">
            <text:p>0.002790</text:p>
          </table:table-cell>
          <table:table-cell table:style-name="ce196" office:value-type="string">
            <text:p>0.002487</text:p>
          </table:table-cell>
          <table:table-cell table:style-name="ce196" office:value-type="string">
            <text:p>0.002256</text:p>
          </table:table-cell>
          <table:table-cell table:style-name="ce196" office:value-type="string">
            <text:p>0.00270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7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255</text:p>
          </table:table-cell>
          <table:table-cell table:style-name="ce196" office:value-type="string">
            <text:p>0.001595</text:p>
          </table:table-cell>
          <table:table-cell table:style-name="ce196" office:value-type="string">
            <text:p>0.001564</text:p>
          </table:table-cell>
          <table:table-cell table:style-name="ce196" office:value-type="string">
            <text:p>0.001379</text:p>
          </table:table-cell>
          <table:table-cell table:style-name="ce196" office:value-type="string">
            <text:p>0.003378</text:p>
          </table:table-cell>
          <table:table-cell table:style-name="ce196" office:value-type="string">
            <text:p>0.003125</text:p>
          </table:table-cell>
          <table:table-cell table:style-name="ce196" office:value-type="string">
            <text:p>0.003284</text:p>
          </table:table-cell>
          <table:table-cell table:style-name="ce196" office:value-type="string">
            <text:p>0.00304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8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559</text:p>
          </table:table-cell>
          <table:table-cell table:style-name="ce196" office:value-type="string">
            <text:p>0.001569</text:p>
          </table:table-cell>
          <table:table-cell table:style-name="ce196" office:value-type="string">
            <text:p>0.001267</text:p>
          </table:table-cell>
          <table:table-cell table:style-name="ce196" office:value-type="string">
            <text:p>0.001044</text:p>
          </table:table-cell>
          <table:table-cell table:style-name="ce196" office:value-type="string">
            <text:p>0.003851</text:p>
          </table:table-cell>
          <table:table-cell table:style-name="ce196" office:value-type="string">
            <text:p>0.003050</text:p>
          </table:table-cell>
          <table:table-cell table:style-name="ce196" office:value-type="string">
            <text:p>0.002907</text:p>
          </table:table-cell>
          <table:table-cell table:style-name="ce196" office:value-type="string">
            <text:p>0.00255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impact_9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526</text:p>
          </table:table-cell>
          <table:table-cell table:style-name="ce196" office:value-type="string">
            <text:p>0.001145</text:p>
          </table:table-cell>
          <table:table-cell table:style-name="ce196" office:value-type="string">
            <text:p>0.000726</text:p>
          </table:table-cell>
          <table:table-cell table:style-name="ce196" office:value-type="string">
            <text:p>0.000918</text:p>
          </table:table-cell>
          <table:table-cell table:style-name="ce196" office:value-type="string">
            <text:p>0.004332</text:p>
          </table:table-cell>
          <table:table-cell table:style-name="ce196" office:value-type="string">
            <text:p>0.002271</text:p>
          </table:table-cell>
          <table:table-cell table:style-name="ce196" office:value-type="string">
            <text:p>0.001865</text:p>
          </table:table-cell>
          <table:table-cell table:style-name="ce196" office:value-type="string">
            <text:p>0.00215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4658</text:p>
          </table:table-cell>
          <table:table-cell table:style-name="ce196" office:value-type="string">
            <text:p>0.005888</text:p>
          </table:table-cell>
          <table:table-cell table:style-name="ce196" office:value-type="string">
            <text:p>0.003277</text:p>
          </table:table-cell>
          <table:table-cell table:style-name="ce196" office:value-type="string">
            <text:p>0.003541</text:p>
          </table:table-cell>
          <table:table-cell table:style-name="ce196" office:value-type="string">
            <text:p>0.005635</text:p>
          </table:table-cell>
          <table:table-cell table:style-name="ce196" office:value-type="string">
            <text:p>0.006308</text:p>
          </table:table-cell>
          <table:table-cell table:style-name="ce196" office:value-type="string">
            <text:p>0.003731</text:p>
          </table:table-cell>
          <table:table-cell table:style-name="ce196" office:value-type="string">
            <text:p>0.00551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2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2195</text:p>
          </table:table-cell>
          <table:table-cell table:style-name="ce196" office:value-type="string">
            <text:p>0.001837</text:p>
          </table:table-cell>
          <table:table-cell table:style-name="ce196" office:value-type="string">
            <text:p>0.001726</text:p>
          </table:table-cell>
          <table:table-cell table:style-name="ce196" office:value-type="string">
            <text:p>0.002128</text:p>
          </table:table-cell>
          <table:table-cell table:style-name="ce196" office:value-type="string">
            <text:p>0.004206</text:p>
          </table:table-cell>
          <table:table-cell table:style-name="ce196" office:value-type="string">
            <text:p>0.003242</text:p>
          </table:table-cell>
          <table:table-cell table:style-name="ce196" office:value-type="string">
            <text:p>0.002974</text:p>
          </table:table-cell>
          <table:table-cell table:style-name="ce196" office:value-type="string">
            <text:p>0.00356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5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088</text:p>
          </table:table-cell>
          <table:table-cell table:style-name="ce196" office:value-type="string">
            <text:p>0.000821</text:p>
          </table:table-cell>
          <table:table-cell table:style-name="ce196" office:value-type="string">
            <text:p>0.000495</text:p>
          </table:table-cell>
          <table:table-cell table:style-name="ce196" office:value-type="string">
            <text:p>0.000353</text:p>
          </table:table-cell>
          <table:table-cell table:style-name="ce196" office:value-type="string">
            <text:p>0.003333</text:p>
          </table:table-cell>
          <table:table-cell table:style-name="ce196" office:value-type="string">
            <text:p>0.002208</text:p>
          </table:table-cell>
          <table:table-cell table:style-name="ce196" office:value-type="string">
            <text:p>0.001687</text:p>
          </table:table-cell>
          <table:table-cell table:style-name="ce196" office:value-type="string">
            <text:p>0.00157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9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290</text:p>
          </table:table-cell>
          <table:table-cell table:style-name="ce196" office:value-type="string">
            <text:p>0.001410</text:p>
          </table:table-cell>
          <table:table-cell table:style-name="ce196" office:value-type="string">
            <text:p>0.000729</text:p>
          </table:table-cell>
          <table:table-cell table:style-name="ce196" office:value-type="string">
            <text:p>0.000486</text:p>
          </table:table-cell>
          <table:table-cell table:style-name="ce196" office:value-type="string">
            <text:p>0.002777</text:p>
          </table:table-cell>
          <table:table-cell table:style-name="ce196" office:value-type="string">
            <text:p>0.003279</text:p>
          </table:table-cell>
          <table:table-cell table:style-name="ce196" office:value-type="string">
            <text:p>0.001739</text:p>
          </table:table-cell>
          <table:table-cell table:style-name="ce196" office:value-type="string">
            <text:p>0.00141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1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243</text:p>
          </table:table-cell>
          <table:table-cell table:style-name="ce196" office:value-type="string">
            <text:p>0.001192</text:p>
          </table:table-cell>
          <table:table-cell table:style-name="ce196" office:value-type="string">
            <text:p>0.000449</text:p>
          </table:table-cell>
          <table:table-cell table:style-name="ce196" office:value-type="string">
            <text:p>0.000395</text:p>
          </table:table-cell>
          <table:table-cell table:style-name="ce196" office:value-type="string">
            <text:p>0.005603</text:p>
          </table:table-cell>
          <table:table-cell table:style-name="ce196" office:value-type="string">
            <text:p>0.004660</text:p>
          </table:table-cell>
          <table:table-cell table:style-name="ce196" office:value-type="string">
            <text:p>0.001545</text:p>
          </table:table-cell>
          <table:table-cell table:style-name="ce196" office:value-type="string">
            <text:p>0.00162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3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7816</text:p>
          </table:table-cell>
          <table:table-cell table:style-name="ce196" office:value-type="string">
            <text:p>0.004004</text:p>
          </table:table-cell>
          <table:table-cell table:style-name="ce196" office:value-type="string">
            <text:p>0.002328</text:p>
          </table:table-cell>
          <table:table-cell table:style-name="ce196" office:value-type="string">
            <text:p>0.006239</text:p>
          </table:table-cell>
          <table:table-cell table:style-name="ce196" office:value-type="string">
            <text:p>0.014436</text:p>
          </table:table-cell>
          <table:table-cell table:style-name="ce196" office:value-type="string">
            <text:p>0.007183</text:p>
          </table:table-cell>
          <table:table-cell table:style-name="ce196" office:value-type="string">
            <text:p>0.004998</text:p>
          </table:table-cell>
          <table:table-cell table:style-name="ce196" office:value-type="string">
            <text:p>0.00966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5.0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6327</text:p>
          </table:table-cell>
          <table:table-cell table:style-name="ce196" office:value-type="string">
            <text:p>0.005310</text:p>
          </table:table-cell>
          <table:table-cell table:style-name="ce196" office:value-type="string">
            <text:p>0.002443</text:p>
          </table:table-cell>
          <table:table-cell table:style-name="ce196" office:value-type="string">
            <text:p>0.001608</text:p>
          </table:table-cell>
          <table:table-cell table:style-name="ce196" office:value-type="string">
            <text:p>0.017310</text:p>
          </table:table-cell>
          <table:table-cell table:style-name="ce196" office:value-type="string">
            <text:p>0.012166</text:p>
          </table:table-cell>
          <table:table-cell table:style-name="ce196" office:value-type="string">
            <text:p>0.003292</text:p>
          </table:table-cell>
          <table:table-cell table:style-name="ce196" office:value-type="string">
            <text:p>0.00255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7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72</text:p>
          </table:table-cell>
          <table:table-cell table:style-name="ce196" office:value-type="string">
            <text:p>0.001454</text:p>
          </table:table-cell>
          <table:table-cell table:style-name="ce196" office:value-type="string">
            <text:p>0.001120</text:p>
          </table:table-cell>
          <table:table-cell table:style-name="ce196" office:value-type="string">
            <text:p>0.000994</text:p>
          </table:table-cell>
          <table:table-cell table:style-name="ce196" office:value-type="string">
            <text:p>0.002441</text:p>
          </table:table-cell>
          <table:table-cell table:style-name="ce196" office:value-type="string">
            <text:p>0.002885</text:p>
          </table:table-cell>
          <table:table-cell table:style-name="ce196" office:value-type="string">
            <text:p>0.002383</text:p>
          </table:table-cell>
          <table:table-cell table:style-name="ce196" office:value-type="string">
            <text:p>0.00230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19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717</text:p>
          </table:table-cell>
          <table:table-cell table:style-name="ce196" office:value-type="string">
            <text:p>0.000763</text:p>
          </table:table-cell>
          <table:table-cell table:style-name="ce196" office:value-type="string">
            <text:p>0.000576</text:p>
          </table:table-cell>
          <table:table-cell table:style-name="ce196" office:value-type="string">
            <text:p>0.000401</text:p>
          </table:table-cell>
          <table:table-cell table:style-name="ce196" office:value-type="string">
            <text:p>0.002687</text:p>
          </table:table-cell>
          <table:table-cell table:style-name="ce196" office:value-type="string">
            <text:p>0.002275</text:p>
          </table:table-cell>
          <table:table-cell table:style-name="ce196" office:value-type="string">
            <text:p>0.001773</text:p>
          </table:table-cell>
          <table:table-cell table:style-name="ce196" office:value-type="string">
            <text:p>0.00148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23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129</text:p>
          </table:table-cell>
          <table:table-cell table:style-name="ce196" office:value-type="string">
            <text:p>0.000919</text:p>
          </table:table-cell>
          <table:table-cell table:style-name="ce196" office:value-type="string">
            <text:p>0.000509</text:p>
          </table:table-cell>
          <table:table-cell table:style-name="ce196" office:value-type="string">
            <text:p>0.000403</text:p>
          </table:table-cell>
          <table:table-cell table:style-name="ce196" office:value-type="string">
            <text:p>0.003103</text:p>
          </table:table-cell>
          <table:table-cell table:style-name="ce196" office:value-type="string">
            <text:p>0.002194</text:p>
          </table:table-cell>
          <table:table-cell table:style-name="ce196" office:value-type="string">
            <text:p>0.001583</text:p>
          </table:table-cell>
          <table:table-cell table:style-name="ce196" office:value-type="string">
            <text:p>0.00147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26.0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025</text:p>
          </table:table-cell>
          <table:table-cell table:style-name="ce196" office:value-type="string">
            <text:p>0.001088</text:p>
          </table:table-cell>
          <table:table-cell table:style-name="ce196" office:value-type="string">
            <text:p>0.000727</text:p>
          </table:table-cell>
          <table:table-cell table:style-name="ce196" office:value-type="string">
            <text:p>0.000540</text:p>
          </table:table-cell>
          <table:table-cell table:style-name="ce196" office:value-type="string">
            <text:p>0.002553</text:p>
          </table:table-cell>
          <table:table-cell table:style-name="ce196" office:value-type="string">
            <text:p>0.002523</text:p>
          </table:table-cell>
          <table:table-cell table:style-name="ce196" office:value-type="string">
            <text:p>0.001935</text:p>
          </table:table-cell>
          <table:table-cell table:style-name="ce196" office:value-type="string">
            <text:p>0.001691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98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231</text:p>
          </table:table-cell>
          <table:table-cell table:style-name="ce196" office:value-type="string">
            <text:p>0.001149</text:p>
          </table:table-cell>
          <table:table-cell table:style-name="ce196" office:value-type="string">
            <text:p>0.000921</text:p>
          </table:table-cell>
          <table:table-cell table:style-name="ce196" office:value-type="string">
            <text:p>0.000546</text:p>
          </table:table-cell>
          <table:table-cell table:style-name="ce196" office:value-type="string">
            <text:p>0.004294</text:p>
          </table:table-cell>
          <table:table-cell table:style-name="ce196" office:value-type="string">
            <text:p>0.003599</text:p>
          </table:table-cell>
          <table:table-cell table:style-name="ce196" office:value-type="string">
            <text:p>0.002186</text:p>
          </table:table-cell>
          <table:table-cell table:style-name="ce196" office:value-type="string">
            <text:p>0.001673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aneuver_99.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024</text:p>
          </table:table-cell>
          <table:table-cell table:style-name="ce196" office:value-type="string">
            <text:p>0.001444</text:p>
          </table:table-cell>
          <table:table-cell table:style-name="ce196" office:value-type="string">
            <text:p>0.001229</text:p>
          </table:table-cell>
          <table:table-cell table:style-name="ce196" office:value-type="string">
            <text:p>0.000887</text:p>
          </table:table-cell>
          <table:table-cell table:style-name="ce196" office:value-type="string">
            <text:p>0.003722</text:p>
          </table:table-cell>
          <table:table-cell table:style-name="ce196" office:value-type="string">
            <text:p>0.005447</text:p>
          </table:table-cell>
          <table:table-cell table:style-name="ce196" office:value-type="string">
            <text:p>0.004902</text:p>
          </table:table-cell>
          <table:table-cell table:style-name="ce196" office:value-type="string">
            <text:p>0.00347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0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326</text:p>
          </table:table-cell>
          <table:table-cell table:style-name="ce196" office:value-type="string">
            <text:p>0.001534</text:p>
          </table:table-cell>
          <table:table-cell table:style-name="ce196" office:value-type="string">
            <text:p>0.001071</text:p>
          </table:table-cell>
          <table:table-cell table:style-name="ce196" office:value-type="string">
            <text:p>0.000957</text:p>
          </table:table-cell>
          <table:table-cell table:style-name="ce196" office:value-type="string">
            <text:p>0.003017</text:p>
          </table:table-cell>
          <table:table-cell table:style-name="ce196" office:value-type="string">
            <text:p>0.003030</text:p>
          </table:table-cell>
          <table:table-cell table:style-name="ce196" office:value-type="string">
            <text:p>0.002391</text:p>
          </table:table-cell>
          <table:table-cell table:style-name="ce196" office:value-type="string">
            <text:p>0.00238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1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6402</text:p>
          </table:table-cell>
          <table:table-cell table:style-name="ce196" office:value-type="string">
            <text:p>0.003904</text:p>
          </table:table-cell>
          <table:table-cell table:style-name="ce196" office:value-type="string">
            <text:p>0.003657</text:p>
          </table:table-cell>
          <table:table-cell table:style-name="ce196" office:value-type="string">
            <text:p>0.002479</text:p>
          </table:table-cell>
          <table:table-cell table:style-name="ce196" office:value-type="string">
            <text:p>0.008015</text:p>
          </table:table-cell>
          <table:table-cell table:style-name="ce196" office:value-type="string">
            <text:p>0.004659</text:p>
          </table:table-cell>
          <table:table-cell table:style-name="ce196" office:value-type="string">
            <text:p>0.004203</text:p>
          </table:table-cell>
          <table:table-cell table:style-name="ce196" office:value-type="string">
            <text:p>0.00379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2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539</text:p>
          </table:table-cell>
          <table:table-cell table:style-name="ce196" office:value-type="string">
            <text:p>0.000591</text:p>
          </table:table-cell>
          <table:table-cell table:style-name="ce196" office:value-type="string">
            <text:p>0.000547</text:p>
          </table:table-cell>
          <table:table-cell table:style-name="ce196" office:value-type="string">
            <text:p>0.000288</text:p>
          </table:table-cell>
          <table:table-cell table:style-name="ce196" office:value-type="string">
            <text:p>0.002349</text:p>
          </table:table-cell>
          <table:table-cell table:style-name="ce196" office:value-type="string">
            <text:p>0.002103</text:p>
          </table:table-cell>
          <table:table-cell table:style-name="ce196" office:value-type="string">
            <text:p>0.001897</text:p>
          </table:table-cell>
          <table:table-cell table:style-name="ce196" office:value-type="string">
            <text:p>0.00120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3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1436</text:p>
          </table:table-cell>
          <table:table-cell table:style-name="ce196" office:value-type="string">
            <text:p>0.001050</text:p>
          </table:table-cell>
          <table:table-cell table:style-name="ce196" office:value-type="string">
            <text:p>0.000764</text:p>
          </table:table-cell>
          <table:table-cell table:style-name="ce196" office:value-type="string">
            <text:p>0.000590</text:p>
          </table:table-cell>
          <table:table-cell table:style-name="ce196" office:value-type="string">
            <text:p>0.004595</text:p>
          </table:table-cell>
          <table:table-cell table:style-name="ce196" office:value-type="string">
            <text:p>0.002494</text:p>
          </table:table-cell>
          <table:table-cell table:style-name="ce196" office:value-type="string">
            <text:p>0.001985</text:p>
          </table:table-cell>
          <table:table-cell table:style-name="ce196" office:value-type="string">
            <text:p>0.001640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4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137</text:p>
          </table:table-cell>
          <table:table-cell table:style-name="ce196" office:value-type="string">
            <text:p>0.000057</text:p>
          </table:table-cell>
          <table:table-cell table:style-name="ce196" office:value-type="string">
            <text:p>0.000024</text:p>
          </table:table-cell>
          <table:table-cell table:style-name="ce196" office:value-type="string">
            <text:p>0.000014</text:p>
          </table:table-cell>
          <table:table-cell table:style-name="ce196" office:value-type="string">
            <text:p>0.001008</text:p>
          </table:table-cell>
          <table:table-cell table:style-name="ce196" office:value-type="string">
            <text:p>0.000465</text:p>
          </table:table-cell>
          <table:table-cell table:style-name="ce196" office:value-type="string">
            <text:p>0.000381</text:p>
          </table:table-cell>
          <table:table-cell table:style-name="ce196" office:value-type="string">
            <text:p>0.000247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5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5266</text:p>
          </table:table-cell>
          <table:table-cell table:style-name="ce196" office:value-type="string">
            <text:p>0.003138</text:p>
          </table:table-cell>
          <table:table-cell table:style-name="ce196" office:value-type="string">
            <text:p>0.001806</text:p>
          </table:table-cell>
          <table:table-cell table:style-name="ce196" office:value-type="string">
            <text:p>0.001046</text:p>
          </table:table-cell>
          <table:table-cell table:style-name="ce196" office:value-type="string">
            <text:p>0.009958</text:p>
          </table:table-cell>
          <table:table-cell table:style-name="ce196" office:value-type="string">
            <text:p>0.005222</text:p>
          </table:table-cell>
          <table:table-cell table:style-name="ce196" office:value-type="string">
            <text:p>0.003100</text:p>
          </table:table-cell>
          <table:table-cell table:style-name="ce196" office:value-type="string">
            <text:p>0.00280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onehot__veh_motor_6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506</text:p>
          </table:table-cell>
          <table:table-cell table:style-name="ce196" office:value-type="string">
            <text:p>0.000551</text:p>
          </table:table-cell>
          <table:table-cell table:style-name="ce196" office:value-type="string">
            <text:p>0.000328</text:p>
          </table:table-cell>
          <table:table-cell table:style-name="ce196" office:value-type="string">
            <text:p>0.000242</text:p>
          </table:table-cell>
          <table:table-cell table:style-name="ce196" office:value-type="string">
            <text:p>0.001965</text:p>
          </table:table-cell>
          <table:table-cell table:style-name="ce196" office:value-type="string">
            <text:p>0.001932</text:p>
          </table:table-cell>
          <table:table-cell table:style-name="ce196" office:value-type="string">
            <text:p>0.001380</text:p>
          </table:table-cell>
          <table:table-cell table:style-name="ce196" office:value-type="string">
            <text:p>0.00116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catboost__acc_municipality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24193</text:p>
          </table:table-cell>
          <table:table-cell table:style-name="ce196" office:value-type="string">
            <text:p>0.045220</text:p>
          </table:table-cell>
          <table:table-cell table:style-name="ce196" office:value-type="string">
            <text:p>0.033564</text:p>
          </table:table-cell>
          <table:table-cell table:style-name="ce196" office:value-type="string">
            <text:p>0.028299</text:p>
          </table:table-cell>
          <table:table-cell table:style-name="ce196" office:value-type="string">
            <text:p>0.019048</text:p>
          </table:table-cell>
          <table:table-cell table:style-name="ce196" office:value-type="string">
            <text:p>0.028207</text:p>
          </table:table-cell>
          <table:table-cell table:style-name="ce196" office:value-type="string">
            <text:p>0.019067</text:p>
          </table:table-cell>
          <table:table-cell table:style-name="ce196" office:value-type="string">
            <text:p>0.01783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scale__loca_road_lanes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596</text:p>
          </table:table-cell>
          <table:table-cell table:style-name="ce196" office:value-type="string">
            <text:p>0.005978</text:p>
          </table:table-cell>
          <table:table-cell table:style-name="ce196" office:value-type="string">
            <text:p>0.006296</text:p>
          </table:table-cell>
          <table:table-cell table:style-name="ce196" office:value-type="string">
            <text:p>0.004675</text:p>
          </table:table-cell>
          <table:table-cell table:style-name="ce196" office:value-type="string">
            <text:p>0.006686</text:p>
          </table:table-cell>
          <table:table-cell table:style-name="ce196" office:value-type="string">
            <text:p>0.006857</text:p>
          </table:table-cell>
          <table:table-cell table:style-name="ce196" office:value-type="string">
            <text:p>0.007675</text:p>
          </table:table-cell>
          <table:table-cell table:style-name="ce196" office:value-type="string">
            <text:p>0.005305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scale__loca_max_speed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4320</text:p>
          </table:table-cell>
          <table:table-cell table:style-name="ce196" office:value-type="string">
            <text:p>0.010359</text:p>
          </table:table-cell>
          <table:table-cell table:style-name="ce196" office:value-type="string">
            <text:p>0.007912</text:p>
          </table:table-cell>
          <table:table-cell table:style-name="ce196" office:value-type="string">
            <text:p>0.012271</text:p>
          </table:table-cell>
          <table:table-cell table:style-name="ce196" office:value-type="string">
            <text:p>0.011107</text:p>
          </table:table-cell>
          <table:table-cell table:style-name="ce196" office:value-type="string">
            <text:p>0.010195</text:p>
          </table:table-cell>
          <table:table-cell table:style-name="ce196" office:value-type="string">
            <text:p>0.006122</text:p>
          </table:table-cell>
          <table:table-cell table:style-name="ce196" office:value-type="string">
            <text:p>0.009322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scale__loca_max_speed_dif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200" office:value-type="string">
            <text:p>low</text:p>
          </table:table-cell>
          <table:table-cell table:style-name="ce196" office:value-type="string">
            <text:p>0.000359</text:p>
          </table:table-cell>
          <table:table-cell table:style-name="ce196" office:value-type="string">
            <text:p>0.000491</text:p>
          </table:table-cell>
          <table:table-cell table:style-name="ce196" office:value-type="string">
            <text:p>0.000266</text:p>
          </table:table-cell>
          <table:table-cell table:style-name="ce196" office:value-type="string">
            <text:p>0.000219</text:p>
          </table:table-cell>
          <table:table-cell table:style-name="ce196" office:value-type="string">
            <text:p>0.001550</text:p>
          </table:table-cell>
          <table:table-cell table:style-name="ce196" office:value-type="string">
            <text:p>0.001768</text:p>
          </table:table-cell>
          <table:table-cell table:style-name="ce196" office:value-type="string">
            <text:p>0.001147</text:p>
          </table:table-cell>
          <table:table-cell table:style-name="ce196" office:value-type="string">
            <text:p>0.001069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remainder__acc_year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05053</text:p>
          </table:table-cell>
          <table:table-cell table:style-name="ce196" office:value-type="string">
            <text:p>0.004994</text:p>
          </table:table-cell>
          <table:table-cell table:style-name="ce196" office:value-type="string">
            <text:p>0.004037</text:p>
          </table:table-cell>
          <table:table-cell table:style-name="ce196" office:value-type="string">
            <text:p>0.003327</text:p>
          </table:table-cell>
          <table:table-cell table:style-name="ce196" office:value-type="string">
            <text:p>0.006491</text:p>
          </table:table-cell>
          <table:table-cell table:style-name="ce196" office:value-type="string">
            <text:p>0.005693</text:p>
          </table:table-cell>
          <table:table-cell table:style-name="ce196" office:value-type="string">
            <text:p>0.005339</text:p>
          </table:table-cell>
          <table:table-cell table:style-name="ce196" office:value-type="string">
            <text:p>0.005338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remainder__loca_road_cat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high</text:p>
          </table:table-cell>
          <table:table-cell table:style-name="ce196" office:value-type="string">
            <text:p>0.010441</text:p>
          </table:table-cell>
          <table:table-cell table:style-name="ce196" office:value-type="string">
            <text:p>0.007435</text:p>
          </table:table-cell>
          <table:table-cell table:style-name="ce196" office:value-type="string">
            <text:p>0.007618</text:p>
          </table:table-cell>
          <table:table-cell table:style-name="ce196" office:value-type="string">
            <text:p>0.009873</text:p>
          </table:table-cell>
          <table:table-cell table:style-name="ce196" office:value-type="string">
            <text:p>0.008162</text:p>
          </table:table-cell>
          <table:table-cell table:style-name="ce196" office:value-type="string">
            <text:p>0.006820</text:p>
          </table:table-cell>
          <table:table-cell table:style-name="ce196" office:value-type="string">
            <text:p>0.006124</text:p>
          </table:table-cell>
          <table:table-cell table:style-name="ce196" office:value-type="string">
            <text:p>0.006496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remainder__loca_is_intersection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746</text:p>
          </table:table-cell>
          <table:table-cell table:style-name="ce196" office:value-type="string">
            <text:p>0.001817</text:p>
          </table:table-cell>
          <table:table-cell table:style-name="ce196" office:value-type="string">
            <text:p>0.001158</text:p>
          </table:table-cell>
          <table:table-cell table:style-name="ce196" office:value-type="string">
            <text:p>0.000898</text:p>
          </table:table-cell>
          <table:table-cell table:style-name="ce196" office:value-type="string">
            <text:p>0.003578</text:p>
          </table:table-cell>
          <table:table-cell table:style-name="ce196" office:value-type="string">
            <text:p>0.003140</text:p>
          </table:table-cell>
          <table:table-cell table:style-name="ce196" office:value-type="string">
            <text:p>0.002573</text:p>
          </table:table-cell>
          <table:table-cell table:style-name="ce196" office:value-type="string">
            <text:p>0.002124</text:p>
          </table:table-cell>
          <table:table-cell table:number-columns-repeated="1011"/>
        </table:table-row>
        <table:table-row table:style-name="ro3">
          <table:table-cell table:style-name="ce196" office:value-type="string">
            <text:p>remainder__loca_road_counts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medium</text:p>
          </table:table-cell>
          <table:table-cell table:style-name="ce196" office:value-type="string">
            <text:p>0.001761</text:p>
          </table:table-cell>
          <table:table-cell table:style-name="ce196" office:value-type="string">
            <text:p>0.001947</text:p>
          </table:table-cell>
          <table:table-cell table:style-name="ce196" office:value-type="string">
            <text:p>0.001262</text:p>
          </table:table-cell>
          <table:table-cell table:style-name="ce196" office:value-type="string">
            <text:p>0.000940</text:p>
          </table:table-cell>
          <table:table-cell table:style-name="ce196" office:value-type="string">
            <text:p>0.003366</text:p>
          </table:table-cell>
          <table:table-cell table:style-name="ce196" office:value-type="string">
            <text:p>0.003199</text:p>
          </table:table-cell>
          <table:table-cell table:style-name="ce196" office:value-type="string">
            <text:p>0.002956</text:p>
          </table:table-cell>
          <table:table-cell table:style-name="ce196" office:value-type="string">
            <text:p>0.002210</text:p>
          </table:table-cell>
          <table:table-cell table:number-columns-repeated="1011"/>
        </table:table-row>
        <table:table-row table:style-name="ro9" table:number-rows-repeated="834">
          <table:table-cell/>
          <table:table-cell table:style-name="ce201" table:number-columns-repeated="4"/>
          <table:table-cell table:number-columns-repeated="1019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LD_shap summary" table:style-name="ta7" table:print="false"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number-columns-repeated="5" table:default-cell-style-name="Excel_20_Built-in_20_Normal"/>
        <table:table-column table:style-name="co44" table:default-cell-style-name="Excel_20_Built-in_20_Normal"/>
        <table:table-column table:style-name="co11" table:default-cell-style-name="Excel_20_Built-in_20_Normal"/>
        <table:table-column table:style-name="co45" table:default-cell-style-name="Excel_20_Built-in_20_Normal"/>
        <table:table-column table:style-name="co17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number-columns-repeated="2" table:default-cell-style-name="Excel_20_Built-in_20_Normal"/>
        <table:table-column table:style-name="co49" table:number-columns-repeated="3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11" table:number-columns-repeated="1002" table:default-cell-style-name="Excel_20_Built-in_20_Normal"/>
        <table:table-row table:style-name="ro38">
          <table:table-cell table:style-name="ce204" office:value-type="string">
            <text:p>aggr </text:p>
            <text:p>SHAP</text:p>
          </table:table-cell>
          <table:table-cell table:style-name="ce173" office:value-type="string">
            <text:p>feafture_name</text:p>
          </table:table-cell>
          <table:table-cell table:style-name="ce224" office:value-type="string">
            <text:p>class 0</text:p>
          </table:table-cell>
          <table:table-cell table:style-name="ce224" office:value-type="string">
            <text:p>class 1</text:p>
          </table:table-cell>
          <table:table-cell table:style-name="ce224" office:value-type="string">
            <text:p>class 2 </text:p>
          </table:table-cell>
          <table:table-cell table:style-name="ce224" office:value-type="string">
            <text:p>class 3</text:p>
          </table:table-cell>
          <table:table-cell table:style-name="ce224" office:value-type="string">
            <text:p>overall</text:p>
          </table:table-cell>
          <table:table-cell table:style-name="ce231" office:value-type="string">
            <text:p>aggr y/n</text:p>
          </table:table-cell>
          <table:table-cell table:style-name="ce173"/>
          <table:table-cell table:style-name="ce238"/>
          <table:table-cell table:style-name="ce239" office:value-type="string">
            <text:p>class_0_impact</text:p>
          </table:table-cell>
          <table:table-cell table:style-name="ce239" office:value-type="string">
            <text:p>class_1_impact</text:p>
          </table:table-cell>
          <table:table-cell table:style-name="ce239" office:value-type="string">
            <text:p>class_2_impact</text:p>
          </table:table-cell>
          <table:table-cell table:style-name="ce239" office:value-type="string">
            <text:p>class_3_impact</text:p>
          </table:table-cell>
          <table:table-cell table:style-name="ce242" office:value-type="string">
            <text:p>class_0_mean</text:p>
          </table:table-cell>
          <table:table-cell table:style-name="ce242" office:value-type="string">
            <text:p>class_1_mean</text:p>
          </table:table-cell>
          <table:table-cell table:style-name="ce242" office:value-type="string">
            <text:p>class_2_mean</text:p>
          </table:table-cell>
          <table:table-cell table:style-name="ce242" office:value-type="string">
            <text:p>class_3_mean</text:p>
          </table:table-cell>
          <table:table-cell table:style-name="ce242" office:value-type="string">
            <text:p>class_0_spread</text:p>
          </table:table-cell>
          <table:table-cell table:style-name="ce242" office:value-type="string">
            <text:p>class_1_spread</text:p>
          </table:table-cell>
          <table:table-cell table:style-name="ce242" office:value-type="string">
            <text:p>class_2_spread</text:p>
          </table:table-cell>
          <table:table-cell table:style-name="ce242" office:value-type="string">
            <text:p>class_3_spread</text:p>
          </table:table-cell>
          <table:table-cell table:style-name="ce173" table:number-columns-repeated="3"/>
          <table:table-cell table:number-columns-repeated="999"/>
        </table:table-row>
        <table:table-row table:style-name="ro3">
          <table:table-cell table:style-name="ce205" office:value-type="string" table:number-columns-spanned="1" table:number-rows-spanned="2">
            <text:p>low</text:p>
          </table:table-cell>
          <table:table-cell table:style-name="ce219" office:value-type="string">
            <text:p>cyclical__acc_hour_sin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80" office:value-type="string">
            <text:p>cyclical__acc_hour_sin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6644</text:p>
          </table:table-cell>
          <table:table-cell table:style-name="ce196" office:value-type="string">
            <text:p>0.006816</text:p>
          </table:table-cell>
          <table:table-cell table:style-name="ce196" office:value-type="string">
            <text:p>0.005906</text:p>
          </table:table-cell>
          <table:table-cell table:style-name="ce196" office:value-type="string">
            <text:p>0.005011</text:p>
          </table:table-cell>
          <table:table-cell table:style-name="ce196" office:value-type="string">
            <text:p>0.008175</text:p>
          </table:table-cell>
          <table:table-cell table:style-name="ce196" office:value-type="string">
            <text:p>0.007252</text:p>
          </table:table-cell>
          <table:table-cell table:style-name="ce196" office:value-type="string">
            <text:p>0.006749</text:p>
          </table:table-cell>
          <table:table-cell table:style-name="ce196" office:value-type="string">
            <text:p>0.00700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cyclical__acc_hour_cos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cyclical__acc_hour_cos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7623</text:p>
          </table:table-cell>
          <table:table-cell table:style-name="ce196" office:value-type="string">
            <text:p>0.007306</text:p>
          </table:table-cell>
          <table:table-cell table:style-name="ce196" office:value-type="string">
            <text:p>0.006278</text:p>
          </table:table-cell>
          <table:table-cell table:style-name="ce196" office:value-type="string">
            <text:p>0.005048</text:p>
          </table:table-cell>
          <table:table-cell table:style-name="ce196" office:value-type="string">
            <text:p>0.009082</text:p>
          </table:table-cell>
          <table:table-cell table:style-name="ce196" office:value-type="string">
            <text:p>0.007709</text:p>
          </table:table-cell>
          <table:table-cell table:style-name="ce196" office:value-type="string">
            <text:p>0.007261</text:p>
          </table:table-cell>
          <table:table-cell table:style-name="ce196" office:value-type="string">
            <text:p>0.007463</text:p>
          </table:table-cell>
          <table:table-cell table:number-columns-repeated="1002"/>
        </table:table-row>
        <table:table-row table:style-name="ro3">
          <table:table-cell table:style-name="ce205" office:value-type="string" table:number-columns-spanned="1" table:number-rows-spanned="2">
            <text:p>low</text:p>
          </table:table-cell>
          <table:table-cell table:style-name="ce219" office:value-type="string">
            <text:p>cyclical__acc_month_sin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32" office:value-type="string">
            <text:p>y</text:p>
          </table:table-cell>
          <table:table-cell/>
          <table:table-cell table:style-name="ce196" office:value-type="string">
            <text:p>cyclical__acc_month_sin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6092</text:p>
          </table:table-cell>
          <table:table-cell table:style-name="ce196" office:value-type="string">
            <text:p>0.005795</text:p>
          </table:table-cell>
          <table:table-cell table:style-name="ce196" office:value-type="string">
            <text:p>0.005053</text:p>
          </table:table-cell>
          <table:table-cell table:style-name="ce196" office:value-type="string">
            <text:p>0.004075</text:p>
          </table:table-cell>
          <table:table-cell table:style-name="ce196" office:value-type="string">
            <text:p>0.007527</text:p>
          </table:table-cell>
          <table:table-cell table:style-name="ce196" office:value-type="string">
            <text:p>0.006209</text:p>
          </table:table-cell>
          <table:table-cell table:style-name="ce196" office:value-type="string">
            <text:p>0.006212</text:p>
          </table:table-cell>
          <table:table-cell table:style-name="ce196" office:value-type="string">
            <text:p>0.006050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cyclical__acc_month_cos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low</text:p>
          </table:table-cell>
          <table:table-cell table:style-name="ce233" office:value-type="string">
            <text:p>n</text:p>
          </table:table-cell>
          <table:table-cell/>
          <table:table-cell table:style-name="ce196" office:value-type="string">
            <text:p>cyclical__acc_month_cos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6327</text:p>
          </table:table-cell>
          <table:table-cell table:style-name="ce196" office:value-type="string">
            <text:p>0.006534</text:p>
          </table:table-cell>
          <table:table-cell table:style-name="ce196" office:value-type="string">
            <text:p>0.005138</text:p>
          </table:table-cell>
          <table:table-cell table:style-name="ce196" office:value-type="string">
            <text:p>0.004361</text:p>
          </table:table-cell>
          <table:table-cell table:style-name="ce196" office:value-type="string">
            <text:p>0.007976</text:p>
          </table:table-cell>
          <table:table-cell table:style-name="ce196" office:value-type="string">
            <text:p>0.006985</text:p>
          </table:table-cell>
          <table:table-cell table:style-name="ce196" office:value-type="string">
            <text:p>0.006331</text:p>
          </table:table-cell>
          <table:table-cell table:style-name="ce196" office:value-type="string">
            <text:p>0.006415</text:p>
          </table:table-cell>
          <table:table-cell table:number-columns-repeated="1002"/>
        </table:table-row>
        <table:table-row table:style-name="ro3">
          <table:table-cell table:style-name="ce207" office:value-type="string" table:number-columns-spanned="1" table:number-rows-spanned="5">
            <text:p>low</text:p>
          </table:table-cell>
          <table:table-cell table:style-name="ce219" office:value-type="string">
            <text:p>onehot__acc_ambient_lightning_1.0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low</text:p>
          </table:table-cell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acc_ambient_lightning_1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5242</text:p>
          </table:table-cell>
          <table:table-cell table:style-name="ce196" office:value-type="string">
            <text:p>0.003666</text:p>
          </table:table-cell>
          <table:table-cell table:style-name="ce196" office:value-type="string">
            <text:p>0.003486</text:p>
          </table:table-cell>
          <table:table-cell table:style-name="ce196" office:value-type="string">
            <text:p>0.002606</text:p>
          </table:table-cell>
          <table:table-cell table:style-name="ce196" office:value-type="string">
            <text:p>0.009082</text:p>
          </table:table-cell>
          <table:table-cell table:style-name="ce196" office:value-type="string">
            <text:p>0.004550</text:p>
          </table:table-cell>
          <table:table-cell table:style-name="ce196" office:value-type="string">
            <text:p>0.004843</text:p>
          </table:table-cell>
          <table:table-cell table:style-name="ce196" office:value-type="string">
            <text:p>0.00389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mbient_lightning_2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ambient_lightning_2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765</text:p>
          </table:table-cell>
          <table:table-cell table:style-name="ce196" office:value-type="string">
            <text:p>0.001795</text:p>
          </table:table-cell>
          <table:table-cell table:style-name="ce196" office:value-type="string">
            <text:p>0.001478</text:p>
          </table:table-cell>
          <table:table-cell table:style-name="ce196" office:value-type="string">
            <text:p>0.001212</text:p>
          </table:table-cell>
          <table:table-cell table:style-name="ce196" office:value-type="string">
            <text:p>0.003801</text:p>
          </table:table-cell>
          <table:table-cell table:style-name="ce196" office:value-type="string">
            <text:p>0.003275</text:p>
          </table:table-cell>
          <table:table-cell table:style-name="ce196" office:value-type="string">
            <text:p>0.003031</text:p>
          </table:table-cell>
          <table:table-cell table:style-name="ce196" office:value-type="string">
            <text:p>0.00280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mbient_lightning_3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ambient_lightning_3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761</text:p>
          </table:table-cell>
          <table:table-cell table:style-name="ce196" office:value-type="string">
            <text:p>0.002545</text:p>
          </table:table-cell>
          <table:table-cell table:style-name="ce196" office:value-type="string">
            <text:p>0.002226</text:p>
          </table:table-cell>
          <table:table-cell table:style-name="ce196" office:value-type="string">
            <text:p>0.002229</text:p>
          </table:table-cell>
          <table:table-cell table:style-name="ce196" office:value-type="string">
            <text:p>0.007457</text:p>
          </table:table-cell>
          <table:table-cell table:style-name="ce196" office:value-type="string">
            <text:p>0.005656</text:p>
          </table:table-cell>
          <table:table-cell table:style-name="ce196" office:value-type="string">
            <text:p>0.005532</text:p>
          </table:table-cell>
          <table:table-cell table:style-name="ce196" office:value-type="string">
            <text:p>0.00419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mbient_lightning_4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ambient_lightning_4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619</text:p>
          </table:table-cell>
          <table:table-cell table:style-name="ce196" office:value-type="string">
            <text:p>0.000546</text:p>
          </table:table-cell>
          <table:table-cell table:style-name="ce196" office:value-type="string">
            <text:p>0.000372</text:p>
          </table:table-cell>
          <table:table-cell table:style-name="ce196" office:value-type="string">
            <text:p>0.000312</text:p>
          </table:table-cell>
          <table:table-cell table:style-name="ce196" office:value-type="string">
            <text:p>0.002169</text:p>
          </table:table-cell>
          <table:table-cell table:style-name="ce196" office:value-type="string">
            <text:p>0.001721</text:p>
          </table:table-cell>
          <table:table-cell table:style-name="ce196" office:value-type="string">
            <text:p>0.001463</text:p>
          </table:table-cell>
          <table:table-cell table:style-name="ce196" office:value-type="string">
            <text:p>0.001409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acc_ambient_lightning_5.0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acc_ambient_lightning_5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2550</text:p>
          </table:table-cell>
          <table:table-cell table:style-name="ce196" office:value-type="string">
            <text:p>0.002504</text:p>
          </table:table-cell>
          <table:table-cell table:style-name="ce196" office:value-type="string">
            <text:p>0.001966</text:p>
          </table:table-cell>
          <table:table-cell table:style-name="ce196" office:value-type="string">
            <text:p>0.001756</text:p>
          </table:table-cell>
          <table:table-cell table:style-name="ce196" office:value-type="string">
            <text:p>0.004439</text:p>
          </table:table-cell>
          <table:table-cell table:style-name="ce196" office:value-type="string">
            <text:p>0.003932</text:p>
          </table:table-cell>
          <table:table-cell table:style-name="ce196" office:value-type="string">
            <text:p>0.003360</text:p>
          </table:table-cell>
          <table:table-cell table:style-name="ce196" office:value-type="string">
            <text:p>0.004193</text:p>
          </table:table-cell>
          <table:table-cell table:number-columns-repeated="1002"/>
        </table:table-row>
        <table:table-row table:style-name="ro3">
          <table:table-cell table:style-name="ce205" office:value-type="string" table:number-columns-spanned="1" table:number-rows-spanned="2">
            <text:p>high</text:p>
          </table:table-cell>
          <table:table-cell table:style-name="ce219" office:value-type="string">
            <text:p>onehot__acc_urbanization_level_1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acc_urbanization_level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23725</text:p>
          </table:table-cell>
          <table:table-cell table:style-name="ce196" office:value-type="string">
            <text:p>0.010369</text:p>
          </table:table-cell>
          <table:table-cell table:style-name="ce196" office:value-type="string">
            <text:p>0.012760</text:p>
          </table:table-cell>
          <table:table-cell table:style-name="ce196" office:value-type="string">
            <text:p>0.019929</text:p>
          </table:table-cell>
          <table:table-cell table:style-name="ce196" office:value-type="string">
            <text:p>0.012275</text:p>
          </table:table-cell>
          <table:table-cell table:style-name="ce196" office:value-type="string">
            <text:p>0.009957</text:p>
          </table:table-cell>
          <table:table-cell table:style-name="ce196" office:value-type="string">
            <text:p>0.005702</text:p>
          </table:table-cell>
          <table:table-cell table:style-name="ce196" office:value-type="string">
            <text:p>0.007038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acc_urbanization_level_2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acc_urbanization_level_2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32195</text:p>
          </table:table-cell>
          <table:table-cell table:style-name="ce196" office:value-type="string">
            <text:p>0.008893</text:p>
          </table:table-cell>
          <table:table-cell table:style-name="ce196" office:value-type="string">
            <text:p>0.017077</text:p>
          </table:table-cell>
          <table:table-cell table:style-name="ce196" office:value-type="string">
            <text:p>0.024581</text:p>
          </table:table-cell>
          <table:table-cell table:style-name="ce196" office:value-type="string">
            <text:p>0.014819</text:p>
          </table:table-cell>
          <table:table-cell table:style-name="ce196" office:value-type="string">
            <text:p>0.008814</text:p>
          </table:table-cell>
          <table:table-cell table:style-name="ce196" office:value-type="string">
            <text:p>0.006634</text:p>
          </table:table-cell>
          <table:table-cell table:style-name="ce196" office:value-type="string">
            <text:p>0.008938</text:p>
          </table:table-cell>
          <table:table-cell table:number-columns-repeated="1002"/>
        </table:table-row>
        <table:table-row table:style-name="ro3">
          <table:table-cell table:style-name="ce209" office:value-type="string" table:number-columns-spanned="1" table:number-rows-spanned="9">
            <text:p>low</text:p>
          </table:table-cell>
          <table:table-cell table:style-name="ce219" office:value-type="string">
            <text:p>onehot__acc_intersection_1.0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acc_intersection_1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6496</text:p>
          </table:table-cell>
          <table:table-cell table:style-name="ce196" office:value-type="string">
            <text:p>0.004655</text:p>
          </table:table-cell>
          <table:table-cell table:style-name="ce196" office:value-type="string">
            <text:p>0.006105</text:p>
          </table:table-cell>
          <table:table-cell table:style-name="ce196" office:value-type="string">
            <text:p>0.006924</text:p>
          </table:table-cell>
          <table:table-cell table:style-name="ce196" office:value-type="string">
            <text:p>0.005615</text:p>
          </table:table-cell>
          <table:table-cell table:style-name="ce196" office:value-type="string">
            <text:p>0.005659</text:p>
          </table:table-cell>
          <table:table-cell table:style-name="ce196" office:value-type="string">
            <text:p>0.006445</text:p>
          </table:table-cell>
          <table:table-cell table:style-name="ce196" office:value-type="string">
            <text:p>0.00693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2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intersection_2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283</text:p>
          </table:table-cell>
          <table:table-cell table:style-name="ce196" office:value-type="string">
            <text:p>0.002661</text:p>
          </table:table-cell>
          <table:table-cell table:style-name="ce196" office:value-type="string">
            <text:p>0.002216</text:p>
          </table:table-cell>
          <table:table-cell table:style-name="ce196" office:value-type="string">
            <text:p>0.001658</text:p>
          </table:table-cell>
          <table:table-cell table:style-name="ce196" office:value-type="string">
            <text:p>0.004884</text:p>
          </table:table-cell>
          <table:table-cell table:style-name="ce196" office:value-type="string">
            <text:p>0.003934</text:p>
          </table:table-cell>
          <table:table-cell table:style-name="ce196" office:value-type="string">
            <text:p>0.003602</text:p>
          </table:table-cell>
          <table:table-cell table:style-name="ce196" office:value-type="string">
            <text:p>0.00281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3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intersection_3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2364</text:p>
          </table:table-cell>
          <table:table-cell table:style-name="ce196" office:value-type="string">
            <text:p>0.002370</text:p>
          </table:table-cell>
          <table:table-cell table:style-name="ce196" office:value-type="string">
            <text:p>0.002008</text:p>
          </table:table-cell>
          <table:table-cell table:style-name="ce196" office:value-type="string">
            <text:p>0.001531</text:p>
          </table:table-cell>
          <table:table-cell table:style-name="ce196" office:value-type="string">
            <text:p>0.004937</text:p>
          </table:table-cell>
          <table:table-cell table:style-name="ce196" office:value-type="string">
            <text:p>0.003889</text:p>
          </table:table-cell>
          <table:table-cell table:style-name="ce196" office:value-type="string">
            <text:p>0.003395</text:p>
          </table:table-cell>
          <table:table-cell table:style-name="ce196" office:value-type="string">
            <text:p>0.00280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4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intersection_4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879</text:p>
          </table:table-cell>
          <table:table-cell table:style-name="ce196" office:value-type="string">
            <text:p>0.001055</text:p>
          </table:table-cell>
          <table:table-cell table:style-name="ce196" office:value-type="string">
            <text:p>0.000904</text:p>
          </table:table-cell>
          <table:table-cell table:style-name="ce196" office:value-type="string">
            <text:p>0.000569</text:p>
          </table:table-cell>
          <table:table-cell table:style-name="ce196" office:value-type="string">
            <text:p>0.002651</text:p>
          </table:table-cell>
          <table:table-cell table:style-name="ce196" office:value-type="string">
            <text:p>0.002483</text:p>
          </table:table-cell>
          <table:table-cell table:style-name="ce196" office:value-type="string">
            <text:p>0.002321</text:p>
          </table:table-cell>
          <table:table-cell table:style-name="ce196" office:value-type="string">
            <text:p>0.001798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5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intersection_5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521</text:p>
          </table:table-cell>
          <table:table-cell table:style-name="ce196" office:value-type="string">
            <text:p>0.000447</text:p>
          </table:table-cell>
          <table:table-cell table:style-name="ce196" office:value-type="string">
            <text:p>0.000213</text:p>
          </table:table-cell>
          <table:table-cell table:style-name="ce196" office:value-type="string">
            <text:p>0.000140</text:p>
          </table:table-cell>
          <table:table-cell table:style-name="ce196" office:value-type="string">
            <text:p>0.002059</text:p>
          </table:table-cell>
          <table:table-cell table:style-name="ce196" office:value-type="string">
            <text:p>0.001718</text:p>
          </table:table-cell>
          <table:table-cell table:style-name="ce196" office:value-type="string">
            <text:p>0.001009</text:p>
          </table:table-cell>
          <table:table-cell table:style-name="ce196" office:value-type="string">
            <text:p>0.00088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6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intersection_6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046</text:p>
          </table:table-cell>
          <table:table-cell table:style-name="ce196" office:value-type="string">
            <text:p>0.001637</text:p>
          </table:table-cell>
          <table:table-cell table:style-name="ce196" office:value-type="string">
            <text:p>0.001118</text:p>
          </table:table-cell>
          <table:table-cell table:style-name="ce196" office:value-type="string">
            <text:p>0.000791</text:p>
          </table:table-cell>
          <table:table-cell table:style-name="ce196" office:value-type="string">
            <text:p>0.003179</text:p>
          </table:table-cell>
          <table:table-cell table:style-name="ce196" office:value-type="string">
            <text:p>0.003770</text:p>
          </table:table-cell>
          <table:table-cell table:style-name="ce196" office:value-type="string">
            <text:p>0.002675</text:p>
          </table:table-cell>
          <table:table-cell table:style-name="ce196" office:value-type="string">
            <text:p>0.00226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7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intersection_7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201</text:p>
          </table:table-cell>
          <table:table-cell table:style-name="ce196" office:value-type="string">
            <text:p>0.000518</text:p>
          </table:table-cell>
          <table:table-cell table:style-name="ce196" office:value-type="string">
            <text:p>0.000293</text:p>
          </table:table-cell>
          <table:table-cell table:style-name="ce196" office:value-type="string">
            <text:p>0.000177</text:p>
          </table:table-cell>
          <table:table-cell table:style-name="ce196" office:value-type="string">
            <text:p>0.001187</text:p>
          </table:table-cell>
          <table:table-cell table:style-name="ce196" office:value-type="string">
            <text:p>0.002275</text:p>
          </table:table-cell>
          <table:table-cell table:style-name="ce196" office:value-type="string">
            <text:p>0.001261</text:p>
          </table:table-cell>
          <table:table-cell table:style-name="ce196" office:value-type="string">
            <text:p>0.00091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intersection_8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intersection_8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462</text:p>
          </table:table-cell>
          <table:table-cell table:style-name="ce196" office:value-type="string">
            <text:p>0.000302</text:p>
          </table:table-cell>
          <table:table-cell table:style-name="ce196" office:value-type="string">
            <text:p>0.000213</text:p>
          </table:table-cell>
          <table:table-cell table:style-name="ce196" office:value-type="string">
            <text:p>0.000125</text:p>
          </table:table-cell>
          <table:table-cell table:style-name="ce196" office:value-type="string">
            <text:p>0.003386</text:p>
          </table:table-cell>
          <table:table-cell table:style-name="ce196" office:value-type="string">
            <text:p>0.002318</text:p>
          </table:table-cell>
          <table:table-cell table:style-name="ce196" office:value-type="string">
            <text:p>0.002064</text:p>
          </table:table-cell>
          <table:table-cell table:style-name="ce196" office:value-type="string">
            <text:p>0.001192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acc_intersection_9.0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acc_intersection_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977</text:p>
          </table:table-cell>
          <table:table-cell table:style-name="ce196" office:value-type="string">
            <text:p>0.001306</text:p>
          </table:table-cell>
          <table:table-cell table:style-name="ce196" office:value-type="string">
            <text:p>0.001006</text:p>
          </table:table-cell>
          <table:table-cell table:style-name="ce196" office:value-type="string">
            <text:p>0.000814</text:p>
          </table:table-cell>
          <table:table-cell table:style-name="ce196" office:value-type="string">
            <text:p>0.002665</text:p>
          </table:table-cell>
          <table:table-cell table:style-name="ce196" office:value-type="string">
            <text:p>0.003019</text:p>
          </table:table-cell>
          <table:table-cell table:style-name="ce196" office:value-type="string">
            <text:p>0.002522</text:p>
          </table:table-cell>
          <table:table-cell table:style-name="ce196" office:value-type="string">
            <text:p>0.002321</text:p>
          </table:table-cell>
          <table:table-cell table:number-columns-repeated="1002"/>
        </table:table-row>
        <table:table-row table:style-name="ro3">
          <table:table-cell table:style-name="ce209" office:value-type="string" table:number-columns-spanned="1" table:number-rows-spanned="9">
            <text:p>low</text:p>
          </table:table-cell>
          <table:table-cell table:style-name="ce219" office:value-type="string">
            <text:p>onehot__acc_atmosphere_1.0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32" office:value-type="string">
            <text:p>y</text:p>
          </table:table-cell>
          <table:table-cell/>
          <table:table-cell table:style-name="ce196" office:value-type="string">
            <text:p>onehot__acc_atmosphere_1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554</text:p>
          </table:table-cell>
          <table:table-cell table:style-name="ce196" office:value-type="string">
            <text:p>0.002606</text:p>
          </table:table-cell>
          <table:table-cell table:style-name="ce196" office:value-type="string">
            <text:p>0.002216</text:p>
          </table:table-cell>
          <table:table-cell table:style-name="ce196" office:value-type="string">
            <text:p>0.001857</text:p>
          </table:table-cell>
          <table:table-cell table:style-name="ce196" office:value-type="string">
            <text:p>0.005912</text:p>
          </table:table-cell>
          <table:table-cell table:style-name="ce196" office:value-type="string">
            <text:p>0.003673</text:p>
          </table:table-cell>
          <table:table-cell table:style-name="ce196" office:value-type="string">
            <text:p>0.003488</text:p>
          </table:table-cell>
          <table:table-cell table:style-name="ce196" office:value-type="string">
            <text:p>0.00351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2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atmosphere_2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2285</text:p>
          </table:table-cell>
          <table:table-cell table:style-name="ce196" office:value-type="string">
            <text:p>0.002556</text:p>
          </table:table-cell>
          <table:table-cell table:style-name="ce196" office:value-type="string">
            <text:p>0.002043</text:p>
          </table:table-cell>
          <table:table-cell table:style-name="ce196" office:value-type="string">
            <text:p>0.001674</text:p>
          </table:table-cell>
          <table:table-cell table:style-name="ce196" office:value-type="string">
            <text:p>0.004459</text:p>
          </table:table-cell>
          <table:table-cell table:style-name="ce196" office:value-type="string">
            <text:p>0.003934</text:p>
          </table:table-cell>
          <table:table-cell table:style-name="ce196" office:value-type="string">
            <text:p>0.003737</text:p>
          </table:table-cell>
          <table:table-cell table:style-name="ce196" office:value-type="string">
            <text:p>0.00326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3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atmosphere_3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0834</text:p>
          </table:table-cell>
          <table:table-cell table:style-name="ce196" office:value-type="string">
            <text:p>0.000838</text:p>
          </table:table-cell>
          <table:table-cell table:style-name="ce196" office:value-type="string">
            <text:p>0.000752</text:p>
          </table:table-cell>
          <table:table-cell table:style-name="ce196" office:value-type="string">
            <text:p>0.000707</text:p>
          </table:table-cell>
          <table:table-cell table:style-name="ce196" office:value-type="string">
            <text:p>0.003030</text:p>
          </table:table-cell>
          <table:table-cell table:style-name="ce196" office:value-type="string">
            <text:p>0.002242</text:p>
          </table:table-cell>
          <table:table-cell table:style-name="ce196" office:value-type="string">
            <text:p>0.002221</text:p>
          </table:table-cell>
          <table:table-cell table:style-name="ce196" office:value-type="string">
            <text:p>0.00235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4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atmosphere_4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193</text:p>
          </table:table-cell>
          <table:table-cell table:style-name="ce196" office:value-type="string">
            <text:p>0.000149</text:p>
          </table:table-cell>
          <table:table-cell table:style-name="ce196" office:value-type="string">
            <text:p>0.000150</text:p>
          </table:table-cell>
          <table:table-cell table:style-name="ce196" office:value-type="string">
            <text:p>0.000144</text:p>
          </table:table-cell>
          <table:table-cell table:style-name="ce196" office:value-type="string">
            <text:p>0.001116</text:p>
          </table:table-cell>
          <table:table-cell table:style-name="ce196" office:value-type="string">
            <text:p>0.000846</text:p>
          </table:table-cell>
          <table:table-cell table:style-name="ce196" office:value-type="string">
            <text:p>0.000861</text:p>
          </table:table-cell>
          <table:table-cell table:style-name="ce196" office:value-type="string">
            <text:p>0.00087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5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atmosphere_5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199</text:p>
          </table:table-cell>
          <table:table-cell table:style-name="ce196" office:value-type="string">
            <text:p>0.000296</text:p>
          </table:table-cell>
          <table:table-cell table:style-name="ce196" office:value-type="string">
            <text:p>0.000323</text:p>
          </table:table-cell>
          <table:table-cell table:style-name="ce196" office:value-type="string">
            <text:p>0.000343</text:p>
          </table:table-cell>
          <table:table-cell table:style-name="ce196" office:value-type="string">
            <text:p>0.001077</text:p>
          </table:table-cell>
          <table:table-cell table:style-name="ce196" office:value-type="string">
            <text:p>0.001331</text:p>
          </table:table-cell>
          <table:table-cell table:style-name="ce196" office:value-type="string">
            <text:p>0.001376</text:p>
          </table:table-cell>
          <table:table-cell table:style-name="ce196" office:value-type="string">
            <text:p>0.00156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6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acc_atmosphere_6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223</text:p>
          </table:table-cell>
          <table:table-cell table:style-name="ce196" office:value-type="string">
            <text:p>0.000179</text:p>
          </table:table-cell>
          <table:table-cell table:style-name="ce196" office:value-type="string">
            <text:p>0.000178</text:p>
          </table:table-cell>
          <table:table-cell table:style-name="ce196" office:value-type="string">
            <text:p>0.000229</text:p>
          </table:table-cell>
          <table:table-cell table:style-name="ce196" office:value-type="string">
            <text:p>0.001328</text:p>
          </table:table-cell>
          <table:table-cell table:style-name="ce196" office:value-type="string">
            <text:p>0.000869</text:p>
          </table:table-cell>
          <table:table-cell table:style-name="ce196" office:value-type="string">
            <text:p>0.000912</text:p>
          </table:table-cell>
          <table:table-cell table:style-name="ce196" office:value-type="string">
            <text:p>0.00121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7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atmosphere_7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919</text:p>
          </table:table-cell>
          <table:table-cell table:style-name="ce196" office:value-type="string">
            <text:p>0.001133</text:p>
          </table:table-cell>
          <table:table-cell table:style-name="ce196" office:value-type="string">
            <text:p>0.000892</text:p>
          </table:table-cell>
          <table:table-cell table:style-name="ce196" office:value-type="string">
            <text:p>0.000623</text:p>
          </table:table-cell>
          <table:table-cell table:style-name="ce196" office:value-type="string">
            <text:p>0.002578</text:p>
          </table:table-cell>
          <table:table-cell table:style-name="ce196" office:value-type="string">
            <text:p>0.002797</text:p>
          </table:table-cell>
          <table:table-cell table:style-name="ce196" office:value-type="string">
            <text:p>0.002434</text:p>
          </table:table-cell>
          <table:table-cell table:style-name="ce196" office:value-type="string">
            <text:p>0.00191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atmosphere_8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atmosphere_8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683</text:p>
          </table:table-cell>
          <table:table-cell table:style-name="ce196" office:value-type="string">
            <text:p>0.001614</text:p>
          </table:table-cell>
          <table:table-cell table:style-name="ce196" office:value-type="string">
            <text:p>0.001270</text:p>
          </table:table-cell>
          <table:table-cell table:style-name="ce196" office:value-type="string">
            <text:p>0.000999</text:p>
          </table:table-cell>
          <table:table-cell table:style-name="ce196" office:value-type="string">
            <text:p>0.004034</text:p>
          </table:table-cell>
          <table:table-cell table:style-name="ce196" office:value-type="string">
            <text:p>0.003043</text:p>
          </table:table-cell>
          <table:table-cell table:style-name="ce196" office:value-type="string">
            <text:p>0.002665</text:p>
          </table:table-cell>
          <table:table-cell table:style-name="ce196" office:value-type="string">
            <text:p>0.00263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acc_atmosphere_9.0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acc_atmosphere_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169</text:p>
          </table:table-cell>
          <table:table-cell table:style-name="ce196" office:value-type="string">
            <text:p>0.000214</text:p>
          </table:table-cell>
          <table:table-cell table:style-name="ce196" office:value-type="string">
            <text:p>0.000284</text:p>
          </table:table-cell>
          <table:table-cell table:style-name="ce196" office:value-type="string">
            <text:p>0.000249</text:p>
          </table:table-cell>
          <table:table-cell table:style-name="ce196" office:value-type="string">
            <text:p>0.000978</text:p>
          </table:table-cell>
          <table:table-cell table:style-name="ce196" office:value-type="string">
            <text:p>0.000919</text:p>
          </table:table-cell>
          <table:table-cell table:style-name="ce196" office:value-type="string">
            <text:p>0.001339</text:p>
          </table:table-cell>
          <table:table-cell table:style-name="ce196" office:value-type="string">
            <text:p>0.001205</text:p>
          </table:table-cell>
          <table:table-cell table:number-columns-repeated="1002"/>
        </table:table-row>
        <table:table-row table:style-name="ro3">
          <table:table-cell table:style-name="ce210" office:value-type="string" table:number-columns-spanned="1" table:number-rows-spanned="7">
            <text:p>high</text:p>
          </table:table-cell>
          <table:table-cell table:style-name="ce219" office:value-type="string">
            <text:p>onehot__acc_collision_type_1.0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acc_collision_type_1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7802</text:p>
          </table:table-cell>
          <table:table-cell table:style-name="ce196" office:value-type="string">
            <text:p>0.008280</text:p>
          </table:table-cell>
          <table:table-cell table:style-name="ce196" office:value-type="string">
            <text:p>0.009061</text:p>
          </table:table-cell>
          <table:table-cell table:style-name="ce196" office:value-type="string">
            <text:p>0.010293</text:p>
          </table:table-cell>
          <table:table-cell table:style-name="ce196" office:value-type="string">
            <text:p>0.034415</text:p>
          </table:table-cell>
          <table:table-cell table:style-name="ce196" office:value-type="string">
            <text:p>0.015158</text:p>
          </table:table-cell>
          <table:table-cell table:style-name="ce196" office:value-type="string">
            <text:p>0.012608</text:p>
          </table:table-cell>
          <table:table-cell table:style-name="ce196" office:value-type="string">
            <text:p>0.01544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collision_type_2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collision_type_2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4226</text:p>
          </table:table-cell>
          <table:table-cell table:style-name="ce196" office:value-type="string">
            <text:p>0.004936</text:p>
          </table:table-cell>
          <table:table-cell table:style-name="ce196" office:value-type="string">
            <text:p>0.004968</text:p>
          </table:table-cell>
          <table:table-cell table:style-name="ce196" office:value-type="string">
            <text:p>0.006150</text:p>
          </table:table-cell>
          <table:table-cell table:style-name="ce196" office:value-type="string">
            <text:p>0.005176</text:p>
          </table:table-cell>
          <table:table-cell table:style-name="ce196" office:value-type="string">
            <text:p>0.006008</text:p>
          </table:table-cell>
          <table:table-cell table:style-name="ce196" office:value-type="string">
            <text:p>0.007730</text:p>
          </table:table-cell>
          <table:table-cell table:style-name="ce196" office:value-type="string">
            <text:p>0.01006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collision_type_3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collision_type_3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2275</text:p>
          </table:table-cell>
          <table:table-cell table:style-name="ce196" office:value-type="string">
            <text:p>0.004336</text:p>
          </table:table-cell>
          <table:table-cell table:style-name="ce196" office:value-type="string">
            <text:p>0.006511</text:p>
          </table:table-cell>
          <table:table-cell table:style-name="ce196" office:value-type="string">
            <text:p>0.011568</text:p>
          </table:table-cell>
          <table:table-cell table:style-name="ce196" office:value-type="string">
            <text:p>0.009648</text:p>
          </table:table-cell>
          <table:table-cell table:style-name="ce196" office:value-type="string">
            <text:p>0.005003</text:p>
          </table:table-cell>
          <table:table-cell table:style-name="ce196" office:value-type="string">
            <text:p>0.005786</text:p>
          </table:table-cell>
          <table:table-cell table:style-name="ce196" office:value-type="string">
            <text:p>0.00853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collision_type_4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collision_type_4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3734</text:p>
          </table:table-cell>
          <table:table-cell table:style-name="ce196" office:value-type="string">
            <text:p>0.002282</text:p>
          </table:table-cell>
          <table:table-cell table:style-name="ce196" office:value-type="string">
            <text:p>0.002684</text:p>
          </table:table-cell>
          <table:table-cell table:style-name="ce196" office:value-type="string">
            <text:p>0.004420</text:p>
          </table:table-cell>
          <table:table-cell table:style-name="ce196" office:value-type="string">
            <text:p>0.006580</text:p>
          </table:table-cell>
          <table:table-cell table:style-name="ce196" office:value-type="string">
            <text:p>0.003750</text:p>
          </table:table-cell>
          <table:table-cell table:style-name="ce196" office:value-type="string">
            <text:p>0.005216</text:p>
          </table:table-cell>
          <table:table-cell table:style-name="ce196" office:value-type="string">
            <text:p>0.00865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collision_type_5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collision_type_5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814</text:p>
          </table:table-cell>
          <table:table-cell table:style-name="ce196" office:value-type="string">
            <text:p>0.001401</text:p>
          </table:table-cell>
          <table:table-cell table:style-name="ce196" office:value-type="string">
            <text:p>0.001258</text:p>
          </table:table-cell>
          <table:table-cell table:style-name="ce196" office:value-type="string">
            <text:p>0.001158</text:p>
          </table:table-cell>
          <table:table-cell table:style-name="ce196" office:value-type="string">
            <text:p>0.004095</text:p>
          </table:table-cell>
          <table:table-cell table:style-name="ce196" office:value-type="string">
            <text:p>0.003471</text:p>
          </table:table-cell>
          <table:table-cell table:style-name="ce196" office:value-type="string">
            <text:p>0.002864</text:p>
          </table:table-cell>
          <table:table-cell table:style-name="ce196" office:value-type="string">
            <text:p>0.00305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acc_collision_type_6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acc_collision_type_6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5885</text:p>
          </table:table-cell>
          <table:table-cell table:style-name="ce196" office:value-type="string">
            <text:p>0.007487</text:p>
          </table:table-cell>
          <table:table-cell table:style-name="ce196" office:value-type="string">
            <text:p>0.003976</text:p>
          </table:table-cell>
          <table:table-cell table:style-name="ce196" office:value-type="string">
            <text:p>0.006050</text:p>
          </table:table-cell>
          <table:table-cell table:style-name="ce196" office:value-type="string">
            <text:p>0.007353</text:p>
          </table:table-cell>
          <table:table-cell table:style-name="ce196" office:value-type="string">
            <text:p>0.009623</text:p>
          </table:table-cell>
          <table:table-cell table:style-name="ce196" office:value-type="string">
            <text:p>0.006692</text:p>
          </table:table-cell>
          <table:table-cell table:style-name="ce196" office:value-type="string">
            <text:p>0.005778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acc_collision_type_7.0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acc_collision_type_7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5441</text:p>
          </table:table-cell>
          <table:table-cell table:style-name="ce196" office:value-type="string">
            <text:p>0.001979</text:p>
          </table:table-cell>
          <table:table-cell table:style-name="ce196" office:value-type="string">
            <text:p>0.002855</text:p>
          </table:table-cell>
          <table:table-cell table:style-name="ce196" office:value-type="string">
            <text:p>0.003307</text:p>
          </table:table-cell>
          <table:table-cell table:style-name="ce196" office:value-type="string">
            <text:p>0.011835</text:p>
          </table:table-cell>
          <table:table-cell table:style-name="ce196" office:value-type="string">
            <text:p>0.003983</text:p>
          </table:table-cell>
          <table:table-cell table:style-name="ce196" office:value-type="string">
            <text:p>0.004615</text:p>
          </table:table-cell>
          <table:table-cell table:style-name="ce196" office:value-type="string">
            <text:p>0.005022</text:p>
          </table:table-cell>
          <table:table-cell table:number-columns-repeated="1002"/>
        </table:table-row>
        <table:table-row table:style-name="ro3">
          <table:table-cell table:style-name="ce211" office:value-type="string" table:number-columns-spanned="1" table:number-rows-spanned="10">
            <text:p>medium</text:p>
          </table:table-cell>
          <table:table-cell table:style-name="ce219" office:value-type="string">
            <text:p>onehot__ind_place_1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medium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ind_place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14234</text:p>
          </table:table-cell>
          <table:table-cell table:style-name="ce196" office:value-type="string">
            <text:p>0.006422</text:p>
          </table:table-cell>
          <table:table-cell table:style-name="ce196" office:value-type="string">
            <text:p>0.004733</text:p>
          </table:table-cell>
          <table:table-cell table:style-name="ce196" office:value-type="string">
            <text:p>0.003302</text:p>
          </table:table-cell>
          <table:table-cell table:style-name="ce196" office:value-type="string">
            <text:p>0.017252</text:p>
          </table:table-cell>
          <table:table-cell table:style-name="ce196" office:value-type="string">
            <text:p>0.006309</text:p>
          </table:table-cell>
          <table:table-cell table:style-name="ce196" office:value-type="string">
            <text:p>0.004461</text:p>
          </table:table-cell>
          <table:table-cell table:style-name="ce196" office:value-type="string">
            <text:p>0.00434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2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place_2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600</text:p>
          </table:table-cell>
          <table:table-cell table:style-name="ce196" office:value-type="string">
            <text:p>0.001981</text:p>
          </table:table-cell>
          <table:table-cell table:style-name="ce196" office:value-type="string">
            <text:p>0.001947</text:p>
          </table:table-cell>
          <table:table-cell table:style-name="ce196" office:value-type="string">
            <text:p>0.001370</text:p>
          </table:table-cell>
          <table:table-cell table:style-name="ce196" office:value-type="string">
            <text:p>0.009118</text:p>
          </table:table-cell>
          <table:table-cell table:style-name="ce196" office:value-type="string">
            <text:p>0.003300</text:p>
          </table:table-cell>
          <table:table-cell table:style-name="ce196" office:value-type="string">
            <text:p>0.003308</text:p>
          </table:table-cell>
          <table:table-cell table:style-name="ce196" office:value-type="string">
            <text:p>0.00288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3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3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858</text:p>
          </table:table-cell>
          <table:table-cell table:style-name="ce196" office:value-type="string">
            <text:p>0.001117</text:p>
          </table:table-cell>
          <table:table-cell table:style-name="ce196" office:value-type="string">
            <text:p>0.000593</text:p>
          </table:table-cell>
          <table:table-cell table:style-name="ce196" office:value-type="string">
            <text:p>0.000698</text:p>
          </table:table-cell>
          <table:table-cell table:style-name="ce196" office:value-type="string">
            <text:p>0.002862</text:p>
          </table:table-cell>
          <table:table-cell table:style-name="ce196" office:value-type="string">
            <text:p>0.002868</text:p>
          </table:table-cell>
          <table:table-cell table:style-name="ce196" office:value-type="string">
            <text:p>0.001707</text:p>
          </table:table-cell>
          <table:table-cell table:style-name="ce196" office:value-type="string">
            <text:p>0.00213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4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4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776</text:p>
          </table:table-cell>
          <table:table-cell table:style-name="ce196" office:value-type="string">
            <text:p>0.000710</text:p>
          </table:table-cell>
          <table:table-cell table:style-name="ce196" office:value-type="string">
            <text:p>0.000462</text:p>
          </table:table-cell>
          <table:table-cell table:style-name="ce196" office:value-type="string">
            <text:p>0.000364</text:p>
          </table:table-cell>
          <table:table-cell table:style-name="ce196" office:value-type="string">
            <text:p>0.002845</text:p>
          </table:table-cell>
          <table:table-cell table:style-name="ce196" office:value-type="string">
            <text:p>0.002148</text:p>
          </table:table-cell>
          <table:table-cell table:style-name="ce196" office:value-type="string">
            <text:p>0.001614</text:p>
          </table:table-cell>
          <table:table-cell table:style-name="ce196" office:value-type="string">
            <text:p>0.00147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5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5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273</text:p>
          </table:table-cell>
          <table:table-cell table:style-name="ce196" office:value-type="string">
            <text:p>0.000361</text:p>
          </table:table-cell>
          <table:table-cell table:style-name="ce196" office:value-type="string">
            <text:p>0.000160</text:p>
          </table:table-cell>
          <table:table-cell table:style-name="ce196" office:value-type="string">
            <text:p>0.000161</text:p>
          </table:table-cell>
          <table:table-cell table:style-name="ce196" office:value-type="string">
            <text:p>0.001241</text:p>
          </table:table-cell>
          <table:table-cell table:style-name="ce196" office:value-type="string">
            <text:p>0.001452</text:p>
          </table:table-cell>
          <table:table-cell table:style-name="ce196" office:value-type="string">
            <text:p>0.000889</text:p>
          </table:table-cell>
          <table:table-cell table:style-name="ce196" office:value-type="string">
            <text:p>0.00092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6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6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025</text:p>
          </table:table-cell>
          <table:table-cell table:style-name="ce196" office:value-type="string">
            <text:p>0.000044</text:p>
          </table:table-cell>
          <table:table-cell table:style-name="ce196" office:value-type="string">
            <text:p>0.000060</text:p>
          </table:table-cell>
          <table:table-cell table:style-name="ce196" office:value-type="string">
            <text:p>0.000047</text:p>
          </table:table-cell>
          <table:table-cell table:style-name="ce196" office:value-type="string">
            <text:p>0.000251</text:p>
          </table:table-cell>
          <table:table-cell table:style-name="ce196" office:value-type="string">
            <text:p>0.000490</text:p>
          </table:table-cell>
          <table:table-cell table:style-name="ce196" office:value-type="string">
            <text:p>0.000578</text:p>
          </table:table-cell>
          <table:table-cell table:style-name="ce196" office:value-type="string">
            <text:p>0.00050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7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7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412</text:p>
          </table:table-cell>
          <table:table-cell table:style-name="ce196" office:value-type="string">
            <text:p>0.000330</text:p>
          </table:table-cell>
          <table:table-cell table:style-name="ce196" office:value-type="string">
            <text:p>0.000244</text:p>
          </table:table-cell>
          <table:table-cell table:style-name="ce196" office:value-type="string">
            <text:p>0.000308</text:p>
          </table:table-cell>
          <table:table-cell table:style-name="ce196" office:value-type="string">
            <text:p>0.001748</text:p>
          </table:table-cell>
          <table:table-cell table:style-name="ce196" office:value-type="string">
            <text:p>0.001558</text:p>
          </table:table-cell>
          <table:table-cell table:style-name="ce196" office:value-type="string">
            <text:p>0.001234</text:p>
          </table:table-cell>
          <table:table-cell table:style-name="ce196" office:value-type="string">
            <text:p>0.00144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8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8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247</text:p>
          </table:table-cell>
          <table:table-cell table:style-name="ce196" office:value-type="string">
            <text:p>0.000301</text:p>
          </table:table-cell>
          <table:table-cell table:style-name="ce196" office:value-type="string">
            <text:p>0.000162</text:p>
          </table:table-cell>
          <table:table-cell table:style-name="ce196" office:value-type="string">
            <text:p>0.000259</text:p>
          </table:table-cell>
          <table:table-cell table:style-name="ce196" office:value-type="string">
            <text:p>0.000980</text:p>
          </table:table-cell>
          <table:table-cell table:style-name="ce196" office:value-type="string">
            <text:p>0.001288</text:p>
          </table:table-cell>
          <table:table-cell table:style-name="ce196" office:value-type="string">
            <text:p>0.000820</text:p>
          </table:table-cell>
          <table:table-cell table:style-name="ce196" office:value-type="string">
            <text:p>0.00126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place_9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place_9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434</text:p>
          </table:table-cell>
          <table:table-cell table:style-name="ce196" office:value-type="string">
            <text:p>0.000582</text:p>
          </table:table-cell>
          <table:table-cell table:style-name="ce196" office:value-type="string">
            <text:p>0.000431</text:p>
          </table:table-cell>
          <table:table-cell table:style-name="ce196" office:value-type="string">
            <text:p>0.000439</text:p>
          </table:table-cell>
          <table:table-cell table:style-name="ce196" office:value-type="string">
            <text:p>0.001725</text:p>
          </table:table-cell>
          <table:table-cell table:style-name="ce196" office:value-type="string">
            <text:p>0.002042</text:p>
          </table:table-cell>
          <table:table-cell table:style-name="ce196" office:value-type="string">
            <text:p>0.001801</text:p>
          </table:table-cell>
          <table:table-cell table:style-name="ce196" office:value-type="string">
            <text:p>0.001994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ind_place_10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low</text:p>
          </table:table-cell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ind_place_1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11773</text:p>
          </table:table-cell>
          <table:table-cell table:style-name="ce196" office:value-type="string">
            <text:p>0.004528</text:p>
          </table:table-cell>
          <table:table-cell table:style-name="ce196" office:value-type="string">
            <text:p>0.004433</text:p>
          </table:table-cell>
          <table:table-cell table:style-name="ce196" office:value-type="string">
            <text:p>0.002835</text:p>
          </table:table-cell>
          <table:table-cell table:style-name="ce196" office:value-type="string">
            <text:p>0.017556</text:p>
          </table:table-cell>
          <table:table-cell table:style-name="ce196" office:value-type="string">
            <text:p>0.006670</text:p>
          </table:table-cell>
          <table:table-cell table:style-name="ce196" office:value-type="string">
            <text:p>0.006361</text:p>
          </table:table-cell>
          <table:table-cell table:style-name="ce196" office:value-type="string">
            <text:p>0.003773</text:p>
          </table:table-cell>
          <table:table-cell table:number-columns-repeated="1002"/>
        </table:table-row>
        <table:table-row table:style-name="ro3">
          <table:table-cell table:style-name="ce212" office:value-type="string" table:number-columns-spanned="1" table:number-rows-spanned="3">
            <text:p>high</text:p>
          </table:table-cell>
          <table:table-cell table:style-name="ce219" office:value-type="string">
            <text:p>onehot__ind_cat_1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ind_cat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18034</text:p>
          </table:table-cell>
          <table:table-cell table:style-name="ce196" office:value-type="string">
            <text:p>0.009423</text:p>
          </table:table-cell>
          <table:table-cell table:style-name="ce196" office:value-type="string">
            <text:p>0.005589</text:p>
          </table:table-cell>
          <table:table-cell table:style-name="ce196" office:value-type="string">
            <text:p>0.003438</text:p>
          </table:table-cell>
          <table:table-cell table:style-name="ce196" office:value-type="string">
            <text:p>0.018147</text:p>
          </table:table-cell>
          <table:table-cell table:style-name="ce196" office:value-type="string">
            <text:p>0.008053</text:p>
          </table:table-cell>
          <table:table-cell table:style-name="ce196" office:value-type="string">
            <text:p>0.004850</text:p>
          </table:table-cell>
          <table:table-cell table:style-name="ce196" office:value-type="string">
            <text:p>0.00445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cat_2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cat_2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7546</text:p>
          </table:table-cell>
          <table:table-cell table:style-name="ce196" office:value-type="string">
            <text:p>0.005356</text:p>
          </table:table-cell>
          <table:table-cell table:style-name="ce196" office:value-type="string">
            <text:p>0.002575</text:p>
          </table:table-cell>
          <table:table-cell table:style-name="ce196" office:value-type="string">
            <text:p>0.002955</text:p>
          </table:table-cell>
          <table:table-cell table:style-name="ce196" office:value-type="string">
            <text:p>0.013746</text:p>
          </table:table-cell>
          <table:table-cell table:style-name="ce196" office:value-type="string">
            <text:p>0.006968</text:p>
          </table:table-cell>
          <table:table-cell table:style-name="ce196" office:value-type="string">
            <text:p>0.004179</text:p>
          </table:table-cell>
          <table:table-cell table:style-name="ce196" office:value-type="string">
            <text:p>0.00588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ind_cat_3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ind_cat_3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6947</text:p>
          </table:table-cell>
          <table:table-cell table:style-name="ce196" office:value-type="string">
            <text:p>0.005125</text:p>
          </table:table-cell>
          <table:table-cell table:style-name="ce196" office:value-type="string">
            <text:p>0.007946</text:p>
          </table:table-cell>
          <table:table-cell table:style-name="ce196" office:value-type="string">
            <text:p>0.003984</text:p>
          </table:table-cell>
          <table:table-cell table:style-name="ce196" office:value-type="string">
            <text:p>0.025756</text:p>
          </table:table-cell>
          <table:table-cell table:style-name="ce196" office:value-type="string">
            <text:p>0.007725</text:p>
          </table:table-cell>
          <table:table-cell table:style-name="ce196" office:value-type="string">
            <text:p>0.011689</text:p>
          </table:table-cell>
          <table:table-cell table:style-name="ce196" office:value-type="string">
            <text:p>0.005841</text:p>
          </table:table-cell>
          <table:table-cell table:number-columns-repeated="1002"/>
        </table:table-row>
        <table:table-row table:style-name="ro3">
          <table:table-cell table:style-name="ce212" office:value-type="string" table:number-columns-spanned="1" table:number-rows-spanned="3">
            <text:p>medium</text:p>
          </table:table-cell>
          <table:table-cell table:style-name="ce219" office:value-type="string">
            <text:p>onehot__ind_sex_-1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y</text:p>
          </table:table-cell>
          <table:table-cell/>
          <table:table-cell table:style-name="ce196" office:value-type="string">
            <text:p>onehot__ind_sex_-1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number-columns-repeated="8" table:style-name="ce196" office:value-type="string">
            <text:p>0.00000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x_1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sex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0137</text:p>
          </table:table-cell>
          <table:table-cell table:style-name="ce196" office:value-type="string">
            <text:p>0.007292</text:p>
          </table:table-cell>
          <table:table-cell table:style-name="ce196" office:value-type="string">
            <text:p>0.004669</text:p>
          </table:table-cell>
          <table:table-cell table:style-name="ce196" office:value-type="string">
            <text:p>0.005095</text:p>
          </table:table-cell>
          <table:table-cell table:style-name="ce196" office:value-type="string">
            <text:p>0.013459</text:p>
          </table:table-cell>
          <table:table-cell table:style-name="ce196" office:value-type="string">
            <text:p>0.006785</text:p>
          </table:table-cell>
          <table:table-cell table:style-name="ce196" office:value-type="string">
            <text:p>0.006069</text:p>
          </table:table-cell>
          <table:table-cell table:style-name="ce196" office:value-type="string">
            <text:p>0.00831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ind_sex_2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high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ind_sex_2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1490</text:p>
          </table:table-cell>
          <table:table-cell table:style-name="ce196" office:value-type="string">
            <text:p>0.008904</text:p>
          </table:table-cell>
          <table:table-cell table:style-name="ce196" office:value-type="string">
            <text:p>0.004126</text:p>
          </table:table-cell>
          <table:table-cell table:style-name="ce196" office:value-type="string">
            <text:p>0.004667</text:p>
          </table:table-cell>
          <table:table-cell table:style-name="ce196" office:value-type="string">
            <text:p>0.014430</text:p>
          </table:table-cell>
          <table:table-cell table:style-name="ce196" office:value-type="string">
            <text:p>0.007594</text:p>
          </table:table-cell>
          <table:table-cell table:style-name="ce196" office:value-type="string">
            <text:p>0.006089</text:p>
          </table:table-cell>
          <table:table-cell table:style-name="ce196" office:value-type="string">
            <text:p>0.007674</text:p>
          </table:table-cell>
          <table:table-cell table:number-columns-repeated="1002"/>
        </table:table-row>
        <table:table-row table:style-name="ro3">
          <table:table-cell table:style-name="ce213" office:value-type="string" table:number-columns-spanned="1" table:number-rows-spanned="8">
            <text:p>medium</text:p>
          </table:table-cell>
          <table:table-cell table:style-name="ce219" office:value-type="string">
            <text:p>onehot__ind_trip_-1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y</text:p>
          </table:table-cell>
          <table:table-cell/>
          <table:table-cell table:style-name="ce196" office:value-type="string">
            <text:p>onehot__ind_trip_-1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087</text:p>
          </table:table-cell>
          <table:table-cell table:style-name="ce196" office:value-type="string">
            <text:p>0.000096</text:p>
          </table:table-cell>
          <table:table-cell table:style-name="ce196" office:value-type="string">
            <text:p>0.000098</text:p>
          </table:table-cell>
          <table:table-cell table:style-name="ce196" office:value-type="string">
            <text:p>0.000091</text:p>
          </table:table-cell>
          <table:table-cell table:style-name="ce196" office:value-type="string">
            <text:p>0.000859</text:p>
          </table:table-cell>
          <table:table-cell table:style-name="ce196" office:value-type="string">
            <text:p>0.000752</text:p>
          </table:table-cell>
          <table:table-cell table:style-name="ce196" office:value-type="string">
            <text:p>0.000679</text:p>
          </table:table-cell>
          <table:table-cell table:style-name="ce196" office:value-type="string">
            <text:p>0.00068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trip_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618</text:p>
          </table:table-cell>
          <table:table-cell table:style-name="ce196" office:value-type="string">
            <text:p>0.004147</text:p>
          </table:table-cell>
          <table:table-cell table:style-name="ce196" office:value-type="string">
            <text:p>0.002844</text:p>
          </table:table-cell>
          <table:table-cell table:style-name="ce196" office:value-type="string">
            <text:p>0.002433</text:p>
          </table:table-cell>
          <table:table-cell table:style-name="ce196" office:value-type="string">
            <text:p>0.004975</text:p>
          </table:table-cell>
          <table:table-cell table:style-name="ce196" office:value-type="string">
            <text:p>0.005738</text:p>
          </table:table-cell>
          <table:table-cell table:style-name="ce196" office:value-type="string">
            <text:p>0.004454</text:p>
          </table:table-cell>
          <table:table-cell table:style-name="ce196" office:value-type="string">
            <text:p>0.00439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1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trip_1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2272</text:p>
          </table:table-cell>
          <table:table-cell table:style-name="ce196" office:value-type="string">
            <text:p>0.002676</text:p>
          </table:table-cell>
          <table:table-cell table:style-name="ce196" office:value-type="string">
            <text:p>0.001888</text:p>
          </table:table-cell>
          <table:table-cell table:style-name="ce196" office:value-type="string">
            <text:p>0.001725</text:p>
          </table:table-cell>
          <table:table-cell table:style-name="ce196" office:value-type="string">
            <text:p>0.003870</text:p>
          </table:table-cell>
          <table:table-cell table:style-name="ce196" office:value-type="string">
            <text:p>0.004476</text:p>
          </table:table-cell>
          <table:table-cell table:style-name="ce196" office:value-type="string">
            <text:p>0.003667</text:p>
          </table:table-cell>
          <table:table-cell table:style-name="ce196" office:value-type="string">
            <text:p>0.00376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2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trip_2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0717</text:p>
          </table:table-cell>
          <table:table-cell table:style-name="ce196" office:value-type="string">
            <text:p>0.001358</text:p>
          </table:table-cell>
          <table:table-cell table:style-name="ce196" office:value-type="string">
            <text:p>0.001332</text:p>
          </table:table-cell>
          <table:table-cell table:style-name="ce196" office:value-type="string">
            <text:p>0.001098</text:p>
          </table:table-cell>
          <table:table-cell table:style-name="ce196" office:value-type="string">
            <text:p>0.002365</text:p>
          </table:table-cell>
          <table:table-cell table:style-name="ce196" office:value-type="string">
            <text:p>0.008028</text:p>
          </table:table-cell>
          <table:table-cell table:style-name="ce196" office:value-type="string">
            <text:p>0.008898</text:p>
          </table:table-cell>
          <table:table-cell table:style-name="ce196" office:value-type="string">
            <text:p>0.00656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3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trip_3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1315</text:p>
          </table:table-cell>
          <table:table-cell table:style-name="ce196" office:value-type="string">
            <text:p>0.002679</text:p>
          </table:table-cell>
          <table:table-cell table:style-name="ce196" office:value-type="string">
            <text:p>0.001751</text:p>
          </table:table-cell>
          <table:table-cell table:style-name="ce196" office:value-type="string">
            <text:p>0.002427</text:p>
          </table:table-cell>
          <table:table-cell table:style-name="ce196" office:value-type="string">
            <text:p>0.002740</text:p>
          </table:table-cell>
          <table:table-cell table:style-name="ce196" office:value-type="string">
            <text:p>0.007093</text:p>
          </table:table-cell>
          <table:table-cell table:style-name="ce196" office:value-type="string">
            <text:p>0.004281</text:p>
          </table:table-cell>
          <table:table-cell table:style-name="ce196" office:value-type="string">
            <text:p>0.00649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4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trip_4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4425</text:p>
          </table:table-cell>
          <table:table-cell table:style-name="ce196" office:value-type="string">
            <text:p>0.003692</text:p>
          </table:table-cell>
          <table:table-cell table:style-name="ce196" office:value-type="string">
            <text:p>0.003785</text:p>
          </table:table-cell>
          <table:table-cell table:style-name="ce196" office:value-type="string">
            <text:p>0.003854</text:p>
          </table:table-cell>
          <table:table-cell table:style-name="ce196" office:value-type="string">
            <text:p>0.006421</text:p>
          </table:table-cell>
          <table:table-cell table:style-name="ce196" office:value-type="string">
            <text:p>0.007003</text:p>
          </table:table-cell>
          <table:table-cell table:style-name="ce196" office:value-type="string">
            <text:p>0.008168</text:p>
          </table:table-cell>
          <table:table-cell table:style-name="ce196" office:value-type="string">
            <text:p>0.00888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trip_5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trip_5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6195</text:p>
          </table:table-cell>
          <table:table-cell table:style-name="ce196" office:value-type="string">
            <text:p>0.007082</text:p>
          </table:table-cell>
          <table:table-cell table:style-name="ce196" office:value-type="string">
            <text:p>0.005386</text:p>
          </table:table-cell>
          <table:table-cell table:style-name="ce196" office:value-type="string">
            <text:p>0.004864</text:p>
          </table:table-cell>
          <table:table-cell table:style-name="ce196" office:value-type="string">
            <text:p>0.006456</text:p>
          </table:table-cell>
          <table:table-cell table:style-name="ce196" office:value-type="string">
            <text:p>0.009668</text:p>
          </table:table-cell>
          <table:table-cell table:style-name="ce196" office:value-type="string">
            <text:p>0.006995</text:p>
          </table:table-cell>
          <table:table-cell table:style-name="ce196" office:value-type="string">
            <text:p>0.00568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ind_trip_9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ind_trip_9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673</text:p>
          </table:table-cell>
          <table:table-cell table:style-name="ce196" office:value-type="string">
            <text:p>0.002137</text:p>
          </table:table-cell>
          <table:table-cell table:style-name="ce196" office:value-type="string">
            <text:p>0.001542</text:p>
          </table:table-cell>
          <table:table-cell table:style-name="ce196" office:value-type="string">
            <text:p>0.001358</text:p>
          </table:table-cell>
          <table:table-cell table:style-name="ce196" office:value-type="string">
            <text:p>0.003459</text:p>
          </table:table-cell>
          <table:table-cell table:style-name="ce196" office:value-type="string">
            <text:p>0.003867</text:p>
          </table:table-cell>
          <table:table-cell table:style-name="ce196" office:value-type="string">
            <text:p>0.002975</text:p>
          </table:table-cell>
          <table:table-cell table:style-name="ce196" office:value-type="string">
            <text:p>0.003039</text:p>
          </table:table-cell>
          <table:table-cell table:number-columns-repeated="1002"/>
        </table:table-row>
        <table:table-row table:style-name="ro39">
          <table:table-cell table:style-name="ce210" office:value-type="string" table:number-columns-spanned="1" table:number-rows-spanned="7">
            <text:p>high</text:p>
          </table:table-cell>
          <table:table-cell table:style-name="ce219" office:value-type="string">
            <text:p>onehot__ind_secu1_0.0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ind_secu1_0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1966</text:p>
          </table:table-cell>
          <table:table-cell table:style-name="ce196" office:value-type="string">
            <text:p>0.004020</text:p>
          </table:table-cell>
          <table:table-cell table:style-name="ce196" office:value-type="string">
            <text:p>0.004752</text:p>
          </table:table-cell>
          <table:table-cell table:style-name="ce196" office:value-type="string">
            <text:p>0.006536</text:p>
          </table:table-cell>
          <table:table-cell table:style-name="ce196" office:value-type="string">
            <text:p>0.020493</text:p>
          </table:table-cell>
          <table:table-cell table:style-name="ce196" office:value-type="string">
            <text:p>0.008403</text:p>
          </table:table-cell>
          <table:table-cell table:style-name="ce196" office:value-type="string">
            <text:p>0.009252</text:p>
          </table:table-cell>
          <table:table-cell table:style-name="ce196" office:value-type="string">
            <text:p>0.00860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cu1_1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secu1_1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74084</text:p>
          </table:table-cell>
          <table:table-cell table:style-name="ce196" office:value-type="string">
            <text:p>0.017013</text:p>
          </table:table-cell>
          <table:table-cell table:style-name="ce196" office:value-type="string">
            <text:p>0.034337</text:p>
          </table:table-cell>
          <table:table-cell table:style-name="ce196" office:value-type="string">
            <text:p>0.019415</text:p>
          </table:table-cell>
          <table:table-cell table:style-name="ce196" office:value-type="string">
            <text:p>0.032587</text:p>
          </table:table-cell>
          <table:table-cell table:style-name="ce196" office:value-type="string">
            <text:p>0.012679</text:p>
          </table:table-cell>
          <table:table-cell table:style-name="ce196" office:value-type="string">
            <text:p>0.013279</text:p>
          </table:table-cell>
          <table:table-cell table:style-name="ce196" office:value-type="string">
            <text:p>0.00756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cu1_2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secu1_2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25213</text:p>
          </table:table-cell>
          <table:table-cell table:style-name="ce196" office:value-type="string">
            <text:p>0.005939</text:p>
          </table:table-cell>
          <table:table-cell table:style-name="ce196" office:value-type="string">
            <text:p>0.015489</text:p>
          </table:table-cell>
          <table:table-cell table:style-name="ce196" office:value-type="string">
            <text:p>0.004735</text:p>
          </table:table-cell>
          <table:table-cell table:style-name="ce196" office:value-type="string">
            <text:p>0.025303</text:p>
          </table:table-cell>
          <table:table-cell table:style-name="ce196" office:value-type="string">
            <text:p>0.007983</text:p>
          </table:table-cell>
          <table:table-cell table:style-name="ce196" office:value-type="string">
            <text:p>0.014085</text:p>
          </table:table-cell>
          <table:table-cell table:style-name="ce196" office:value-type="string">
            <text:p>0.00470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cu1_3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ind_secu1_3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0141</text:p>
          </table:table-cell>
          <table:table-cell table:style-name="ce196" office:value-type="string">
            <text:p>0.000186</text:p>
          </table:table-cell>
          <table:table-cell table:style-name="ce196" office:value-type="string">
            <text:p>0.000259</text:p>
          </table:table-cell>
          <table:table-cell table:style-name="ce196" office:value-type="string">
            <text:p>0.000284</text:p>
          </table:table-cell>
          <table:table-cell table:style-name="ce196" office:value-type="string">
            <text:p>0.001165</text:p>
          </table:table-cell>
          <table:table-cell table:style-name="ce196" office:value-type="string">
            <text:p>0.001238</text:p>
          </table:table-cell>
          <table:table-cell table:style-name="ce196" office:value-type="string">
            <text:p>0.001980</text:p>
          </table:table-cell>
          <table:table-cell table:style-name="ce196" office:value-type="string">
            <text:p>0.00250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cu1_4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secu1_4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004</text:p>
          </table:table-cell>
          <table:table-cell table:style-name="ce196" office:value-type="string">
            <text:p>0.000013</text:p>
          </table:table-cell>
          <table:table-cell table:style-name="ce196" office:value-type="string">
            <text:p>0.000031</text:p>
          </table:table-cell>
          <table:table-cell table:style-name="ce196" office:value-type="string">
            <text:p>0.000071</text:p>
          </table:table-cell>
          <table:table-cell table:style-name="ce196" office:value-type="string">
            <text:p>0.000129</text:p>
          </table:table-cell>
          <table:table-cell table:style-name="ce196" office:value-type="string">
            <text:p>0.000304</text:p>
          </table:table-cell>
          <table:table-cell table:style-name="ce196" office:value-type="string">
            <text:p>0.000436</text:p>
          </table:table-cell>
          <table:table-cell table:style-name="ce196" office:value-type="string">
            <text:p>0.00090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ind_secu1_8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ind_secu1_8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4672</text:p>
          </table:table-cell>
          <table:table-cell table:style-name="ce196" office:value-type="string">
            <text:p>0.003428</text:p>
          </table:table-cell>
          <table:table-cell table:style-name="ce196" office:value-type="string">
            <text:p>0.003775</text:p>
          </table:table-cell>
          <table:table-cell table:style-name="ce196" office:value-type="string">
            <text:p>0.002395</text:p>
          </table:table-cell>
          <table:table-cell table:style-name="ce196" office:value-type="string">
            <text:p>0.005404</text:p>
          </table:table-cell>
          <table:table-cell table:style-name="ce196" office:value-type="string">
            <text:p>0.005173</text:p>
          </table:table-cell>
          <table:table-cell table:style-name="ce196" office:value-type="string">
            <text:p>0.005196</text:p>
          </table:table-cell>
          <table:table-cell table:style-name="ce196" office:value-type="string">
            <text:p>0.00416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ind_secu1_9.0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ind_secu1_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308</text:p>
          </table:table-cell>
          <table:table-cell table:style-name="ce196" office:value-type="string">
            <text:p>0.000236</text:p>
          </table:table-cell>
          <table:table-cell table:style-name="ce196" office:value-type="string">
            <text:p>0.000235</text:p>
          </table:table-cell>
          <table:table-cell table:style-name="ce196" office:value-type="string">
            <text:p>0.000214</text:p>
          </table:table-cell>
          <table:table-cell table:style-name="ce196" office:value-type="string">
            <text:p>0.001444</text:p>
          </table:table-cell>
          <table:table-cell table:style-name="ce196" office:value-type="string">
            <text:p>0.001065</text:p>
          </table:table-cell>
          <table:table-cell table:style-name="ce196" office:value-type="string">
            <text:p>0.001133</text:p>
          </table:table-cell>
          <table:table-cell table:style-name="ce196" office:value-type="string">
            <text:p>0.001110</text:p>
          </table:table-cell>
          <table:table-cell table:number-columns-repeated="1002"/>
        </table:table-row>
        <table:table-row table:style-name="ro3">
          <table:table-cell table:style-name="ce211" office:value-type="string" table:number-columns-spanned="1" table:number-rows-spanned="10">
            <text:p>high</text:p>
          </table:table-cell>
          <table:table-cell table:style-name="ce219" office:value-type="string">
            <text:p>onehot__veh_cat_0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y</text:p>
          </table:table-cell>
          <table:table-cell/>
          <table:table-cell table:style-name="ce196" office:value-type="string">
            <text:p>onehot__veh_cat_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069</text:p>
          </table:table-cell>
          <table:table-cell table:style-name="ce196" office:value-type="string">
            <text:p>0.000075</text:p>
          </table:table-cell>
          <table:table-cell table:style-name="ce196" office:value-type="string">
            <text:p>0.000059</text:p>
          </table:table-cell>
          <table:table-cell table:style-name="ce196" office:value-type="string">
            <text:p>0.000060</text:p>
          </table:table-cell>
          <table:table-cell table:style-name="ce196" office:value-type="string">
            <text:p>0.000808</text:p>
          </table:table-cell>
          <table:table-cell table:style-name="ce196" office:value-type="string">
            <text:p>0.000691</text:p>
          </table:table-cell>
          <table:table-cell table:style-name="ce196" office:value-type="string">
            <text:p>0.000606</text:p>
          </table:table-cell>
          <table:table-cell table:style-name="ce196" office:value-type="string">
            <text:p>0.00083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1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cat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6804</text:p>
          </table:table-cell>
          <table:table-cell table:style-name="ce196" office:value-type="string">
            <text:p>0.003256</text:p>
          </table:table-cell>
          <table:table-cell table:style-name="ce196" office:value-type="string">
            <text:p>0.002570</text:p>
          </table:table-cell>
          <table:table-cell table:style-name="ce196" office:value-type="string">
            <text:p>0.001978</text:p>
          </table:table-cell>
          <table:table-cell table:style-name="ce196" office:value-type="string">
            <text:p>0.015710</text:p>
          </table:table-cell>
          <table:table-cell table:style-name="ce196" office:value-type="string">
            <text:p>0.006599</text:p>
          </table:table-cell>
          <table:table-cell table:style-name="ce196" office:value-type="string">
            <text:p>0.004942</text:p>
          </table:table-cell>
          <table:table-cell table:style-name="ce196" office:value-type="string">
            <text:p>0.00411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7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cat_7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43885</text:p>
          </table:table-cell>
          <table:table-cell table:style-name="ce196" office:value-type="string">
            <text:p>0.014614</text:p>
          </table:table-cell>
          <table:table-cell table:style-name="ce196" office:value-type="string">
            <text:p>0.018846</text:p>
          </table:table-cell>
          <table:table-cell table:style-name="ce196" office:value-type="string">
            <text:p>0.007224</text:p>
          </table:table-cell>
          <table:table-cell table:style-name="ce196" office:value-type="string">
            <text:p>0.037608</text:p>
          </table:table-cell>
          <table:table-cell table:style-name="ce196" office:value-type="string">
            <text:p>0.013817</text:p>
          </table:table-cell>
          <table:table-cell table:style-name="ce196" office:value-type="string">
            <text:p>0.013695</text:p>
          </table:table-cell>
          <table:table-cell table:style-name="ce196" office:value-type="string">
            <text:p>0.00541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14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cat_14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1001</text:p>
          </table:table-cell>
          <table:table-cell table:style-name="ce196" office:value-type="string">
            <text:p>0.001379</text:p>
          </table:table-cell>
          <table:table-cell table:style-name="ce196" office:value-type="string">
            <text:p>0.001049</text:p>
          </table:table-cell>
          <table:table-cell table:style-name="ce196" office:value-type="string">
            <text:p>0.000988</text:p>
          </table:table-cell>
          <table:table-cell table:style-name="ce196" office:value-type="string">
            <text:p>0.005394</text:p>
          </table:table-cell>
          <table:table-cell table:style-name="ce196" office:value-type="string">
            <text:p>0.009050</text:p>
          </table:table-cell>
          <table:table-cell table:style-name="ce196" office:value-type="string">
            <text:p>0.007347</text:p>
          </table:table-cell>
          <table:table-cell table:style-name="ce196" office:value-type="string">
            <text:p>0.00599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17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cat_17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285</text:p>
          </table:table-cell>
          <table:table-cell table:style-name="ce196" office:value-type="string">
            <text:p>0.000372</text:p>
          </table:table-cell>
          <table:table-cell table:style-name="ce196" office:value-type="string">
            <text:p>0.000386</text:p>
          </table:table-cell>
          <table:table-cell table:style-name="ce196" office:value-type="string">
            <text:p>0.000322</text:p>
          </table:table-cell>
          <table:table-cell table:style-name="ce196" office:value-type="string">
            <text:p>0.001934</text:p>
          </table:table-cell>
          <table:table-cell table:style-name="ce196" office:value-type="string">
            <text:p>0.002620</text:p>
          </table:table-cell>
          <table:table-cell table:style-name="ce196" office:value-type="string">
            <text:p>0.002261</text:p>
          </table:table-cell>
          <table:table-cell table:style-name="ce196" office:value-type="string">
            <text:p>0.00180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3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cat_3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6009</text:p>
          </table:table-cell>
          <table:table-cell table:style-name="ce196" office:value-type="string">
            <text:p>0.007307</text:p>
          </table:table-cell>
          <table:table-cell table:style-name="ce196" office:value-type="string">
            <text:p>0.002272</text:p>
          </table:table-cell>
          <table:table-cell table:style-name="ce196" office:value-type="string">
            <text:p>0.001791</text:p>
          </table:table-cell>
          <table:table-cell table:style-name="ce196" office:value-type="string">
            <text:p>0.013342</text:p>
          </table:table-cell>
          <table:table-cell table:style-name="ce196" office:value-type="string">
            <text:p>0.011778</text:p>
          </table:table-cell>
          <table:table-cell table:style-name="ce196" office:value-type="string">
            <text:p>0.003317</text:p>
          </table:table-cell>
          <table:table-cell table:style-name="ce196" office:value-type="string">
            <text:p>0.00342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33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cat_33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9628</text:p>
          </table:table-cell>
          <table:table-cell table:style-name="ce196" office:value-type="string">
            <text:p>0.003134</text:p>
          </table:table-cell>
          <table:table-cell table:style-name="ce196" office:value-type="string">
            <text:p>0.014392</text:p>
          </table:table-cell>
          <table:table-cell table:style-name="ce196" office:value-type="string">
            <text:p>0.004839</text:p>
          </table:table-cell>
          <table:table-cell table:style-name="ce196" office:value-type="string">
            <text:p>0.027277</text:p>
          </table:table-cell>
          <table:table-cell table:style-name="ce196" office:value-type="string">
            <text:p>0.004739</text:p>
          </table:table-cell>
          <table:table-cell table:style-name="ce196" office:value-type="string">
            <text:p>0.018997</text:p>
          </table:table-cell>
          <table:table-cell table:style-name="ce196" office:value-type="string">
            <text:p>0.00603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37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cat_37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449</text:p>
          </table:table-cell>
          <table:table-cell table:style-name="ce196" office:value-type="string">
            <text:p>0.001559</text:p>
          </table:table-cell>
          <table:table-cell table:style-name="ce196" office:value-type="string">
            <text:p>0.001030</text:p>
          </table:table-cell>
          <table:table-cell table:style-name="ce196" office:value-type="string">
            <text:p>0.000997</text:p>
          </table:table-cell>
          <table:table-cell table:style-name="ce196" office:value-type="string">
            <text:p>0.003692</text:p>
          </table:table-cell>
          <table:table-cell table:style-name="ce196" office:value-type="string">
            <text:p>0.004420</text:p>
          </table:table-cell>
          <table:table-cell table:style-name="ce196" office:value-type="string">
            <text:p>0.003414</text:p>
          </table:table-cell>
          <table:table-cell table:style-name="ce196" office:value-type="string">
            <text:p>0.00321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cat_5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cat_5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315</text:p>
          </table:table-cell>
          <table:table-cell table:style-name="ce196" office:value-type="string">
            <text:p>0.001601</text:p>
          </table:table-cell>
          <table:table-cell table:style-name="ce196" office:value-type="string">
            <text:p>0.001209</text:p>
          </table:table-cell>
          <table:table-cell table:style-name="ce196" office:value-type="string">
            <text:p>0.000879</text:p>
          </table:table-cell>
          <table:table-cell table:style-name="ce196" office:value-type="string">
            <text:p>0.008083</text:p>
          </table:table-cell>
          <table:table-cell table:style-name="ce196" office:value-type="string">
            <text:p>0.005849</text:p>
          </table:table-cell>
          <table:table-cell table:style-name="ce196" office:value-type="string">
            <text:p>0.004294</text:p>
          </table:table-cell>
          <table:table-cell table:style-name="ce196" office:value-type="string">
            <text:p>0.003339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cat_99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veh_cat_99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987</text:p>
          </table:table-cell>
          <table:table-cell table:style-name="ce196" office:value-type="string">
            <text:p>0.000614</text:p>
          </table:table-cell>
          <table:table-cell table:style-name="ce196" office:value-type="string">
            <text:p>0.000425</text:p>
          </table:table-cell>
          <table:table-cell table:style-name="ce196" office:value-type="string">
            <text:p>0.000400</text:p>
          </table:table-cell>
          <table:table-cell table:style-name="ce196" office:value-type="string">
            <text:p>0.003877</text:p>
          </table:table-cell>
          <table:table-cell table:style-name="ce196" office:value-type="string">
            <text:p>0.002477</text:p>
          </table:table-cell>
          <table:table-cell table:style-name="ce196" office:value-type="string">
            <text:p>0.001683</text:p>
          </table:table-cell>
          <table:table-cell table:style-name="ce196" office:value-type="string">
            <text:p>0.001692</text:p>
          </table:table-cell>
          <table:table-cell table:number-columns-repeated="1002"/>
        </table:table-row>
        <table:table-row table:style-name="ro3">
          <table:table-cell table:style-name="ce209" office:value-type="string" table:number-columns-spanned="1" table:number-rows-spanned="9">
            <text:p>high</text:p>
          </table:table-cell>
          <table:table-cell table:style-name="ce219" office:value-type="string">
            <text:p>onehot__veh_fixed_obstacle_0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veh_fixed_obstacle_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27174</text:p>
          </table:table-cell>
          <table:table-cell table:style-name="ce196" office:value-type="string">
            <text:p>0.005557</text:p>
          </table:table-cell>
          <table:table-cell table:style-name="ce196" office:value-type="string">
            <text:p>0.008511</text:p>
          </table:table-cell>
          <table:table-cell table:style-name="ce196" office:value-type="string">
            <text:p>0.016229</text:p>
          </table:table-cell>
          <table:table-cell table:style-name="ce196" office:value-type="string">
            <text:p>0.035296</text:p>
          </table:table-cell>
          <table:table-cell table:style-name="ce196" office:value-type="string">
            <text:p>0.008522</text:p>
          </table:table-cell>
          <table:table-cell table:style-name="ce196" office:value-type="string">
            <text:p>0.009673</text:p>
          </table:table-cell>
          <table:table-cell table:style-name="ce196" office:value-type="string">
            <text:p>0.01813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1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fixed_obstacle_1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1028</text:p>
          </table:table-cell>
          <table:table-cell table:style-name="ce196" office:value-type="string">
            <text:p>0.000884</text:p>
          </table:table-cell>
          <table:table-cell table:style-name="ce196" office:value-type="string">
            <text:p>0.000930</text:p>
          </table:table-cell>
          <table:table-cell table:style-name="ce196" office:value-type="string">
            <text:p>0.001008</text:p>
          </table:table-cell>
          <table:table-cell table:style-name="ce196" office:value-type="string">
            <text:p>0.004076</text:p>
          </table:table-cell>
          <table:table-cell table:style-name="ce196" office:value-type="string">
            <text:p>0.003098</text:p>
          </table:table-cell>
          <table:table-cell table:style-name="ce196" office:value-type="string">
            <text:p>0.003464</text:p>
          </table:table-cell>
          <table:table-cell table:style-name="ce196" office:value-type="string">
            <text:p>0.00476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2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fixed_obstacle_2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2116</text:p>
          </table:table-cell>
          <table:table-cell table:style-name="ce196" office:value-type="string">
            <text:p>0.001890</text:p>
          </table:table-cell>
          <table:table-cell table:style-name="ce196" office:value-type="string">
            <text:p>0.001728</text:p>
          </table:table-cell>
          <table:table-cell table:style-name="ce196" office:value-type="string">
            <text:p>0.002313</text:p>
          </table:table-cell>
          <table:table-cell table:style-name="ce196" office:value-type="string">
            <text:p>0.007395</text:p>
          </table:table-cell>
          <table:table-cell table:style-name="ce196" office:value-type="string">
            <text:p>0.006275</text:p>
          </table:table-cell>
          <table:table-cell table:style-name="ce196" office:value-type="string">
            <text:p>0.004406</text:p>
          </table:table-cell>
          <table:table-cell table:style-name="ce196" office:value-type="string">
            <text:p>0.00658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4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fixed_obstacle_4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079</text:p>
          </table:table-cell>
          <table:table-cell table:style-name="ce196" office:value-type="string">
            <text:p>0.001288</text:p>
          </table:table-cell>
          <table:table-cell table:style-name="ce196" office:value-type="string">
            <text:p>0.001204</text:p>
          </table:table-cell>
          <table:table-cell table:style-name="ce196" office:value-type="string">
            <text:p>0.001245</text:p>
          </table:table-cell>
          <table:table-cell table:style-name="ce196" office:value-type="string">
            <text:p>0.003109</text:p>
          </table:table-cell>
          <table:table-cell table:style-name="ce196" office:value-type="string">
            <text:p>0.003774</text:p>
          </table:table-cell>
          <table:table-cell table:style-name="ce196" office:value-type="string">
            <text:p>0.003945</text:p>
          </table:table-cell>
          <table:table-cell table:style-name="ce196" office:value-type="string">
            <text:p>0.004038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5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fixed_obstacle_5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667</text:p>
          </table:table-cell>
          <table:table-cell table:style-name="ce196" office:value-type="string">
            <text:p>0.001388</text:p>
          </table:table-cell>
          <table:table-cell table:style-name="ce196" office:value-type="string">
            <text:p>0.001067</text:p>
          </table:table-cell>
          <table:table-cell table:style-name="ce196" office:value-type="string">
            <text:p>0.001082</text:p>
          </table:table-cell>
          <table:table-cell table:style-name="ce196" office:value-type="string">
            <text:p>0.005830</text:p>
          </table:table-cell>
          <table:table-cell table:style-name="ce196" office:value-type="string">
            <text:p>0.003223</text:p>
          </table:table-cell>
          <table:table-cell table:style-name="ce196" office:value-type="string">
            <text:p>0.002534</text:p>
          </table:table-cell>
          <table:table-cell table:style-name="ce196" office:value-type="string">
            <text:p>0.00281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6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fixed_obstacle_6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3181</text:p>
          </table:table-cell>
          <table:table-cell table:style-name="ce196" office:value-type="string">
            <text:p>0.001306</text:p>
          </table:table-cell>
          <table:table-cell table:style-name="ce196" office:value-type="string">
            <text:p>0.001307</text:p>
          </table:table-cell>
          <table:table-cell table:style-name="ce196" office:value-type="string">
            <text:p>0.002963</text:p>
          </table:table-cell>
          <table:table-cell table:style-name="ce196" office:value-type="string">
            <text:p>0.006785</text:p>
          </table:table-cell>
          <table:table-cell table:style-name="ce196" office:value-type="string">
            <text:p>0.003303</text:p>
          </table:table-cell>
          <table:table-cell table:style-name="ce196" office:value-type="string">
            <text:p>0.002588</text:p>
          </table:table-cell>
          <table:table-cell table:style-name="ce196" office:value-type="string">
            <text:p>0.00623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8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fixed_obstacle_8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093</text:p>
          </table:table-cell>
          <table:table-cell table:style-name="ce196" office:value-type="string">
            <text:p>0.000912</text:p>
          </table:table-cell>
          <table:table-cell table:style-name="ce196" office:value-type="string">
            <text:p>0.001181</text:p>
          </table:table-cell>
          <table:table-cell table:style-name="ce196" office:value-type="string">
            <text:p>0.000895</text:p>
          </table:table-cell>
          <table:table-cell table:style-name="ce196" office:value-type="string">
            <text:p>0.002850</text:p>
          </table:table-cell>
          <table:table-cell table:style-name="ce196" office:value-type="string">
            <text:p>0.002167</text:p>
          </table:table-cell>
          <table:table-cell table:style-name="ce196" office:value-type="string">
            <text:p>0.002357</text:p>
          </table:table-cell>
          <table:table-cell table:style-name="ce196" office:value-type="string">
            <text:p>0.00199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fixed_obstacle_13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fixed_obstacle_13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0762</text:p>
          </table:table-cell>
          <table:table-cell table:style-name="ce196" office:value-type="string">
            <text:p>0.000712</text:p>
          </table:table-cell>
          <table:table-cell table:style-name="ce196" office:value-type="string">
            <text:p>0.001207</text:p>
          </table:table-cell>
          <table:table-cell table:style-name="ce196" office:value-type="string">
            <text:p>0.001636</text:p>
          </table:table-cell>
          <table:table-cell table:style-name="ce196" office:value-type="string">
            <text:p>0.002630</text:p>
          </table:table-cell>
          <table:table-cell table:style-name="ce196" office:value-type="string">
            <text:p>0.002631</text:p>
          </table:table-cell>
          <table:table-cell table:style-name="ce196" office:value-type="string">
            <text:p>0.005144</text:p>
          </table:table-cell>
          <table:table-cell table:style-name="ce196" office:value-type="string">
            <text:p>0.007901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fixed_obstacle_17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veh_fixed_obstacle_17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020</text:p>
          </table:table-cell>
          <table:table-cell table:style-name="ce196" office:value-type="string">
            <text:p>0.000053</text:p>
          </table:table-cell>
          <table:table-cell table:style-name="ce196" office:value-type="string">
            <text:p>0.000117</text:p>
          </table:table-cell>
          <table:table-cell table:style-name="ce196" office:value-type="string">
            <text:p>0.000110</text:p>
          </table:table-cell>
          <table:table-cell table:style-name="ce196" office:value-type="string">
            <text:p>0.000255</text:p>
          </table:table-cell>
          <table:table-cell table:style-name="ce196" office:value-type="string">
            <text:p>0.000450</text:p>
          </table:table-cell>
          <table:table-cell table:style-name="ce196" office:value-type="string">
            <text:p>0.000982</text:p>
          </table:table-cell>
          <table:table-cell table:style-name="ce196" office:value-type="string">
            <text:p>0.000909</text:p>
          </table:table-cell>
          <table:table-cell table:number-columns-repeated="1002"/>
        </table:table-row>
        <table:table-row table:style-name="ro3">
          <table:table-cell table:style-name="ce214" office:value-type="string" table:number-columns-spanned="1" table:number-rows-spanned="4">
            <text:p>high</text:p>
          </table:table-cell>
          <table:table-cell table:style-name="ce219" office:value-type="string">
            <text:p>onehot__veh_moving_obstacle_0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high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veh_moving_obstacle_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35761</text:p>
          </table:table-cell>
          <table:table-cell table:style-name="ce196" office:value-type="string">
            <text:p>0.008475</text:p>
          </table:table-cell>
          <table:table-cell table:style-name="ce196" office:value-type="string">
            <text:p>0.013035</text:p>
          </table:table-cell>
          <table:table-cell table:style-name="ce196" office:value-type="string">
            <text:p>0.026924</text:p>
          </table:table-cell>
          <table:table-cell table:style-name="ce196" office:value-type="string">
            <text:p>0.033375</text:p>
          </table:table-cell>
          <table:table-cell table:style-name="ce196" office:value-type="string">
            <text:p>0.009312</text:p>
          </table:table-cell>
          <table:table-cell table:style-name="ce196" office:value-type="string">
            <text:p>0.010297</text:p>
          </table:table-cell>
          <table:table-cell table:style-name="ce196" office:value-type="string">
            <text:p>0.02087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ving_obstacle_1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oving_obstacle_1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3986</text:p>
          </table:table-cell>
          <table:table-cell table:style-name="ce196" office:value-type="string">
            <text:p>0.009068</text:p>
          </table:table-cell>
          <table:table-cell table:style-name="ce196" office:value-type="string">
            <text:p>0.004059</text:p>
          </table:table-cell>
          <table:table-cell table:style-name="ce196" office:value-type="string">
            <text:p>0.004312</text:p>
          </table:table-cell>
          <table:table-cell table:style-name="ce196" office:value-type="string">
            <text:p>0.022239</text:p>
          </table:table-cell>
          <table:table-cell table:style-name="ce196" office:value-type="string">
            <text:p>0.015191</text:p>
          </table:table-cell>
          <table:table-cell table:style-name="ce196" office:value-type="string">
            <text:p>0.007498</text:p>
          </table:table-cell>
          <table:table-cell table:style-name="ce196" office:value-type="string">
            <text:p>0.00724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ving_obstacle_2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oving_obstacle_2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0318</text:p>
          </table:table-cell>
          <table:table-cell table:style-name="ce196" office:value-type="string">
            <text:p>0.016015</text:p>
          </table:table-cell>
          <table:table-cell table:style-name="ce196" office:value-type="string">
            <text:p>0.005734</text:p>
          </table:table-cell>
          <table:table-cell table:style-name="ce196" office:value-type="string">
            <text:p>0.011092</text:p>
          </table:table-cell>
          <table:table-cell table:style-name="ce196" office:value-type="string">
            <text:p>0.009878</text:p>
          </table:table-cell>
          <table:table-cell table:style-name="ce196" office:value-type="string">
            <text:p>0.011874</text:p>
          </table:table-cell>
          <table:table-cell table:style-name="ce196" office:value-type="string">
            <text:p>0.005517</text:p>
          </table:table-cell>
          <table:table-cell table:style-name="ce196" office:value-type="string">
            <text:p>0.005236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moving_obstacle_9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medium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veh_moving_obstacle_9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997</text:p>
          </table:table-cell>
          <table:table-cell table:style-name="ce196" office:value-type="string">
            <text:p>0.000691</text:p>
          </table:table-cell>
          <table:table-cell table:style-name="ce196" office:value-type="string">
            <text:p>0.000572</text:p>
          </table:table-cell>
          <table:table-cell table:style-name="ce196" office:value-type="string">
            <text:p>0.000435</text:p>
          </table:table-cell>
          <table:table-cell table:style-name="ce196" office:value-type="string">
            <text:p>0.003312</text:p>
          </table:table-cell>
          <table:table-cell table:style-name="ce196" office:value-type="string">
            <text:p>0.001921</text:p>
          </table:table-cell>
          <table:table-cell table:style-name="ce196" office:value-type="string">
            <text:p>0.002234</text:p>
          </table:table-cell>
          <table:table-cell table:style-name="ce196" office:value-type="string">
            <text:p>0.002277</text:p>
          </table:table-cell>
          <table:table-cell table:number-columns-repeated="1002"/>
        </table:table-row>
        <table:table-row table:style-name="ro3">
          <table:table-cell table:style-name="ce211" office:value-type="string" table:number-columns-spanned="1" table:number-rows-spanned="10">
            <text:p>high</text:p>
          </table:table-cell>
          <table:table-cell table:style-name="ce219" office:value-type="string">
            <text:p>onehot__veh_impact_0.0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veh_impact_0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565</text:p>
          </table:table-cell>
          <table:table-cell table:style-name="ce196" office:value-type="string">
            <text:p>0.001702</text:p>
          </table:table-cell>
          <table:table-cell table:style-name="ce196" office:value-type="string">
            <text:p>0.001559</text:p>
          </table:table-cell>
          <table:table-cell table:style-name="ce196" office:value-type="string">
            <text:p>0.001234</text:p>
          </table:table-cell>
          <table:table-cell table:style-name="ce196" office:value-type="string">
            <text:p>0.004301</text:p>
          </table:table-cell>
          <table:table-cell table:style-name="ce196" office:value-type="string">
            <text:p>0.003472</text:p>
          </table:table-cell>
          <table:table-cell table:style-name="ce196" office:value-type="string">
            <text:p>0.003901</text:p>
          </table:table-cell>
          <table:table-cell table:style-name="ce196" office:value-type="string">
            <text:p>0.00298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1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1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1526</text:p>
          </table:table-cell>
          <table:table-cell table:style-name="ce196" office:value-type="string">
            <text:p>0.005291</text:p>
          </table:table-cell>
          <table:table-cell table:style-name="ce196" office:value-type="string">
            <text:p>0.009802</text:p>
          </table:table-cell>
          <table:table-cell table:style-name="ce196" office:value-type="string">
            <text:p>0.005400</text:p>
          </table:table-cell>
          <table:table-cell table:style-name="ce196" office:value-type="string">
            <text:p>0.010501</text:p>
          </table:table-cell>
          <table:table-cell table:style-name="ce196" office:value-type="string">
            <text:p>0.008579</text:p>
          </table:table-cell>
          <table:table-cell table:style-name="ce196" office:value-type="string">
            <text:p>0.011511</text:p>
          </table:table-cell>
          <table:table-cell table:style-name="ce196" office:value-type="string">
            <text:p>0.00505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2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2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352</text:p>
          </table:table-cell>
          <table:table-cell table:style-name="ce196" office:value-type="string">
            <text:p>0.003970</text:p>
          </table:table-cell>
          <table:table-cell table:style-name="ce196" office:value-type="string">
            <text:p>0.002227</text:p>
          </table:table-cell>
          <table:table-cell table:style-name="ce196" office:value-type="string">
            <text:p>0.002199</text:p>
          </table:table-cell>
          <table:table-cell table:style-name="ce196" office:value-type="string">
            <text:p>0.008379</text:p>
          </table:table-cell>
          <table:table-cell table:style-name="ce196" office:value-type="string">
            <text:p>0.006277</text:p>
          </table:table-cell>
          <table:table-cell table:style-name="ce196" office:value-type="string">
            <text:p>0.003541</text:p>
          </table:table-cell>
          <table:table-cell table:style-name="ce196" office:value-type="string">
            <text:p>0.003604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3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3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598</text:p>
          </table:table-cell>
          <table:table-cell table:style-name="ce196" office:value-type="string">
            <text:p>0.003379</text:p>
          </table:table-cell>
          <table:table-cell table:style-name="ce196" office:value-type="string">
            <text:p>0.002253</text:p>
          </table:table-cell>
          <table:table-cell table:style-name="ce196" office:value-type="string">
            <text:p>0.001864</text:p>
          </table:table-cell>
          <table:table-cell table:style-name="ce196" office:value-type="string">
            <text:p>0.005662</text:p>
          </table:table-cell>
          <table:table-cell table:style-name="ce196" office:value-type="string">
            <text:p>0.005172</text:p>
          </table:table-cell>
          <table:table-cell table:style-name="ce196" office:value-type="string">
            <text:p>0.003351</text:p>
          </table:table-cell>
          <table:table-cell table:style-name="ce196" office:value-type="string">
            <text:p>0.00331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4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4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8200</text:p>
          </table:table-cell>
          <table:table-cell table:style-name="ce196" office:value-type="string">
            <text:p>0.009829</text:p>
          </table:table-cell>
          <table:table-cell table:style-name="ce196" office:value-type="string">
            <text:p>0.005580</text:p>
          </table:table-cell>
          <table:table-cell table:style-name="ce196" office:value-type="string">
            <text:p>0.006144</text:p>
          </table:table-cell>
          <table:table-cell table:style-name="ce196" office:value-type="string">
            <text:p>0.012412</text:p>
          </table:table-cell>
          <table:table-cell table:style-name="ce196" office:value-type="string">
            <text:p>0.012307</text:p>
          </table:table-cell>
          <table:table-cell table:style-name="ce196" office:value-type="string">
            <text:p>0.007012</text:p>
          </table:table-cell>
          <table:table-cell table:style-name="ce196" office:value-type="string">
            <text:p>0.00761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5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impact_5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2167</text:p>
          </table:table-cell>
          <table:table-cell table:style-name="ce196" office:value-type="string">
            <text:p>0.001596</text:p>
          </table:table-cell>
          <table:table-cell table:style-name="ce196" office:value-type="string">
            <text:p>0.001140</text:p>
          </table:table-cell>
          <table:table-cell table:style-name="ce196" office:value-type="string">
            <text:p>0.000989</text:p>
          </table:table-cell>
          <table:table-cell table:style-name="ce196" office:value-type="string">
            <text:p>0.003964</text:p>
          </table:table-cell>
          <table:table-cell table:style-name="ce196" office:value-type="string">
            <text:p>0.003049</text:p>
          </table:table-cell>
          <table:table-cell table:style-name="ce196" office:value-type="string">
            <text:p>0.002233</text:p>
          </table:table-cell>
          <table:table-cell table:style-name="ce196" office:value-type="string">
            <text:p>0.00202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6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6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501</text:p>
          </table:table-cell>
          <table:table-cell table:style-name="ce196" office:value-type="string">
            <text:p>0.001313</text:p>
          </table:table-cell>
          <table:table-cell table:style-name="ce196" office:value-type="string">
            <text:p>0.001066</text:p>
          </table:table-cell>
          <table:table-cell table:style-name="ce196" office:value-type="string">
            <text:p>0.000860</text:p>
          </table:table-cell>
          <table:table-cell table:style-name="ce196" office:value-type="string">
            <text:p>0.003288</text:p>
          </table:table-cell>
          <table:table-cell table:style-name="ce196" office:value-type="string">
            <text:p>0.002762</text:p>
          </table:table-cell>
          <table:table-cell table:style-name="ce196" office:value-type="string">
            <text:p>0.003194</text:p>
          </table:table-cell>
          <table:table-cell table:style-name="ce196" office:value-type="string">
            <text:p>0.00306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7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impact_7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772</text:p>
          </table:table-cell>
          <table:table-cell table:style-name="ce196" office:value-type="string">
            <text:p>0.001838</text:p>
          </table:table-cell>
          <table:table-cell table:style-name="ce196" office:value-type="string">
            <text:p>0.001553</text:p>
          </table:table-cell>
          <table:table-cell table:style-name="ce196" office:value-type="string">
            <text:p>0.001350</text:p>
          </table:table-cell>
          <table:table-cell table:style-name="ce196" office:value-type="string">
            <text:p>0.004325</text:p>
          </table:table-cell>
          <table:table-cell table:style-name="ce196" office:value-type="string">
            <text:p>0.003904</text:p>
          </table:table-cell>
          <table:table-cell table:style-name="ce196" office:value-type="string">
            <text:p>0.003617</text:p>
          </table:table-cell>
          <table:table-cell table:style-name="ce196" office:value-type="string">
            <text:p>0.00314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impact_8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impact_8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976</text:p>
          </table:table-cell>
          <table:table-cell table:style-name="ce196" office:value-type="string">
            <text:p>0.001541</text:p>
          </table:table-cell>
          <table:table-cell table:style-name="ce196" office:value-type="string">
            <text:p>0.001681</text:p>
          </table:table-cell>
          <table:table-cell table:style-name="ce196" office:value-type="string">
            <text:p>0.001466</text:p>
          </table:table-cell>
          <table:table-cell table:style-name="ce196" office:value-type="string">
            <text:p>0.004975</text:p>
          </table:table-cell>
          <table:table-cell table:style-name="ce196" office:value-type="string">
            <text:p>0.003043</text:p>
          </table:table-cell>
          <table:table-cell table:style-name="ce196" office:value-type="string">
            <text:p>0.003715</text:p>
          </table:table-cell>
          <table:table-cell table:style-name="ce196" office:value-type="string">
            <text:p>0.003445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impact_9.0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medium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veh_impact_9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249</text:p>
          </table:table-cell>
          <table:table-cell table:style-name="ce196" office:value-type="string">
            <text:p>0.000854</text:p>
          </table:table-cell>
          <table:table-cell table:style-name="ce196" office:value-type="string">
            <text:p>0.000847</text:p>
          </table:table-cell>
          <table:table-cell table:style-name="ce196" office:value-type="string">
            <text:p>0.000677</text:p>
          </table:table-cell>
          <table:table-cell table:style-name="ce196" office:value-type="string">
            <text:p>0.005476</text:p>
          </table:table-cell>
          <table:table-cell table:style-name="ce196" office:value-type="string">
            <text:p>0.002392</text:p>
          </table:table-cell>
          <table:table-cell table:style-name="ce196" office:value-type="string">
            <text:p>0.002531</text:p>
          </table:table-cell>
          <table:table-cell table:style-name="ce196" office:value-type="string">
            <text:p>0.002078</text:p>
          </table:table-cell>
          <table:table-cell table:number-columns-repeated="1002"/>
        </table:table-row>
        <table:table-row table:style-name="ro3">
          <table:table-cell table:style-name="ce215" office:value-type="string" table:number-columns-spanned="1" table:number-rows-spanned="13">
            <text:p>high</text:p>
          </table:table-cell>
          <table:table-cell table:style-name="ce219" office:value-type="string">
            <text:p>onehot__veh_maneuver_1.0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medium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y</text:p>
          </table:table-cell>
          <table:table-cell/>
          <table:table-cell table:style-name="ce196" office:value-type="string">
            <text:p>onehot__veh_maneuver_1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8119</text:p>
          </table:table-cell>
          <table:table-cell table:style-name="ce196" office:value-type="string">
            <text:p>0.007986</text:p>
          </table:table-cell>
          <table:table-cell table:style-name="ce196" office:value-type="string">
            <text:p>0.004476</text:p>
          </table:table-cell>
          <table:table-cell table:style-name="ce196" office:value-type="string">
            <text:p>0.003949</text:p>
          </table:table-cell>
          <table:table-cell table:style-name="ce196" office:value-type="string">
            <text:p>0.010773</text:p>
          </table:table-cell>
          <table:table-cell table:style-name="ce196" office:value-type="string">
            <text:p>0.007749</text:p>
          </table:table-cell>
          <table:table-cell table:style-name="ce196" office:value-type="string">
            <text:p>0.005323</text:p>
          </table:table-cell>
          <table:table-cell table:style-name="ce196" office:value-type="string">
            <text:p>0.005770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2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2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3526</text:p>
          </table:table-cell>
          <table:table-cell table:style-name="ce196" office:value-type="string">
            <text:p>0.003608</text:p>
          </table:table-cell>
          <table:table-cell table:style-name="ce196" office:value-type="string">
            <text:p>0.002847</text:p>
          </table:table-cell>
          <table:table-cell table:style-name="ce196" office:value-type="string">
            <text:p>0.002706</text:p>
          </table:table-cell>
          <table:table-cell table:style-name="ce196" office:value-type="string">
            <text:p>0.008789</text:p>
          </table:table-cell>
          <table:table-cell table:style-name="ce196" office:value-type="string">
            <text:p>0.008900</text:p>
          </table:table-cell>
          <table:table-cell table:style-name="ce196" office:value-type="string">
            <text:p>0.006653</text:p>
          </table:table-cell>
          <table:table-cell table:style-name="ce196" office:value-type="string">
            <text:p>0.00681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5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aneuver_5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162</text:p>
          </table:table-cell>
          <table:table-cell table:style-name="ce196" office:value-type="string">
            <text:p>0.000921</text:p>
          </table:table-cell>
          <table:table-cell table:style-name="ce196" office:value-type="string">
            <text:p>0.000933</text:p>
          </table:table-cell>
          <table:table-cell table:style-name="ce196" office:value-type="string">
            <text:p>0.000713</text:p>
          </table:table-cell>
          <table:table-cell table:style-name="ce196" office:value-type="string">
            <text:p>0.005397</text:p>
          </table:table-cell>
          <table:table-cell table:style-name="ce196" office:value-type="string">
            <text:p>0.002951</text:p>
          </table:table-cell>
          <table:table-cell table:style-name="ce196" office:value-type="string">
            <text:p>0.003267</text:p>
          </table:table-cell>
          <table:table-cell table:style-name="ce196" office:value-type="string">
            <text:p>0.00252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9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500</text:p>
          </table:table-cell>
          <table:table-cell table:style-name="ce196" office:value-type="string">
            <text:p>0.001300</text:p>
          </table:table-cell>
          <table:table-cell table:style-name="ce196" office:value-type="string">
            <text:p>0.000891</text:p>
          </table:table-cell>
          <table:table-cell table:style-name="ce196" office:value-type="string">
            <text:p>0.000597</text:p>
          </table:table-cell>
          <table:table-cell table:style-name="ce196" office:value-type="string">
            <text:p>0.003115</text:p>
          </table:table-cell>
          <table:table-cell table:style-name="ce196" office:value-type="string">
            <text:p>0.002333</text:p>
          </table:table-cell>
          <table:table-cell table:style-name="ce196" office:value-type="string">
            <text:p>0.001900</text:p>
          </table:table-cell>
          <table:table-cell table:style-name="ce196" office:value-type="string">
            <text:p>0.00150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11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aneuver_11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329</text:p>
          </table:table-cell>
          <table:table-cell table:style-name="ce196" office:value-type="string">
            <text:p>0.001599</text:p>
          </table:table-cell>
          <table:table-cell table:style-name="ce196" office:value-type="string">
            <text:p>0.001068</text:p>
          </table:table-cell>
          <table:table-cell table:style-name="ce196" office:value-type="string">
            <text:p>0.000731</text:p>
          </table:table-cell>
          <table:table-cell table:style-name="ce196" office:value-type="string">
            <text:p>0.003455</text:p>
          </table:table-cell>
          <table:table-cell table:style-name="ce196" office:value-type="string">
            <text:p>0.004987</text:p>
          </table:table-cell>
          <table:table-cell table:style-name="ce196" office:value-type="string">
            <text:p>0.003415</text:p>
          </table:table-cell>
          <table:table-cell table:style-name="ce196" office:value-type="string">
            <text:p>0.002272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13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high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aneuver_13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09870</text:p>
          </table:table-cell>
          <table:table-cell table:style-name="ce196" office:value-type="string">
            <text:p>0.003510</text:p>
          </table:table-cell>
          <table:table-cell table:style-name="ce196" office:value-type="string">
            <text:p>0.003068</text:p>
          </table:table-cell>
          <table:table-cell table:style-name="ce196" office:value-type="string">
            <text:p>0.009148</text:p>
          </table:table-cell>
          <table:table-cell table:style-name="ce196" office:value-type="string">
            <text:p>0.013161</text:p>
          </table:table-cell>
          <table:table-cell table:style-name="ce196" office:value-type="string">
            <text:p>0.005330</text:p>
          </table:table-cell>
          <table:table-cell table:style-name="ce196" office:value-type="string">
            <text:p>0.005376</text:p>
          </table:table-cell>
          <table:table-cell table:style-name="ce196" office:value-type="string">
            <text:p>0.01201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15.0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aneuver_15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9212</text:p>
          </table:table-cell>
          <table:table-cell table:style-name="ce196" office:value-type="string">
            <text:p>0.008175</text:p>
          </table:table-cell>
          <table:table-cell table:style-name="ce196" office:value-type="string">
            <text:p>0.003593</text:p>
          </table:table-cell>
          <table:table-cell table:style-name="ce196" office:value-type="string">
            <text:p>0.003519</text:p>
          </table:table-cell>
          <table:table-cell table:style-name="ce196" office:value-type="string">
            <text:p>0.013036</text:p>
          </table:table-cell>
          <table:table-cell table:style-name="ce196" office:value-type="string">
            <text:p>0.011268</text:p>
          </table:table-cell>
          <table:table-cell table:style-name="ce196" office:value-type="string">
            <text:p>0.004742</text:p>
          </table:table-cell>
          <table:table-cell table:style-name="ce196" office:value-type="string">
            <text:p>0.004595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17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17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156</text:p>
          </table:table-cell>
          <table:table-cell table:style-name="ce196" office:value-type="string">
            <text:p>0.001463</text:p>
          </table:table-cell>
          <table:table-cell table:style-name="ce196" office:value-type="string">
            <text:p>0.001320</text:p>
          </table:table-cell>
          <table:table-cell table:style-name="ce196" office:value-type="string">
            <text:p>0.000959</text:p>
          </table:table-cell>
          <table:table-cell table:style-name="ce196" office:value-type="string">
            <text:p>0.002971</text:p>
          </table:table-cell>
          <table:table-cell table:style-name="ce196" office:value-type="string">
            <text:p>0.002878</text:p>
          </table:table-cell>
          <table:table-cell table:style-name="ce196" office:value-type="string">
            <text:p>0.002800</text:p>
          </table:table-cell>
          <table:table-cell table:style-name="ce196" office:value-type="string">
            <text:p>0.00233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19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1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179</text:p>
          </table:table-cell>
          <table:table-cell table:style-name="ce196" office:value-type="string">
            <text:p>0.001473</text:p>
          </table:table-cell>
          <table:table-cell table:style-name="ce196" office:value-type="string">
            <text:p>0.001069</text:p>
          </table:table-cell>
          <table:table-cell table:style-name="ce196" office:value-type="string">
            <text:p>0.000759</text:p>
          </table:table-cell>
          <table:table-cell table:style-name="ce196" office:value-type="string">
            <text:p>0.002702</text:p>
          </table:table-cell>
          <table:table-cell table:style-name="ce196" office:value-type="string">
            <text:p>0.003171</text:p>
          </table:table-cell>
          <table:table-cell table:style-name="ce196" office:value-type="string">
            <text:p>0.002307</text:p>
          </table:table-cell>
          <table:table-cell table:style-name="ce196" office:value-type="string">
            <text:p>0.00196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23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23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032</text:p>
          </table:table-cell>
          <table:table-cell table:style-name="ce196" office:value-type="string">
            <text:p>0.001020</text:p>
          </table:table-cell>
          <table:table-cell table:style-name="ce196" office:value-type="string">
            <text:p>0.000797</text:p>
          </table:table-cell>
          <table:table-cell table:style-name="ce196" office:value-type="string">
            <text:p>0.000663</text:p>
          </table:table-cell>
          <table:table-cell table:style-name="ce196" office:value-type="string">
            <text:p>0.003080</text:p>
          </table:table-cell>
          <table:table-cell table:style-name="ce196" office:value-type="string">
            <text:p>0.002330</text:p>
          </table:table-cell>
          <table:table-cell table:style-name="ce196" office:value-type="string">
            <text:p>0.001882</text:p>
          </table:table-cell>
          <table:table-cell table:style-name="ce196" office:value-type="string">
            <text:p>0.001881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26.0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aneuver_26.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119</text:p>
          </table:table-cell>
          <table:table-cell table:style-name="ce196" office:value-type="string">
            <text:p>0.000868</text:p>
          </table:table-cell>
          <table:table-cell table:style-name="ce196" office:value-type="string">
            <text:p>0.000878</text:p>
          </table:table-cell>
          <table:table-cell table:style-name="ce196" office:value-type="string">
            <text:p>0.000608</text:p>
          </table:table-cell>
          <table:table-cell table:style-name="ce196" office:value-type="string">
            <text:p>0.003673</text:p>
          </table:table-cell>
          <table:table-cell table:style-name="ce196" office:value-type="string">
            <text:p>0.002264</text:p>
          </table:table-cell>
          <table:table-cell table:style-name="ce196" office:value-type="string">
            <text:p>0.002357</text:p>
          </table:table-cell>
          <table:table-cell table:style-name="ce196" office:value-type="string">
            <text:p>0.001918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aneuver_98.0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aneuver_98.0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839</text:p>
          </table:table-cell>
          <table:table-cell table:style-name="ce196" office:value-type="string">
            <text:p>0.001470</text:p>
          </table:table-cell>
          <table:table-cell table:style-name="ce196" office:value-type="string">
            <text:p>0.000814</text:p>
          </table:table-cell>
          <table:table-cell table:style-name="ce196" office:value-type="string">
            <text:p>0.000621</text:p>
          </table:table-cell>
          <table:table-cell table:style-name="ce196" office:value-type="string">
            <text:p>0.009643</text:p>
          </table:table-cell>
          <table:table-cell table:style-name="ce196" office:value-type="string">
            <text:p>0.005392</text:p>
          </table:table-cell>
          <table:table-cell table:style-name="ce196" office:value-type="string">
            <text:p>0.002365</text:p>
          </table:table-cell>
          <table:table-cell table:style-name="ce196" office:value-type="string">
            <text:p>0.001881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maneuver_99.0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high</text:p>
          </table:table-cell>
          <table:table-cell table:style-name="ce226" office:value-type="string">
            <text:p>medium</text:p>
          </table:table-cell>
          <table:table-cell table:style-name="ce226" office:value-type="string">
            <text:p>medium</text:p>
          </table:table-cell>
          <table:table-cell table:style-name="ce226"/>
          <table:table-cell table:style-name="ce233" office:value-type="string">
            <text:p>n</text:p>
          </table:table-cell>
          <table:table-cell/>
          <table:table-cell table:style-name="ce196" office:value-type="string">
            <text:p>onehot__veh_maneuver_99.0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037</text:p>
          </table:table-cell>
          <table:table-cell table:style-name="ce196" office:value-type="string">
            <text:p>0.002298</text:p>
          </table:table-cell>
          <table:table-cell table:style-name="ce196" office:value-type="string">
            <text:p>0.001670</text:p>
          </table:table-cell>
          <table:table-cell table:style-name="ce196" office:value-type="string">
            <text:p>0.001351</text:p>
          </table:table-cell>
          <table:table-cell table:style-name="ce196" office:value-type="string">
            <text:p>0.002652</text:p>
          </table:table-cell>
          <table:table-cell table:style-name="ce196" office:value-type="string">
            <text:p>0.007001</text:p>
          </table:table-cell>
          <table:table-cell table:style-name="ce196" office:value-type="string">
            <text:p>0.004489</text:p>
          </table:table-cell>
          <table:table-cell table:style-name="ce196" office:value-type="string">
            <text:p>0.003809</text:p>
          </table:table-cell>
          <table:table-cell table:number-columns-repeated="1002"/>
        </table:table-row>
        <table:table-row table:style-name="ro3">
          <table:table-cell table:style-name="ce210" office:value-type="string" table:number-columns-spanned="1" table:number-rows-spanned="7">
            <text:p>low</text:p>
          </table:table-cell>
          <table:table-cell table:style-name="ce219" office:value-type="string">
            <text:p>onehot__veh_motor_0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high</text:p>
          </table:table-cell>
          <table:table-cell table:style-name="ce225" office:value-type="string">
            <text:p>low</text:p>
          </table:table-cell>
          <table:table-cell table:style-name="ce225" office:value-type="string">
            <text:p>low</text:p>
          </table:table-cell>
          <table:table-cell table:style-name="ce225"/>
          <table:table-cell table:style-name="ce232" office:value-type="string">
            <text:p>n</text:p>
          </table:table-cell>
          <table:table-cell/>
          <table:table-cell table:style-name="ce196" office:value-type="string">
            <text:p>onehot__veh_motor_0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1548</text:p>
          </table:table-cell>
          <table:table-cell table:style-name="ce196" office:value-type="string">
            <text:p>0.001979</text:p>
          </table:table-cell>
          <table:table-cell table:style-name="ce196" office:value-type="string">
            <text:p>0.001411</text:p>
          </table:table-cell>
          <table:table-cell table:style-name="ce196" office:value-type="string">
            <text:p>0.001171</text:p>
          </table:table-cell>
          <table:table-cell table:style-name="ce196" office:value-type="string">
            <text:p>0.003332</text:p>
          </table:table-cell>
          <table:table-cell table:style-name="ce196" office:value-type="string">
            <text:p>0.003567</text:p>
          </table:table-cell>
          <table:table-cell table:style-name="ce196" office:value-type="string">
            <text:p>0.002691</text:p>
          </table:table-cell>
          <table:table-cell table:style-name="ce196" office:value-type="string">
            <text:p>0.002609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tor_1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otor_1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3553</text:p>
          </table:table-cell>
          <table:table-cell table:style-name="ce196" office:value-type="string">
            <text:p>0.003616</text:p>
          </table:table-cell>
          <table:table-cell table:style-name="ce196" office:value-type="string">
            <text:p>0.002538</text:p>
          </table:table-cell>
          <table:table-cell table:style-name="ce196" office:value-type="string">
            <text:p>0.002202</text:p>
          </table:table-cell>
          <table:table-cell table:style-name="ce196" office:value-type="string">
            <text:p>0.004711</text:p>
          </table:table-cell>
          <table:table-cell table:style-name="ce196" office:value-type="string">
            <text:p>0.005527</text:p>
          </table:table-cell>
          <table:table-cell table:style-name="ce196" office:value-type="string">
            <text:p>0.003880</text:p>
          </table:table-cell>
          <table:table-cell table:style-name="ce196" office:value-type="string">
            <text:p>0.00376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tor_2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otor_2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632</text:p>
          </table:table-cell>
          <table:table-cell table:style-name="ce196" office:value-type="string">
            <text:p>0.001182</text:p>
          </table:table-cell>
          <table:table-cell table:style-name="ce196" office:value-type="string">
            <text:p>0.000554</text:p>
          </table:table-cell>
          <table:table-cell table:style-name="ce196" office:value-type="string">
            <text:p>0.000409</text:p>
          </table:table-cell>
          <table:table-cell table:style-name="ce196" office:value-type="string">
            <text:p>0.003761</text:p>
          </table:table-cell>
          <table:table-cell table:style-name="ce196" office:value-type="string">
            <text:p>0.002467</text:p>
          </table:table-cell>
          <table:table-cell table:style-name="ce196" office:value-type="string">
            <text:p>0.001548</text:p>
          </table:table-cell>
          <table:table-cell table:style-name="ce196" office:value-type="string">
            <text:p>0.001266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tor_3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otor_3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1476</text:p>
          </table:table-cell>
          <table:table-cell table:style-name="ce196" office:value-type="string">
            <text:p>0.001345</text:p>
          </table:table-cell>
          <table:table-cell table:style-name="ce196" office:value-type="string">
            <text:p>0.001078</text:p>
          </table:table-cell>
          <table:table-cell table:style-name="ce196" office:value-type="string">
            <text:p>0.000775</text:p>
          </table:table-cell>
          <table:table-cell table:style-name="ce196" office:value-type="string">
            <text:p>0.004864</text:p>
          </table:table-cell>
          <table:table-cell table:style-name="ce196" office:value-type="string">
            <text:p>0.003397</text:p>
          </table:table-cell>
          <table:table-cell table:style-name="ce196" office:value-type="string">
            <text:p>0.002862</text:p>
          </table:table-cell>
          <table:table-cell table:style-name="ce196" office:value-type="string">
            <text:p>0.001983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tor_4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y</text:p>
          </table:table-cell>
          <table:table-cell/>
          <table:table-cell table:style-name="ce196" office:value-type="string">
            <text:p>onehot__veh_motor_4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123</text:p>
          </table:table-cell>
          <table:table-cell table:style-name="ce196" office:value-type="string">
            <text:p>0.000124</text:p>
          </table:table-cell>
          <table:table-cell table:style-name="ce196" office:value-type="string">
            <text:p>0.000079</text:p>
          </table:table-cell>
          <table:table-cell table:style-name="ce196" office:value-type="string">
            <text:p>0.000030</text:p>
          </table:table-cell>
          <table:table-cell table:style-name="ce196" office:value-type="string">
            <text:p>0.001047</text:p>
          </table:table-cell>
          <table:table-cell table:style-name="ce196" office:value-type="string">
            <text:p>0.000783</text:p>
          </table:table-cell>
          <table:table-cell table:style-name="ce196" office:value-type="string">
            <text:p>0.000776</text:p>
          </table:table-cell>
          <table:table-cell table:style-name="ce196" office:value-type="string">
            <text:p>0.000307</text:p>
          </table:table-cell>
          <table:table-cell table:number-columns-repeated="1002"/>
        </table:table-row>
        <table:table-row table:style-name="ro3">
          <table:covered-table-cell table:style-name="ce208"/>
          <table:table-cell table:style-name="ce221" office:value-type="string">
            <text:p>onehot__veh_motor_5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high</text:p>
          </table:table-cell>
          <table:table-cell table:style-name="ce227" office:value-type="string">
            <text:p>low</text:p>
          </table:table-cell>
          <table:table-cell table:style-name="ce227" office:value-type="string">
            <text:p>low</text:p>
          </table:table-cell>
          <table:table-cell table:style-name="ce227"/>
          <table:table-cell table:style-name="ce234" office:value-type="string">
            <text:p>n</text:p>
          </table:table-cell>
          <table:table-cell/>
          <table:table-cell table:style-name="ce196" office:value-type="string">
            <text:p>onehot__veh_motor_5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240" office:value-type="string">
            <text:p>medium</text:p>
          </table:table-cell>
          <table:table-cell table:style-name="ce196" office:value-type="string">
            <text:p>0.002549</text:p>
          </table:table-cell>
          <table:table-cell table:style-name="ce196" office:value-type="string">
            <text:p>0.001713</text:p>
          </table:table-cell>
          <table:table-cell table:style-name="ce196" office:value-type="string">
            <text:p>0.001547</text:p>
          </table:table-cell>
          <table:table-cell table:style-name="ce196" office:value-type="string">
            <text:p>0.001346</text:p>
          </table:table-cell>
          <table:table-cell table:style-name="ce196" office:value-type="string">
            <text:p>0.007626</text:p>
          </table:table-cell>
          <table:table-cell table:style-name="ce196" office:value-type="string">
            <text:p>0.005112</text:p>
          </table:table-cell>
          <table:table-cell table:style-name="ce196" office:value-type="string">
            <text:p>0.004051</text:p>
          </table:table-cell>
          <table:table-cell table:style-name="ce196" office:value-type="string">
            <text:p>0.003413</text:p>
          </table:table-cell>
          <table:table-cell table:number-columns-repeated="1002"/>
        </table:table-row>
        <table:table-row table:style-name="ro3">
          <table:covered-table-cell table:style-name="ce206"/>
          <table:table-cell table:style-name="ce220" office:value-type="string">
            <text:p>onehot__veh_motor_6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 office:value-type="string">
            <text:p>low</text:p>
          </table:table-cell>
          <table:table-cell table:style-name="ce226"/>
          <table:table-cell table:style-name="ce233" office:value-type="string">
            <text:p>y</text:p>
          </table:table-cell>
          <table:table-cell/>
          <table:table-cell table:style-name="ce196" office:value-type="string">
            <text:p>onehot__veh_motor_6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240" office:value-type="string">
            <text:p>low</text:p>
          </table:table-cell>
          <table:table-cell table:style-name="ce196" office:value-type="string">
            <text:p>0.000459</text:p>
          </table:table-cell>
          <table:table-cell table:style-name="ce196" office:value-type="string">
            <text:p>0.000405</text:p>
          </table:table-cell>
          <table:table-cell table:style-name="ce196" office:value-type="string">
            <text:p>0.000484</text:p>
          </table:table-cell>
          <table:table-cell table:style-name="ce196" office:value-type="string">
            <text:p>0.000419</text:p>
          </table:table-cell>
          <table:table-cell table:style-name="ce196" office:value-type="string">
            <text:p>0.001719</text:p>
          </table:table-cell>
          <table:table-cell table:style-name="ce196" office:value-type="string">
            <text:p>0.001359</text:p>
          </table:table-cell>
          <table:table-cell table:style-name="ce196" office:value-type="string">
            <text:p>0.001667</text:p>
          </table:table-cell>
          <table:table-cell table:style-name="ce196" office:value-type="string">
            <text:p>0.001521</text:p>
          </table:table-cell>
          <table:table-cell table:number-columns-repeated="1002"/>
        </table:table-row>
        <table:table-row table:style-name="ro3">
          <table:table-cell table:style-name="ce216" office:value-type="string">
            <text:p>medium</text:p>
          </table:table-cell>
          <table:table-cell table:style-name="ce222" office:value-type="string">
            <text:p>catboost__acc_municipality</text:p>
          </table:table-cell>
          <table:table-cell table:style-name="ce228" office:value-type="string">
            <text:p>?</text:p>
          </table:table-cell>
          <table:table-cell table:style-name="ce228" office:value-type="string">
            <text:p>crazy</text:p>
          </table:table-cell>
          <table:table-cell table:style-name="ce228" office:value-type="string">
            <text:p>crazy</text:p>
          </table:table-cell>
          <table:table-cell table:style-name="ce228" office:value-type="string">
            <text:p>crazy</text:p>
          </table:table-cell>
          <table:table-cell table:style-name="ce228"/>
          <table:table-cell table:style-name="ce235" office:value-type="string">
            <text:p>?</text:p>
          </table:table-cell>
          <table:table-cell/>
          <table:table-cell table:style-name="ce196" office:value-type="string">
            <text:p>catboost__acc_municipality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2989</text:p>
          </table:table-cell>
          <table:table-cell table:style-name="ce196" office:value-type="string">
            <text:p>0.016352</text:p>
          </table:table-cell>
          <table:table-cell table:style-name="ce196" office:value-type="string">
            <text:p>0.008691</text:p>
          </table:table-cell>
          <table:table-cell table:style-name="ce196" office:value-type="string">
            <text:p>0.008177</text:p>
          </table:table-cell>
          <table:table-cell table:style-name="ce196" office:value-type="string">
            <text:p>0.013410</text:p>
          </table:table-cell>
          <table:table-cell table:style-name="ce196" office:value-type="string">
            <text:p>0.018529</text:p>
          </table:table-cell>
          <table:table-cell table:style-name="ce196" office:value-type="string">
            <text:p>0.012386</text:p>
          </table:table-cell>
          <table:table-cell table:style-name="ce196" office:value-type="string">
            <text:p>0.009382</text:p>
          </table:table-cell>
          <table:table-cell table:number-columns-repeated="1002"/>
        </table:table-row>
        <table:table-row table:style-name="ro3">
          <table:table-cell table:style-name="ce217" office:value-type="string">
            <text:p>medium</text:p>
          </table:table-cell>
          <table:table-cell table:style-name="ce223" office:value-type="string">
            <text:p>scale__loca_road_lanes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/>
          <table:table-cell table:style-name="ce236" office:value-type="string">
            <text:p>n</text:p>
          </table:table-cell>
          <table:table-cell/>
          <table:table-cell table:style-name="ce196" office:value-type="string">
            <text:p>scale__loca_road_lanes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11835</text:p>
          </table:table-cell>
          <table:table-cell table:style-name="ce196" office:value-type="string">
            <text:p>0.010914</text:p>
          </table:table-cell>
          <table:table-cell table:style-name="ce196" office:value-type="string">
            <text:p>0.014191</text:p>
          </table:table-cell>
          <table:table-cell table:style-name="ce196" office:value-type="string">
            <text:p>0.012180</text:p>
          </table:table-cell>
          <table:table-cell table:style-name="ce196" office:value-type="string">
            <text:p>0.012757</text:p>
          </table:table-cell>
          <table:table-cell table:style-name="ce196" office:value-type="string">
            <text:p>0.011491</text:p>
          </table:table-cell>
          <table:table-cell table:style-name="ce196" office:value-type="string">
            <text:p>0.013396</text:p>
          </table:table-cell>
          <table:table-cell table:style-name="ce196" office:value-type="string">
            <text:p>0.012454</text:p>
          </table:table-cell>
          <table:table-cell table:number-columns-repeated="1002"/>
        </table:table-row>
        <table:table-row table:style-name="ro3">
          <table:table-cell table:style-name="ce217" office:value-type="string">
            <text:p>medium</text:p>
          </table:table-cell>
          <table:table-cell table:style-name="ce223" office:value-type="string">
            <text:p>scale__loca_max_speed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 office:value-type="string">
            <text:p>high</text:p>
          </table:table-cell>
          <table:table-cell table:style-name="ce229"/>
          <table:table-cell table:style-name="ce236" office:value-type="string">
            <text:p>n</text:p>
          </table:table-cell>
          <table:table-cell/>
          <table:table-cell table:style-name="ce196" office:value-type="string">
            <text:p>scale__loca_max_speed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240" office:value-type="string">
            <text:p>high</text:p>
          </table:table-cell>
          <table:table-cell table:style-name="ce196" office:value-type="string">
            <text:p>0.021479</text:p>
          </table:table-cell>
          <table:table-cell table:style-name="ce196" office:value-type="string">
            <text:p>0.012451</text:p>
          </table:table-cell>
          <table:table-cell table:style-name="ce196" office:value-type="string">
            <text:p>0.012448</text:p>
          </table:table-cell>
          <table:table-cell table:style-name="ce196" office:value-type="string">
            <text:p>0.016331</text:p>
          </table:table-cell>
          <table:table-cell table:style-name="ce196" office:value-type="string">
            <text:p>0.016571</text:p>
          </table:table-cell>
          <table:table-cell table:style-name="ce196" office:value-type="string">
            <text:p>0.012139</text:p>
          </table:table-cell>
          <table:table-cell table:style-name="ce196" office:value-type="string">
            <text:p>0.010388</text:p>
          </table:table-cell>
          <table:table-cell table:style-name="ce196" office:value-type="string">
            <text:p>0.011526</text:p>
          </table:table-cell>
          <table:table-cell table:number-columns-repeated="1002"/>
        </table:table-row>
        <table:table-row table:style-name="ro30" table:number-rows-repeated="877">
          <table:table-cell table:style-name="ce218"/>
          <table:table-cell/>
          <table:table-cell table:style-name="ce230" table:number-columns-repeated="5"/>
          <table:table-cell table:style-name="ce237"/>
          <table:table-cell table:number-columns-repeated="2"/>
          <table:table-cell table:style-name="ce241" table:number-columns-repeated="4"/>
          <table:table-cell table:number-columns-repeated="1010"/>
        </table:table-row>
        <table:table-row table:style-name="ro9" table:number-rows-repeated="104757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onsolas" svg:font-family="Consolas" style:font-pitch="variable"/>
    <style:font-face style:name="Monospace" svg:font-family="Monospace" style:font-pitch="variable"/>
    <style:font-face style:name="Segoe UI" svg:font-family="'Segoe UI'" style:font-pitch="variable"/>
    <style:font-face style:name="System-ui" svg:font-family="System-ui" style:font-pitch="variable"/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4c7c3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42cm" style:num-format="1" style:print-orientation="portrait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42cm" style:num-format="1" style:print-orientation="portrait" fo:margin-top="1.905cm" fo:margin-bottom="1.905cm" fo:margin-left="1.778cm" fo:margin-right="1.778cm" style:print-page-order="ltr" style:first-page-number="continue" style:scale-to-X="1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42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2">12.04.2026</text:date>, <text:time>20:4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cat_5f_var" style:display-name="PageStyle_concat_va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duced" style:display-name="PageStyle_reduced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ap_5f_summary_5f_exact" style:display-name="PageStyle_shap_summary_ex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ap_5f_summary_5f_approximate" style:display-name="PageStyle_shap_summary_approximat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OLD_5f_shap_20_summary" style:display-name="PageStyle_OLD_shap summary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2T20:44:39.74</dc:date>
    <meta:generator>OpenOffice/4.1.15$Win32 OpenOffice.org_project/4115m2$Build-9813</meta:generator>
    <meta:editing-duration>PT10H29M8S</meta:editing-duration>
    <meta:editing-cycles>29</meta:editing-cycles>
    <meta:document-statistic meta:table-count="7" meta:cell-count="10451" meta:object-count="0"/>
  </office:meta>
</office:document-meta>
</file>